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F" fo:font-size="12pt" style:font-name-asian="F" style:font-size-asian="12pt" style:font-name-complex="F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F" fo:font-size="12pt" fo:font-style="italic" style:text-underline-style="solid" style:text-underline-width="auto" style:text-underline-color="font-color" fo:font-weight="bold" style:font-name-asian="F" style:font-size-asian="12pt" style:font-style-asian="italic" style:font-weight-asian="bold" style:font-name-complex="F" style:font-size-complex="12pt" style:font-style-complex="italic" style:font-weight-complex="bold"/>
    </style:style>
    <style:style style:name="P3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style:font-name="F" fo:font-size="11pt" style:font-name-asian="F" style:font-size-asian="11pt" style:font-name-complex="F" style:font-size-complex="11pt"/>
    </style:style>
    <style:style style:name="T2" style:family="text">
      <style:text-properties style:font-name="F" style:font-name-asian="F" style:font-name-complex="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e with (*)asterisk is like to be analyzed</text:p>
      <text:p text:style-name="P1">&lt;text id="conv_05_ESTAS_GRABANDO"&gt;</text:p>
      <text:p text:style-name="P1">before: CAR: pero es que / me ha grabado &lt; mil veces &gt; ...</text:p>
      <text:p text:style-name="P1">*1KIK: &lt; pero no me estarás &gt; grabando ahora ?</text:p>
      <text:p text:style-name="P1">after: CAR: que no Kike / que vengas a comer //</text:p>
      <text:p text:style-name="P1">before: ANV: pero que [/] ANV:/ &lt; pero / qué dices &gt; ?</text:p>
      <text:p text:style-name="P1">*4CAR: que no que está &lt; ahí enchufado &gt; //</text:p>
      <text:p text:style-name="P1">after: * ANV:/ &lt; pero / qué dices &gt; ?</text:p>
      <text:p text:style-name="P1">before: KIK: estás grabando / tía //</text:p>
      <text:p text:style-name="P1">*7ANV: &lt; pero qué dices &gt; ?</text:p>
      <text:p text:style-name="P1">after: CAR: &lt; que no estoy &gt; grabando / Kike //</text:p>
      <text:p text:style-name="P1">before: KIK: cómo que no / pero / KIK:/ &lt; de otra cosa me &gt; podrás</text:p>
      <text:p text:style-name="P1">engañar / pero de técnica ...</text:p>
      <text:p text:style-name="P1">*10CAR: &lt; pero cómo es //</text:p>
      <text:p text:style-name="P1">pero &gt; +</text:p>
      <text:p text:style-name="P1">after: * KIK:/ &lt; de otra cosa me &gt; podrás engañar / pero de técnica ...</text:p>
      <text:p text:style-name="P1">before: KIK: cómo que no / pero / KIK:/ &lt; de otra cosa me &gt; podrás</text:p>
      <text:p text:style-name="P1">engañar / pero de técnica ...</text:p>
      <text:p text:style-name="P1">CAR: &lt; pero cómo es //</text:p>
      <text:p text:style-name="P1">*10pero &gt; +</text:p>
      <text:p text:style-name="P1">after: * KIK:/ &lt; de otra cosa me &gt; podrás engañar / pero de técnica ...</text:p>
      <text:p text:style-name="P1">before: * KIK:/ &lt; de otra cosa me &gt; podrás engañar / pero de técnica ...</text:p>
      <text:p text:style-name="P1">*12CAR: un botoncito rojo ?</text:p>
      <text:p text:style-name="P1">*&lt; solo un botoncito rojo &gt; ?</text:p>
      <text:p text:style-name="P1">after: KIK: &lt; no / un botoncito no &gt; //</text:p>
      <text:p text:style-name="P1">before: KIK: &lt; no / un botoncito no &gt; //</text:p>
      <text:p text:style-name="P1">*14CAR: &lt; yyy &gt; //</text:p>
      <text:p text:style-name="P1">after: KIK: &lt; una cinta moviéndose &gt; / KIK:/ &lt; una cinta moviéndose &gt; //</text:p>
      <text:p text:style-name="P1">before: KIK: &lt; una cinta moviéndose &gt; / KIK:/ &lt; una cinta moviéndose &gt; //</text:p>
      <text:p text:style-name="P1">*16CAR: &lt; eso sí mira &gt; //</text:p>
      <text:p text:style-name="P1">after: * KIK:/ &lt; una cinta moviéndose &gt; //</text:p>
      <text:p text:style-name="P1">before: * KIK:/ &lt; una cinta moviéndose &gt; //</text:p>
      <text:p text:style-name="P1">*18CAR: &lt; eso va a ser que sí &gt; //</text:p>
      <text:p text:style-name="P1">yyy //</text:p>
      <text:p text:style-name="P1">after: KIK: bueno pues Guille no hables nada / KIK:/ &lt; que luego ya sabes</text:p>
      <text:p text:style-name="P1">&gt; / que todo lo que digas / KIK:/ &lt; lo pueden &gt; emplear &lt; en tu contra &gt; //</text:p>
      <text:p text:style-name="P1">before: * KIK:/ &lt; una cinta moviéndose &gt; //</text:p>
      <text:p text:style-name="P1">CAR: &lt; eso va a ser que sí &gt; //</text:p>
      <text:p text:style-name="P1">*18yyy //</text:p>
      <text:p text:style-name="P1">after: KIK: bueno pues Guille no hables nada / KIK:/ &lt; que luego ya sabes</text:p>
      <text:p text:style-name="P1">&gt; / que todo lo que digas / KIK:/ &lt; lo pueden &gt; emplear &lt; en tu contra &gt; //</text:p>
      <text:p text:style-name="P1">before: KIK: bueno pues Guille no hables nada / KIK:/ &lt; que luego ya sabes</text:p>
      <text:p text:style-name="P1">&gt; / que todo lo que digas / KIK:/ &lt; lo pueden &gt; emplear &lt; en tu contra &gt; //</text:p>
      <text:p text:style-name="P1">*20ANA: &lt; yyy &gt; //</text:p>
      <text:p text:style-name="P1">after: * KIK:/ &lt; que luego ya sabes &gt; / que todo lo que digas / KIK:/ &lt; lo</text:p>
      <text:p text:style-name="P1">pueden &gt; emplear &lt; en tu contra &gt; //</text:p>
      <text:p text:style-name="P1">before: * KIK:/ &lt; que luego ya sabes &gt; / que todo lo que digas / KIK:/ &lt; lo</text:p>
      <text:p text:style-name="P1">pueden &gt; emplear &lt; en tu contra &gt; //</text:p>
      <text:p text:style-name="P1">*22CAR: &lt; ay Kike cómo &gt; +</text:p>
      <text:p text:style-name="P1"><text:soft-page-break/>after: * KIK:/ &lt; lo pueden &gt; emplear &lt; en tu contra &gt; //</text:p>
      <text:p text:style-name="P1">before: * KIK:/ &lt; lo pueden &gt; emplear &lt; en tu contra &gt; //</text:p>
      <text:p text:style-name="P1">*24XYZ: &lt; xxx &gt;</text:p>
      <text:p text:style-name="P1">after: CAR: &lt; me acabas de &gt; destrozar la grabación //</text:p>
      <text:p text:style-name="P1">before: XYZ: &lt; xxx &gt;</text:p>
      <text:p text:style-name="P1">*25CAR: &lt; me acabas de &gt; destrozar la grabación //</text:p>
      <text:p text:style-name="P1">end of document.</text:p>
      <text:p text:style-name="P1">&lt;text id="char_60_AMENABAR_FRENTE_A_ALMODOVAR_6"&gt;</text:p>
      <text:p text:style-name="P1">before: LUP: eso es hhh / algo que tuvo un tiempo yo creo que / en los</text:p>
      <text:p text:style-name="P1">últimos años &amp;eh / hacia donde quiere ir el cine / LUP:/ es &amp;eh / a [/] a</text:p>
      <text:p text:style-name="P1">la solidez industrial / a los éxitos de taquilla / a las películas bien</text:p>
      <text:p text:style-name="P1">producidas // yo creo que él &amp;eh / Amenábar es el que ahí está llevando la</text:p>
      <text:p text:style-name="P1">voz cantante porque +</text:p>
      <text:p text:style-name="P1">*1CAR: &amp;mm //</text:p>
      <text:p text:style-name="P1">after: * LUP:/ es &amp;eh / a [/] a la solidez industrial / a los éxitos de</text:p>
      <text:p text:style-name="P1">taquilla / a las películas bien producidas // yo creo que él &amp;eh / Amenábar</text:p>
      <text:p text:style-name="P1">es el que ahí está llevando la voz cantante porque +</text:p>
      <text:p text:style-name="P1">before: * LUP:/ es &amp;eh / a [/] a la solidez industrial / a los éxitos de</text:p>
      <text:p text:style-name="P1">taquilla / a las películas bien producidas // yo creo que él &amp;eh / Amenábar</text:p>
      <text:p text:style-name="P1">es el que ahí está llevando la voz cantante porque +</text:p>
      <text:p text:style-name="P1">*3CAR: ni siquiera Almodóvar no ? //</text:p>
      <text:p text:style-name="P1">after: LUP: no / porque Almodóvar / yyy &amp;eh tiene mucho reconocimiento</text:p>
      <text:p text:style-name="P1">internacional / pero yo creo en España / no sé si es porque sea un genio</text:p>
      <text:p text:style-name="P1">incomprendido / LUP:/ por estar en su casa / pero realmente en España no</text:p>
      <text:p text:style-name="P1">gusta tanto / no gusta tanto / está muy visto // &amp;n se repite // y / y</text:p>
      <text:p text:style-name="P1">luego además tiene un tipo de mecanismos de creación de la gracia / y de la</text:p>
      <text:p text:style-name="P1">[//] y del intento de conexión con el espectador que / acaba siendo</text:p>
      <text:p text:style-name="P1">reiterativos y un poco cargantes no? // hace películas buenas / o sea que</text:p>
      <text:p text:style-name="P1">es verdad que / al [/] al cabo de tantos años de estar haciendo películas /</text:p>
      <text:p text:style-name="P1">las hace bien // pero no llaman tanto la atención / ni crean fenómenos como</text:p>
      <text:p text:style-name="P1">en cambio sí crea / Amenábar //</text:p>
      <text:p text:style-name="P1">before: CAR: ni siquiera Almodóvar no ? //</text:p>
      <text:p text:style-name="P1">LUP: no / porque Almodóvar / yyy &amp;eh tiene mucho reconocimiento</text:p>
      <text:p text:style-name="P1">internacional / pero yo creo en España / no sé si es porque sea un genio</text:p>
      <text:p text:style-name="P1">incomprendido / LUP:/ por estar en su casa / pero realmente en España no</text:p>
      <text:p text:style-name="P1">gusta tanto / no gusta tanto / está muy visto //</text:p>
      <text:p text:style-name="P1">*4&amp;n se repite //</text:p>
      <text:p text:style-name="P1">y / y luego además tiene un tipo de mecanismos de creación de la gracia / y</text:p>
      <text:p text:style-name="P1">de la [//] y del intento de conexión con el espectador que / acaba siendo</text:p>
      <text:p text:style-name="P1">reiterativos y un poco cargantes no? // hace películas buenas / o sea que</text:p>
      <text:p text:style-name="P1">es verdad que / al [/] al cabo de tantos años de estar haciendo películas /</text:p>
      <text:p text:style-name="P1">las hace bien // pero no llaman tanto la atención / ni crean fenómenos como</text:p>
      <text:p text:style-name="P1">en cambio sí crea / Amenábar //</text:p>
      <text:p text:style-name="P1">after: CAR: yyy //</text:p>
      <text:p text:style-name="P1">before: LUP: no / porque Almodóvar / yyy &amp;eh tiene mucho reconocimiento</text:p>
      <text:p text:style-name="P1">internacional / pero yo creo en España / no sé si es porque sea un genio</text:p>
      <text:p text:style-name="P1">incomprendido / LUP:/ por estar en su casa / pero realmente en España no</text:p>
      <text:p text:style-name="P1">gusta tanto / no gusta tanto / está muy visto // &amp;n se repite // y / y</text:p>
      <text:p text:style-name="P1">luego además tiene un tipo de mecanismos de creación de la gracia / y de la</text:p>
      <text:p text:style-name="P1"><text:soft-page-break/>[//] y del intento de conexión con el espectador que / acaba siendo</text:p>
      <text:p text:style-name="P1">reiterativos y un poco cargantes no? // hace películas buenas / o sea que</text:p>
      <text:p text:style-name="P1">es verdad que / al [/] al cabo de tantos años de estar haciendo películas /</text:p>
      <text:p text:style-name="P1">las hace bien // pero no llaman tanto la atención / ni crean fenómenos como</text:p>
      <text:p text:style-name="P1">en cambio sí crea / Amenábar //</text:p>
      <text:p text:style-name="P1">*5CAR: yyy //</text:p>
      <text:p text:style-name="P1">after: * LUP:/ por estar en su casa / pero realmente en España no gusta</text:p>
      <text:p text:style-name="P1">tanto / no gusta tanto / está muy visto // &amp;n se repite // y / y luego</text:p>
      <text:p text:style-name="P1">además tiene un tipo de mecanismos de creación de la gracia / y de la [//]</text:p>
      <text:p text:style-name="P1">y del intento de conexión con el espectador que / acaba siendo reiterativos</text:p>
      <text:p text:style-name="P1">y un poco cargantes no? // hace películas buenas / o sea que es verdad</text:p>
      <text:p text:style-name="P1">que / al [/] al cabo de tantos años de estar haciendo películas / las hace</text:p>
      <text:p text:style-name="P1">bien // pero no llaman tanto la atención / ni crean fenómenos como en</text:p>
      <text:p text:style-name="P1">cambio sí crea / Amenábar //</text:p>
      <text:p text:style-name="P1">before: * LUP:/ por estar en su casa / pero realmente en España no gusta</text:p>
      <text:p text:style-name="P1">tanto / no gusta tanto / está muy visto // &amp;n se repite // y / y luego</text:p>
      <text:p text:style-name="P1">además tiene un tipo de mecanismos de creación de la gracia / y de la [//]</text:p>
      <text:p text:style-name="P1">y del intento de conexión con el espectador que / acaba siendo reiterativos</text:p>
      <text:p text:style-name="P1">y un poco cargantes no? // hace películas buenas / o sea que es verdad</text:p>
      <text:p text:style-name="P1">que / al [/] al cabo de tantos años de estar haciendo películas / las hace</text:p>
      <text:p text:style-name="P1">bien // pero no llaman tanto la atención / ni crean fenómenos como en</text:p>
      <text:p text:style-name="P1">cambio sí crea / Amenábar //</text:p>
      <text:p text:style-name="P1">*7CAR: &amp;mm //</text:p>
      <text:p text:style-name="P1">after: LUP: Amenábar con Los otros que hizo una película de una producción</text:p>
      <text:p text:style-name="P1">bastante redonda / de mucha calidad / de aspecto internacional / LUP:/ de</text:p>
      <text:p text:style-name="P1">golpe es como xxx de Gassol no? // es este tipo de [/] de español &amp;con</text:p>
      <text:p text:style-name="P1">internacional / LUP:/ &lt; reconocido &gt; internacionalmente / con el que los</text:p>
      <text:p text:style-name="P1">español se reconocen //</text:p>
      <text:p text:style-name="P1">before: LUP: Amenábar con Los otros que hizo una película de una producción</text:p>
      <text:p text:style-name="P1">bastante redonda / de mucha calidad / de aspecto internacional / LUP:/ de</text:p>
      <text:p text:style-name="P1">golpe es como xxx de Gassol no? // es este tipo de [/] de español &amp;con</text:p>
      <text:p text:style-name="P1">internacional / LUP:/ &lt; reconocido &gt; internacionalmente / con el que los</text:p>
      <text:p text:style-name="P1">español se reconocen //</text:p>
      <text:p text:style-name="P1">*9CAR: claro //</text:p>
      <text:p text:style-name="P1">after: * LUP:/ de golpe es como xxx de Gassol no? // es este tipo de [/] de</text:p>
      <text:p text:style-name="P1">español &amp;con internacional / LUP:/ &lt; reconocido &gt; internacionalmente / con</text:p>
      <text:p text:style-name="P1">el que los español se reconocen //</text:p>
      <text:p text:style-name="P1">before: * LUP:/ de golpe es como xxx de Gassol no? // es este tipo de [/]</text:p>
      <text:p text:style-name="P1">de español &amp;con internacional / LUP:/ &lt; reconocido &gt; internacionalmente /</text:p>
      <text:p text:style-name="P1">con el que los español se reconocen //</text:p>
      <text:p text:style-name="P1">*11CAR: &lt; sí &gt; //</text:p>
      <text:p text:style-name="P1">after: * LUP:/ &lt; reconocido &gt; internacionalmente / con el que los español</text:p>
      <text:p text:style-name="P1">se reconocen //</text:p>
      <text:p text:style-name="P1">before: * LUP:/ &lt; reconocido &gt; internacionalmente / con el que los español</text:p>
      <text:p text:style-name="P1">se reconocen //</text:p>
      <text:p text:style-name="P1">*13CAR: sí //</text:p>
      <text:p text:style-name="P1">after: LUP: Gassol / todo el mundo está / cada día / recibiendo información</text:p>
      <text:p text:style-name="P1">sobre lo que hace Gassol en los Estados Unidos / cuántos ha metido / los</text:p>
      <text:p text:style-name="P1">rebotes / LUP:/ cuánto es la ( redacción ) de su contrato / todo el mundo</text:p>
      <text:p text:style-name="P1"><text:soft-page-break/>está pendiente de él // pues con [/] con Amenábar &lt; pasa &gt; / LUP:/ algo</text:p>
      <text:p text:style-name="P1">parecido //</text:p>
      <text:p text:style-name="P1">before: LUP: Gassol / todo el mundo está / cada día / recibiendo</text:p>
      <text:p text:style-name="P1">información sobre lo que hace Gassol en los Estados Unidos / cuántos ha</text:p>
      <text:p text:style-name="P1">metido / los rebotes / LUP:/ cuánto es la ( redacción ) de su contrato /</text:p>
      <text:p text:style-name="P1">todo el mundo está pendiente de él // pues con [/] con Amenábar &lt; pasa &gt; /</text:p>
      <text:p text:style-name="P1">LUP:/ algo parecido //</text:p>
      <text:p text:style-name="P1">*15CAR: &lt; yyy &gt; //</text:p>
      <text:p text:style-name="P1">after: * LUP:/ cuánto es la ( redacción ) de su contrato / todo el mundo</text:p>
      <text:p text:style-name="P1">está pendiente de él // pues con [/] con Amenábar &lt; pasa &gt; / LUP:/ algo</text:p>
      <text:p text:style-name="P1">parecido //</text:p>
      <text:p text:style-name="P1">before: * LUP:/ cuánto es la ( redacción ) de su contrato / todo el mundo</text:p>
      <text:p text:style-name="P1">está pendiente de él // pues con [/] con Amenábar &lt; pasa &gt; / LUP:/ algo</text:p>
      <text:p text:style-name="P1">parecido //</text:p>
      <text:p text:style-name="P1">*17CAR: &lt; sí &gt; //</text:p>
      <text:p text:style-name="P1">after: * LUP:/ algo parecido //</text:p>
      <text:p text:style-name="P1">before: * LUP:/ algo parecido //</text:p>
      <text:p text:style-name="P1">*19CAR: &amp;mm //</text:p>
      <text:p text:style-name="P1">after: LUP: porque triunfa en el extranjero / de un modo / &amp;mm directo &lt;</text:p>
      <text:p text:style-name="P1">sin &gt; LUP:/ polémicas además / &amp;eh y las películas estas como Los otros / y</text:p>
      <text:p text:style-name="P1">Mar adentro / LUP:/ &amp;eh que han funcionado muy bien / que han estado en las</text:p>
      <text:p text:style-name="P1">antesalas de los Oscar / LUP:/ pues acaba siendo / más que por el cine /</text:p>
      <text:p text:style-name="P1">que &amp;eh aceptado por la gente porque es un español internacional // como</text:p>
      <text:p text:style-name="P1">decía Dalí / un genio mundial // vale pues / es nuestro genio y por tanto</text:p>
      <text:p text:style-name="P1">ya puede ser un cretino / que es nuestro genio y / ya está // &amp;es como</text:p>
      <text:p text:style-name="P1">Manuel Santana // pues Amenábar es un español internacional y todo el &lt;</text:p>
      <text:p text:style-name="P1">mundo &gt; ...</text:p>
      <text:p text:style-name="P1">before: CAR: &amp;mm //</text:p>
      <text:p text:style-name="P1">LUP: porque triunfa en el extranjero / de un modo / &amp;mm directo &lt; sin &gt;</text:p>
      <text:p text:style-name="P1">LUP:/ polémicas además / &amp;eh y las películas estas como Los otros / y Mar</text:p>
      <text:p text:style-name="P1">adentro / LUP:/ &amp;eh que han funcionado muy bien / que han estado en las</text:p>
      <text:p text:style-name="P1">antesalas de los Oscar / LUP:/ pues acaba siendo / más que por el cine /</text:p>
      <text:p text:style-name="P1">que &amp;eh aceptado por la gente porque es un español internacional // como</text:p>
      <text:p text:style-name="P1">decía Dalí / un genio mundial // vale pues / es nuestro genio y por tanto</text:p>
      <text:p text:style-name="P1">ya puede ser un cretino / que es nuestro genio y / ya está //</text:p>
      <text:p text:style-name="P1">*20&amp;es como Manuel Santana //</text:p>
      <text:p text:style-name="P1">pues Amenábar es un español internacional y todo el &lt; mundo &gt; ...</text:p>
      <text:p text:style-name="P1">after: CAR: &lt; &amp;mm &gt; //</text:p>
      <text:p text:style-name="P1">before: CAR: &amp;mm //</text:p>
      <text:p text:style-name="P1">LUP: porque triunfa en el extranjero / de un modo / &amp;mm directo &lt; sin &gt;</text:p>
      <text:p text:style-name="P1">LUP:/ polémicas además / &amp;eh y las películas estas como Los otros / y Mar</text:p>
      <text:p text:style-name="P1">adentro / LUP:/ &amp;eh que han funcionado muy bien / que han estado en las</text:p>
      <text:p text:style-name="P1">antesalas de los Oscar / LUP:/ pues acaba siendo / más que por el cine /</text:p>
      <text:p text:style-name="P1">que &amp;eh aceptado por la gente porque es un español internacional // como</text:p>
      <text:p text:style-name="P1">decía Dalí / un genio mundial // vale pues / es nuestro genio y por tanto</text:p>
      <text:p text:style-name="P1">ya puede ser un cretino / que es nuestro genio y / ya está // &amp;es como</text:p>
      <text:p text:style-name="P1">Manuel Santana //</text:p>
      <text:p text:style-name="P1">*20pues Amenábar es un español internacional y todo el &lt; mundo &gt; ...</text:p>
      <text:p text:style-name="P1">after: CAR: &lt; &amp;mm &gt; //</text:p>
      <text:p text:style-name="P1"><text:soft-page-break/>before: LUP: porque triunfa en el extranjero / de un modo / &amp;mm directo &lt;</text:p>
      <text:p text:style-name="P1">sin &gt; LUP:/ polémicas además / &amp;eh y las películas estas como Los otros / y</text:p>
      <text:p text:style-name="P1">Mar adentro / LUP:/ &amp;eh que han funcionado muy bien / que han estado en las</text:p>
      <text:p text:style-name="P1">antesalas de los Oscar / LUP:/ pues acaba siendo / más que por el cine /</text:p>
      <text:p text:style-name="P1">que &amp;eh aceptado por la gente porque es un español internacional // como</text:p>
      <text:p text:style-name="P1">decía Dalí / un genio mundial // vale pues / es nuestro genio y por tanto</text:p>
      <text:p text:style-name="P1">ya puede ser un cretino / que es nuestro genio y / ya está // &amp;es como</text:p>
      <text:p text:style-name="P1">Manuel Santana // pues Amenábar es un español internacional y todo el &lt;</text:p>
      <text:p text:style-name="P1">mundo &gt; ...</text:p>
      <text:p text:style-name="P1">*21CAR: &lt; &amp;mm &gt; //</text:p>
      <text:p text:style-name="P1">after: * LUP:/ polémicas además / &amp;eh y las películas estas como Los</text:p>
      <text:p text:style-name="P1">otros / y Mar adentro / LUP:/ &amp;eh que han funcionado muy bien / que han</text:p>
      <text:p text:style-name="P1">estado en las antesalas de los Oscar / LUP:/ pues acaba siendo / más que</text:p>
      <text:p text:style-name="P1">por el cine / que &amp;eh aceptado por la gente porque es un español</text:p>
      <text:p text:style-name="P1">internacional // como decía Dalí / un genio mundial // vale pues / es</text:p>
      <text:p text:style-name="P1">nuestro genio y por tanto ya puede ser un cretino / que es nuestro genio</text:p>
      <text:p text:style-name="P1">y / ya está // &amp;es como Manuel Santana // pues Amenábar es un español</text:p>
      <text:p text:style-name="P1">internacional y todo el &lt; mundo &gt; ...</text:p>
      <text:p text:style-name="P1">before: * LUP:/ polémicas además / &amp;eh y las películas estas como Los</text:p>
      <text:p text:style-name="P1">otros / y Mar adentro / LUP:/ &amp;eh que han funcionado muy bien / que han</text:p>
      <text:p text:style-name="P1">estado en las antesalas de los Oscar / LUP:/ pues acaba siendo / más que</text:p>
      <text:p text:style-name="P1">por el cine / que &amp;eh aceptado por la gente porque es un español</text:p>
      <text:p text:style-name="P1">internacional // como decía Dalí / un genio mundial // vale pues / es</text:p>
      <text:p text:style-name="P1">nuestro genio y por tanto ya puede ser un cretino / que es nuestro genio</text:p>
      <text:p text:style-name="P1">y / ya está // &amp;es como Manuel Santana // pues Amenábar es un español</text:p>
      <text:p text:style-name="P1">internacional y todo el &lt; mundo &gt; ...</text:p>
      <text:p text:style-name="P1">*23CAR: &amp;mm //</text:p>
      <text:p text:style-name="P1">after: * LUP:/ &amp;eh que han funcionado muy bien / que han estado en las</text:p>
      <text:p text:style-name="P1">antesalas de los Oscar / LUP:/ pues acaba siendo / más que por el cine /</text:p>
      <text:p text:style-name="P1">que &amp;eh aceptado por la gente porque es un español internacional // como</text:p>
      <text:p text:style-name="P1">decía Dalí / un genio mundial // vale pues / es nuestro genio y por tanto</text:p>
      <text:p text:style-name="P1">ya puede ser un cretino / que es nuestro genio y / ya está // &amp;es como</text:p>
      <text:p text:style-name="P1">Manuel Santana // pues Amenábar es un español internacional y todo el &lt;</text:p>
      <text:p text:style-name="P1">mundo &gt; ...</text:p>
      <text:p text:style-name="P1">before: * LUP:/ &amp;eh que han funcionado muy bien / que han estado en las</text:p>
      <text:p text:style-name="P1">antesalas de los Oscar / LUP:/ pues acaba siendo / más que por el cine /</text:p>
      <text:p text:style-name="P1">que &amp;eh aceptado por la gente porque es un español internacional // como</text:p>
      <text:p text:style-name="P1">decía Dalí / un genio mundial // vale pues / es nuestro genio y por tanto</text:p>
      <text:p text:style-name="P1">ya puede ser un cretino / que es nuestro genio y / ya está // &amp;es como</text:p>
      <text:p text:style-name="P1">Manuel Santana // pues Amenábar es un español internacional y todo el &lt;</text:p>
      <text:p text:style-name="P1">mundo &gt; ...</text:p>
      <text:p text:style-name="P1">*25CAR: &lt; &amp;mm sí &gt; +</text:p>
      <text:p text:style-name="P1">after: * LUP:/ pues acaba siendo / más que por el cine / que &amp;eh aceptado</text:p>
      <text:p text:style-name="P1">por la gente porque es un español internacional // como decía Dalí / un</text:p>
      <text:p text:style-name="P1">genio mundial // vale pues / es nuestro genio y por tanto ya puede ser un</text:p>
      <text:p text:style-name="P1">cretino / que es nuestro genio y / ya está // &amp;es como Manuel Santana //</text:p>
      <text:p text:style-name="P1">pues Amenábar es un español internacional y todo el &lt; mundo &gt; ...</text:p>
      <text:p text:style-name="P1">before: * LUP:/ pues acaba siendo / más que por el cine / que &amp;eh aceptado</text:p>
      <text:p text:style-name="P1">por la gente porque es un español internacional // como decía Dalí / un</text:p>
      <text:p text:style-name="P1"><text:soft-page-break/>genio mundial // vale pues / es nuestro genio y por tanto ya puede ser un</text:p>
      <text:p text:style-name="P1">cretino / que es nuestro genio y / ya está // &amp;es como Manuel Santana //</text:p>
      <text:p text:style-name="P1">pues Amenábar es un español internacional y todo el &lt; mundo &gt; ...</text:p>
      <text:p text:style-name="P1">*27CAR: &lt; &amp;mm &gt; //</text:p>
      <text:p text:style-name="P1">after: LUP: &amp;eh / sí es verdad que es un cine tiene calidad //</text:p>
      <text:p text:style-name="P1">before: LUP: &amp;eh / sí es verdad que es un cine tiene calidad //</text:p>
      <text:p text:style-name="P1">*29CAR: &lt; sí &gt; //</text:p>
      <text:p text:style-name="P1">after: LUP: &lt; y es un &gt; planteamiento que hace unos años / cuando había por</text:p>
      <text:p text:style-name="P1">un lado el cine comercial / y por otro lado el cine culto / LUP:/ esto más</text:p>
      <text:p text:style-name="P1">o menos intenta fundirlo //</text:p>
      <text:p text:style-name="P1">before: LUP: &lt; y es un &gt; planteamiento que hace unos años / cuando había</text:p>
      <text:p text:style-name="P1">por un lado el cine comercial / y por otro lado el cine culto / LUP:/ esto</text:p>
      <text:p text:style-name="P1">más o menos intenta fundirlo //</text:p>
      <text:p text:style-name="P1">*31CAR: &amp;mm &amp;mm //</text:p>
      <text:p text:style-name="P1">after: * LUP:/ esto más o menos intenta fundirlo //</text:p>
      <text:p text:style-name="P1">before: * LUP:/ esto más o menos intenta fundirlo //</text:p>
      <text:p text:style-name="P1">*33CAR: &amp;mm &amp;mm //</text:p>
      <text:p text:style-name="P1">after: LUP: intenta / hacer cine comercial de calidad / y a veces lo [/] lo</text:p>
      <text:p text:style-name="P1">consigue //</text:p>
      <text:p text:style-name="P1">before: LUP: intenta / hacer cine comercial de calidad / y a veces lo [/]</text:p>
      <text:p text:style-name="P1">lo consigue //</text:p>
      <text:p text:style-name="P1">*35CAR: &amp;mm //</text:p>
      <text:p text:style-name="P1">after: LUP: y [/] y mucho del cine va tirando por ahí //</text:p>
      <text:p text:style-name="P1">before: CAR: &amp;mm //</text:p>
      <text:p text:style-name="P1">*36LUP: y [/] y mucho del cine va tirando por ahí //</text:p>
      <text:p text:style-name="P1">after: CAR: &amp;mm pero él no hace [//] no es tan españolista no? // o sea no</text:p>
      <text:p text:style-name="P1">refleja en [/] en porque hhh es &amp;necesa o sea &amp;eh &amp;eh Almodóvar sí tiene el</text:p>
      <text:p text:style-name="P1">éxito por eso hhh // y él no &amp;tie tiene el éxito hhh porque es muy global</text:p>
      <text:p text:style-name="P1">no? hhh si &lt; podemos &gt; CAR:/ decir // o sea que [/] que es [///] CAR:/ &lt;</text:p>
      <text:p text:style-name="P1">toma [/] toma &gt; &amp;mm &amp;eh plantea cuestiones muy generales / o sea que [/]</text:p>
      <text:p text:style-name="P1">que interesan a todos / lo de Mar adentro no era una cuestión / &amp;eh +</text:p>
      <text:p text:style-name="P1">before: LUP: y [/] y mucho del cine va tirando por ahí //</text:p>
      <text:p text:style-name="P1">*37CAR: &amp;mm pero él no hace [//] no es tan españolista no? //</text:p>
      <text:p text:style-name="P1">o sea no refleja en [/] en porque hhh es &amp;necesa o sea &amp;eh &amp;eh Almodóvar sí</text:p>
      <text:p text:style-name="P1">tiene el éxito por eso hhh // y él no &amp;tie tiene el éxito hhh porque es muy</text:p>
      <text:p text:style-name="P1">global no? hhh si &lt; podemos &gt; CAR:/ decir // o sea que [/] que es [///]</text:p>
      <text:p text:style-name="P1">CAR:/ &lt; toma [/] toma &gt; &amp;mm &amp;eh plantea cuestiones muy generales / o sea</text:p>
      <text:p text:style-name="P1">que [/] que interesan a todos / lo de Mar adentro no era una cuestión / &amp;eh</text:p>
      <text:p text:style-name="P1">+</text:p>
      <text:p text:style-name="P1">after: LUP: &lt; claro &gt; //</text:p>
      <text:p text:style-name="P1">before: LUP: y [/] y mucho del cine va tirando por ahí //</text:p>
      <text:p text:style-name="P1">CAR: &amp;mm pero él no hace [//] no es tan españolista no? //</text:p>
      <text:p text:style-name="P1">*37o sea no refleja en [/] en porque hhh es &amp;necesa o sea &amp;eh &amp;eh Almodóvar</text:p>
      <text:p text:style-name="P1">sí tiene el éxito por eso hhh //</text:p>
      <text:p text:style-name="P1">y él no &amp;tie tiene el éxito hhh porque es muy global no? hhh si &lt; podemos &gt;</text:p>
      <text:p text:style-name="P1">CAR:/ decir // o sea que [/] que es [///] CAR:/ &lt; toma [/] toma &gt; &amp;mm &amp;eh</text:p>
      <text:p text:style-name="P1">plantea cuestiones muy generales / o sea que [/] que interesan a todos / lo</text:p>
      <text:p text:style-name="P1">de Mar adentro no era una cuestión / &amp;eh +</text:p>
      <text:p text:style-name="P1">after: LUP: &lt; claro &gt; //</text:p>
      <text:p text:style-name="P1"><text:soft-page-break/>before: LUP: y [/] y mucho del cine va tirando por ahí //</text:p>
      <text:p text:style-name="P1">CAR: &amp;mm pero él no hace [//] no es tan españolista no? // o sea no refleja</text:p>
      <text:p text:style-name="P1">en [/] en porque hhh es &amp;necesa o sea &amp;eh &amp;eh Almodóvar sí tiene el éxito</text:p>
      <text:p text:style-name="P1">por eso hhh //</text:p>
      <text:p text:style-name="P1">*37y él no &amp;tie tiene el éxito hhh porque es muy global no? hhh si &lt;</text:p>
      <text:p text:style-name="P1">podemos &gt; CAR:/ decir //</text:p>
      <text:p text:style-name="P1">o sea que [/] que es [///] CAR:/ &lt; toma [/] toma &gt; &amp;mm &amp;eh plantea</text:p>
      <text:p text:style-name="P1">cuestiones muy generales / o sea que [/] que interesan a todos / lo de Mar</text:p>
      <text:p text:style-name="P1">adentro no era una cuestión / &amp;eh +</text:p>
      <text:p text:style-name="P1">after: LUP: &lt; claro &gt; //</text:p>
      <text:p text:style-name="P1">before: CAR: &amp;mm pero él no hace [//] no es tan españolista no? // o sea no</text:p>
      <text:p text:style-name="P1">refleja en [/] en porque hhh es &amp;necesa o sea &amp;eh &amp;eh Almodóvar sí tiene el</text:p>
      <text:p text:style-name="P1">éxito por eso hhh // y él no &amp;tie tiene el éxito hhh porque es muy global</text:p>
      <text:p text:style-name="P1">no? hhh si &lt; podemos &gt; CAR:/ decir // o sea que [/] que es [///] CAR:/ &lt;</text:p>
      <text:p text:style-name="P1">toma [/] toma &gt; &amp;mm &amp;eh plantea cuestiones muy generales / o sea que [/]</text:p>
      <text:p text:style-name="P1">que interesan a todos / lo de Mar adentro no era una cuestión / &amp;eh +</text:p>
      <text:p text:style-name="P1">*38LUP: &lt; claro &gt; //</text:p>
      <text:p text:style-name="P1">after: * CAR:/ decir // o sea que [/] que es [///] CAR:/ &lt; toma [/] toma &gt;</text:p>
      <text:p text:style-name="P1">&amp;mm &amp;eh plantea cuestiones muy generales / o sea que [/] que interesan a</text:p>
      <text:p text:style-name="P1">todos / lo de Mar adentro no era una cuestión / &amp;eh +</text:p>
      <text:p text:style-name="P1">before: * CAR:/ decir // o sea que [/] que es [///] CAR:/ &lt; toma [/] toma &gt;</text:p>
      <text:p text:style-name="P1">&amp;mm &amp;eh plantea cuestiones muy generales / o sea que [/] que interesan a</text:p>
      <text:p text:style-name="P1">todos / lo de Mar adentro no era una cuestión / &amp;eh +</text:p>
      <text:p text:style-name="P1">*40LUP: &lt; él está en un terreno internacional &gt; //</text:p>
      <text:p text:style-name="P1">after: * CAR:/ &lt; toma [/] toma &gt; &amp;mm &amp;eh plantea cuestiones muy generales /</text:p>
      <text:p text:style-name="P1">o sea que [/] que interesan a todos / lo de Mar adentro no era una</text:p>
      <text:p text:style-name="P1">cuestión / &amp;eh +</text:p>
      <text:p text:style-name="P1">before: * LUP:/ &lt; sino como un &gt; problema de la vida humana / &amp;mm //</text:p>
      <text:p text:style-name="P1">*45CAR: claro //</text:p>
      <text:p text:style-name="P1">after: LUP: abstraída //</text:p>
      <text:p text:style-name="P1">before: CAR: claro //</text:p>
      <text:p text:style-name="P1">*46LUP: abstraída //</text:p>
      <text:p text:style-name="P1">end of document.</text:p>
      <text:p text:style-name="P1">&lt;text id="aula_20_EXPONE_DOAA"&gt;</text:p>
      <text:p text:style-name="P1">before: DOA: este artículo es un poco / hhh que expone un marco general de</text:p>
      <text:p text:style-name="P1">cómo se ha evolucionado el término de [//] o la tarea / el enfoque</text:p>
      <text:p text:style-name="P1">comunicativo y [//] en la enseñanza / y sobre todo &amp;eh la enseñanza</text:p>
      <text:p text:style-name="P1">mediante tareas // es de / Olga Juan xxx //</text:p>
      <text:p text:style-name="P1">*1CAR: sí //</text:p>
      <text:p text:style-name="P1">lo tengo por aquí // este es //</text:p>
      <text:p text:style-name="P1">after: DOA: y lo explica todo en plan / bastante cronológico / &amp;mm /</text:p>
      <text:p text:style-name="P1">primero / hay una parte teórica sobre el concepto de tarea / y un concepto</text:p>
      <text:p text:style-name="P1">de &amp;eh de la enseñanza mediante tareas / el enfoque hhh &amp;eh comunicativo //</text:p>
      <text:p text:style-name="P1">&amp;eh hhh habla también de &amp;eh de la enseñanza que implica actividad o</text:p>
      <text:p text:style-name="P1">acción / que es lo más importante // y que esta actividad o acción / que</text:p>
      <text:p text:style-name="P1">[/] que sea también en un / marco comunicativo // que / se realiza una</text:p>
      <text:p text:style-name="P1">actividad / con un fin de resolver un problema //</text:p>
      <text:p text:style-name="P1">before: DOA: este artículo es un poco / hhh que expone un marco general de</text:p>
      <text:p text:style-name="P1">cómo se ha evolucionado el término de [//] o la tarea / el enfoque</text:p>
      <text:p text:style-name="P1"><text:soft-page-break/>comunicativo y [//] en la enseñanza / y sobre todo &amp;eh la enseñanza</text:p>
      <text:p text:style-name="P1">mediante tareas // es de / Olga Juan xxx //</text:p>
      <text:p text:style-name="P1">CAR: sí //</text:p>
      <text:p text:style-name="P1">*1lo tengo por aquí //</text:p>
      <text:p text:style-name="P1">este es //</text:p>
      <text:p text:style-name="P1">after: DOA: y lo explica todo en plan / bastante cronológico / &amp;mm /</text:p>
      <text:p text:style-name="P1">primero / hay una parte teórica sobre el concepto de tarea / y un concepto</text:p>
      <text:p text:style-name="P1">de &amp;eh de la enseñanza mediante tareas / el enfoque hhh &amp;eh comunicativo //</text:p>
      <text:p text:style-name="P1">&amp;eh hhh habla también de &amp;eh de la enseñanza que implica actividad o</text:p>
      <text:p text:style-name="P1">acción / que es lo más importante // y que esta actividad o acción / que</text:p>
      <text:p text:style-name="P1">[/] que sea también en un / marco comunicativo // que / se realiza una</text:p>
      <text:p text:style-name="P1">actividad / con un fin de resolver un problema //</text:p>
      <text:p text:style-name="P1">before: DOA: este artículo es un poco / hhh que expone un marco general de</text:p>
      <text:p text:style-name="P1">cómo se ha evolucionado el término de [//] o la tarea / el enfoque</text:p>
      <text:p text:style-name="P1">comunicativo y [//] en la enseñanza / y sobre todo &amp;eh la enseñanza</text:p>
      <text:p text:style-name="P1">mediante tareas // es de / Olga Juan xxx //</text:p>
      <text:p text:style-name="P1">CAR: sí // lo tengo por aquí //</text:p>
      <text:p text:style-name="P1">*1este es //</text:p>
      <text:p text:style-name="P1">after: DOA: y lo explica todo en plan / bastante cronológico / &amp;mm /</text:p>
      <text:p text:style-name="P1">primero / hay una parte teórica sobre el concepto de tarea / y un concepto</text:p>
      <text:p text:style-name="P1">de &amp;eh de la enseñanza mediante tareas / el enfoque hhh &amp;eh comunicativo //</text:p>
      <text:p text:style-name="P1">&amp;eh hhh habla también de &amp;eh de la enseñanza que implica actividad o</text:p>
      <text:p text:style-name="P1">acción / que es lo más importante // y que esta actividad o acción / que</text:p>
      <text:p text:style-name="P1">[/] que sea también en un / marco comunicativo // que / se realiza una</text:p>
      <text:p text:style-name="P1">actividad / con un fin de resolver un problema //</text:p>
      <text:p text:style-name="P1">before: DOA: y lo explica todo en plan / bastante cronológico / &amp;mm /</text:p>
      <text:p text:style-name="P1">primero / hay una parte teórica sobre el concepto de tarea / y un concepto</text:p>
      <text:p text:style-name="P1">de &amp;eh de la enseñanza mediante tareas / el enfoque hhh &amp;eh comunicativo //</text:p>
      <text:p text:style-name="P1">&amp;eh hhh habla también de &amp;eh de la enseñanza que implica actividad o</text:p>
      <text:p text:style-name="P1">acción / que es lo más importante // y que esta actividad o acción / que</text:p>
      <text:p text:style-name="P1">[/] que sea también en un / marco comunicativo // que / se realiza una</text:p>
      <text:p text:style-name="P1">actividad / con un fin de resolver un problema //</text:p>
      <text:p text:style-name="P1">*3CAR: &amp;mm //</text:p>
      <text:p text:style-name="P1">after: DOA: y con lo cual / &amp;eh se considera la tarea como un producto //</text:p>
      <text:p text:style-name="P1">del [/] del [/] del proceso en el [/] en el aula // y para este producto /</text:p>
      <text:p text:style-name="P1">se [/] se indican una serie de objetivos //</text:p>
      <text:p text:style-name="P1">before: CAR: &amp;mm //</text:p>
      <text:p text:style-name="P1">DOA: y con lo cual / &amp;eh se considera la tarea como un producto //</text:p>
      <text:p text:style-name="P1">*4del [/] del [/] del proceso en el [/] en el aula //</text:p>
      <text:p text:style-name="P1">y para este producto / se [/] se indican una serie de objetivos //</text:p>
      <text:p text:style-name="P1">after: CAR: &amp;mm //</text:p>
      <text:p text:style-name="P1">before: DOA: y con lo cual / &amp;eh se considera la tarea como un producto //</text:p>
      <text:p text:style-name="P1">del [/] del [/] del proceso en el [/] en el aula // y para este producto /</text:p>
      <text:p text:style-name="P1">se [/] se indican una serie de objetivos //</text:p>
      <text:p text:style-name="P1">*5CAR: &amp;mm //</text:p>
      <text:p text:style-name="P1">after: DOA: y en función / del producto / y los objetivos que queremos /</text:p>
      <text:p text:style-name="P1">DOA:/ conseguir / los objetivos por ejemplo podrían ser / &amp;eh expresar</text:p>
      <text:p text:style-name="P1">acuerdo o desacuerdo / DOA:/ y en función de estos &amp;obje objetivos / &amp;eh se</text:p>
      <text:p text:style-name="P1">diseña una tarea / por la cual / también se ajusta a los recursos</text:p>
      <text:p text:style-name="P1"><text:soft-page-break/>lingü.sticos hhh que necesita el alumno // si por ejemplo necesita saber</text:p>
      <text:p text:style-name="P1">cómo dice una [//] su opinión / o los recursos / DOA:/ creo / que se</text:p>
      <text:p text:style-name="P1">refiere aquí a las fórmulas o a las &amp;eh construcciones gramaticales y el</text:p>
      <text:p text:style-name="P1">vocabulario etcétera // también me pareció interesante aquí / cómo habla de</text:p>
      <text:p text:style-name="P1">[//] del papel del [/] del alumno / y su &amp;eh interés // cómo se puede</text:p>
      <text:p text:style-name="P1">conseguir el interés del &amp;a del alumno / no [/] no explica exactamente</text:p>
      <text:p text:style-name="P1">cómo / DOA:/ sino simplemente alude / a la importancia de que el alumno /</text:p>
      <text:p text:style-name="P1">ponga el interés // pero también parte de cómo es un alumno / extranjero /</text:p>
      <text:p text:style-name="P1">adulto / entonces / esto implica que es más / autodidáctico / y más</text:p>
      <text:p text:style-name="P1">autónomo / pero / siempre / el [//] la adecuación o &amp;el [/] la selección de</text:p>
      <text:p text:style-name="P1">la tarea / es &amp;impor &amp;eh importante saber / el [/] el [/] el interés del</text:p>
      <text:p text:style-name="P1">[/] del alumno / para &amp;eh que ponga más motivación / en [/] en / la</text:p>
      <text:p text:style-name="P1">tarea //</text:p>
      <text:p text:style-name="P1">before: DOA: y en función / del producto / y los objetivos que queremos /</text:p>
      <text:p text:style-name="P1">DOA:/ conseguir / los objetivos por ejemplo podrían ser / &amp;eh expresar</text:p>
      <text:p text:style-name="P1">acuerdo o desacuerdo / DOA:/ y en función de estos &amp;obje objetivos / &amp;eh se</text:p>
      <text:p text:style-name="P1">diseña una tarea / por la cual / también se ajusta a los recursos</text:p>
      <text:p text:style-name="P1">lingü.sticos hhh que necesita el alumno // si por ejemplo necesita saber</text:p>
      <text:p text:style-name="P1">cómo dice una [//] su opinión / o los recursos / DOA:/ creo / que se</text:p>
      <text:p text:style-name="P1">refiere aquí a las fórmulas o a las &amp;eh construcciones gramaticales y el</text:p>
      <text:p text:style-name="P1">vocabulario etcétera // también me pareció interesante aquí / cómo habla de</text:p>
      <text:p text:style-name="P1">[//] del papel del [/] del alumno / y su &amp;eh interés // cómo se puede</text:p>
      <text:p text:style-name="P1">conseguir el interés del &amp;a del alumno / no [/] no explica exactamente</text:p>
      <text:p text:style-name="P1">cómo / DOA:/ sino simplemente alude / a la importancia de que el alumno /</text:p>
      <text:p text:style-name="P1">ponga el interés // pero también parte de cómo es un alumno / extranjero /</text:p>
      <text:p text:style-name="P1">adulto / entonces / esto implica que es más / autodidáctico / y más</text:p>
      <text:p text:style-name="P1">autónomo / pero / siempre / el [//] la adecuación o &amp;el [/] la selección de</text:p>
      <text:p text:style-name="P1">la tarea / es &amp;impor &amp;eh importante saber / el [/] el [/] el interés del</text:p>
      <text:p text:style-name="P1">[/] del alumno / para &amp;eh que ponga más motivación / en [/] en / la</text:p>
      <text:p text:style-name="P1">tarea //</text:p>
      <text:p text:style-name="P1">*7CAR: &amp;mm //</text:p>
      <text:p text:style-name="P1">after: * DOA:/ conseguir / los objetivos por ejemplo podrían ser / &amp;eh</text:p>
      <text:p text:style-name="P1">expresar acuerdo o desacuerdo / DOA:/ y en función de estos &amp;obje</text:p>
      <text:p text:style-name="P1">objetivos / &amp;eh se diseña una tarea / por la cual / también se ajusta a los</text:p>
      <text:p text:style-name="P1">recursos lingü.sticos hhh que necesita el alumno // si por ejemplo necesita</text:p>
      <text:p text:style-name="P1">saber cómo dice una [//] su opinión / o los recursos / DOA:/ creo / que se</text:p>
      <text:p text:style-name="P1">refiere aquí a las fórmulas o a las &amp;eh construcciones gramaticales y el</text:p>
      <text:p text:style-name="P1">vocabulario etcétera // también me pareció interesante aquí / cómo habla de</text:p>
      <text:p text:style-name="P1">[//] del papel del [/] del alumno / y su &amp;eh interés // cómo se puede</text:p>
      <text:p text:style-name="P1">conseguir el interés del &amp;a del alumno / no [/] no explica exactamente</text:p>
      <text:p text:style-name="P1">cómo / DOA:/ sino simplemente alude / a la importancia de que el alumno /</text:p>
      <text:p text:style-name="P1">ponga el interés // pero también parte de cómo es un alumno / extranjero /</text:p>
      <text:p text:style-name="P1">adulto / entonces / esto implica que es más / autodidáctico / y más</text:p>
      <text:p text:style-name="P1">autónomo / pero / siempre / el [//] la adecuación o &amp;el [/] la selección de</text:p>
      <text:p text:style-name="P1">la tarea / es &amp;impor &amp;eh importante saber / el [/] el [/] el interés del</text:p>
      <text:p text:style-name="P1">[/] del alumno / para &amp;eh que ponga más motivación / en [/] en / la</text:p>
      <text:p text:style-name="P1">tarea //</text:p>
      <text:p text:style-name="P1">before: * DOA:/ conseguir / los objetivos por ejemplo podrían ser / &amp;eh</text:p>
      <text:p text:style-name="P1">expresar acuerdo o desacuerdo / DOA:/ y en función de estos &amp;obje</text:p>
      <text:p text:style-name="P1"><text:soft-page-break/>objetivos / &amp;eh se diseña una tarea / por la cual / también se ajusta a los</text:p>
      <text:p text:style-name="P1">recursos lingü.sticos hhh que necesita el alumno // si por ejemplo necesita</text:p>
      <text:p text:style-name="P1">saber cómo dice una [//] su opinión / o los recursos / DOA:/ creo / que se</text:p>
      <text:p text:style-name="P1">refiere aquí a las fórmulas o a las &amp;eh construcciones gramaticales y el</text:p>
      <text:p text:style-name="P1">vocabulario etcétera // también me pareció interesante aquí / cómo habla de</text:p>
      <text:p text:style-name="P1">[//] del papel del [/] del alumno / y su &amp;eh interés // cómo se puede</text:p>
      <text:p text:style-name="P1">conseguir el interés del &amp;a del alumno / no [/] no explica exactamente</text:p>
      <text:p text:style-name="P1">cómo / DOA:/ sino simplemente alude / a la importancia de que el alumno /</text:p>
      <text:p text:style-name="P1">ponga el interés // pero también parte de cómo es un alumno / extranjero /</text:p>
      <text:p text:style-name="P1">adulto / entonces / esto implica que es más / autodidáctico / y más</text:p>
      <text:p text:style-name="P1">autónomo / pero / siempre / el [//] la adecuación o &amp;el [/] la selección de</text:p>
      <text:p text:style-name="P1">la tarea / es &amp;impor &amp;eh importante saber / el [/] el [/] el interés del</text:p>
      <text:p text:style-name="P1">[/] del alumno / para &amp;eh que ponga más motivación / en [/] en / la</text:p>
      <text:p text:style-name="P1">tarea //</text:p>
      <text:p text:style-name="P1">*9XYZ: hhh</text:p>
      <text:p text:style-name="P1">after: * DOA:/ y en función de estos &amp;obje objetivos / &amp;eh se diseña una</text:p>
      <text:p text:style-name="P1">tarea / por la cual / también se ajusta a los recursos lingü.sticos hhh que</text:p>
      <text:p text:style-name="P1">necesita el alumno // si por ejemplo necesita saber cómo dice una [//] su</text:p>
      <text:p text:style-name="P1">opinión / o los recursos / DOA:/ creo / que se refiere aquí a las fórmulas</text:p>
      <text:p text:style-name="P1">o a las &amp;eh construcciones gramaticales y el vocabulario etcétera //</text:p>
      <text:p text:style-name="P1">también me pareció interesante aquí / cómo habla de [//] del papel del [/]</text:p>
      <text:p text:style-name="P1">del alumno / y su &amp;eh interés // cómo se puede conseguir el interés del &amp;a</text:p>
      <text:p text:style-name="P1">del alumno / no [/] no explica exactamente cómo / DOA:/ sino simplemente</text:p>
      <text:p text:style-name="P1">alude / a la importancia de que el alumno / ponga el interés // pero</text:p>
      <text:p text:style-name="P1">también parte de cómo es un alumno / extranjero / adulto / entonces / esto</text:p>
      <text:p text:style-name="P1">implica que es más / autodidáctico / y más autónomo / pero / siempre / el</text:p>
      <text:p text:style-name="P1">[//] la adecuación o &amp;el [/] la selección de la tarea / es &amp;impor &amp;eh</text:p>
      <text:p text:style-name="P1">importante saber / el [/] el [/] el interés del [/] del alumno / para &amp;eh</text:p>
      <text:p text:style-name="P1">que ponga más motivación / en [/] en / la tarea //</text:p>
      <text:p text:style-name="P1">before: * DOA:/ y en función de estos &amp;obje objetivos / &amp;eh se diseña una</text:p>
      <text:p text:style-name="P1">tarea / por la cual / también se ajusta a los recursos lingü.sticos hhh que</text:p>
      <text:p text:style-name="P1">necesita el alumno // si por ejemplo necesita saber cómo dice una [//] su</text:p>
      <text:p text:style-name="P1">opinión / o los recursos / DOA:/ creo / que se refiere aquí a las fórmulas</text:p>
      <text:p text:style-name="P1">o a las &amp;eh construcciones gramaticales y el vocabulario etcétera //</text:p>
      <text:p text:style-name="P1">también me pareció interesante aquí / cómo habla de [//] del papel del [/]</text:p>
      <text:p text:style-name="P1">del alumno / y su &amp;eh interés // cómo se puede conseguir el interés del &amp;a</text:p>
      <text:p text:style-name="P1">del alumno / no [/] no explica exactamente cómo / DOA:/ sino simplemente</text:p>
      <text:p text:style-name="P1">alude / a la importancia de que el alumno / ponga el interés // pero</text:p>
      <text:p text:style-name="P1">también parte de cómo es un alumno / extranjero / adulto / entonces / esto</text:p>
      <text:p text:style-name="P1">implica que es más / autodidáctico / y más autónomo / pero / siempre / el</text:p>
      <text:p text:style-name="P1">[//] la adecuación o &amp;el [/] la selección de la tarea / es &amp;impor &amp;eh</text:p>
      <text:p text:style-name="P1">importante saber / el [/] el [/] el interés del [/] del alumno / para &amp;eh</text:p>
      <text:p text:style-name="P1">que ponga más motivación / en [/] en / la tarea //</text:p>
      <text:p text:style-name="P1">*11CAR: &amp;mm //</text:p>
      <text:p text:style-name="P1">after: * DOA:/ creo / que se refiere aquí a las fórmulas o a las &amp;eh</text:p>
      <text:p text:style-name="P1">construcciones gramaticales y el vocabulario etcétera // también me pareció</text:p>
      <text:p text:style-name="P1">interesante aquí / cómo habla de [//] del papel del [/] del alumno / y su</text:p>
      <text:p text:style-name="P1">&amp;eh interés // cómo se puede conseguir el interés del &amp;a del alumno / no</text:p>
      <text:p text:style-name="P1">[/] no explica exactamente cómo / DOA:/ sino simplemente alude / a la</text:p>
      <text:p text:style-name="P1"><text:soft-page-break/>importancia de que el alumno / ponga el interés // pero también parte de</text:p>
      <text:p text:style-name="P1">cómo es un alumno / extranjero / adulto / entonces / esto implica que es</text:p>
      <text:p text:style-name="P1">más / autodidáctico / y más autónomo / pero / siempre / el [//] la</text:p>
      <text:p text:style-name="P1">adecuación o &amp;el [/] la selección de la tarea / es &amp;impor &amp;eh importante</text:p>
      <text:p text:style-name="P1">saber / el [/] el [/] el interés del [/] del alumno / para &amp;eh que ponga</text:p>
      <text:p text:style-name="P1">más motivación / en [/] en / la tarea //</text:p>
      <text:p text:style-name="P1">before: * DOA:/ creo / que se refiere aquí a las fórmulas o a las &amp;eh</text:p>
      <text:p text:style-name="P1">construcciones gramaticales y el vocabulario etcétera // también me pareció</text:p>
      <text:p text:style-name="P1">interesante aquí / cómo habla de [//] del papel del [/] del alumno / y su</text:p>
      <text:p text:style-name="P1">&amp;eh interés // cómo se puede conseguir el interés del &amp;a del alumno / no</text:p>
      <text:p text:style-name="P1">[/] no explica exactamente cómo / DOA:/ sino simplemente alude / a la</text:p>
      <text:p text:style-name="P1">importancia de que el alumno / ponga el interés // pero también parte de</text:p>
      <text:p text:style-name="P1">cómo es un alumno / extranjero / adulto / entonces / esto implica que es</text:p>
      <text:p text:style-name="P1">más / autodidáctico / y más autónomo / pero / siempre / el [//] la</text:p>
      <text:p text:style-name="P1">adecuación o &amp;el [/] la selección de la tarea / es &amp;impor &amp;eh importante</text:p>
      <text:p text:style-name="P1">saber / el [/] el [/] el interés del [/] del alumno / para &amp;eh que ponga</text:p>
      <text:p text:style-name="P1">más motivación / en [/] en / la tarea //</text:p>
      <text:p text:style-name="P1">*13CAR: yyy //</text:p>
      <text:p text:style-name="P1">after: * DOA:/ sino simplemente alude / a la importancia de que el alumno /</text:p>
      <text:p text:style-name="P1">ponga el interés // pero también parte de cómo es un alumno / extranjero /</text:p>
      <text:p text:style-name="P1">adulto / entonces / esto implica que es más / autodidáctico / y más</text:p>
      <text:p text:style-name="P1">autónomo / pero / siempre / el [//] la adecuación o &amp;el [/] la selección de</text:p>
      <text:p text:style-name="P1">la tarea / es &amp;impor &amp;eh importante saber / el [/] el [/] el interés del</text:p>
      <text:p text:style-name="P1">[/] del alumno / para &amp;eh que ponga más motivación / en [/] en / la</text:p>
      <text:p text:style-name="P1">tarea //</text:p>
      <text:p text:style-name="P1">before: * DOA:/ sino simplemente alude / a la importancia de que el</text:p>
      <text:p text:style-name="P1">alumno / ponga el interés // pero también parte de cómo es un alumno /</text:p>
      <text:p text:style-name="P1">extranjero / adulto / entonces / esto implica que es más / autodidáctico /</text:p>
      <text:p text:style-name="P1">y más autónomo / pero / siempre / el [//] la adecuación o &amp;el [/] la</text:p>
      <text:p text:style-name="P1">selección de la tarea / es &amp;impor &amp;eh importante saber / el [/] el [/] el</text:p>
      <text:p text:style-name="P1">interés del [/] del alumno / para &amp;eh que ponga más motivación / en [/]</text:p>
      <text:p text:style-name="P1">en / la tarea //</text:p>
      <text:p text:style-name="P1">*15CAR: &amp;mm //</text:p>
      <text:p text:style-name="P1">after: DOA: &amp;eh también me pareció interesante eso de que el papel del</text:p>
      <text:p text:style-name="P1">profesor / la tarea enfoca más el protagonismo en el aula al alumno // y el</text:p>
      <text:p text:style-name="P1">profesor queda como un asesor / o como un [//] como el guía // y la [///]</text:p>
      <text:p text:style-name="P1">bueno / habla también de [/] de cómo son las fases de la enseñanza / de</text:p>
      <text:p text:style-name="P1">[///] hay que &amp;a especificar el qué / qué queremos enseñar / cómo y cuándo</text:p>
      <text:p text:style-name="P1">y [/] y evaluar / el proceso // si ha &lt; cumplido este proceso &gt; +</text:p>
      <text:p text:style-name="P1">before: CAR: &amp;mm //</text:p>
      <text:p text:style-name="P1">DOA: &amp;eh también me pareció interesante eso de que el papel del profesor /</text:p>
      <text:p text:style-name="P1">la tarea enfoca más el protagonismo en el aula al alumno // y el profesor</text:p>
      <text:p text:style-name="P1">queda como un asesor / o como un [//] como el guía // y la [///] bueno /</text:p>
      <text:p text:style-name="P1">habla también de [/] de cómo son las fases de la enseñanza / de [///] hay</text:p>
      <text:p text:style-name="P1">que &amp;a especificar el qué / qué queremos enseñar / cómo y cuándo y [/] y</text:p>
      <text:p text:style-name="P1">evaluar / el proceso //</text:p>
      <text:p text:style-name="P1">*16si ha &lt; cumplido este proceso &gt; +</text:p>
      <text:p text:style-name="P1">after: CAR: &lt; qué cómo y cuándo / eh? &gt; //</text:p>
      <text:p text:style-name="P1">before: CAR: &lt; qué cómo y cuándo / eh? &gt; //</text:p>
      <text:p text:style-name="P1"><text:soft-page-break/>*18DOA: sí //</text:p>
      <text:p text:style-name="P1">pero aquí &amp;com [//] enfoca sobre todo en el / cómo / y el cuándo / para /</text:p>
      <text:p text:style-name="P1">ajustar la tarea [/] la tarea a un tiempo / y [/] y que la tarea &amp;eh y las</text:p>
      <text:p text:style-name="P1">tareas &amp;eh en el proceso de aprendizaje / es un continuum / que hay que</text:p>
      <text:p text:style-name="P1">irlo [//] irlos planteando en [/] en una [//] DOA:/ como una sucesión de</text:p>
      <text:p text:style-name="P1">[/] de procesos //</text:p>
      <text:p text:style-name="P1">after: XYZ: hhh</text:p>
      <text:p text:style-name="P1">before: DOA: sí // pero aquí &amp;com [//] enfoca sobre todo en el / cómo / y</text:p>
      <text:p text:style-name="P1">el cuándo / para / ajustar la tarea [/] la tarea a un tiempo / y [/] y que</text:p>
      <text:p text:style-name="P1">la tarea &amp;eh y las tareas &amp;eh en el proceso de aprendizaje / es un</text:p>
      <text:p text:style-name="P1">continuum / que hay que irlo [//] irlos planteando en [/] en una [//] DOA:/</text:p>
      <text:p text:style-name="P1">como una sucesión de [/] de procesos //</text:p>
      <text:p text:style-name="P1">*19XYZ: hhh</text:p>
      <text:p text:style-name="P1">after: * DOA:/ como una sucesión de [/] de procesos //</text:p>
      <text:p text:style-name="P1">before: * DOA:/ como una sucesión de [/] de procesos //</text:p>
      <text:p text:style-name="P1">*21CAR: sí //</text:p>
      <text:p text:style-name="P1">after: DOA: y / por último / &amp;mm o en la parte práctica / da ejemplos del</text:p>
      <text:p text:style-name="P1">[/] del manual / Gente / DOA:/ y / en este sentido señala la importancia de</text:p>
      <text:p text:style-name="P1">[/] de los ejercicios de audición / y los &amp;eh y el uso de imágenes / &amp;eh</text:p>
      <text:p text:style-name="P1">para / ayudar al alumno a sacar la [/] la información //</text:p>
      <text:p text:style-name="P1">before: DOA: y / por último / &amp;mm o en la parte práctica / da ejemplos del</text:p>
      <text:p text:style-name="P1">[/] del manual / Gente / DOA:/ y / en este sentido señala la importancia de</text:p>
      <text:p text:style-name="P1">[/] de los ejercicios de audición / y los &amp;eh y el uso de imágenes / &amp;eh</text:p>
      <text:p text:style-name="P1">para / ayudar al alumno a sacar la [/] la información //</text:p>
      <text:p text:style-name="P1">*23CAR: sí //</text:p>
      <text:p text:style-name="P1">after: * DOA:/ y / en este sentido señala la importancia de [/] de los</text:p>
      <text:p text:style-name="P1">ejercicios de audición / y los &amp;eh y el uso de imágenes / &amp;eh para / ayudar</text:p>
      <text:p text:style-name="P1">al alumno a sacar la [/] la información //</text:p>
      <text:p text:style-name="P1">before: * DOA:/ y / en este sentido señala la importancia de [/] de los</text:p>
      <text:p text:style-name="P1">ejercicios de audición / y los &amp;eh y el uso de imágenes / &amp;eh para / ayudar</text:p>
      <text:p text:style-name="P1">al alumno a sacar la [/] la información //</text:p>
      <text:p text:style-name="P1">*25CAR: &amp;mm //</text:p>
      <text:p text:style-name="P1">after: DOA: y también señala un [///] que a mí me parece importante el</text:p>
      <text:p text:style-name="P1">concepto de &amp;e de error / y cómo &amp;eh aliviar la tensión en el aula / de que</text:p>
      <text:p text:style-name="P1">el alumno tenga miedo / a cometer un &amp;re error //</text:p>
      <text:p text:style-name="P1">before: DOA: y también señala un [///] que a mí me parece importante el</text:p>
      <text:p text:style-name="P1">concepto de &amp;e de error / y cómo &amp;eh aliviar la tensión en el aula / de que</text:p>
      <text:p text:style-name="P1">el alumno tenga miedo / a cometer un &amp;re error //</text:p>
      <text:p text:style-name="P1">*27CAR: &amp;mm //</text:p>
      <text:p text:style-name="P1">after: DOA: que el error en este sentido / es una &amp;eh es una estrategia</text:p>
      <text:p text:style-name="P1">[//] es un [//] para aprendizaje //</text:p>
      <text:p text:style-name="P1">before: DOA: que el error en este sentido / es una &amp;eh es una estrategia</text:p>
      <text:p text:style-name="P1">[//] es un [//] para aprendizaje //</text:p>
      <text:p text:style-name="P1">*29CAR: &amp;mm //</text:p>
      <text:p text:style-name="P1">after: DOA: y no es / como / &amp;eh / una &lt; falta de reconocimiento &gt; //</text:p>
      <text:p text:style-name="P1">before: DOA: y no es / como / &amp;eh / una &lt; falta de reconocimiento &gt; //</text:p>
      <text:p text:style-name="P1">*31ANL: &lt; algo de lo que avergonzarse &gt; //</text:p>
      <text:p text:style-name="P1">after: CAR: &amp;mm //</text:p>
      <text:p text:style-name="P1">before: ANL: &lt; algo de lo que avergonzarse &gt; //</text:p>
      <text:p text:style-name="P1"><text:soft-page-break/>*32CAR: &amp;mm //</text:p>
      <text:p text:style-name="P1">after: DOA: pero al mismo tiempo / &amp;eh &amp;es [//] sirve para que el [/] el</text:p>
      <text:p text:style-name="P1">[//] la evaluación / o &amp;mm el [/] el alumno sepa qué es lo que &amp;fal le</text:p>
      <text:p text:style-name="P1">falta // qué es el conocimiento que / tiene que / adquirir más // bueno es</text:p>
      <text:p text:style-name="P1">todo / hay muchas cosas más / pero esto es lo que me [/] lo que me [/] me</text:p>
      <text:p text:style-name="P1">parece más interesante //</text:p>
      <text:p text:style-name="P1">before: DOA: pero al mismo tiempo / &amp;eh &amp;es [//] sirve para que el [/] el</text:p>
      <text:p text:style-name="P1">[//] la evaluación / o &amp;mm el [/] el alumno sepa qué es lo que &amp;fal le</text:p>
      <text:p text:style-name="P1">falta // qué es el conocimiento que / tiene que / adquirir más // bueno es</text:p>
      <text:p text:style-name="P1">todo / hay muchas cosas más / pero esto es lo que me [/] lo que me [/] me</text:p>
      <text:p text:style-name="P1">parece más interesante //</text:p>
      <text:p text:style-name="P1">*34CAR: vale //</text:p>
      <text:p text:style-name="P1">&amp;eh //</text:p>
      <text:p text:style-name="P1">end of document.</text:p>
      <text:p text:style-name="P1">before: DOA: pero al mismo tiempo / &amp;eh &amp;es [//] sirve para que el [/] el</text:p>
      <text:p text:style-name="P1">[//] la evaluación / o &amp;mm el [/] el alumno sepa qué es lo que &amp;fal le</text:p>
      <text:p text:style-name="P1">falta // qué es el conocimiento que / tiene que / adquirir más // bueno es</text:p>
      <text:p text:style-name="P1">todo / hay muchas cosas más / pero esto es lo que me [/] lo que me [/] me</text:p>
      <text:p text:style-name="P1">parece más interesante //</text:p>
      <text:p text:style-name="P1">CAR: vale //</text:p>
      <text:p text:style-name="P1">*34&amp;eh //</text:p>
      <text:p text:style-name="P1">end of document.</text:p>
      <text:p text:style-name="P1">&lt;text id="char_48_SOMOS_2"&gt;</text:p>
      <text:p text:style-name="P1">before: JUL: pues bueno / Guadarramismo yyy &amp;eh somos una especie / no voy</text:p>
      <text:p text:style-name="P1">a decir de secta / porque no lo somos / yyy pero yyy / &amp;eh el Guadarramismo</text:p>
      <text:p text:style-name="P1">es un movimiento que surge en Madrid / lógicamente / por la proximidad a la</text:p>
      <text:p text:style-name="P1">[/] a la Sierra de Guadarrama / y surge pues en el [//] a finales del siglo</text:p>
      <text:p text:style-name="P1">XIX aunque &amp;en realmente el término guadarramismo se acuña a principios del</text:p>
      <text:p text:style-name="P1">XX / y es una modalidad / JUL:/ como dice Constancio Bernaldo de Quirós /</text:p>
      <text:p text:style-name="P1">que es el fundador de la Sociedad Peñalara / pues es una rama del</text:p>
      <text:p text:style-name="P1">alpinismo //</text:p>
      <text:p text:style-name="P1">*1CAR: &amp;mm //</text:p>
      <text:p text:style-name="P1">after: * JUL:/ como dice Constancio Bernaldo de Quirós / que es el fundador</text:p>
      <text:p text:style-name="P1">de la Sociedad Peñalara / pues es una rama del alpinismo //</text:p>
      <text:p text:style-name="P1">before: * JUL:/ como dice Constancio Bernaldo de Quirós / que es el</text:p>
      <text:p text:style-name="P1">fundador de la Sociedad Peñalara / pues es una rama del alpinismo //</text:p>
      <text:p text:style-name="P1">*3CAR: una rama del alpinismo ?</text:p>
      <text:p text:style-name="P1">after: JUL: yyy bueno yyy una variante / una variante pequeñita del</text:p>
      <text:p text:style-name="P1">alpinismo / el &amp;alpi JUL:/ el alpinismo se pone de moda / en Europa / pues</text:p>
      <text:p text:style-name="P1">a partir de eso sí / en el siglo XVIII / &amp;los se empiezan a subir a</text:p>
      <text:p text:style-name="P1">montañas / a los Alpes / hay turismo a Suiza / JUL:/ y [/] y la montaña se</text:p>
      <text:p text:style-name="P1">pone de moda // y en Madrid / pues &amp;eh se descubre la montaña / pues bueno</text:p>
      <text:p text:style-name="P1">es ya una cosa manida y sabida / pues a partir de [/] de la fundación de la</text:p>
      <text:p text:style-name="P1">Institución Libre de Enseñanza / JUL:/ se crean los primeros clubes &amp;eh</text:p>
      <text:p text:style-name="P1">deportivos / vinculados a la montaña / sobre todo Peñalara / y ahí se</text:p>
      <text:p text:style-name="P1">acuña / JUL:/ el término / guadarramismo // los guadarramistas hoy día que</text:p>
      <text:p text:style-name="P1">existimos / pues somos una mezcla de gente rara yyy // digo &amp;ra / una</text:p>
      <text:p text:style-name="P1">mezcla rara de gente / más que una mezcla de gente rara porque no somos</text:p>
      <text:p text:style-name="P1">raros / &amp;sin yo creo que somos todo lo contrario //</text:p>
      <text:p text:style-name="P1"><text:soft-page-break/>before: JUL: yyy bueno yyy una variante / una variante pequeñita del</text:p>
      <text:p text:style-name="P1">alpinismo / el &amp;alpi JUL:/ el alpinismo se pone de moda / en Europa / pues</text:p>
      <text:p text:style-name="P1">a partir de eso sí / en el siglo XVIII / &amp;los se empiezan a subir a</text:p>
      <text:p text:style-name="P1">montañas / a los Alpes / hay turismo a Suiza / JUL:/ y [/] y la montaña se</text:p>
      <text:p text:style-name="P1">pone de moda // y en Madrid / pues &amp;eh se descubre la montaña / pues bueno</text:p>
      <text:p text:style-name="P1">es ya una cosa manida y sabida / pues a partir de [/] de la fundación de la</text:p>
      <text:p text:style-name="P1">Institución Libre de Enseñanza / JUL:/ se crean los primeros clubes &amp;eh</text:p>
      <text:p text:style-name="P1">deportivos / vinculados a la montaña / sobre todo Peñalara / y ahí se</text:p>
      <text:p text:style-name="P1">acuña / JUL:/ el término / guadarramismo // los guadarramistas hoy día que</text:p>
      <text:p text:style-name="P1">existimos / pues somos una mezcla de gente rara yyy // digo &amp;ra / una</text:p>
      <text:p text:style-name="P1">mezcla rara de gente / más que una mezcla de gente rara porque no somos</text:p>
      <text:p text:style-name="P1">raros / &amp;sin yo creo que somos todo lo contrario //</text:p>
      <text:p text:style-name="P1">*5CAR: Alpes ?</text:p>
      <text:p text:style-name="P1">after: * JUL:/ el alpinismo se pone de moda / en Europa / pues a partir de</text:p>
      <text:p text:style-name="P1">eso sí / en el siglo XVIII / &amp;los se empiezan a subir a montañas / a los</text:p>
      <text:p text:style-name="P1">Alpes / hay turismo a Suiza / JUL:/ y [/] y la montaña se pone de moda // y</text:p>
      <text:p text:style-name="P1">en Madrid / pues &amp;eh se descubre la montaña / pues bueno es ya una cosa</text:p>
      <text:p text:style-name="P1">manida y sabida / pues a partir de [/] de la fundación de la Institución</text:p>
      <text:p text:style-name="P1">Libre de Enseñanza / JUL:/ se crean los primeros clubes &amp;eh deportivos /</text:p>
      <text:p text:style-name="P1">vinculados a la montaña / sobre todo Peñalara / y ahí se acuña / JUL:/ el</text:p>
      <text:p text:style-name="P1">término / guadarramismo // los guadarramistas hoy día que existimos / pues</text:p>
      <text:p text:style-name="P1">somos una mezcla de gente rara yyy // digo &amp;ra / una mezcla rara de gente /</text:p>
      <text:p text:style-name="P1">más que una mezcla de gente rara porque no somos raros / &amp;sin yo creo que</text:p>
      <text:p text:style-name="P1">somos todo lo contrario //</text:p>
      <text:p text:style-name="P1">before: * JUL:/ el alpinismo se pone de moda / en Europa / pues a partir de</text:p>
      <text:p text:style-name="P1">eso sí / en el siglo XVIII / &amp;los se empiezan a subir a montañas / a los</text:p>
      <text:p text:style-name="P1">Alpes / hay turismo a Suiza / JUL:/ y [/] y la montaña se pone de moda // y</text:p>
      <text:p text:style-name="P1">en Madrid / pues &amp;eh se descubre la montaña / pues bueno es ya una cosa</text:p>
      <text:p text:style-name="P1">manida y sabida / pues a partir de [/] de la fundación de la Institución</text:p>
      <text:p text:style-name="P1">Libre de Enseñanza / JUL:/ se crean los primeros clubes &amp;eh deportivos /</text:p>
      <text:p text:style-name="P1">vinculados a la montaña / sobre todo Peñalara / y ahí se acuña / JUL:/ el</text:p>
      <text:p text:style-name="P1">término / guadarramismo // los guadarramistas hoy día que existimos / pues</text:p>
      <text:p text:style-name="P1">somos una mezcla de gente rara yyy // digo &amp;ra / una mezcla rara de gente /</text:p>
      <text:p text:style-name="P1">más que una mezcla de gente rara porque no somos raros / &amp;sin yo creo que</text:p>
      <text:p text:style-name="P1">somos todo lo contrario //</text:p>
      <text:p text:style-name="P1">*7CAR: sí yyy //</text:p>
      <text:p text:style-name="P1">after: * JUL:/ y [/] y la montaña se pone de moda // y en Madrid / pues &amp;eh</text:p>
      <text:p text:style-name="P1">se descubre la montaña / pues bueno es ya una cosa manida y sabida / pues a</text:p>
      <text:p text:style-name="P1">partir de [/] de la fundación de la Institución Libre de Enseñanza / JUL:/</text:p>
      <text:p text:style-name="P1">se crean los primeros clubes &amp;eh deportivos / vinculados a la montaña /</text:p>
      <text:p text:style-name="P1">sobre todo Peñalara / y ahí se acuña / JUL:/ el término / guadarramismo //</text:p>
      <text:p text:style-name="P1">los guadarramistas hoy día que existimos / pues somos una mezcla de gente</text:p>
      <text:p text:style-name="P1">rara yyy // digo &amp;ra / una mezcla rara de gente / más que una mezcla de</text:p>
      <text:p text:style-name="P1">gente rara porque no somos raros / &amp;sin yo creo que somos todo lo</text:p>
      <text:p text:style-name="P1">contrario //</text:p>
      <text:p text:style-name="P1">before: * JUL:/ y [/] y la montaña se pone de moda // y en Madrid / pues</text:p>
      <text:p text:style-name="P1">&amp;eh se descubre la montaña / pues bueno es ya una cosa manida y sabida /</text:p>
      <text:p text:style-name="P1">pues a partir de [/] de la fundación de la Institución Libre de Enseñanza /</text:p>
      <text:p text:style-name="P1">JUL:/ se crean los primeros clubes &amp;eh deportivos / vinculados a la</text:p>
      <text:p text:style-name="P1"><text:soft-page-break/>montaña / sobre todo Peñalara / y ahí se acuña / JUL:/ el término /</text:p>
      <text:p text:style-name="P1">guadarramismo // los guadarramistas hoy día que existimos / pues somos una</text:p>
      <text:p text:style-name="P1">mezcla de gente rara yyy // digo &amp;ra / una mezcla rara de gente / más que</text:p>
      <text:p text:style-name="P1">una mezcla de gente rara porque no somos raros / &amp;sin yo creo que somos</text:p>
      <text:p text:style-name="P1">todo lo contrario //</text:p>
      <text:p text:style-name="P1">*9CAR: &amp;mm //</text:p>
      <text:p text:style-name="P1">after: * JUL:/ se crean los primeros clubes &amp;eh deportivos / vinculados a</text:p>
      <text:p text:style-name="P1">la montaña / sobre todo Peñalara / y ahí se acuña / JUL:/ el término /</text:p>
      <text:p text:style-name="P1">guadarramismo // los guadarramistas hoy día que existimos / pues somos una</text:p>
      <text:p text:style-name="P1">mezcla de gente rara yyy // digo &amp;ra / una mezcla rara de gente / más que</text:p>
      <text:p text:style-name="P1">una mezcla de gente rara porque no somos raros / &amp;sin yo creo que somos</text:p>
      <text:p text:style-name="P1">todo lo contrario //</text:p>
      <text:p text:style-name="P1">before: * JUL:/ se crean los primeros clubes &amp;eh deportivos / vinculados a</text:p>
      <text:p text:style-name="P1">la montaña / sobre todo Peñalara / y ahí se acuña / JUL:/ el término /</text:p>
      <text:p text:style-name="P1">guadarramismo // los guadarramistas hoy día que existimos / pues somos una</text:p>
      <text:p text:style-name="P1">mezcla de gente rara yyy // digo &amp;ra / una mezcla rara de gente / más que</text:p>
      <text:p text:style-name="P1">una mezcla de gente rara porque no somos raros / &amp;sin yo creo que somos</text:p>
      <text:p text:style-name="P1">todo lo contrario //</text:p>
      <text:p text:style-name="P1">*11CAR: sí sí //</text:p>
      <text:p text:style-name="P1">after: * JUL:/ el término / guadarramismo // los guadarramistas hoy día que</text:p>
      <text:p text:style-name="P1">existimos / pues somos una mezcla de gente rara yyy // digo &amp;ra / una</text:p>
      <text:p text:style-name="P1">mezcla rara de gente / más que una mezcla de gente rara porque no somos</text:p>
      <text:p text:style-name="P1">raros / &amp;sin yo creo que somos todo lo contrario //</text:p>
      <text:p text:style-name="P1">before: * JUL:/ el término / guadarramismo // los guadarramistas hoy día</text:p>
      <text:p text:style-name="P1">que existimos / pues somos una mezcla de gente rara yyy // digo &amp;ra / una</text:p>
      <text:p text:style-name="P1">mezcla rara de gente / más que una mezcla de gente rara porque no somos</text:p>
      <text:p text:style-name="P1">raros / &amp;sin yo creo que somos todo lo contrario //</text:p>
      <text:p text:style-name="P1">*13CAR: yyy</text:p>
      <text:p text:style-name="P1">after: JUL: y / bueno / pues una mezcla rara de gente / porque digo que</text:p>
      <text:p text:style-name="P1">somos / pues &amp;uh ecologistas / deportistas / montañeros / defensores de la</text:p>
      <text:p text:style-name="P1">cultura / &amp;eh defensores de la naturaleza / en fin somos ... Guadarramismo</text:p>
      <text:p text:style-name="P1">en realidad es el movimiento que defiende el Guadarrama // y hoy día pues</text:p>
      <text:p text:style-name="P1">está más en vigor que nunca / porque como sabes / pues hay un proceso de</text:p>
      <text:p text:style-name="P1">declaración de Parque Nacional en curso que ya nos aburre porque estamos</text:p>
      <text:p text:style-name="P1">hasta el gorro yyy //</text:p>
      <text:p text:style-name="P1">before: CAR: de esperar que lo declaren / o que no lo declaren ? &amp;eh //</text:p>
      <text:p text:style-name="P1">JUL: es que no [///] el Parque Nacional del Guadarrama / se quiso declarar</text:p>
      <text:p text:style-name="P1">en mil novecientos veintitrés / en mil novecientos treinta ya se [/] se</text:p>
      <text:p text:style-name="P1">fastidia la cosa / JUL:/ &lt; porque &gt; no [/] no se llega a un &lt; acuerdo &gt; /</text:p>
      <text:p text:style-name="P1">JUL:/ hay intereses creados por medios / y al final se abandona el</text:p>
      <text:p text:style-name="P1">proyecto // y ahora tenemos la oportunidad / llevamos desde el año</text:p>
      <text:p text:style-name="P1">noventa / perdón / desde el año dos mil uno / que es cuando se hace</text:p>
      <text:p text:style-name="P1">público / JUL:/ el proyecto / el intento de [/] de la declaración / y bueno</text:p>
      <text:p text:style-name="P1">pues ahora seguimos dando la vara // hemos creado una plataforma que se</text:p>
      <text:p text:style-name="P1">llama Allende Sierra / que somos cuatro [/] cuatro sociedades de Madrid y</text:p>
      <text:p text:style-name="P1">de Segovia / 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<text:soft-page-break/>hacer marchas reivindicativas //</text:p>
      <text:p text:style-name="P1">*16cruzando siempre la [//] una vertiente a otra //</text:p>
      <text:p text:style-name="P1">eso es un [//] una parte del Guadarramismo / porque hoy día pues bueno</text:p>
      <text:p text:style-name="P1">pues / &amp;se hay muchos más / el movimiento ecologista que está / volcado en</text:p>
      <text:p text:style-name="P1">bloque también defendiendo la creación del Parque Nacional del Guadarrama /</text:p>
      <text:p text:style-name="P1">pero ellos van a parte JUL:/ y a veces hasta nos peleamos / &lt;</text:p>
      <text:p text:style-name="P1">dialécticamente claro / yyy &gt; //</text:p>
      <text:p text:style-name="P1">after: CAR: &lt; &amp;mm &gt; //</text:p>
      <text:p text:style-name="P1">before: JUL: es que no [///] el Parque Nacional del Guadarrama / se quiso</text:p>
      <text:p text:style-name="P1">declarar en mil novecientos veintitrés / en mil novecientos treinta ya se</text:p>
      <text:p text:style-name="P1">[/] se fastidia la cosa / JUL:/ &lt; porque &gt; no [/] no se llega a un &lt;</text:p>
      <text:p text:style-name="P1">acuerdo &gt; / JUL:/ hay intereses creados por medios / y al final se abandona</text:p>
      <text:p text:style-name="P1">el proyecto // y ahora tenemos la oportunidad / llevamos desde el año</text:p>
      <text:p text:style-name="P1">noventa / perdón / desde el año dos mil uno / que es cuando se hace</text:p>
      <text:p text:style-name="P1">público / JUL:/ el proyecto / el intento de [/] de la declaración / y bueno</text:p>
      <text:p text:style-name="P1">pues ahora seguimos dando la vara // hemos creado una plataforma que se</text:p>
      <text:p text:style-name="P1">llama Allende Sierra / que somos cuatro [/] cuatro sociedades de Madrid y</text:p>
      <text:p text:style-name="P1">de Segovia / 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*17CAR: &lt; &amp;mm &gt; //</text:p>
      <text:p text:style-name="P1">after: * JUL:/ &lt; porque &gt; no [/] no se llega a un &lt; acuerdo &gt; / JUL:/ hay</text:p>
      <text:p text:style-name="P1">intereses creados por medios / y al final se abandona el proyecto // y</text:p>
      <text:p text:style-name="P1">ahora tenemos la oportunidad / llevamos desde el año noventa / perdón /</text:p>
      <text:p text:style-name="P1">desde el año dos mil uno / que es cuando se hace público / JUL:/ el</text:p>
      <text:p text:style-name="P1">proyecto / el intento de [/] de la declaración / y bueno pues ahora</text:p>
      <text:p text:style-name="P1">seguimos dando la vara // hemos creado una plataforma que se llama Allende</text:p>
      <text:p text:style-name="P1">Sierra / que somos cuatro [/] cuatro sociedades de Madrid y de Segovia /</text:p>
      <text:p text:style-name="P1">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before: * JUL:/ &lt; porque &gt; no [/] no se llega a un &lt; acuerdo &gt; / JUL:/ hay</text:p>
      <text:p text:style-name="P1">intereses creados por medios / y al final se abandona el proyecto // y</text:p>
      <text:p text:style-name="P1">ahora tenemos la oportunidad / llevamos desde el año noventa / perdón /</text:p>
      <text:p text:style-name="P1">desde el año dos mil uno / que es cuando se hace público / JUL:/ el</text:p>
      <text:p text:style-name="P1"><text:soft-page-break/>proyecto / el intento de [/] de la declaración / y bueno pues ahora</text:p>
      <text:p text:style-name="P1">seguimos dando la vara // hemos creado una plataforma que se llama Allende</text:p>
      <text:p text:style-name="P1">Sierra / que somos cuatro [/] cuatro sociedades de Madrid y de Segovia /</text:p>
      <text:p text:style-name="P1">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*19CAR: &lt; &amp;mm &gt; //</text:p>
      <text:p text:style-name="P1">after: * JUL:/ hay intereses creados por medios / y al final se abandona el</text:p>
      <text:p text:style-name="P1">proyecto // y ahora tenemos la oportunidad / llevamos desde el año</text:p>
      <text:p text:style-name="P1">noventa / perdón / desde el año dos mil uno / que es cuando se hace</text:p>
      <text:p text:style-name="P1">público / JUL:/ el proyecto / el intento de [/] de la declaración / y bueno</text:p>
      <text:p text:style-name="P1">pues ahora seguimos dando la vara // hemos creado una plataforma que se</text:p>
      <text:p text:style-name="P1">llama Allende Sierra / que somos cuatro [/] cuatro sociedades de Madrid y</text:p>
      <text:p text:style-name="P1">de Segovia / 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before: * JUL:/ hay intereses creados por medios / y al final se abandona</text:p>
      <text:p text:style-name="P1">el proyecto // y ahora tenemos la oportunidad / llevamos desde el año</text:p>
      <text:p text:style-name="P1">noventa / perdón / desde el año dos mil uno / que es cuando se hace</text:p>
      <text:p text:style-name="P1">público / JUL:/ el proyecto / el intento de [/] de la declaración / y bueno</text:p>
      <text:p text:style-name="P1">pues ahora seguimos dando la vara // hemos creado una plataforma que se</text:p>
      <text:p text:style-name="P1">llama Allende Sierra / que somos cuatro [/] cuatro sociedades de Madrid y</text:p>
      <text:p text:style-name="P1">de Segovia / 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*21CAR: &amp;mm //</text:p>
      <text:p text:style-name="P1">after: * JUL:/ el proyecto / el intento de [/] de la declaración / y bueno</text:p>
      <text:p text:style-name="P1">pues ahora seguimos dando la vara // hemos creado una plataforma que se</text:p>
      <text:p text:style-name="P1"><text:soft-page-break/>llama Allende Sierra / que somos cuatro [/] cuatro sociedades de Madrid y</text:p>
      <text:p text:style-name="P1">de Segovia / 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before: * JUL:/ el proyecto / el intento de [/] de la declaración / y bueno</text:p>
      <text:p text:style-name="P1">pues ahora seguimos dando la vara // hemos creado una plataforma que se</text:p>
      <text:p text:style-name="P1">llama Allende Sierra / que somos cuatro [/] cuatro sociedades de Madrid y</text:p>
      <text:p text:style-name="P1">de Segovia / porque esto / el Guadarrama es una montaña yyy iba a decir</text:p>
      <text:p text:style-name="P1">interprovincial / pero hoy diríamos interregional // Castilla / JUL:/ &lt;</text:p>
      <text:p text:style-name="P1">León &gt; por un lado / y Madrid por otra // entonces hemos juntado &amp;do cuatro</text:p>
      <text:p text:style-name="P1">sociedades de [/] de ambos lados de la Sierra / y nos dedicamos pues a</text:p>
      <text:p text:style-name="P1">hacer marchas reivindicativas // cruzando siempre la [//] una vertiente a</text:p>
      <text:p text:style-name="P1">otra // eso es un [//] una parte del Guadarramismo / porque hoy día pues</text:p>
      <text:p text:style-name="P1">bueno pues / &amp;se hay muchos más / el movimiento ecologista que está /</text:p>
      <text:p text:style-name="P1">volcado en bloque también defendiendo la creación del Parque Nacional del</text:p>
      <text:p text:style-name="P1">Guadarrama / pero ellos van a parte JUL:/ y a veces hasta nos peleamos / &lt;</text:p>
      <text:p text:style-name="P1">dialécticamente claro / yyy &gt; //</text:p>
      <text:p text:style-name="P1">*23CAR: &lt; claro &gt; //</text:p>
      <text:p text:style-name="P1">after: * JUL:/ &lt; León &gt; por un lado / y Madrid por otra // entonces hemos</text:p>
      <text:p text:style-name="P1">juntado &amp;do cuatro sociedades de [/] de ambos lados de la Sierra / y nos</text:p>
      <text:p text:style-name="P1">dedicamos pues a hacer marchas reivindicativas // cruzando siempre la [//]</text:p>
      <text:p text:style-name="P1">una vertiente a otra // eso es un [//] una parte del Guadarramismo / porque</text:p>
      <text:p text:style-name="P1">hoy día pues bueno pues / &amp;se hay muchos más / el movimiento ecologista que</text:p>
      <text:p text:style-name="P1">está / volcado en bloque también defendiendo la creación del Parque</text:p>
      <text:p text:style-name="P1">Nacional del Guadarrama / pero ellos van a parte JUL:/ y a veces hasta nos</text:p>
      <text:p text:style-name="P1">peleamos / &lt; dialécticamente claro / yyy &gt; //</text:p>
      <text:p text:style-name="P1">before: * JUL:/ &lt; León &gt; por un lado / y Madrid por otra // entonces hemos</text:p>
      <text:p text:style-name="P1">juntado &amp;do cuatro sociedades de [/] de ambos lados de la Sierra / y nos</text:p>
      <text:p text:style-name="P1">dedicamos pues a hacer marchas reivindicativas // cruzando siempre la [//]</text:p>
      <text:p text:style-name="P1">una vertiente a otra // eso es un [//] una parte del Guadarramismo / porque</text:p>
      <text:p text:style-name="P1">hoy día pues bueno pues / &amp;se hay muchos más / el movimiento ecologista que</text:p>
      <text:p text:style-name="P1">está / volcado en bloque también defendiendo la creación del Parque</text:p>
      <text:p text:style-name="P1">Nacional del Guadarrama / pero ellos van a parte JUL:/ y a veces hasta nos</text:p>
      <text:p text:style-name="P1">peleamos / &lt; dialécticamente claro / yyy &gt; //</text:p>
      <text:p text:style-name="P1">*25CAR: &amp;mm //</text:p>
      <text:p text:style-name="P1">after: * JUL:/ y a veces hasta nos peleamos / &lt; dialécticamente claro / yyy</text:p>
      <text:p text:style-name="P1">&gt; //</text:p>
      <text:p text:style-name="P1">before: * JUL:/ y a veces hasta nos peleamos / &lt; dialécticamente claro /</text:p>
      <text:p text:style-name="P1">yyy &gt; //</text:p>
      <text:p text:style-name="P1">*27CAR: &lt; sí sí sí &gt; //</text:p>
      <text:p text:style-name="P1">sí sí //</text:p>
      <text:p text:style-name="P1">after: JUL: por un quítame allá esas pajas / JUL:/ que si vosotros sois más</text:p>
      <text:p text:style-name="P1"><text:soft-page-break/>conservadores y nosotros no / que si nosotros queremos esto y nosotros no /</text:p>
      <text:p text:style-name="P1">en fin //</text:p>
      <text:p text:style-name="P1">before: * JUL:/ y a veces hasta nos peleamos / &lt; dialécticamente claro /</text:p>
      <text:p text:style-name="P1">yyy &gt; //</text:p>
      <text:p text:style-name="P1">CAR: &lt; sí sí sí &gt; //</text:p>
      <text:p text:style-name="P1">*27sí sí //</text:p>
      <text:p text:style-name="P1">after: JUL: por un quítame allá esas pajas / JUL:/ que si vosotros sois más</text:p>
      <text:p text:style-name="P1">conservadores y nosotros no / que si nosotros queremos esto y nosotros no /</text:p>
      <text:p text:style-name="P1">en fin //</text:p>
      <text:p text:style-name="P1">before: * JUL:/ que si vosotros sois más conservadores y nosotros no / que</text:p>
      <text:p text:style-name="P1">si nosotros queremos esto y nosotros no / en fin //</text:p>
      <text:p text:style-name="P1">*31CAR: ya //</text:p>
      <text:p text:style-name="P1">end of document.</text:p>
      <text:p text:style-name="P1">&lt;text id="trab_68_DE_LUNES_A_VIERNES_7"&gt;</text:p>
      <text:p text:style-name="P1">beginning of document</text:p>
      <text:p text:style-name="P1">*0LOG: hhh a ver Felonia tú me has escuchado lo de la grabación ?</text:p>
      <text:p text:style-name="P1">after: FEL: sí //</text:p>
      <text:p text:style-name="P1">before: LOG: hhh a ver Felonia tú me has escuchado lo de la grabación ?</text:p>
      <text:p text:style-name="P1">*1FEL: sí //</text:p>
      <text:p text:style-name="P1">after: LOG: bueno pues di / das permiso ?</text:p>
      <text:p text:style-name="P1">before: LOG: &lt; pues &gt; di aquí / que eres [//] te llamas Felonia / eres de</text:p>
      <text:p text:style-name="P1">Guinea / y que das permiso / para la grabación //</text:p>
      <text:p text:style-name="P1">*5FEL: vale //</text:p>
      <text:p text:style-name="P1">hola / mi nombre es Felonia / soy de Guinea Ecuatorial / y permito que me</text:p>
      <text:p text:style-name="P1">graben para +</text:p>
      <text:p text:style-name="P1">after: LOG: bueno / pues ahora vamos a ver / LOG:/ qué es lo que quieres ?</text:p>
      <text:p text:style-name="P1">quieres &amp;tatatata / LOG:/ &lt; externa &gt; //</text:p>
      <text:p text:style-name="P1">before: LOG: bueno / pues ahora vamos a ver / LOG:/ qué es lo que</text:p>
      <text:p text:style-name="P1">quieres ? quieres &amp;tatatata / LOG:/ &lt; externa &gt; //</text:p>
      <text:p text:style-name="P1">*7FEL: &amp;mm //</text:p>
      <text:p text:style-name="P1">after: * LOG:/ qué es lo que quieres ? quieres &amp;tatatata / LOG:/ &lt; externa</text:p>
      <text:p text:style-name="P1">&gt; //</text:p>
      <text:p text:style-name="P1">before: * LOG:/ qué es lo que quieres ? quieres &amp;tatatata / LOG:/ &lt;</text:p>
      <text:p text:style-name="P1">externa &gt; //</text:p>
      <text:p text:style-name="P1">*9FEL: &lt; &amp;trabaj &gt; //</text:p>
      <text:p text:style-name="P1">after: * LOG:/ &lt; externa &gt; //</text:p>
      <text:p text:style-name="P1">before: * LOG:/ &lt; externa &gt; //</text:p>
      <text:p text:style-name="P1">*11FEL: sí //</text:p>
      <text:p text:style-name="P1">after: LOG: no hay nada //</text:p>
      <text:p text:style-name="P1">before: FEL: sí //</text:p>
      <text:p text:style-name="P1">*12LOG: no hay nada //</text:p>
      <text:p text:style-name="P1">after: FEL: ay madre yyy //</text:p>
      <text:p text:style-name="P1">before: LOG: no hay nada //</text:p>
      <text:p text:style-name="P1">*13FEL: ay madre yyy //</text:p>
      <text:p text:style-name="P1">after: LOG: no / no pero si [///] vamos a ver / a finales de julio / las</text:p>
      <text:p text:style-name="P1">únicas ofertas que tenemos / LOG:/ son para irse de vacaciones interna /</text:p>
      <text:p text:style-name="P1">para hacer una sustitución / mientras las señoras / a la suya que tienen /</text:p>
      <text:p text:style-name="P1">le dan permiso de [/] de agosto / o lo que sea //</text:p>
      <text:p text:style-name="P1">before: LOG: no / no pero si [///] vamos a ver / a finales de julio / las</text:p>
      <text:p text:style-name="P1"><text:soft-page-break/>únicas ofertas que tenemos / LOG:/ son para irse de vacaciones interna /</text:p>
      <text:p text:style-name="P1">para hacer una sustitución / mientras las señoras / a la suya que tienen /</text:p>
      <text:p text:style-name="P1">le dan permiso de [/] de agosto / o lo que sea //</text:p>
      <text:p text:style-name="P1">*15FEL: sí //</text:p>
      <text:p text:style-name="P1">after: * LOG:/ son para irse de vacaciones interna / para hacer una</text:p>
      <text:p text:style-name="P1">sustitución / mientras las señoras / a la suya que tienen / le dan permiso</text:p>
      <text:p text:style-name="P1">de [/] de agosto / o lo que sea //</text:p>
      <text:p text:style-name="P1">before: * LOG:/ son para irse de vacaciones interna / para hacer una</text:p>
      <text:p text:style-name="P1">sustitución / mientras las señoras / a la suya que tienen / le dan permiso</text:p>
      <text:p text:style-name="P1">de [/] de agosto / o lo que sea //</text:p>
      <text:p text:style-name="P1">*17FEL: ya //</text:p>
      <text:p text:style-name="P1">after: LOG: entonces / no hay absolutamente nada externa // y luego / has</text:p>
      <text:p text:style-name="P1">estado [//] quieres de lunes a jueves todo el día //</text:p>
      <text:p text:style-name="P1">before: LOG: entonces / no hay absolutamente nada externa // y luego / has</text:p>
      <text:p text:style-name="P1">estado [//] quieres de lunes a jueves todo el día //</text:p>
      <text:p text:style-name="P1">*19FEL: sí //</text:p>
      <text:p text:style-name="P1">after: LOG: y luego los viernes sábados y domingos / de nueve a doce ? pero</text:p>
      <text:p text:style-name="P1">es que de lunes a &amp;jue a jueves la gente te cogerá / no ahora / porque no</text:p>
      <text:p text:style-name="P1">hay / pero cuando te cojan / jornada completa / LOG:/ que suele ser de</text:p>
      <text:p text:style-name="P1">ocho / a seis / o a siete / incluso a ocho de la tarde / LOG:/ te cogen /</text:p>
      <text:p text:style-name="P1">los cinco días de la semana // lunes martes miércoles jueves y viernes //</text:p>
      <text:p text:style-name="P1">before: FEL: sí //</text:p>
      <text:p text:style-name="P1">LOG: y luego los viernes sábados y domingos / de nueve a doce ? pero es que</text:p>
      <text:p text:style-name="P1">de lunes a &amp;jue a jueves la gente te cogerá / no ahora / porque no hay /</text:p>
      <text:p text:style-name="P1">pero cuando te cojan / jornada completa / LOG:/ que suele ser de ocho / a</text:p>
      <text:p text:style-name="P1">seis / o a siete / incluso a ocho de la tarde / LOG:/ te cogen / los cinco</text:p>
      <text:p text:style-name="P1">días de la semana //</text:p>
      <text:p text:style-name="P1">*20lunes martes miércoles jueves y viernes //</text:p>
      <text:p text:style-name="P1">after: FEL: sí //</text:p>
      <text:p text:style-name="P1">before: LOG: y luego los viernes sábados y domingos / de nueve a doce ?</text:p>
      <text:p text:style-name="P1">pero es que de lunes a &amp;jue a jueves la gente te cogerá / no ahora / porque</text:p>
      <text:p text:style-name="P1">no hay / pero cuando te cojan / jornada completa / LOG:/ que suele ser de</text:p>
      <text:p text:style-name="P1">ocho / a seis / o a siete / incluso a ocho de la tarde / LOG:/ te cogen /</text:p>
      <text:p text:style-name="P1">los cinco días de la semana // lunes martes miércoles jueves y viernes //</text:p>
      <text:p text:style-name="P1">*21FEL: sí //</text:p>
      <text:p text:style-name="P1">after: * LOG:/ que suele ser de ocho / a seis / o a siete / incluso a ocho</text:p>
      <text:p text:style-name="P1">de la tarde / LOG:/ te cogen / los cinco días de la semana // lunes martes</text:p>
      <text:p text:style-name="P1">miércoles jueves y viernes //</text:p>
      <text:p text:style-name="P1">before: * LOG:/ que suele ser de ocho / a seis / o a siete / incluso a ocho</text:p>
      <text:p text:style-name="P1">de la tarde / LOG:/ te cogen / los cinco días de la semana // lunes martes</text:p>
      <text:p text:style-name="P1">miércoles jueves y viernes //</text:p>
      <text:p text:style-name="P1">*23FEL: sí //</text:p>
      <text:p text:style-name="P1">after: * LOG:/ te cogen / los cinco días de la semana // lunes martes</text:p>
      <text:p text:style-name="P1">miércoles jueves y viernes //</text:p>
      <text:p text:style-name="P1">before: * LOG:/ te cogen / los cinco días de la semana // lunes martes</text:p>
      <text:p text:style-name="P1">miércoles jueves y viernes //</text:p>
      <text:p text:style-name="P1">*25FEL: ya //</text:p>
      <text:p text:style-name="P1">after: LOG: entonces / puedes encontrar trabajo / los sábados y los</text:p>
      <text:p text:style-name="P1">domingos de nueve a doce / que es muy difícil / &lt; muy difícil &gt; LOG:/</text:p>
      <text:p text:style-name="P1"><text:soft-page-break/>porque la gente que busca / una persona los fines de semana /</text:p>
      <text:p text:style-name="P1">fundamentalmente es / porque tiene / o los padres muy mayores / o muchos</text:p>
      <text:p text:style-name="P1">niños / la suya se le va / hhh / gracias Concha //</text:p>
      <text:p text:style-name="P1">before: LOG: entonces / puedes encontrar trabajo / los sábados y los</text:p>
      <text:p text:style-name="P1">domingos de nueve a doce / que es muy difícil / &lt; muy difícil &gt; LOG:/</text:p>
      <text:p text:style-name="P1">porque la gente que busca / una persona los fines de semana /</text:p>
      <text:p text:style-name="P1">fundamentalmente es / porque tiene / o los padres muy mayores / o muchos</text:p>
      <text:p text:style-name="P1">niños / la suya se le va / hhh / gracias Concha //</text:p>
      <text:p text:style-name="P1">*27FEL: &lt; ya &gt; //</text:p>
      <text:p text:style-name="P1">after: * LOG:/ porque la gente que busca / una persona los fines de</text:p>
      <text:p text:style-name="P1">semana / fundamentalmente es / porque tiene / o los padres muy mayores / o</text:p>
      <text:p text:style-name="P1">muchos niños / la suya se le va / hhh / gracias Concha //</text:p>
      <text:p text:style-name="P1">before: * LOG:/ porque la gente que busca / una persona los fines de</text:p>
      <text:p text:style-name="P1">semana / fundamentalmente es / porque tiene / o los padres muy mayores / o</text:p>
      <text:p text:style-name="P1">muchos niños / la suya se le va / hhh / gracias Concha //</text:p>
      <text:p text:style-name="P1">*29CON: de nada hhh //</text:p>
      <text:p text:style-name="P1">after: LOG: tiene libre desde el sábado después de comer / hasta el domingo</text:p>
      <text:p text:style-name="P1">por la noche / LOG:/ y entonces buscan una persona / hhh para ocupar ese</text:p>
      <text:p text:style-name="P1">tiempo / para que los padres no se queden solos / o para que le echen una</text:p>
      <text:p text:style-name="P1">mano con los niños / pero de nueve a doce / la gente que trabaja a las</text:p>
      <text:p text:style-name="P1">nueve de la mañana / los sábados y domingos no está levantada / LOG:/ se</text:p>
      <text:p text:style-name="P1">quieren quedar en la cama yyy / un ratito //</text:p>
      <text:p text:style-name="P1">before: LOG: tiene libre desde el sábado después de comer / hasta el</text:p>
      <text:p text:style-name="P1">domingo por la noche / LOG:/ y entonces buscan una persona / hhh para</text:p>
      <text:p text:style-name="P1">ocupar ese tiempo / para que los padres no se queden solos / o para que le</text:p>
      <text:p text:style-name="P1">echen una mano con los niños / pero de nueve a doce / la gente que trabaja</text:p>
      <text:p text:style-name="P1">a las nueve de la mañana / los sábados y domingos no está levantada / LOG:/</text:p>
      <text:p text:style-name="P1">se quieren quedar en la cama yyy / un ratito //</text:p>
      <text:p text:style-name="P1">*31FEL: sí //</text:p>
      <text:p text:style-name="P1">after: * LOG:/ y entonces buscan una persona / hhh para ocupar ese tiempo /</text:p>
      <text:p text:style-name="P1">para que los padres no se queden solos / o para que le echen una mano con</text:p>
      <text:p text:style-name="P1">los niños / pero de nueve a doce / la gente que trabaja a las nueve de la</text:p>
      <text:p text:style-name="P1">mañana / los sábados y domingos no está levantada / LOG:/ se quieren quedar</text:p>
      <text:p text:style-name="P1">en la cama yyy / un ratito //</text:p>
      <text:p text:style-name="P1">before: * LOG:/ y entonces buscan una persona / hhh para ocupar ese</text:p>
      <text:p text:style-name="P1">tiempo / para que los padres no se queden solos / o para que le echen una</text:p>
      <text:p text:style-name="P1">mano con los niños / pero de nueve a doce / la gente que trabaja a las</text:p>
      <text:p text:style-name="P1">nueve de la mañana / los sábados y domingos no está levantada / LOG:/ se</text:p>
      <text:p text:style-name="P1">quieren quedar en la cama yyy / un ratito //</text:p>
      <text:p text:style-name="P1">*33FEL: ya yyy //</text:p>
      <text:p text:style-name="P1">after: * LOG:/ se quieren quedar en la cama yyy / un ratito //</text:p>
      <text:p text:style-name="P1">before: * LOG:/ se quieren quedar en la cama yyy / un ratito //</text:p>
      <text:p text:style-name="P1">*35FEL: vale vale //</text:p>
      <text:p text:style-name="P1">after: LOG: entonces yo / te pondría / de lunes a viernes / jornada</text:p>
      <text:p text:style-name="P1">completa //</text:p>
      <text:p text:style-name="P1">before: LOG: entonces yo / te pondría / de lunes a viernes / jornada</text:p>
      <text:p text:style-name="P1">completa //</text:p>
      <text:p text:style-name="P1">*37FEL: sí //</text:p>
      <text:p text:style-name="P1">after: LOG: y luego sábado y domingo / por la mañana //</text:p>
      <text:p text:style-name="P1"><text:soft-page-break/>before: LOG: y luego sábado y domingo / por la mañana //</text:p>
      <text:p text:style-name="P1">*39FEL: sí //</text:p>
      <text:p text:style-name="P1">after: LOG: luego por la tarde / sábado y domingo / tú tienes algo que</text:p>
      <text:p text:style-name="P1">hacer / o tienes trabajo ?</text:p>
      <text:p text:style-name="P1">before: FEL: sí tengo / hago veinte horas / en [/] en un restaurante //</text:p>
      <text:p text:style-name="P1">*42LOG: los fines de semana ?</text:p>
      <text:p text:style-name="P1">after: FEL: sí //</text:p>
      <text:p text:style-name="P1">before: LOG: los fines de semana ?</text:p>
      <text:p text:style-name="P1">*43FEL: sí //</text:p>
      <text:p text:style-name="P1">after: LOG: el viernes también ?</text:p>
      <text:p text:style-name="P1">before: FEL: sí //</text:p>
      <text:p text:style-name="P1">*44LOG: el viernes también ?</text:p>
      <text:p text:style-name="P1">after: FEL: no / FEL:/ &lt; viernes por la tarde &gt; / sábado y domingo //</text:p>
      <text:p text:style-name="P1">before: FEL: no / FEL:/ &lt; viernes por la tarde &gt; / sábado y domingo //</text:p>
      <text:p text:style-name="P1">*46LOG: &lt; &amp;ha pues &amp;enton &gt; +</text:p>
      <text:p text:style-name="P1">after: * FEL:/ &lt; viernes por la tarde &gt; / sábado y domingo //</text:p>
      <text:p text:style-name="P1">before: LOG: pues entonces yo te pongo aquí de lunes a viernes / LOG:/ y</text:p>
      <text:p text:style-name="P1">luego ya aquí te pongo / el fin de semana //</text:p>
      <text:p text:style-name="P1">*49FEL: sí //</text:p>
      <text:p text:style-name="P1">after: * LOG:/ y luego ya aquí te pongo / el fin de semana //</text:p>
      <text:p text:style-name="P1">before: * LOG:/ y luego ya aquí te pongo / el fin de semana //</text:p>
      <text:p text:style-name="P1">*51FEL: vale //</text:p>
      <text:p text:style-name="P1">after: LOG: de acuerdo ?</text:p>
      <text:p text:style-name="P1">before: FEL: vale //</text:p>
      <text:p text:style-name="P1">*52LOG: de acuerdo ?</text:p>
      <text:p text:style-name="P1">after: FEL: de acuerdo //</text:p>
      <text:p text:style-name="P1">before: LOG: de acuerdo ?</text:p>
      <text:p text:style-name="P1">*53FEL: de acuerdo //</text:p>
      <text:p text:style-name="P1">after: LOG: en este momento no hay nada Felonia pero / vamos a abrir /</text:p>
      <text:p text:style-name="P1">únicamente / ya / el jueves de la semana / de esta semana / LOG:/ y luego</text:p>
      <text:p text:style-name="P1">ya nos vamos de vacaciones / si surgiera algo hoy / que llamasen / yo te</text:p>
      <text:p text:style-name="P1">llamo / si no te quieres quedar / te puedes ir tranquilamente / LOG:/ y si</text:p>
      <text:p text:style-name="P1">llama alguien hhh / yo miro aquí en las fichas hhh y [/] y te llamo por</text:p>
      <text:p text:style-name="P1">teléfono / y si hay una oferta / te lo digo //</text:p>
      <text:p text:style-name="P1">before: LOG: en este momento no hay nada Felonia pero / vamos a abrir /</text:p>
      <text:p text:style-name="P1">únicamente / ya / el jueves de la semana / de esta semana / LOG:/ y luego</text:p>
      <text:p text:style-name="P1">ya nos vamos de vacaciones / si surgiera algo hoy / que llamasen / yo te</text:p>
      <text:p text:style-name="P1">llamo / si no te quieres quedar / te puedes ir tranquilamente / LOG:/ y si</text:p>
      <text:p text:style-name="P1">llama alguien hhh / yo miro aquí en las fichas hhh y [/] y te llamo por</text:p>
      <text:p text:style-name="P1">teléfono / y si hay una oferta / te lo digo //</text:p>
      <text:p text:style-name="P1">*55FEL: sí //</text:p>
      <text:p text:style-name="P1">after: * LOG:/ y luego ya nos vamos de vacaciones / si surgiera algo hoy /</text:p>
      <text:p text:style-name="P1">que llamasen / yo te llamo / si no te quieres quedar / te puedes ir</text:p>
      <text:p text:style-name="P1">tranquilamente / LOG:/ y si llama alguien hhh / yo miro aquí en las fichas</text:p>
      <text:p text:style-name="P1">hhh y [/] y te llamo por teléfono / y si hay una oferta / te lo digo //</text:p>
      <text:p text:style-name="P1">before: * LOG:/ y luego ya nos vamos de vacaciones / si surgiera algo hoy /</text:p>
      <text:p text:style-name="P1">que llamasen / yo te llamo / si no te quieres quedar / te puedes ir</text:p>
      <text:p text:style-name="P1">tranquilamente / LOG:/ y si llama alguien hhh / yo miro aquí en las fichas</text:p>
      <text:p text:style-name="P1">hhh y [/] y te llamo por teléfono / y si hay una oferta / te lo digo //</text:p>
      <text:p text:style-name="P1"><text:soft-page-break/>*57FEL: sí //</text:p>
      <text:p text:style-name="P1">after: * LOG:/ y si llama alguien hhh / yo miro aquí en las fichas hhh y</text:p>
      <text:p text:style-name="P1">[/] y te llamo por teléfono / y si hay una oferta / te lo digo //</text:p>
      <text:p text:style-name="P1">before: * LOG:/ y si llama alguien hhh / yo miro aquí en las fichas hhh y</text:p>
      <text:p text:style-name="P1">[/] y te llamo por teléfono / y si hay una oferta / te lo digo //</text:p>
      <text:p text:style-name="P1">*59FEL: vale //</text:p>
      <text:p text:style-name="P1">after: LOG: de acuerdo ?</text:p>
      <text:p text:style-name="P1">before: FEL: vale //</text:p>
      <text:p text:style-name="P1">*60LOG: de acuerdo ?</text:p>
      <text:p text:style-name="P1">after: FEL: de acuerdo //</text:p>
      <text:p text:style-name="P1">before: LOG: de acuerdo ?</text:p>
      <text:p text:style-name="P1">*61FEL: de acuerdo //</text:p>
      <text:p text:style-name="P1">after: LOG: y si no te espero el jueves por aquí //</text:p>
      <text:p text:style-name="P1">before: FEL: de acuerdo //</text:p>
      <text:p text:style-name="P1">*62LOG: y si no te espero el jueves por aquí //</text:p>
      <text:p text:style-name="P1">after: FEL: ay el jueves ya yyy no sé / eso ya será / creo que hasta</text:p>
      <text:p text:style-name="P1">septiembre //</text:p>
      <text:p text:style-name="P1">before: LOG: claro hasta el seis de septiembre / que es lunes //</text:p>
      <text:p text:style-name="P1">*65FEL: vale //</text:p>
      <text:p text:style-name="P1">after: LOG: de acuerdo //</text:p>
      <text:p text:style-name="P1">before: FEL: vale //</text:p>
      <text:p text:style-name="P1">*66LOG: de acuerdo //</text:p>
      <text:p text:style-name="P1">after: FEL: de acuerdo // gracias //</text:p>
      <text:p text:style-name="P1">before: LOG: de acuerdo //</text:p>
      <text:p text:style-name="P1">*67FEL: de acuerdo //</text:p>
      <text:p text:style-name="P1">gracias //</text:p>
      <text:p text:style-name="P1">after: LOG: qué tengas suerte hija //</text:p>
      <text:p text:style-name="P1">before: LOG: de acuerdo //</text:p>
      <text:p text:style-name="P1">FEL: de acuerdo //</text:p>
      <text:p text:style-name="P1">*67gracias //</text:p>
      <text:p text:style-name="P1">after: LOG: qué tengas suerte hija //</text:p>
      <text:p text:style-name="P1">before: FEL: de acuerdo // gracias //</text:p>
      <text:p text:style-name="P1">*68LOG: qué tengas suerte hija //</text:p>
      <text:p text:style-name="P1">after: FEL: a ver yyy / hasta luego // hhh</text:p>
      <text:p text:style-name="P1">before: LOG: qué tengas suerte hija //</text:p>
      <text:p text:style-name="P1">FEL: a ver yyy / hasta luego //</text:p>
      <text:p text:style-name="P1">*69hhh</text:p>
      <text:p text:style-name="P1">end of document.</text:p>
      <text:p text:style-name="P1">&lt;text id="entr_64_EN_AGOSTO_DE_PEQUEÑOS"&gt;</text:p>
      <text:p text:style-name="P1">beginning of document</text:p>
      <text:p text:style-name="P1">ALO: nosotros / mira / de pequeños íbamos a Nava de la Asunción / que mi</text:p>
      <text:p text:style-name="P1">[/] mi abuelo tenía una casa // hhh ALO:/ la clásica casa de pueblo / de</text:p>
      <text:p text:style-name="P1">esas //</text:p>
      <text:p text:style-name="P1">*0y nos &lt; llevaban ahí &gt; +</text:p>
      <text:p text:style-name="P1">after: ALI: &amp;mm //</text:p>
      <text:p text:style-name="P1">before: ALO: nosotros / mira / de pequeños íbamos a Nava de la Asunción /</text:p>
      <text:p text:style-name="P1">que mi [/] mi abuelo tenía una casa // hhh ALO:/ la clásica casa de</text:p>
      <text:p text:style-name="P1">pueblo / de esas // y nos &lt; llevaban ahí &gt; +</text:p>
      <text:p text:style-name="P1">*1ALI: &amp;mm //</text:p>
      <text:p text:style-name="P1"><text:soft-page-break/>after: * ALO:/ la clásica casa de pueblo / de esas // y nos &lt; llevaban ahí</text:p>
      <text:p text:style-name="P1">&gt; +</text:p>
      <text:p text:style-name="P1">before: ALI: &lt; dónde es &gt; / Nava de la Asunción ?</text:p>
      <text:p text:style-name="P1">*4ALO: en Segovia //</text:p>
      <text:p text:style-name="P1">after: ALI: ah! en Segovia //</text:p>
      <text:p text:style-name="P1">before: ALO: en Segovia //</text:p>
      <text:p text:style-name="P1">*5ALI: ah! en Segovia //</text:p>
      <text:p text:style-name="P1">after: ALO: en Segovia //</text:p>
      <text:p text:style-name="P1">before: ALI: ah! en Segovia //</text:p>
      <text:p text:style-name="P1">*6ALO: en Segovia //</text:p>
      <text:p text:style-name="P1">after: ALI: &amp;mm //</text:p>
      <text:p text:style-name="P1">before: ALO: en Segovia //</text:p>
      <text:p text:style-name="P1">*7ALI: &amp;mm //</text:p>
      <text:p text:style-name="P1">after: ALO: y nos pasábamos allí un mes o dos // en verano // de</text:p>
      <text:p text:style-name="P1">pequeños // y luego ya de &amp;ma un poco más mayores / pues como cuando tenía</text:p>
      <text:p text:style-name="P1">ocho años o así / &amp;eh yo mis abuelos paternos son de Barcelona / ALO:/ &lt;</text:p>
      <text:p text:style-name="P1">entonces tenían &gt; casa en Barcelona / y mi madre &lt; nos llevaba a la playa</text:p>
      <text:p text:style-name="P1">&gt; //</text:p>
      <text:p text:style-name="P1">before: ALI: &amp;mm //</text:p>
      <text:p text:style-name="P1">*8ALO: y nos pasábamos allí un mes o dos //</text:p>
      <text:p text:style-name="P1">en verano // de pequeños // y luego ya de &amp;ma un poco más mayores / pues</text:p>
      <text:p text:style-name="P1">como cuando tenía ocho años o así / &amp;eh yo mis abuelos paternos son de</text:p>
      <text:p text:style-name="P1">Barcelona / ALO:/ &lt; entonces tenían &gt; casa en Barcelona / y mi madre &lt; nos</text:p>
      <text:p text:style-name="P1">llevaba a la playa &gt; //</text:p>
      <text:p text:style-name="P1">after: ALI: &lt; &amp;mm &gt; //</text:p>
      <text:p text:style-name="P1">before: ALI: &amp;mm //</text:p>
      <text:p text:style-name="P1">ALO: y nos pasábamos allí un mes o dos //</text:p>
      <text:p text:style-name="P1">*8en verano //</text:p>
      <text:p text:style-name="P1">de pequeños // y luego ya de &amp;ma un poco más mayores / pues como cuando</text:p>
      <text:p text:style-name="P1">tenía ocho años o así / &amp;eh yo mis abuelos paternos son de Barcelona /</text:p>
      <text:p text:style-name="P1">ALO:/ &lt; entonces tenían &gt; casa en Barcelona / y mi madre &lt; nos llevaba a la</text:p>
      <text:p text:style-name="P1">playa &gt; //</text:p>
      <text:p text:style-name="P1">after: ALI: &lt; &amp;mm &gt; //</text:p>
      <text:p text:style-name="P1">before: ALI: &amp;mm //</text:p>
      <text:p text:style-name="P1">ALO: y nos pasábamos allí un mes o dos // en verano //</text:p>
      <text:p text:style-name="P1">*8de pequeños //</text:p>
      <text:p text:style-name="P1">y luego ya de &amp;ma un poco más mayores / pues como cuando tenía ocho años o</text:p>
      <text:p text:style-name="P1">así / &amp;eh yo mis abuelos paternos son de Barcelona / ALO:/ &lt; entonces</text:p>
      <text:p text:style-name="P1">tenían &gt; casa en Barcelona / y mi madre &lt; nos llevaba a la playa &gt; //</text:p>
      <text:p text:style-name="P1">after: ALI: &lt; &amp;mm &gt; //</text:p>
      <text:p text:style-name="P1">before: ALO: y nos pasábamos allí un mes o dos // en verano // de</text:p>
      <text:p text:style-name="P1">pequeños // y luego ya de &amp;ma un poco más mayores / pues como cuando tenía</text:p>
      <text:p text:style-name="P1">ocho años o así / &amp;eh yo mis abuelos paternos son de Barcelona / ALO:/ &lt;</text:p>
      <text:p text:style-name="P1">entonces tenían &gt; casa en Barcelona / y mi madre &lt; nos llevaba a la playa</text:p>
      <text:p text:style-name="P1">&gt; //</text:p>
      <text:p text:style-name="P1">*9ALI: &lt; &amp;mm &gt; //</text:p>
      <text:p text:style-name="P1">after: * ALO:/ &lt; entonces tenían &gt; casa en Barcelona / y mi madre &lt; nos</text:p>
      <text:p text:style-name="P1">llevaba a la playa &gt; //</text:p>
      <text:p text:style-name="P1">before: * ALO:/ &lt; entonces tenían &gt; casa en Barcelona / y mi madre &lt; nos</text:p>
      <text:p text:style-name="P1"><text:soft-page-break/>llevaba a la playa &gt; //</text:p>
      <text:p text:style-name="P1">*11ALI: &lt; ah! qué bien &gt; //</text:p>
      <text:p text:style-name="P1">claro //</text:p>
      <text:p text:style-name="P1">after: ALO: &lt; desde Barcelona &gt; //</text:p>
      <text:p text:style-name="P1">before: * ALO:/ &lt; entonces tenían &gt; casa en Barcelona / y mi madre &lt; nos</text:p>
      <text:p text:style-name="P1">llevaba a la playa &gt; //</text:p>
      <text:p text:style-name="P1">ALI: &lt; ah! qué bien &gt; //</text:p>
      <text:p text:style-name="P1">*11claro //</text:p>
      <text:p text:style-name="P1">after: ALO: &lt; desde Barcelona &gt; //</text:p>
      <text:p text:style-name="P1">before: ALI: &lt; ah! qué bien &gt; // claro //</text:p>
      <text:p text:style-name="P1">*12ALO: &lt; desde Barcelona &gt; //</text:p>
      <text:p text:style-name="P1">after: ALI: &lt; porque allí teníais la posibilidad / de ir a la playa &gt; //</text:p>
      <text:p text:style-name="P1">before: ALI: &lt; porque allí teníais la posibilidad / de ir a la playa &gt; //</text:p>
      <text:p text:style-name="P1">*14ALO: claro //</text:p>
      <text:p text:style-name="P1">after: ALI: &amp;mm //</text:p>
      <text:p text:style-name="P1">before: ALO: claro //</text:p>
      <text:p text:style-name="P1">*15ALI: &amp;mm //</text:p>
      <text:p text:style-name="P1">after: ALO: entonces / esos han sido mis veraneos cuando he sido cría //</text:p>
      <text:p text:style-name="P1">luego / un verano / me invitaron unos tíos de Bilbao / y estuve con ellos</text:p>
      <text:p text:style-name="P1">en Castro y en Laredo / y [/] y muy bien / pero yo sola / no / porque</text:p>
      <text:p text:style-name="P1">claro / mis hermanos ya empezábamos a estudiar / y siempre había cates /</text:p>
      <text:p text:style-name="P1">porque &lt; no &gt; +</text:p>
      <text:p text:style-name="P1">before: ALI: &lt; ah! &gt; y entonces había que estudiar / &lt; yyy &gt; //</text:p>
      <text:p text:style-name="P1">*18ALO: &lt; claro &gt; //</text:p>
      <text:p text:style-name="P1">solo ha sido brillante / el que va detrás de mí / que es abogado / y ese ha</text:p>
      <text:p text:style-name="P1">sido muy buen estudiante / &lt; pero los tres / éramos un poco desastrosos</text:p>
      <text:p text:style-name="P1">&gt; //</text:p>
      <text:p text:style-name="P1">after: ALI: &lt; &amp;mm &amp;mm los demás / &amp;mm &gt; &amp;mm //</text:p>
      <text:p text:style-name="P1">before: ALO: y [/] y entonces claro / mamá con cinco / pues se tenía que</text:p>
      <text:p text:style-name="P1">quedar en Madrid //</text:p>
      <text:p text:style-name="P1">*21ALI: &lt; &amp;mm &gt; //</text:p>
      <text:p text:style-name="P1">after: ALO: &lt; entonces &gt; nos repartían / un poco de [///] ya te digo / que</text:p>
      <text:p text:style-name="P1">sino no podíamos ir todos / pues nos repartían // y luego yo ya / cuando</text:p>
      <text:p text:style-name="P1">mis hijos fueron pequeños / a través de unos amigos / nos buscaron una casa</text:p>
      <text:p text:style-name="P1">en el Levante / y estuvimos yendo bastantes años // a Miramar / al lado de</text:p>
      <text:p text:style-name="P1">Gandía / ALO:/ hhh en la provincia de Valencia // y muy bien / nos lo</text:p>
      <text:p text:style-name="P1">pasamos allí a pie de playa estupendo / un grupo / ALO:/ &lt; grande &gt; de aquí</text:p>
      <text:p text:style-name="P1">de Madrid / con hijos / pues ...</text:p>
      <text:p text:style-name="P1">before: ALO: &lt; entonces &gt; nos repartían / un poco de [///] ya te digo / que</text:p>
      <text:p text:style-name="P1">sino no podíamos ir todos / pues nos repartían // y luego yo ya / cuando</text:p>
      <text:p text:style-name="P1">mis hijos fueron pequeños / a través de unos amigos / nos buscaron una casa</text:p>
      <text:p text:style-name="P1">en el Levante / y estuvimos yendo bastantes años // a Miramar / al lado de</text:p>
      <text:p text:style-name="P1">Gandía / ALO:/ hhh en la provincia de Valencia // y muy bien / nos lo</text:p>
      <text:p text:style-name="P1">pasamos allí a pie de playa estupendo / un grupo / ALO:/ &lt; grande &gt; de aquí</text:p>
      <text:p text:style-name="P1">de Madrid / con hijos / pues ...</text:p>
      <text:p text:style-name="P1">*23ALI: sí //</text:p>
      <text:p text:style-name="P1">after: * ALO:/ hhh en la provincia de Valencia // y muy bien / nos lo</text:p>
      <text:p text:style-name="P1">pasamos allí a pie de playa estupendo / un grupo / ALO:/ &lt; grande &gt; de aquí</text:p>
      <text:p text:style-name="P1">de Madrid / con hijos / pues ...</text:p>
      <text:p text:style-name="P1"><text:soft-page-break/>before: * ALO:/ hhh en la provincia de Valencia // y muy bien / nos lo</text:p>
      <text:p text:style-name="P1">pasamos allí a pie de playa estupendo / un grupo / ALO:/ &lt; grande &gt; de aquí</text:p>
      <text:p text:style-name="P1">de Madrid / con hijos / pues ...</text:p>
      <text:p text:style-name="P1">*25ALI: &lt; &amp;mm &gt; //</text:p>
      <text:p text:style-name="P1">after: * ALO:/ &lt; grande &gt; de aquí de Madrid / con hijos / pues ...</text:p>
      <text:p text:style-name="P1">before: * ALO:/ &lt; grande &gt; de aquí de Madrid / con hijos / pues ...</text:p>
      <text:p text:style-name="P1">*27ALI: y el mes de julio o agosto ?</text:p>
      <text:p text:style-name="P1">after: ALO: en agosto / &lt; siempre en agosto &gt; //</text:p>
      <text:p text:style-name="P1">before: ALO: en agosto / &lt; siempre en agosto &gt; //</text:p>
      <text:p text:style-name="P1">*29ALI: &lt; en agosto &gt; //</text:p>
      <text:p text:style-name="P1">sí / porque &lt; normalmente &gt; ALI:/ los de Madrid / en agosto / son &lt; los que</text:p>
      <text:p text:style-name="P1">escapaban siempre de Madrid &gt; //</text:p>
      <text:p text:style-name="P1">after: ALO: &lt; yo &gt; +</text:p>
      <text:p text:style-name="P1">before: ALI: &lt; en agosto &gt; // sí / porque &lt; normalmente &gt; ALI:/ los de</text:p>
      <text:p text:style-name="P1">Madrid / en agosto / son &lt; los que escapaban siempre de Madrid &gt; //</text:p>
      <text:p text:style-name="P1">*30ALO: &lt; yo &gt; +</text:p>
      <text:p text:style-name="P1">after: * ALI:/ los de Madrid / en agosto / son &lt; los que escapaban siempre</text:p>
      <text:p text:style-name="P1">de Madrid &gt; //</text:p>
      <text:p text:style-name="P1">before: * ALI:/ los de Madrid / en agosto / son &lt; los que escapaban siempre</text:p>
      <text:p text:style-name="P1">de Madrid &gt; //</text:p>
      <text:p text:style-name="P1">*32ALO: &lt; claro //</text:p>
      <text:p text:style-name="P1">claro &gt; sabes qué me pasaba a mí ? que / como trabajaba / lo que hacía es</text:p>
      <text:p text:style-name="P1">que en julio yo a mis hijos les buscaba siempre una actividad //</text:p>
      <text:p text:style-name="P1">after: ALI: &amp;mm //</text:p>
      <text:p text:style-name="P1">before: ALO: &lt; claro // claro &gt; sabes qué me pasaba a mí ? que / como</text:p>
      <text:p text:style-name="P1">trabajaba / lo que hacía es que en julio yo a mis hijos les buscaba siempre</text:p>
      <text:p text:style-name="P1">una actividad //</text:p>
      <text:p text:style-name="P1">*33ALI: &amp;mm //</text:p>
      <text:p text:style-name="P1">after: ALO: entonces / pues los mandábamos / o al &lt; Británico &gt; +</text:p>
      <text:p text:style-name="P1">before: ALI: &lt; o al &gt; [//] los campamentos / también había &lt; no? &gt; //</text:p>
      <text:p text:style-name="P1">*36ALO: &lt; &amp;oacab &gt; sí //</text:p>
      <text:p text:style-name="P1">after: ALI: &amp;mm //</text:p>
      <text:p text:style-name="P1">before: ALO: &lt; &amp;oacab &gt; sí //</text:p>
      <text:p text:style-name="P1">*37ALI: &amp;mm //</text:p>
      <text:p text:style-name="P1">after: ALO: hemos &amp;e hemos tenido de todo //</text:p>
      <text:p text:style-name="P1">before: ALI: &amp;mm //</text:p>
      <text:p text:style-name="P1">*38ALO: hemos &amp;e hemos tenido de todo //</text:p>
      <text:p text:style-name="P1">end of document.</text:p>
      <text:p text:style-name="P1">&lt;text id="aula_20_SE_PRESENTA_ANA_Y_CORPUS"&gt;</text:p>
      <text:p text:style-name="P1">before: CAR: entonces / &amp;eh / bueno / ya [/] ya sé / también / trabajas en</text:p>
      <text:p text:style-name="P1">&amp;orde en [///] los demás compañeros te conocen en la [/] en la aplicación</text:p>
      <text:p text:style-name="P1">para el &amp;l el léxico y &amp;apli y [/] y informática / no? //</text:p>
      <text:p text:style-name="P1">ANL: sí / más o menos / pero vamos / que yo soy una recién llegada //</text:p>
      <text:p text:style-name="P1">*1yo soy filóloga francesa yyy //</text:p>
      <text:p text:style-name="P1">after: CAR: ya // y de esto qué sabes ?</text:p>
      <text:p text:style-name="P1">before: ANL: sí / más o menos / pero vamos / que yo soy una recién</text:p>
      <text:p text:style-name="P1">llegada // yo soy filóloga francesa yyy //</text:p>
      <text:p text:style-name="P1">*2CAR: ya //</text:p>
      <text:p text:style-name="P1">y de esto qué sabes ?</text:p>
      <text:p text:style-name="P1"><text:soft-page-break/>after: ANL: de esto sé / más o menos / pero claro / aplicado al francés //</text:p>
      <text:p text:style-name="P1">before: ANL: sí / más o menos / pero vamos / que yo soy una recién</text:p>
      <text:p text:style-name="P1">llegada // yo soy filóloga francesa yyy //</text:p>
      <text:p text:style-name="P1">CAR: ya //</text:p>
      <text:p text:style-name="P1">*2 y de esto qué sabes ?</text:p>
      <text:p text:style-name="P1">after: ANL: de esto sé / más o menos / pero claro / aplicado al francés //</text:p>
      <text:p text:style-name="P1">before: ANL: &lt; yo sí que he hecho unidades didácticas &gt; / &amp;eh / &lt; pero &gt; +</text:p>
      <text:p text:style-name="P1">*6CAR: &lt; has hecho unidades didácticas &gt; ?</text:p>
      <text:p text:style-name="P1">after: ANL: &lt; sí &gt; // porque [///] en Lingü.stica Aplicada para la</text:p>
      <text:p text:style-name="P1">enseñanza del francés // y / bueno / pues eso / un poco / sé [/] lo que</text:p>
      <text:p text:style-name="P1">sé / es / todo de francés / claro //</text:p>
      <text:p text:style-name="P1">before: CAR: &lt; has hecho unidades didácticas &gt; ?</text:p>
      <text:p text:style-name="P1">*7ANL: &lt; sí &gt; //</text:p>
      <text:p text:style-name="P1">porque [///] en Lingü.stica Aplicada para la enseñanza del francés // y /</text:p>
      <text:p text:style-name="P1">bueno / pues eso / un poco / sé [/] lo que sé / es / todo de francés /</text:p>
      <text:p text:style-name="P1">claro //</text:p>
      <text:p text:style-name="P1">after: CAR: &amp;mm todo para +</text:p>
      <text:p text:style-name="P1">before: CAR: &lt; has hecho unidades didácticas &gt; ?</text:p>
      <text:p text:style-name="P1">ANL: &lt; sí &gt; //</text:p>
      <text:p text:style-name="P1">*7porque [///] en Lingü.stica Aplicada para la enseñanza del francés //</text:p>
      <text:p text:style-name="P1">y / bueno / pues eso / un poco / sé [/] lo que sé / es / todo de francés /</text:p>
      <text:p text:style-name="P1">claro //</text:p>
      <text:p text:style-name="P1">after: CAR: &amp;mm todo para +</text:p>
      <text:p text:style-name="P1">before: ANL: &lt; sí &gt; // porque [///] en Lingü.stica Aplicada para la</text:p>
      <text:p text:style-name="P1">enseñanza del francés // y / bueno / pues eso / un poco / sé [/] lo que</text:p>
      <text:p text:style-name="P1">sé / es / todo de francés / claro //</text:p>
      <text:p text:style-name="P1">*8CAR: &amp;mm todo para +</text:p>
      <text:p text:style-name="P1">after: ANL: más que / español //</text:p>
      <text:p text:style-name="P1">before: ANL: más que / español //</text:p>
      <text:p text:style-name="P1">*10CAR: más que para el español //</text:p>
      <text:p text:style-name="P1">pero las [//] estas &amp;eh / tareas has hecho [//] las has &lt; visto como están</text:p>
      <text:p text:style-name="P1">hechas &gt; CAR:/ y las has hecho //</text:p>
      <text:p text:style-name="P1">after: ANL: &lt; sí / xxx &gt; +</text:p>
      <text:p text:style-name="P1">before: * CAR:/ y las has hecho //</text:p>
      <text:p text:style-name="P1">*13ANL: &amp;mm //</text:p>
      <text:p text:style-name="P1">after: CAR: también en [/] en prácticas //</text:p>
      <text:p text:style-name="P1">before: ANL: &amp;mm //</text:p>
      <text:p text:style-name="P1">*14CAR: también en [/] en prácticas //</text:p>
      <text:p text:style-name="P1">after: ANL: algunas / sí / hemos hecho unas unidades / en grupo también /</text:p>
      <text:p text:style-name="P1">y ...</text:p>
      <text:p text:style-name="P1">before: CAR: y &amp;a [/] aplicado a la [/] a la lengua oral / a los corpus ?</text:p>
      <text:p text:style-name="P1">*17ANL: no //</text:p>
      <text:p text:style-name="P1">after: CAR: utilizando corpus como material / como fuentes ? &lt; no &gt; //</text:p>
      <text:p text:style-name="P1">before: CAR: utilizando corpus como material / como fuentes ? &lt; no &gt; //</text:p>
      <text:p text:style-name="P1">*19ANL: &lt; no &gt; //</text:p>
      <text:p text:style-name="P1">casi todo pues / lo típico // enfoque yyy comunicativo / y [/] y / pues eso</text:p>
      <text:p text:style-name="P1">ejercicios de gramática / lo tradicional / la verdad es que no hemos</text:p>
      <text:p text:style-name="P1">&amp;tenid / no / de corpus orales / nada &amp;nad //</text:p>
      <text:p text:style-name="P1">after: CAR: o sea / que este es un &amp;re [/] este es un [///] como veis /</text:p>
      <text:p text:style-name="P1"><text:soft-page-break/>intentamos superar una [/] una cosa más / no? / porque en realidad / el</text:p>
      <text:p text:style-name="P1">otro objetivo además de la tarea / es saber hasta qué punto C-ORAL-ROM / u</text:p>
      <text:p text:style-name="P1">otros / u otras grabaciones / sirven para nuestro trabajo / no? // y ver</text:p>
      <text:p text:style-name="P1">cómo sacarles partido // este es entonces el segundo objetivo // es no [//]</text:p>
      <text:p text:style-name="P1">es algo [//] lo más innovador es eso / porque el enfoque por tareas / el</text:p>
      <text:p text:style-name="P1">enfoque por tareas lleva muchos años // ahora os voy a dar material para</text:p>
      <text:p text:style-name="P1">que trabajéis / y vais a ver que en los años noventa ya hay publicaciones</text:p>
      <text:p text:style-name="P1">en la red / no ? //</text:p>
      <text:p text:style-name="P1">before: ANL: &lt; no &gt; // casi todo pues / lo típico // enfoque yyy</text:p>
      <text:p text:style-name="P1">comunicativo / y [/] y / pues eso ejercicios de gramática / lo</text:p>
      <text:p text:style-name="P1">tradicional / la verdad es que no hemos &amp;tenid / no / de corpus orales /</text:p>
      <text:p text:style-name="P1">nada &amp;nad //</text:p>
      <text:p text:style-name="P1">CAR: o sea / que este es un &amp;re [/] este es un [///] como veis / intentamos</text:p>
      <text:p text:style-name="P1">superar una [/] una cosa más / no? / porque en realidad / el otro objetivo</text:p>
      <text:p text:style-name="P1">además de la tarea / es saber hasta qué punto C-ORAL-ROM / u otros / u</text:p>
      <text:p text:style-name="P1">otras grabaciones / sirven para nuestro trabajo / no? //</text:p>
      <text:p text:style-name="P1">*20y ver cómo sacarles partido //</text:p>
      <text:p text:style-name="P1">este es entonces el segundo objetivo // es no [//] es algo [//] lo más</text:p>
      <text:p text:style-name="P1">innovador es eso / porque el enfoque por tareas / el enfoque por tareas</text:p>
      <text:p text:style-name="P1">lleva muchos años // ahora os voy a dar material para que trabajéis / y</text:p>
      <text:p text:style-name="P1">vais a ver que en los años noventa ya hay publicaciones en la red / no ? //</text:p>
      <text:p text:style-name="P1">end of document.</text:p>
      <text:p text:style-name="P1">before: ANL: &lt; no &gt; // casi todo pues / lo típico // enfoque yyy</text:p>
      <text:p text:style-name="P1">comunicativo / y [/] y / pues eso ejercicios de gramática / lo</text:p>
      <text:p text:style-name="P1">tradicional / la verdad es que no hemos &amp;tenid / no / de corpus orales /</text:p>
      <text:p text:style-name="P1">nada &amp;nad //</text:p>
      <text:p text:style-name="P1">CAR: o sea / que este es un &amp;re [/] este es un [///] como veis / intentamos</text:p>
      <text:p text:style-name="P1">superar una [/] una cosa más / no? / porque en realidad / el otro objetivo</text:p>
      <text:p text:style-name="P1">además de la tarea / es saber hasta qué punto C-ORAL-ROM / u otros / u</text:p>
      <text:p text:style-name="P1">otras grabaciones / sirven para nuestro trabajo / no? // y ver cómo</text:p>
      <text:p text:style-name="P1">sacarles partido //</text:p>
      <text:p text:style-name="P1">*20este es entonces el segundo objetivo //</text:p>
      <text:p text:style-name="P1">es no [//] es algo [//] lo más innovador es eso / porque el enfoque por</text:p>
      <text:p text:style-name="P1">tareas / el enfoque por tareas lleva muchos años // ahora os voy a dar</text:p>
      <text:p text:style-name="P1">material para que trabajéis / y vais a ver que en los años noventa ya hay</text:p>
      <text:p text:style-name="P1">publicaciones en la red / no ? //</text:p>
      <text:p text:style-name="P1">end of document.</text:p>
      <text:p text:style-name="P1">&lt;text id="trab_16_LA_JEFA_SABE_LO_QUE_HACE"&gt;</text:p>
      <text:p text:style-name="P1">before: HOM: más &amp;cin más seis / diecisiete modelos //</text:p>
      <text:p text:style-name="P1">BRI: no / pero esto no es //</text:p>
      <text:p text:style-name="P1">*1esto &amp;so esto no &amp;e eso es el dossier de prensa //</text:p>
      <text:p text:style-name="P1">&lt; esto no &gt; //</text:p>
      <text:p text:style-name="P1">after: HOM: &lt; sí / por eso &gt; / pero junto / me refiero // todo //</text:p>
      <text:p text:style-name="P1">before: HOM: más &amp;cin más seis / diecisiete modelos //</text:p>
      <text:p text:style-name="P1">BRI: no / pero esto no es // esto &amp;so esto no &amp;e eso es el dossier de</text:p>
      <text:p text:style-name="P1">prensa //</text:p>
      <text:p text:style-name="P1">*1&lt; esto no &gt; //</text:p>
      <text:p text:style-name="P1">after: HOM: &lt; sí / por eso &gt; / pero junto / me refiero // todo //</text:p>
      <text:p text:style-name="P1">before: BRI: no / pero esto no es // esto &amp;so esto no &amp;e eso es el dossier</text:p>
      <text:p text:style-name="P1"><text:soft-page-break/>de prensa // &lt; esto no &gt; //</text:p>
      <text:p text:style-name="P1">HOM: &lt; sí / por eso &gt; / pero junto / me refiero //</text:p>
      <text:p text:style-name="P1">*2todo //</text:p>
      <text:p text:style-name="P1">after: BRI: &amp;mm //</text:p>
      <text:p text:style-name="P1">before: HOM: &lt; sí / por eso &gt; / pero junto / me refiero // todo //</text:p>
      <text:p text:style-name="P1">*3BRI: &amp;mm //</text:p>
      <text:p text:style-name="P1">after: HOM: te acuerdas que te dije que en impresión digital / sería como</text:p>
      <text:p text:style-name="P1">unas cuatrocientas / HOM:/ &lt; mil &gt; / o por ahí //</text:p>
      <text:p text:style-name="P1">before: HOM: te acuerdas que te dije que en impresión digital / sería como</text:p>
      <text:p text:style-name="P1">unas cuatrocientas / HOM:/ &lt; mil &gt; / o por ahí //</text:p>
      <text:p text:style-name="P1">*5BRI: pues mira //</text:p>
      <text:p text:style-name="P1">aquí tengo &lt; el dossier &gt; //</text:p>
      <text:p text:style-name="P1">after: * HOM:/ &lt; mil &gt; / o por ahí //</text:p>
      <text:p text:style-name="P1">before: HOM: te acuerdas que te dije que en impresión digital / sería como</text:p>
      <text:p text:style-name="P1">unas cuatrocientas / HOM:/ &lt; mil &gt; / o por ahí //</text:p>
      <text:p text:style-name="P1">BRI: pues mira //</text:p>
      <text:p text:style-name="P1">*5aquí tengo &lt; el dossier &gt; //</text:p>
      <text:p text:style-name="P1">after: * HOM:/ &lt; mil &gt; / o por ahí //</text:p>
      <text:p text:style-name="P1">before: * HOM:/ &lt; mil &gt; / o por ahí //</text:p>
      <text:p text:style-name="P1">*7BRI: te digo cuántos modelos &lt; llevaba &gt; //</text:p>
      <text:p text:style-name="P1">after: HOM: &lt; sí &gt; / eran / once //</text:p>
      <text:p text:style-name="P1">before: HOM: &lt; sí &gt; / eran / once //</text:p>
      <text:p text:style-name="P1">BRI: es / uno / la &amp;car la / esta dos / tres / cuatro / cinco / seis /</text:p>
      <text:p text:style-name="P1">siete por aquí //</text:p>
      <text:p text:style-name="P1">*9siete //</text:p>
      <text:p text:style-name="P1">y luego / el cuadro +</text:p>
      <text:p text:style-name="P1">after: HOM: sí / lo que pasa que aquí tienes dos //</text:p>
      <text:p text:style-name="P1">before: BRI: ah / BRI:/ ¡ah! pero esto lo &amp;cuen [///] no / modelos me has</text:p>
      <text:p text:style-name="P1">dicho // &lt; modelos / esto es un modelo &gt; //</text:p>
      <text:p text:style-name="P1">*12HOM: claro //</text:p>
      <text:p text:style-name="P1">after: * BRI:/ ¡ah! pero esto lo &amp;cuen [///] no / modelos me has dicho // &lt;</text:p>
      <text:p text:style-name="P1">modelos / esto es un modelo &gt; //</text:p>
      <text:p text:style-name="P1">before: HOM: &lt; sí / bueno / &amp;mode o sea &gt; / o / tipos de impresión //</text:p>
      <text:p text:style-name="P1">*15BRI: como que tipos ?</text:p>
      <text:p text:style-name="P1">after: HOM: modelos de impresión +</text:p>
      <text:p text:style-name="P1">before: BRI: como que tipos ?</text:p>
      <text:p text:style-name="P1">*16HOM: modelos de impresión +</text:p>
      <text:p text:style-name="P1">after: BRI: páginas ?</text:p>
      <text:p text:style-name="P1">before: HOM: modelos de impresión +</text:p>
      <text:p text:style-name="P1">*17BRI: páginas ?</text:p>
      <text:p text:style-name="P1">after: HOM: páginas / sí //</text:p>
      <text:p text:style-name="P1">before: HOM: páginas / sí //</text:p>
      <text:p text:style-name="P1">*19BRI: ah páginas //</text:p>
      <text:p text:style-name="P1">after: HOM: claro //</text:p>
      <text:p text:style-name="P1">before: BRI: ah páginas //</text:p>
      <text:p text:style-name="P1">*20HOM: claro //</text:p>
      <text:p text:style-name="P1">after: BRI: ah / ah / pensé que &lt; decías modelos &gt; //</text:p>
      <text:p text:style-name="P1">before: HOM: &lt; si es que &gt; / si al final / al final / en el [/] en el</text:p>
      <text:p text:style-name="P1">inicial que eran nueve modelos nada más / HOM:/ te había presupuestado como</text:p>
      <text:p text:style-name="P1"><text:soft-page-break/>unas cuatrocientas mil pesetas en impresión digital / y doscientas en</text:p>
      <text:p text:style-name="P1">impresión offset // y al final han sido diecisiete / te lo he hecho en</text:p>
      <text:p text:style-name="P1">impresión digital / pero vamos / xxx ahí / el precio que hemos pedido /</text:p>
      <text:p text:style-name="P1">porque además son / en total son doscientas y poco mil //</text:p>
      <text:p text:style-name="P1">*23BRI: &amp;mm //</text:p>
      <text:p text:style-name="P1">after: * HOM:/ te había presupuestado como unas cuatrocientas mil pesetas</text:p>
      <text:p text:style-name="P1">en impresión digital / y doscientas en impresión offset // y al final han</text:p>
      <text:p text:style-name="P1">sido diecisiete / te lo he hecho en impresión digital / pero vamos / xxx</text:p>
      <text:p text:style-name="P1">ahí / el precio que hemos pedido / porque además son / en total son</text:p>
      <text:p text:style-name="P1">doscientas y poco mil //</text:p>
      <text:p text:style-name="P1">before: * HOM:/ te había presupuestado como unas cuatrocientas mil pesetas</text:p>
      <text:p text:style-name="P1">en impresión digital / y doscientas en impresión offset // y al final han</text:p>
      <text:p text:style-name="P1">sido diecisiete / te lo he hecho en impresión digital / pero vamos / xxx</text:p>
      <text:p text:style-name="P1">ahí / el precio que hemos pedido / porque además son / en total son</text:p>
      <text:p text:style-name="P1">doscientas y poco mil //</text:p>
      <text:p text:style-name="P1">*25BRI: &amp;mm //</text:p>
      <text:p text:style-name="P1">after: HOM: pero es que en impresión digital / claro / te sale [/] te sale</text:p>
      <text:p text:style-name="P1">&amp;mu muy caro //</text:p>
      <text:p text:style-name="P1">before: HOM: pero es que en impresión digital / claro / te sale [/] te sale</text:p>
      <text:p text:style-name="P1">&amp;mu muy caro //</text:p>
      <text:p text:style-name="P1">*27BRI: un dineral //</text:p>
      <text:p text:style-name="P1">after: HOM: esas cantidades / sí //</text:p>
      <text:p text:style-name="P1">before: HOM: esas cantidades / sí //</text:p>
      <text:p text:style-name="P1">*29BRI: una pasta //</text:p>
      <text:p text:style-name="P1">after: HOM: pero en [/] en offset hhh / te hubiese costado / sólo en</text:p>
      <text:p text:style-name="P1">fotomecánica / ciento y pico mil pesetas // sólo en fotomecánicas / porque</text:p>
      <text:p text:style-name="P1">eran diecisiete modelos / por cuatro ya son sesenta y ocho / más / algunos</text:p>
      <text:p text:style-name="P1">que iban en cara y dorso / por lo menos ciento diez / ciento veinte mil</text:p>
      <text:p text:style-name="P1">pesetas en fotomecánica / directamente //</text:p>
      <text:p text:style-name="P1">before: HOM: pero en [/] en offset hhh / te hubiese costado / sólo en</text:p>
      <text:p text:style-name="P1">fotomecánica / ciento y pico mil pesetas // sólo en fotomecánicas / porque</text:p>
      <text:p text:style-name="P1">eran diecisiete modelos / por cuatro ya son sesenta y ocho / más / algunos</text:p>
      <text:p text:style-name="P1">que iban en cara y dorso / por lo menos ciento diez / ciento veinte mil</text:p>
      <text:p text:style-name="P1">pesetas en fotomecánica / directamente //</text:p>
      <text:p text:style-name="P1">*31BRI: &amp;mm //</text:p>
      <text:p text:style-name="P1">after: HOM: más luego la producción / planchas // en [/] en [///] y luego</text:p>
      <text:p text:style-name="P1">&amp;pa vamos / en [/] en impresión offset no se podía haber hecho //</text:p>
      <text:p text:style-name="P1">before: HOM: más luego la producción / planchas // en [/] en [///] y luego</text:p>
      <text:p text:style-name="P1">&amp;pa vamos / en [/] en impresión offset no se podía haber hecho //</text:p>
      <text:p text:style-name="P1">*33BRI: &amp;mm //</text:p>
      <text:p text:style-name="P1">after: HOM: xxx te lo sacábamos de un día para otro //</text:p>
      <text:p text:style-name="P1">before: BRI: &amp;mm //</text:p>
      <text:p text:style-name="P1">*34HOM: xxx te lo sacábamos de un día para otro //</text:p>
      <text:p text:style-name="P1">after: BRI: &amp;mm // &lt; vale &gt; //</text:p>
      <text:p text:style-name="P1">before: HOM: xxx te lo sacábamos de un día para otro //</text:p>
      <text:p text:style-name="P1">*35BRI: &amp;mm //</text:p>
      <text:p text:style-name="P1">&lt; vale &gt; //</text:p>
      <text:p text:style-name="P1">after: HOM: &lt; pero vamos &gt; / en impresión digital es [/] es / es un buen</text:p>
      <text:p text:style-name="P1">precio eh? //</text:p>
      <text:p text:style-name="P1"><text:soft-page-break/>before: HOM: xxx te lo sacábamos de un día para otro //</text:p>
      <text:p text:style-name="P1">BRI: &amp;mm //</text:p>
      <text:p text:style-name="P1">*35&lt; vale &gt; //</text:p>
      <text:p text:style-name="P1">after: HOM: &lt; pero vamos &gt; / en impresión digital es [/] es / es un buen</text:p>
      <text:p text:style-name="P1">precio eh? //</text:p>
      <text:p text:style-name="P1">before: BRI: &amp;mm / espero &lt; que sí // yo no he consultado &gt; / BRI:/ más eh</text:p>
      <text:p text:style-name="P1">&lt; o sea que &gt; ...</text:p>
      <text:p text:style-name="P1">*38HOM: &lt; xxx modelos que se han xxx &gt; +</text:p>
      <text:p text:style-name="P1">after: * BRI:/ más eh &lt; o sea que &gt; ...</text:p>
      <text:p text:style-name="P1">before: * BRI:/ más eh &lt; o sea que &gt; ...</text:p>
      <text:p text:style-name="P1">*40HOM: &lt; no no &gt; //</text:p>
      <text:p text:style-name="P1">sí / sí / seguro vamos //</text:p>
      <text:p text:style-name="P1">after: BRI: &amp;mm //</text:p>
      <text:p text:style-name="P1">before: HOM: &lt; no no &gt; // sí / sí / seguro vamos //</text:p>
      <text:p text:style-name="P1">*41BRI: &amp;mm //</text:p>
      <text:p text:style-name="P1">after: HOM: yo al final vamos / me he estado moviendo por ahí / y ...</text:p>
      <text:p text:style-name="P1">before: BRI: yo no estoy consultando / pero ... hhh BRI:/ yyy entiendo que</text:p>
      <text:p text:style-name="P1">la jefa sabe lo que hace // yyy BRI:/ y falta una / todavía ?</text:p>
      <text:p text:style-name="P1">*44HOM: yyy //</text:p>
      <text:p text:style-name="P1">after: * BRI:/ yyy entiendo que la jefa sabe lo que hace // yyy BRI:/ y</text:p>
      <text:p text:style-name="P1">falta una / todavía ?</text:p>
      <text:p text:style-name="P1">before: * BRI:/ y falta una / todavía ?</text:p>
      <text:p text:style-name="P1">*48HOM: y estas son las de xxx //</text:p>
      <text:p text:style-name="P1">after: BRI: del tríptico ? no habíamos pagado todavía eso ?</text:p>
      <text:p text:style-name="P1">before: HOM: y estas son las de xxx //</text:p>
      <text:p text:style-name="P1">*49BRI: del tríptico ? no habíamos pagado todavía eso ?</text:p>
      <text:p text:style-name="P1">after: HOM: no / no estaba // no estaba facturada //</text:p>
      <text:p text:style-name="P1">before: BRI: del tríptico ? no habíamos pagado todavía eso ?</text:p>
      <text:p text:style-name="P1">HOM: no / no estaba //</text:p>
      <text:p text:style-name="P1">*50no estaba facturada //</text:p>
      <text:p text:style-name="P1">end of document.</text:p>
      <text:p text:style-name="P1">&lt;text id="aula_20_SOBRE_EL_MARCO"&gt;</text:p>
      <text:p text:style-name="P1">beginning of document</text:p>
      <text:p text:style-name="P1">*0CAR: tú has trabajado más en serio con el Cuadro o no ?</text:p>
      <text:p text:style-name="P1">after: PAL: no / realmente / yyy lo único que [///] no / yo no he trabajado</text:p>
      <text:p text:style-name="P1">con él // ni lo estoy aplicando a nada / ni tal // bueno / lo único que /</text:p>
      <text:p text:style-name="P1">en todo este mundo de la enseñanza del español / pues / &amp;eh ya es el</text:p>
      <text:p text:style-name="P1">documento de referencia / y lo que intenta es homologar / y hacer que [/]</text:p>
      <text:p text:style-name="P1">que todos los profesores de lenguas estemos haciendo lo mismo //</text:p>
      <text:p text:style-name="P1">before: PAL: no / realmente / yyy lo único que [///] no / yo no he</text:p>
      <text:p text:style-name="P1">trabajado con él // ni lo estoy aplicando a nada / ni tal // bueno / lo</text:p>
      <text:p text:style-name="P1">único que / en todo este mundo de la enseñanza del español / pues / &amp;eh ya</text:p>
      <text:p text:style-name="P1">es el documento de referencia / y lo que intenta es homologar / y hacer que</text:p>
      <text:p text:style-name="P1">[/] que todos los profesores de lenguas estemos haciendo lo mismo //</text:p>
      <text:p text:style-name="P1">*2CAR: exacto //</text:p>
      <text:p text:style-name="P1">after: PAL: y lo más novedoso / es / bueno / que desde yyy [//] que es el</text:p>
      <text:p text:style-name="P1">primer documento que se hace de este tipo a partir de lo [/] del que se</text:p>
      <text:p text:style-name="P1">hizo sobre el nivel umbral / PAL:/ que establecía / pues &amp;eh / el nivel más</text:p>
      <text:p text:style-name="P1">o menos de supervivencia / en [/] en todas las lenguas // y que / se centra</text:p>
      <text:p text:style-name="P1"><text:soft-page-break/>mucho / en lo que el alumno / tiene que saber hacer // o sea / no es /</text:p>
      <text:p text:style-name="P1">cuánto sé / de las lenguas / yo [/] yo / conozco el subjuntivo y conozco</text:p>
      <text:p text:style-name="P1">las preposiciones / sino qué sé hacer con una lengua no? // está muy [/]</text:p>
      <text:p text:style-name="P1">muy enfocado a la [/] &lt; a la comunicación &gt; //</text:p>
      <text:p text:style-name="P1">before: CAR: exacto //</text:p>
      <text:p text:style-name="P1">PAL: y lo más novedoso / es / bueno / que desde yyy [//] que es el primer</text:p>
      <text:p text:style-name="P1">documento que se hace de este tipo a partir de lo [/] del que se hizo sobre</text:p>
      <text:p text:style-name="P1">el nivel umbral / PAL:/ que establecía / pues &amp;eh / el nivel más o menos de</text:p>
      <text:p text:style-name="P1">supervivencia / en [/] en todas las lenguas // y que / se centra mucho / en</text:p>
      <text:p text:style-name="P1">lo que el alumno / tiene que saber hacer // o sea / no es / cuánto sé / de</text:p>
      <text:p text:style-name="P1">las lenguas / yo [/] yo / conozco el subjuntivo y conozco las</text:p>
      <text:p text:style-name="P1">preposiciones / sino qué sé hacer con una lengua no? //</text:p>
      <text:p text:style-name="P1">*3está muy [/] muy enfocado a la [/] &lt; a la comunicación &gt; //</text:p>
      <text:p text:style-name="P1">after: CAR: &amp;mm //</text:p>
      <text:p text:style-name="P1">before: PAL: y lo más novedoso / es / bueno / que desde yyy [//] que es el</text:p>
      <text:p text:style-name="P1">primer documento que se hace de este tipo a partir de lo [/] del que se</text:p>
      <text:p text:style-name="P1">hizo sobre el nivel umbral / PAL:/ que establecía / pues &amp;eh / el nivel más</text:p>
      <text:p text:style-name="P1">o menos de supervivencia / en [/] en todas las lenguas // y que / se centra</text:p>
      <text:p text:style-name="P1">mucho / en lo que el alumno / tiene que saber hacer // o sea / no es /</text:p>
      <text:p text:style-name="P1">cuánto sé / de las lenguas / yo [/] yo / conozco el subjuntivo y conozco</text:p>
      <text:p text:style-name="P1">las preposiciones / sino qué sé hacer con una lengua no? // está muy [/]</text:p>
      <text:p text:style-name="P1">muy enfocado a la [/] &lt; a la comunicación &gt; //</text:p>
      <text:p text:style-name="P1">*4CAR: &amp;mm //</text:p>
      <text:p text:style-name="P1">after: * PAL:/ que establecía / pues &amp;eh / el nivel más o menos de</text:p>
      <text:p text:style-name="P1">supervivencia / en [/] en todas las lenguas // y que / se centra mucho / en</text:p>
      <text:p text:style-name="P1">lo que el alumno / tiene que saber hacer // o sea / no es / cuánto sé / de</text:p>
      <text:p text:style-name="P1">las lenguas / yo [/] yo / conozco el subjuntivo y conozco las</text:p>
      <text:p text:style-name="P1">preposiciones / sino qué sé hacer con una lengua no? // está muy [/] muy</text:p>
      <text:p text:style-name="P1">enfocado a la [/] &lt; a la comunicación &gt; //</text:p>
      <text:p text:style-name="P1">before: XYZ: &lt; xxx contenido &gt; / no ? //</text:p>
      <text:p text:style-name="P1">*7PAL: exactamente //</text:p>
      <text:p text:style-name="P1">y / el problema del Marco de todas formas / es que / como tú decías / se ha</text:p>
      <text:p text:style-name="P1">convertido / en una moda / y todo el mundo lo cita / y / se ha convertido</text:p>
      <text:p text:style-name="P1">en [/] en algo de [//] casi de marketing / porque todas las editoriales /</text:p>
      <text:p text:style-name="P1">esto está basado en el Marcos [//] &lt; en el Marco &gt; ...</text:p>
      <text:p text:style-name="P1">after: CAR: &lt; be uno / y be dos &gt; //</text:p>
      <text:p text:style-name="P1">before: CAR: &lt; pero &gt; es un &amp;documen es [/] es un documento bien hecho / o</text:p>
      <text:p text:style-name="P1">sea / tiene [/] tiene buenas / CAR:/ recoge digamos lo que hay en ese</text:p>
      <text:p text:style-name="P1">periodo / lo que estaba en ese periodo +</text:p>
      <text:p text:style-name="P1">PAL: sí / sí / PAL:/ sí //</text:p>
      <text:p text:style-name="P1">*11y está bien //</text:p>
      <text:p text:style-name="P1">y [/] y la / &amp;mm / yo creo que la clasificación por niveles está bien</text:p>
      <text:p text:style-name="P1">hecha // lo que creo que sigue faltando / es / lo que [///] no sé / yo</text:p>
      <text:p text:style-name="P1">estuve en una ponencia que dieron en la facultad / y &lt; no xxx los</text:p>
      <text:p text:style-name="P1">responsables &gt; PAL:/ habló / y bueno / no estaban interesados en ningún</text:p>
      <text:p text:style-name="P1">momento en hacer lo que hicieron con el &amp;ni nivel umbral / que además de</text:p>
      <text:p text:style-name="P1">[/] de saber [//] de poner lo que se debería / hacer en cada nivel /</text:p>
      <text:p text:style-name="P1">estaban recogidas / tanto las estructuras / como las funciones de cada</text:p>
      <text:p text:style-name="P1">lengua // en el Marco ni se ha hecho ni se va a hacer / porque no era el</text:p>
      <text:p text:style-name="P1"><text:soft-page-break/>objetivo //</text:p>
      <text:p text:style-name="P1">after: * CAR:/ recoge digamos lo que hay en ese periodo / lo que estaba en</text:p>
      <text:p text:style-name="P1">ese periodo +</text:p>
      <text:p text:style-name="P1">before: * PAL:/ sí // y está bien // y [/] y la / &amp;mm / yo creo que la</text:p>
      <text:p text:style-name="P1">clasificación por niveles está bien hecha // lo que creo que sigue</text:p>
      <text:p text:style-name="P1">faltando / es / lo que [///] no sé / yo estuve en una ponencia que dieron</text:p>
      <text:p text:style-name="P1">en la facultad / y &lt; no xxx los responsables &gt; PAL:/ habló / y bueno / no</text:p>
      <text:p text:style-name="P1">estaban interesados en ningún momento en hacer lo que hicieron con el &amp;ni</text:p>
      <text:p text:style-name="P1">nivel umbral / que además de [/] de saber [//] de poner lo que se debería /</text:p>
      <text:p text:style-name="P1">hacer en cada nivel / estaban recogidas / tanto las estructuras / como las</text:p>
      <text:p text:style-name="P1">funciones de cada lengua // en el Marco ni se ha hecho ni se va a hacer /</text:p>
      <text:p text:style-name="P1">porque no era el objetivo //</text:p>
      <text:p text:style-name="P1">*14CAR: &lt; sí sí //</text:p>
      <text:p text:style-name="P1">se hacen conferencias &gt; / sobre el Marco //</text:p>
      <text:p text:style-name="P1">after: * PAL:/ habló / y bueno / no estaban interesados en ningún momento</text:p>
      <text:p text:style-name="P1">en hacer lo que hicieron con el &amp;ni nivel umbral / que además de [/] de</text:p>
      <text:p text:style-name="P1">saber [//] de poner lo que se debería / hacer en cada nivel / estaban</text:p>
      <text:p text:style-name="P1">recogidas / tanto las estructuras / como las funciones de cada lengua // en</text:p>
      <text:p text:style-name="P1">el Marco ni se ha hecho ni se va a hacer / porque no era el objetivo //</text:p>
      <text:p text:style-name="P1">before: * PAL:/ habló / y bueno / no estaban interesados en ningún momento</text:p>
      <text:p text:style-name="P1">en hacer lo que hicieron con el &amp;ni nivel umbral / que además de [/] de</text:p>
      <text:p text:style-name="P1">saber [//] de poner lo que se debería / hacer en cada nivel / estaban</text:p>
      <text:p text:style-name="P1">recogidas / tanto las estructuras / como las funciones de cada lengua // en</text:p>
      <text:p text:style-name="P1">el Marco ni se ha hecho ni se va a hacer / porque no era el objetivo //</text:p>
      <text:p text:style-name="P1">*16CAR: &lt; es más general &gt; //</text:p>
      <text:p text:style-name="P1">after: PAL: &lt; entonces &gt; eso es lo que está haciendo [///] claro / es mucho</text:p>
      <text:p text:style-name="P1">más general // se [//] es más &amp;eh [//] está mucho más centrado / como tú</text:p>
      <text:p text:style-name="P1">decías / en el proceso / en el aprendizaje //</text:p>
      <text:p text:style-name="P1">before: CAR: &amp;mm / en el proceso //</text:p>
      <text:p text:style-name="P1">*19PAL: &amp;eh el problema es la aplicación que se haga //</text:p>
      <text:p text:style-name="P1">y qué criterios se van a seguir para decidir / estas estructuras y estas</text:p>
      <text:p text:style-name="P1">funciones pertenecerán a un nivel u a otro // no sé / a lo mejor no es tan</text:p>
      <text:p text:style-name="P1">importante pero ...</text:p>
      <text:p text:style-name="P1">end of document.</text:p>
      <text:p text:style-name="P1">&lt;text id="aula_10_LO_QUE_HEMOS_HECHO"&gt;</text:p>
      <text:p text:style-name="P1">before: que hemos hecho / que acabamos de terminar el año pasado y que está</text:p>
      <text:p text:style-name="P1">ahora mismo en proceso de [/] de distribución / es el proyecto C-ORAL-ROM</text:p>
      <text:p text:style-name="P1">del que os hablaré /</text:p>
      <text:p text:style-name="P1">*2detenidamente //</text:p>
      <text:p text:style-name="P1">esto lo digo normalmente / no lo digo para que os agobiéis ni nada / sino</text:p>
      <text:p text:style-name="P1">para que sepáis / que tenemos suficiente experiencia para [/] para</text:p>
      <text:p text:style-name="P1">after: contar muchas cosas / y / llevamos trabajando mucho tiempo / en [/]</text:p>
      <text:p text:style-name="P1">en todo tipo de [/] de &amp;eh aplicaciones del procesamiento de lenguaje</text:p>
      <text:p text:style-name="P1">natural / &amp;mm // entonces</text:p>
      <text:p text:style-name="P1">before: detenidamente // esto lo digo normalmente / no lo digo para que os</text:p>
      <text:p text:style-name="P1">agobiéis ni nada / sino para que sepáis / que tenemos suficiente</text:p>
      <text:p text:style-name="P1">experiencia para [/] para</text:p>
      <text:p text:style-name="P1">contar muchas cosas / y / llevamos trabajando mucho tiempo / en [/] en todo</text:p>
      <text:p text:style-name="P1">tipo de [/] de &amp;eh aplicaciones del procesamiento de lenguaje natural /</text:p>
      <text:p text:style-name="P1"><text:soft-page-break/>&amp;mm //</text:p>
      <text:p text:style-name="P1">*3entonces</text:p>
      <text:p text:style-name="P1">after: / &amp;eh yo otros años / lo que he hecho / ha sido / pues seguir un</text:p>
      <text:p text:style-name="P1">sistema como os comenté bastante más / académico / que consistía en contar</text:p>
      <text:p text:style-name="P1">los fundamentos ... y</text:p>
      <text:p text:style-name="P1">&lt;text id="aula_10_ORDENADOR_DE_TRES_FUNCIONES"&gt;</text:p>
      <text:p text:style-name="P1">beginning of document</text:p>
      <text:p text:style-name="P1">*0ANT: os sale a todos ?</text:p>
      <text:p text:style-name="P1">after: XYZ: sí //</text:p>
      <text:p text:style-name="P1">before: ANT: os sale a todos ?</text:p>
      <text:p text:style-name="P1">*1XYZ: sí //</text:p>
      <text:p text:style-name="P1">after: TTT: sí sí sí //</text:p>
      <text:p text:style-name="P1">before: XYZ: sí //</text:p>
      <text:p text:style-name="P1">*2TTT: sí sí sí //</text:p>
      <text:p text:style-name="P1">after: ANT: sí ? bien // hay tres [/] tres funciones // &lt; esta &gt; / ANT:/</text:p>
      <text:p text:style-name="P1">que es la que os bloquea la pantalla // esto / fastidiará mucho pero / para</text:p>
      <text:p text:style-name="P1">nosotros es estupendo / porque muchas veces he estado dando / cuando he</text:p>
      <text:p text:style-name="P1">dado ya qué / y tú le estás ahí &amp;ya &amp;eheheh yyy // entonces con esto /</text:p>
      <text:p text:style-name="P1">plas / cortas / y todo el mundo / pues no puede hacer nada con el</text:p>
      <text:p text:style-name="P1">ordenador // esta es una de las</text:p>
      <text:p text:style-name="P1">before: TTT: sí sí sí //</text:p>
      <text:p text:style-name="P1">*3ANT: sí ? bien //</text:p>
      <text:p text:style-name="P1">hay tres [/] tres funciones // &lt; esta &gt; / ANT:/ que es la que os bloquea la</text:p>
      <text:p text:style-name="P1">pantalla // esto / fastidiará mucho pero / para nosotros es estupendo /</text:p>
      <text:p text:style-name="P1">porque muchas veces he estado dando / cuando he dado ya qué / y tú le estás</text:p>
      <text:p text:style-name="P1">ahí &amp;ya &amp;eheheh yyy // entonces con esto / plas / cortas / y todo el</text:p>
      <text:p text:style-name="P1">mundo / pues no puede hacer nada con el ordenador // esta es una de las</text:p>
      <text:p text:style-name="P1">after: XYZ: &lt; &amp;mm &gt; //</text:p>
      <text:p text:style-name="P1">before: TTT: sí sí sí //</text:p>
      <text:p text:style-name="P1">ANT: sí ? bien //</text:p>
      <text:p text:style-name="P1">*3hay tres [/] tres funciones //</text:p>
      <text:p text:style-name="P1">&lt; esta &gt; / ANT:/ que es la que os bloquea la pantalla // esto / fastidiará</text:p>
      <text:p text:style-name="P1">mucho pero / para nosotros es estupendo / porque muchas veces he estado</text:p>
      <text:p text:style-name="P1">dando / cuando he dado ya qué / y tú le estás ahí &amp;ya &amp;eheheh yyy //</text:p>
      <text:p text:style-name="P1">entonces con esto / plas / cortas / y todo el mundo / pues no puede hacer</text:p>
      <text:p text:style-name="P1">nada con el ordenador // esta es una de las</text:p>
      <text:p text:style-name="P1">after: XYZ: &lt; &amp;mm &gt; //</text:p>
      <text:p text:style-name="P1">before: TTT: sí sí sí //</text:p>
      <text:p text:style-name="P1">ANT: sí ? bien // hay tres [/] tres funciones // &lt; esta &gt; / ANT:/ que es la</text:p>
      <text:p text:style-name="P1">que os bloquea la pantalla // esto / fastidiará mucho pero / para nosotros</text:p>
      <text:p text:style-name="P1">es estupendo / porque muchas veces he estado dando / cuando he dado ya</text:p>
      <text:p text:style-name="P1">qué / y tú le estás ahí &amp;ya &amp;eheheh yyy // entonces con esto / plas /</text:p>
      <text:p text:style-name="P1">cortas / y todo el mundo / pues no puede hacer nada con el ordenador //</text:p>
      <text:p text:style-name="P1">*3esta es una de las</text:p>
      <text:p text:style-name="P1">after: XYZ: &lt; &amp;mm &gt; //</text:p>
      <text:p text:style-name="P1">before: ANT: sí ? bien // hay tres [/] tres funciones // &lt; esta &gt; / ANT:/</text:p>
      <text:p text:style-name="P1">que es la que os bloquea la pantalla // esto / fastidiará mucho pero / para</text:p>
      <text:p text:style-name="P1">nosotros es estupendo / porque muchas veces he estado dando / cuando he</text:p>
      <text:p text:style-name="P1">dado ya qué / y tú le estás ahí &amp;ya &amp;eheheh yyy // entonces con esto /</text:p>
      <text:p text:style-name="P1"><text:soft-page-break/>plas / cortas / y todo el mundo / pues no puede hacer nada con el</text:p>
      <text:p text:style-name="P1">ordenador // esta es una de las</text:p>
      <text:p text:style-name="P1">*4XYZ: &lt; &amp;mm &gt; //</text:p>
      <text:p text:style-name="P1">after: * ANT:/ que es la que os bloquea la pantalla // esto / fastidiará</text:p>
      <text:p text:style-name="P1">mucho pero / para nosotros es estupendo / porque muchas veces he estado</text:p>
      <text:p text:style-name="P1">dando / cuando he dado ya qué / y tú le estás ahí &amp;ya &amp;eheheh yyy //</text:p>
      <text:p text:style-name="P1">entonces con esto / plas / cortas / y todo el mundo / pues no puede hacer</text:p>
      <text:p text:style-name="P1">nada con el ordenador // esta es una de las</text:p>
      <text:p text:style-name="P1">before: * qué / y tú le estás ahí &amp;ya &amp;eheheh yyy // entonces con esto /</text:p>
      <text:p text:style-name="P1">plas / cortas / y todo el mundo / pues no puede hacer nada con el</text:p>
      <text:p text:style-name="P1">ordenador // esta es una de las</text:p>
      <text:p text:style-name="P1">*8opciones //</text:p>
      <text:p text:style-name="P1">la otra opción es yyy esta que [/] que vais a ver ahora / yo por ejemplo</text:p>
      <text:p text:style-name="P1">estáis viendo algo en la pantalla ?</text:p>
      <text:p text:style-name="P1">after: XYZ: ( que sí que sí ) //</text:p>
      <text:p text:style-name="P1">before: opciones // la otra opción es yyy esta que [/] que vais a ver</text:p>
      <text:p text:style-name="P1">ahora / yo por ejemplo estáis viendo algo en la pantalla ?</text:p>
      <text:p text:style-name="P1">*9XYZ: ( que sí que sí ) //</text:p>
      <text:p text:style-name="P1">after: ANT: que es / eso // eso mismo no? // intentad tocar vuestro &amp;tequea</text:p>
      <text:p text:style-name="P1">teclado // hhh no podéis hacer nada / eh? // entonces / esta es la opción /</text:p>
      <text:p text:style-name="P1">en la que yo /</text:p>
      <text:p text:style-name="P1">before: XYZ: ( que sí que sí ) //</text:p>
      <text:p text:style-name="P1">ANT: que es / eso //</text:p>
      <text:p text:style-name="P1">*10eso mismo no? //</text:p>
      <text:p text:style-name="P1">intentad tocar vuestro &amp;tequea teclado // hhh no podéis hacer nada / eh? //</text:p>
      <text:p text:style-name="P1">entonces / esta es la opción / en la que yo /</text:p>
      <text:p text:style-name="P1">after: elijo / o sea / yo voy a dar la clase / y en lugar que &amp;est tener</text:p>
      <text:p text:style-name="P1">que estar mirando aquí / pues cada uno está viendo lo que yo estoy</text:p>
      <text:p text:style-name="P1">haciendo / en el [/] en el</text:p>
      <text:p text:style-name="P1">before: XYZ: ( que sí que sí ) //</text:p>
      <text:p text:style-name="P1">ANT: que es / eso // eso mismo no? //</text:p>
      <text:p text:style-name="P1">*10intentad tocar vuestro &amp;tequea teclado //</text:p>
      <text:p text:style-name="P1">hhh no podéis hacer nada / eh? // entonces / esta es la opción / en la que</text:p>
      <text:p text:style-name="P1">yo /</text:p>
      <text:p text:style-name="P1">after: elijo / o sea / yo voy a dar la clase / y en lugar que &amp;est tener</text:p>
      <text:p text:style-name="P1">que estar mirando aquí / pues cada uno está viendo lo que yo estoy</text:p>
      <text:p text:style-name="P1">haciendo / en el [/] en el</text:p>
      <text:p text:style-name="P1">before: &amp;eh hhh esta es la página del Laboratorio / y sólo vais a ver / lo</text:p>
      <text:p text:style-name="P1">yo que yo cuento // podéis tocar / pero solamente va [/] va a aparecer lo</text:p>
      <text:p text:style-name="P1">que yo ( tenga ) aquí</text:p>
      <text:p text:style-name="P1">// y luego / hay una opción / que es esta / que &amp;a [//] sale lo que tenéis</text:p>
      <text:p text:style-name="P1">ah //</text:p>
      <text:p text:style-name="P1">*14tocar el &amp;or [//] el teclado ahora mismo //</text:p>
      <text:p text:style-name="P1">ahora funciona // &amp;eh abrir por</text:p>
      <text:p text:style-name="P1">after: ejemplo / el Explorer / o el [/] o ( otro ) // hhh bien / funciona</text:p>
      <text:p text:style-name="P1">no ? // o sea / eso es lo que [//] yo lo que haré es / estaremos dando la</text:p>
      <text:p text:style-name="P1">clase / estaré</text:p>
      <text:p text:style-name="P1">before: &amp;eh hhh esta es la página del Laboratorio / y sólo vais a ver / lo</text:p>
      <text:p text:style-name="P1">yo que yo cuento // podéis tocar / pero solamente va [/] va a aparecer lo</text:p>
      <text:p text:style-name="P1"><text:soft-page-break/>que yo ( tenga ) aquí</text:p>
      <text:p text:style-name="P1">// y luego / hay una opción / que es esta / que &amp;a [//] sale lo que tenéis</text:p>
      <text:p text:style-name="P1">ah // tocar el &amp;or [//] el teclado ahora mismo //</text:p>
      <text:p text:style-name="P1">*14ahora funciona //</text:p>
      <text:p text:style-name="P1">&amp;eh abrir por</text:p>
      <text:p text:style-name="P1">after: ejemplo / el Explorer / o el [/] o ( otro ) // hhh bien / funciona</text:p>
      <text:p text:style-name="P1">no ? // o sea / eso es lo que [//] yo lo que haré es / estaremos dando la</text:p>
      <text:p text:style-name="P1">clase / estaré</text:p>
      <text:p text:style-name="P1">before: &amp;eh hhh esta es la página del Laboratorio / y sólo vais a ver / lo</text:p>
      <text:p text:style-name="P1">yo que yo cuento // podéis tocar / pero solamente va [/] va a aparecer lo</text:p>
      <text:p text:style-name="P1">que yo ( tenga ) aquí</text:p>
      <text:p text:style-name="P1">// y luego / hay una opción / que es esta / que &amp;a [//] sale lo que tenéis</text:p>
      <text:p text:style-name="P1">ah // tocar el &amp;or [//] el teclado ahora mismo // ahora funciona //</text:p>
      <text:p text:style-name="P1">*14&amp;eh abrir por</text:p>
      <text:p text:style-name="P1">after: ejemplo / el Explorer / o el [/] o ( otro ) // hhh bien / funciona</text:p>
      <text:p text:style-name="P1">no ? // o sea / eso es lo que [//] yo lo que haré es / estaremos dando la</text:p>
      <text:p text:style-name="P1">clase / estaré</text:p>
      <text:p text:style-name="P1">&lt;text id="aula_10_SIN_SABER_PARA_LO_QUE_SIRVE"&gt;</text:p>
      <text:p text:style-name="P1">before: cuando ya le explicamos para qué servía / pues / le quedó todo más</text:p>
      <text:p text:style-name="P1">claro / &amp;mm // entonces / ese es el problema siempre ( por ejemplo ) de las</text:p>
      <text:p text:style-name="P1">matemáticas en el</text:p>
      <text:p text:style-name="P1">*2colegio &amp;mm //</text:p>
      <text:p text:style-name="P1">por qué tenemos que &amp;in aprender a hacer integrales ? para qué sirven ?</text:p>
      <text:p text:style-name="P1">no ? entonces a lo mejor / si realmente te enseñaran / cuál es la</text:p>
      <text:p text:style-name="P1">aplicación</text:p>
      <text:p text:style-name="P1">after: / de las integrales / o si te enseñan por ejemplo en lingü.stica /</text:p>
      <text:p text:style-name="P1">hhh cuál es la [/] la aplicación de hhh hacer análisis sintácticos / y no</text:p>
      <text:p text:style-name="P1">ponerte a hacer</text:p>
      <text:p text:style-name="P1">before: análisis porque sí / pues probablemente / la gente /</text:p>
      <text:p text:style-name="P1">encontraría ... pero / yo recuerdo / por lo menos cuando era niño / que la</text:p>
      <text:p text:style-name="P1">gente tenía que hacer sus análisis</text:p>
      <text:p text:style-name="P1">*5sintácticos sin saber muy bien para qué servían //</text:p>
      <text:p text:style-name="P1">o sí ? o no ?</text:p>
      <text:p text:style-name="P1">after: XYZ: pues sí //</text:p>
      <text:p text:style-name="P1">before: análisis porque sí / pues probablemente / la gente /</text:p>
      <text:p text:style-name="P1">encontraría ... pero / yo recuerdo / por lo menos cuando era niño / que la</text:p>
      <text:p text:style-name="P1">gente tenía que hacer sus análisis</text:p>
      <text:p text:style-name="P1">sintácticos sin saber muy bien para qué servían //</text:p>
      <text:p text:style-name="P1">*5 o sí ? o no ?</text:p>
      <text:p text:style-name="P1">after: XYZ: pues sí //</text:p>
      <text:p text:style-name="P1">before: sintácticos sin saber muy bien para qué servían // o sí ? o no ?</text:p>
      <text:p text:style-name="P1">*6XYZ: pues sí //</text:p>
      <text:p text:style-name="P1">after: ANT: yo creo que sí hhh / verdad ? hhh ANT:/ pues &amp;eh / esas cosas</text:p>
      <text:p text:style-name="P1">ocurren / y entonces &amp;eh es un problema bastante [/] bastante extendido / y</text:p>
      <text:p text:style-name="P1">que / hace que la [/] la distribución de conocimientos /</text:p>
      <text:p text:style-name="P1">before: ANT: yo creo que sí hhh / verdad ? hhh ANT:/ pues &amp;eh / esas cosas</text:p>
      <text:p text:style-name="P1">ocurren / y entonces &amp;eh es un problema bastante [/] bastante extendido / y</text:p>
      <text:p text:style-name="P1">que / hace que la [/] la distribución de conocimientos /</text:p>
      <text:p text:style-name="P1">*8TTT: yyy //</text:p>
      <text:p text:style-name="P1"><text:soft-page-break/>after: * ANT:/ pues &amp;eh / esas cosas ocurren / y entonces &amp;eh es un</text:p>
      <text:p text:style-name="P1">problema bastante [/] bastante extendido / y que / hace que la [/] la</text:p>
      <text:p text:style-name="P1">distribución de conocimientos /</text:p>
      <text:p text:style-name="P1">before: * ANT:/ pues &amp;eh / esas cosas ocurren / y entonces &amp;eh es un</text:p>
      <text:p text:style-name="P1">problema bastante [/] bastante extendido / y que / hace que la [/] la</text:p>
      <text:p text:style-name="P1">distribución de conocimientos /</text:p>
      <text:p text:style-name="P1">por lo menos / el conocimiento que [/] que vosotros queréis aprender / pues</text:p>
      <text:p text:style-name="P1">[/] pues quede un poco en el aire / no ? //</text:p>
      <text:p text:style-name="P1">*10y esto para qué ? para qué me han contado</text:p>
      <text:p text:style-name="P1">after: tantos fundamentos / si luego / al final / pues no sé ni para qué se</text:p>
      <text:p text:style-name="P1">aplica / ni tal //</text:p>
      <text:p text:style-name="P1">&lt;text id="aula_20_FALTAS_TU_Y_TRABAJAR_EN_ESTO"&gt;</text:p>
      <text:p text:style-name="P1">beginning of document</text:p>
      <text:p text:style-name="P1">*0XYZ: yyy //</text:p>
      <text:p text:style-name="P1">after: CAR: faltas sólo tú //</text:p>
      <text:p text:style-name="P1">before: XYZ: yyy //</text:p>
      <text:p text:style-name="P1">*1CAR: faltas sólo tú //</text:p>
      <text:p text:style-name="P1">after: NAT: &amp;s / yo hice Traducción // Interpretación // y después</text:p>
      <text:p text:style-name="P1">Lingü.stica // y estoy en el [/] en el periodo de investigación // hago una</text:p>
      <text:p text:style-name="P1">cosa de [//] relacionada</text:p>
      <text:p text:style-name="P1">before: CAR: faltas sólo tú //</text:p>
      <text:p text:style-name="P1">NAT: &amp;s / yo hice Traducción //</text:p>
      <text:p text:style-name="P1">*2Interpretación //</text:p>
      <text:p text:style-name="P1">y después Lingü.stica // y estoy en el [/] en el periodo de</text:p>
      <text:p text:style-name="P1">investigación // hago una cosa de [//] relacionada</text:p>
      <text:p text:style-name="P1">after: con [/] con Fonética //</text:p>
      <text:p text:style-name="P1">before: CAR: faltas sólo tú //</text:p>
      <text:p text:style-name="P1">NAT: &amp;s / yo hice Traducción // Interpretación //</text:p>
      <text:p text:style-name="P1">*2y después Lingü.stica //</text:p>
      <text:p text:style-name="P1">y estoy en el [/] en el periodo de investigación // hago una cosa de [//]</text:p>
      <text:p text:style-name="P1">relacionada</text:p>
      <text:p text:style-name="P1">after: con [/] con Fonética //</text:p>
      <text:p text:style-name="P1">before: CAR: faltas sólo tú //</text:p>
      <text:p text:style-name="P1">NAT: &amp;s / yo hice Traducción // Interpretación // y después Lingü.stica //</text:p>
      <text:p text:style-name="P1">*2y estoy en el [/] en el periodo de investigación //</text:p>
      <text:p text:style-name="P1">hago una cosa de [//] relacionada</text:p>
      <text:p text:style-name="P1">after: con [/] con Fonética //</text:p>
      <text:p text:style-name="P1">before: CAR: faltas sólo tú //</text:p>
      <text:p text:style-name="P1">NAT: &amp;s / yo hice Traducción // Interpretación // y después Lingü.stica //</text:p>
      <text:p text:style-name="P1">y estoy en el [/] en el periodo de investigación //</text:p>
      <text:p text:style-name="P1">*2hago una cosa de [//] relacionada</text:p>
      <text:p text:style-name="P1">after: con [/] con Fonética //</text:p>
      <text:p text:style-name="P1">before: NAT: &amp;s / yo hice Traducción // Interpretación // y después</text:p>
      <text:p text:style-name="P1">Lingü.stica // y estoy en el [/] en el periodo de investigación // hago una</text:p>
      <text:p text:style-name="P1">cosa de [//] relacionada</text:p>
      <text:p text:style-name="P1">*3con [/] con Fonética //</text:p>
      <text:p text:style-name="P1">after: CAR: con Fonética ?</text:p>
      <text:p text:style-name="P1">before: con [/] con Fonética //</text:p>
      <text:p text:style-name="P1">*4CAR: con Fonética ?</text:p>
      <text:p text:style-name="P1"><text:soft-page-break/>after: NAT: sí / Fonética y Fonología // y / respecto a [/] a enseñanza de</text:p>
      <text:p text:style-name="P1">español para extranjeros / fui como oyente / durante el [/] todo el</text:p>
      <text:p text:style-name="P1">semestre a la [/] a una clase que da [/] que da este profesor también /</text:p>
      <text:p text:style-name="P1">Javier / que no sé cómo se apellida ni nada // es una optativa de [/] de</text:p>
      <text:p text:style-name="P1">Hispánicas / y fui como oyente //</text:p>
      <text:p text:style-name="P1">before: NAT: sí / Fonética y Fonología // y / respecto a [/] a enseñanza de</text:p>
      <text:p text:style-name="P1">español para extranjeros / fui como oyente / durante el [/] todo el</text:p>
      <text:p text:style-name="P1">semestre a la [/] a una clase que da [/] que da este profesor también /</text:p>
      <text:p text:style-name="P1">Javier / que no sé cómo se apellida ni nada // es una optativa de [/] de</text:p>
      <text:p text:style-name="P1">Hispánicas / y fui como oyente //</text:p>
      <text:p text:style-name="P1">*6XYZ: hhh</text:p>
      <text:p text:style-name="P1">after: NAT: porque me / vamos / me &lt; gusta el asunto &gt; / NAT:/ y me</text:p>
      <text:p text:style-name="P1">interesa / sí //</text:p>
      <text:p text:style-name="P1">before: NAT: porque me / vamos / me &lt; gusta el asunto &gt; / NAT:/ y me</text:p>
      <text:p text:style-name="P1">interesa / sí //</text:p>
      <text:p text:style-name="P1">*8CAR: &lt; te interesaba &gt; //</text:p>
      <text:p text:style-name="P1">after: * NAT:/ y me interesa / sí //</text:p>
      <text:p text:style-name="P1">before: * NAT:/ y me interesa / sí //</text:p>
      <text:p text:style-name="P1">*10XYZ: hhh</text:p>
      <text:p text:style-name="P1">after: CAR: o sea que / en realidad ninguno de vosotros piensa ponerse a</text:p>
      <text:p text:style-name="P1">trabajar / salvo tú / en [/] en estas cosas / no? // simplemente es por</text:p>
      <text:p text:style-name="P1">conocimiento // &amp;mm //</text:p>
      <text:p text:style-name="P1">before: XYZ: hhh</text:p>
      <text:p text:style-name="P1">CAR: o sea que / en realidad ninguno de vosotros piensa ponerse a</text:p>
      <text:p text:style-name="P1">trabajar / salvo tú / en [/] en estas cosas / no? //</text:p>
      <text:p text:style-name="P1">*11simplemente es por conocimiento //</text:p>
      <text:p text:style-name="P1">&amp;mm //</text:p>
      <text:p text:style-name="P1">after: ANC: depende yyy hhh //</text:p>
      <text:p text:style-name="P1">before: XYZ: hhh</text:p>
      <text:p text:style-name="P1">CAR: o sea que / en realidad ninguno de vosotros piensa ponerse a</text:p>
      <text:p text:style-name="P1">trabajar / salvo tú / en [/] en estas cosas / no? // simplemente es por</text:p>
      <text:p text:style-name="P1">conocimiento //</text:p>
      <text:p text:style-name="P1">*11&amp;mm //</text:p>
      <text:p text:style-name="P1">after: ANC: depende yyy hhh //</text:p>
      <text:p text:style-name="P1">before: CAR: o sea que / en realidad ninguno de vosotros piensa ponerse a</text:p>
      <text:p text:style-name="P1">trabajar / salvo tú / en [/] en estas cosas / no? // simplemente es por</text:p>
      <text:p text:style-name="P1">conocimiento // &amp;mm //</text:p>
      <text:p text:style-name="P1">*12ANC: depende yyy hhh //</text:p>
      <text:p text:style-name="P1">after: CAR: depende / si no queda más &amp;reme más &lt; remedio // es como xxx &gt;</text:p>
      <text:p text:style-name="P1">+</text:p>
      <text:p text:style-name="P1">before: ANC: depende yyy hhh //</text:p>
      <text:p text:style-name="P1">CAR: depende / si no queda más &amp;reme más &lt; remedio //</text:p>
      <text:p text:style-name="P1">*13es como xxx &gt; +</text:p>
      <text:p text:style-name="P1">after: ANC: &lt; no no no / que va &gt; no // a mí me [/] me interesa / y de</text:p>
      <text:p text:style-name="P1">hecho yo [//] bueno / nosotros [//] yo sí que / pensaba si / alguna vez iba</text:p>
      <text:p text:style-name="P1">a Francia / evidentemente / pues &lt; trabajar como &gt; ANC:/ profesora //</text:p>
      <text:p text:style-name="P1">before: ANC: &lt; no no no / que va &gt; no // a mí me [/] me interesa / y de</text:p>
      <text:p text:style-name="P1">hecho yo [//] bueno / nosotros [//] yo sí que / pensaba si / alguna vez iba</text:p>
      <text:p text:style-name="P1">a Francia / evidentemente / pues &lt; trabajar como &gt; ANC:/ profesora //</text:p>
      <text:p text:style-name="P1"><text:soft-page-break/>*15CAR: &lt; trabajar de eso &gt; //</text:p>
      <text:p text:style-name="P1">after: * ANC:/ profesora //</text:p>
      <text:p text:style-name="P1">&lt;text id="aula_20_SE_PRESENTA_LEO"&gt;</text:p>
      <text:p text:style-name="P1">before: LEO: yo estoy realizando el segundo periodo de doctorado / LEO:/ en</text:p>
      <text:p text:style-name="P1">la fase de trabajo de investigación //</text:p>
      <text:p text:style-name="P1">*2CAR: &amp;mm //</text:p>
      <text:p text:style-name="P1">after: * LEO:/ en la fase de trabajo de investigación //</text:p>
      <text:p text:style-name="P1">before: * LEO:/ en la fase de trabajo de investigación //</text:p>
      <text:p text:style-name="P1">*4CAR: &amp;mm &amp;mm //</text:p>
      <text:p text:style-name="P1">after: LEO: &amp;eh estudié Filología Hispánica / y el curso pasado hice un</text:p>
      <text:p text:style-name="P1">curso de doctorado de enseñanza de español para extranjeros / con Javier</text:p>
      <text:p text:style-name="P1">García Sánchez / aquí en la UAM // entonces tengo una perspectiva / pero</text:p>
      <text:p text:style-name="P1">muy reducida // tampoco tengo una experiencia docente //</text:p>
      <text:p text:style-name="P1">before: CAR: &amp;mm &amp;mm //</text:p>
      <text:p text:style-name="P1">LEO: &amp;eh estudié Filología Hispánica / y el curso pasado hice un curso de</text:p>
      <text:p text:style-name="P1">doctorado de enseñanza de español para extranjeros / con Javier García</text:p>
      <text:p text:style-name="P1">Sánchez / aquí en la UAM // entonces tengo una perspectiva / pero muy</text:p>
      <text:p text:style-name="P1">reducida //</text:p>
      <text:p text:style-name="P1">*5tampoco tengo una experiencia docente //</text:p>
      <text:p text:style-name="P1">after: CAR: &amp;mm //</text:p>
      <text:p text:style-name="P1">before: LEO: &amp;eh estudié Filología Hispánica / y el curso pasado hice un</text:p>
      <text:p text:style-name="P1">curso de doctorado de enseñanza de español para extranjeros / con Javier</text:p>
      <text:p text:style-name="P1">García Sánchez / aquí en la UAM // entonces tengo una perspectiva / pero</text:p>
      <text:p text:style-name="P1">muy reducida // tampoco tengo una experiencia docente //</text:p>
      <text:p text:style-name="P1">*6CAR: &amp;mm //</text:p>
      <text:p text:style-name="P1">after: LEO: entonces bueno pues / sería positivo / este seminario //</text:p>
      <text:p text:style-name="P1">before: LEO: estudiamos entre los distintos métodos y enfoques / LEO:/</text:p>
      <text:p text:style-name="P1">&amp;eh / se planteó como una serie de lecturas / y luego planteábamos en</text:p>
      <text:p text:style-name="P1">clase / problemas que surgían de distinto tipo en [//] que nos podrían</text:p>
      <text:p text:style-name="P1">surgir / desde qué [//] cómo dirigirse al alumno / si uno tiene que cambiar</text:p>
      <text:p text:style-name="P1">su lengua para adaptarse al alumno / o al revés //</text:p>
      <text:p text:style-name="P1">*10CAR: &amp;mm //</text:p>
      <text:p text:style-name="P1">after: * LEO:/ &amp;eh / se planteó como una serie de lecturas / y luego</text:p>
      <text:p text:style-name="P1">planteábamos en clase / problemas que surgían de distinto tipo en [//] que</text:p>
      <text:p text:style-name="P1">nos podrían surgir / desde qué [//] cómo dirigirse al alumno / si uno tiene</text:p>
      <text:p text:style-name="P1">que cambiar su lengua para adaptarse al alumno / o al revés //</text:p>
      <text:p text:style-name="P1">before: * LEO:/ &amp;eh / se planteó como una serie de lecturas / y luego</text:p>
      <text:p text:style-name="P1">planteábamos en clase / problemas que surgían de distinto tipo en [//] que</text:p>
      <text:p text:style-name="P1">nos podrían surgir / desde qué [//] cómo dirigirse al alumno / si uno tiene</text:p>
      <text:p text:style-name="P1">que cambiar su lengua para adaptarse al alumno / o al revés //</text:p>
      <text:p text:style-name="P1">*12CAR: &amp;mm //</text:p>
      <text:p text:style-name="P1">after: LEO: qué nivel de exigencia queríamos &amp;eh exigirle al alumno / &amp;eh /</text:p>
      <text:p text:style-name="P1">problemas de la interlengua / &amp;eh / distintos / lo que se le llaman tópicos</text:p>
      <text:p text:style-name="P1">no? / de [/] de la enseñanza de español para extranjeros / pero desde un</text:p>
      <text:p text:style-name="P1">nivel más bien / plantear problemas más que [/] que LEO:/ de otra cosa de</text:p>
      <text:p text:style-name="P1">[//] más que de resolverlos o que de ...</text:p>
      <text:p text:style-name="P1">&lt;text id="char_58_DESAMORTIZACION_8"&gt;</text:p>
      <text:p text:style-name="P1">before: JUL: y bueno / pues antes hablábamos de [/] de la desamortización /</text:p>
      <text:p text:style-name="P1">que influyó muchísimo / es decir / el Ministro Mendizábal &amp;eh de Isabel</text:p>
      <text:p text:style-name="P1"><text:soft-page-break/>II / ministro creo que</text:p>
      <text:p text:style-name="P1">era de Hacienda / pues &amp;eh publicó un decreto / que se llamó la Ley de</text:p>
      <text:p text:style-name="P1">Bienes Nacionales / pues para [//] era un proyecto / pues para activar la</text:p>
      <text:p text:style-name="P1">economía //</text:p>
      <text:p text:style-name="P1">*1en</text:p>
      <text:p text:style-name="P1">after: realidad pues se [/] se [/] se piensa que [/] que fue una [/] una</text:p>
      <text:p text:style-name="P1">cuestión un poco como de anticlericalismo / es decir vamos a quitarle a la</text:p>
      <text:p text:style-name="P1">Iglesia los bienes que</text:p>
      <text:p text:style-name="P1">before: realidad pues se [/] se [/] se piensa que [/] que fue una [/] una</text:p>
      <text:p text:style-name="P1">cuestión un poco como de anticlericalismo / es decir vamos a quitarle a la</text:p>
      <text:p text:style-name="P1">Iglesia los bienes que</text:p>
      <text:p text:style-name="P1">tienen no? / hhh sencillamente era / poner en activo / poner en [/] en el</text:p>
      <text:p text:style-name="P1">mercado lo que se llamaba bienes en manos muertas //</text:p>
      <text:p text:style-name="P1">*3la Iglesia tenía desde la Edad Media</text:p>
      <text:p text:style-name="P1">after: hhh &amp;eh infinidad / millones de hectáreas de tierras / que no</text:p>
      <text:p text:style-name="P1">cultivaba / entonces / &amp;eh todos los conventos de las órdenes regulares se</text:p>
      <text:p text:style-name="P1">expropiaron / se</text:p>
      <text:p text:style-name="P1">&lt;text id="char_58_FUNDACION_DEL_PAULAR_1"&gt;</text:p>
      <text:p text:style-name="P1">beginning of document</text:p>
      <text:p text:style-name="P1">*0JUL: pues entonces bien //</text:p>
      <text:p text:style-name="P1">after: CAR: pues sí //</text:p>
      <text:p text:style-name="P1">before: JUL: pues entonces bien //</text:p>
      <text:p text:style-name="P1">*1CAR: pues sí //</text:p>
      <text:p text:style-name="P1">after: JUL: bueno / pues empiezo si quieres //</text:p>
      <text:p text:style-name="P1">before: JUL: bueno / pues empiezo si quieres //</text:p>
      <text:p text:style-name="P1">*3CAR: sí sí //</text:p>
      <text:p text:style-name="P1">after: JUL: bueno pues empiezo por la fundación del Paular que es / como</text:p>
      <text:p text:style-name="P1">[///] el Paular se funda / lo funda el Rey Juan I en el año mil trescientos</text:p>
      <text:p text:style-name="P1">noventa // y lo funda por una promesa que le [//] que había hecho su padre</text:p>
      <text:p text:style-name="P1">Enrique II de Trastámara / que había luchado la Guerra de los Cien años</text:p>
      <text:p text:style-name="P1">junto al Rey de Francia / en esta guerra / &amp;eh / capitaneando tropas</text:p>
      <text:p text:style-name="P1">castellanas que luchaban a [/] a favor de Francia / pues destruyó una</text:p>
      <text:p text:style-name="P1">cartuja / una cartuja en Francia // el Rey Enrique II en su lecho de</text:p>
      <text:p text:style-name="P1">muerte / tuvo [//] tenía [//] siempre tuvo esa [//] ese cargo de</text:p>
      <text:p text:style-name="P1">conciencia / y le hizo prometer a su hijo / a Juan I / que en cuanto</text:p>
      <text:p text:style-name="P1">reinara / fundara una cartuja en Castilla // entonces / en mil trescientos</text:p>
      <text:p text:style-name="P1">noventa / un año antes de [/] de su muerte / Juan I / funda el Paular // lo</text:p>
      <text:p text:style-name="P1">funda en unas praderas que estaban situadas / como &amp;s están [/] están hoy</text:p>
      <text:p text:style-name="P1">situadas / en [/] en el fondo del Valle del Paular // el nombre Paular /</text:p>
      <text:p text:style-name="P1">viene de [///] es una palabra aragonesa /</text:p>
      <text:p text:style-name="P1">before: JUL: bueno pues empiezo por la fundación del Paular que es / como</text:p>
      <text:p text:style-name="P1">[///] el Paular se funda / lo funda el Rey Juan I en el año mil trescientos</text:p>
      <text:p text:style-name="P1">noventa // y lo funda por una promesa que le [//] que había hecho su padre</text:p>
      <text:p text:style-name="P1">Enrique II de Trastámara / que había luchado la Guerra de los Cien años</text:p>
      <text:p text:style-name="P1">junto al Rey de Francia / en esta guerra / &amp;eh / capitaneando tropas</text:p>
      <text:p text:style-name="P1">castellanas que luchaban a [/] a favor de Francia / pues destruyó una</text:p>
      <text:p text:style-name="P1">cartuja / una cartuja en Francia // el Rey Enrique II en su lecho de</text:p>
      <text:p text:style-name="P1">muerte / tuvo [//] tenía [//] siempre tuvo esa [//] ese cargo de</text:p>
      <text:p text:style-name="P1">conciencia / y le hizo prometer a su hijo / a Juan I / que en cuanto</text:p>
      <text:p text:style-name="P1">reinara / fundara una cartuja en Castilla // entonces / en mil trescientos</text:p>
      <text:p text:style-name="P1"><text:soft-page-break/>noventa / un año antes de [/] de su muerte / Juan I / funda el Paular // lo</text:p>
      <text:p text:style-name="P1">funda en unas praderas que estaban situadas / como &amp;s están [/] están hoy</text:p>
      <text:p text:style-name="P1">situadas / en [/] en el fondo del Valle del Paular // el nombre Paular /</text:p>
      <text:p text:style-name="P1">viene de [///] es una palabra aragonesa /</text:p>
      <text:p text:style-name="P1">una palabra que bueno / deriva del latín / pero que se utilizaba en eso</text:p>
      <text:p text:style-name="P1">[//] en esa época sobre todo en el Reino de Aragón para &amp;m nombrar a los</text:p>
      <text:p text:style-name="P1">praderas / a los lugares inundados //</text:p>
      <text:p text:style-name="P1">*5y precisamente fueron monjes aragoneses los que [/] los que poblaron por</text:p>
      <text:p text:style-name="P1">primera vez el Paular //</text:p>
      <text:p text:style-name="P1">porque el Rey los recibe / es decir en mil trescientos noventa se pone la</text:p>
      <text:p text:style-name="P1">[/] la primera piedra / un claustro que luego veremos / que [/] que es el</text:p>
      <text:p text:style-name="P1">claustro primitivo / y la &amp;com primera comunidad de monjes cartujos vienen</text:p>
      <text:p text:style-name="P1">de la Cartuja de [/] de Scala Dei // Scala Dei que está ahora en la</text:p>
      <text:p text:style-name="P1">provincia de Tarragona / en el priorato / pero que entonces pertenecía al</text:p>
      <text:p text:style-name="P1">reino</text:p>
      <text:p text:style-name="P1">after: de Aragón // es por eso que la palabra Paular / que en aquella época</text:p>
      <text:p text:style-name="P1">no [/] no se conocía en Castilla / pues la pusieron los nombres &amp;di estos</text:p>
      <text:p text:style-name="P1">monjes / pues para denominar estas praderas encharcadas que estaban en el</text:p>
      <text:p text:style-name="P1">fondo del Valle de Lozoya donde se empezó a construir su [/] su casa // &amp;en</text:p>
      <text:p text:style-name="P1">el Monasterio del Paular / pues fue favorecido por todos los reyes / sobre</text:p>
      <text:p text:style-name="P1">todo los Reyes Católicos que fueron los que le dieron los privilegios y [/]</text:p>
      <text:p text:style-name="P1">y territorios que [/] que fueron enormes / vamos enormes para una comunidad</text:p>
      <text:p text:style-name="P1">como [/] como una comunidad monástica / es que &amp;eh prácticamente tenían en</text:p>
      <text:p text:style-name="P1">propiedad la totalidad del Valle de Lozoya / y luego pues tierras en</text:p>
      <text:p text:style-name="P1">Talamanca del Jarama / en Leganés / es decir fue una comunidad muy rica / y</text:p>
      <text:p text:style-name="P1">que fue favorecida pues por [//] no solo por los Reyes Católicos sino por</text:p>
      <text:p text:style-name="P1">Carlos I / Felipe II / Felipe V / todos los Reyes de España tuvieron</text:p>
      <text:p text:style-name="P1">muchísimos favores hacia [/] hacia los monjes del Paular //</text:p>
      <text:p text:style-name="P1">before: una palabra que bueno / deriva del latín / pero que se utilizaba en</text:p>
      <text:p text:style-name="P1">eso [//] en esa época sobre todo en el Reino de Aragón para &amp;m nombrar a</text:p>
      <text:p text:style-name="P1">los praderas / a los lugares inundados // y precisamente fueron monjes</text:p>
      <text:p text:style-name="P1">aragoneses los que [/] los que poblaron por primera vez el Paular // porque</text:p>
      <text:p text:style-name="P1">el Rey los recibe / es decir en mil trescientos noventa se pone la [/] la</text:p>
      <text:p text:style-name="P1">primera piedra / un claustro que luego veremos / que [/] que es el claustro</text:p>
      <text:p text:style-name="P1">primitivo / y la &amp;com primera comunidad de monjes cartujos vienen de la</text:p>
      <text:p text:style-name="P1">Cartuja de [/] de Scala Dei // Scala Dei que está ahora en la provincia de</text:p>
      <text:p text:style-name="P1">Tarragona / en el priorato / pero que entonces pertenecía al reino</text:p>
      <text:p text:style-name="P1">*6de Aragón //</text:p>
      <text:p text:style-name="P1">es por eso que la palabra Paular / que en aquella época no [/] no se</text:p>
      <text:p text:style-name="P1">conocía en Castilla / pues la pusieron los nombres &amp;di estos monjes / pues</text:p>
      <text:p text:style-name="P1">para denominar estas praderas encharcadas que estaban en el fondo del Valle</text:p>
      <text:p text:style-name="P1">de Lozoya donde se empezó a construir su [/] su casa // &amp;en el Monasterio</text:p>
      <text:p text:style-name="P1">del Paular / pues fue favorecido por todos los reyes / sobre todo los Reyes</text:p>
      <text:p text:style-name="P1">Católicos que fueron los que le dieron los privilegios y [/] y territorios</text:p>
      <text:p text:style-name="P1">que [/] que fueron enormes / vamos enormes para una comunidad como [/] como</text:p>
      <text:p text:style-name="P1">una comunidad monástica / es que &amp;eh prácticamente tenían en propiedad la</text:p>
      <text:p text:style-name="P1">totalidad del Valle de Lozoya / y luego pues tierras en Talamanca del</text:p>
      <text:p text:style-name="P1">Jarama / en Leganés / es decir fue una comunidad muy rica / y que fue</text:p>
      <text:p text:style-name="P1">favorecida pues por [//] no solo por los Reyes Católicos sino por Carlos</text:p>
      <text:p text:style-name="P1"><text:soft-page-break/>I / Felipe II / Felipe V / todos los Reyes de España tuvieron muchísimos</text:p>
      <text:p text:style-name="P1">favores hacia [/] hacia los monjes del Paular //</text:p>
      <text:p text:style-name="P1">end of document.</text:p>
      <text:p text:style-name="P1">&lt;text id="char_60_BERLANGA_8"&gt;</text:p>
      <text:p text:style-name="P1">before: * LUP:/ que como tú hablabas de treinta años en &lt; total &gt; LUP:/ las</text:p>
      <text:p text:style-name="P1">últimas producciones hhh de Berlanga &lt; entran dentro de ello &gt; //</text:p>
      <text:p text:style-name="P1">*3CAR: &lt; sí &gt; //</text:p>
      <text:p text:style-name="P1">after: * LUP:/ las últimas producciones hhh de Berlanga &lt; entran dentro de</text:p>
      <text:p text:style-name="P1">ello &gt; //</text:p>
      <text:p text:style-name="P1">before: LUP: &lt; La escopeta nacional &gt; es de las últimas que hizo / claro</text:p>
      <text:p text:style-name="P1">son películas que tienen otro concepto / y todas las películas en las que</text:p>
      <text:p text:style-name="P1">trabajó Azcona / como guionista / son películas formidables / y un tipo de</text:p>
      <text:p text:style-name="P1">cine LUP:/ &lt; genuinamente &gt; español // era un escritor maravilloso / y</text:p>
      <text:p text:style-name="P1">trabajaba con bastantes directores / sobre todo con Berlanga / pero con</text:p>
      <text:p text:style-name="P1">muchos otros / guiones extraordinarios / además era un tío que conocía la</text:p>
      <text:p text:style-name="P1">sociedad española / y también en su aspecto verbal / porque los diálogos de</text:p>
      <text:p text:style-name="P1">Azcona son formidables de fluidez y de ingenio y de naturalidad //</text:p>
      <text:p text:style-name="P1">*7CAR: &amp;ah esto es interesante &lt; un &gt; +</text:p>
      <text:p text:style-name="P1">after: * LUP:/ &lt; genuinamente &gt; español // era un escritor maravilloso / y</text:p>
      <text:p text:style-name="P1">trabajaba con bastantes directores / sobre todo con Berlanga / pero con</text:p>
      <text:p text:style-name="P1">muchos otros / guiones extraordinarios / además era un tío que conocía la</text:p>
      <text:p text:style-name="P1">sociedad española / y también en su aspecto verbal / porque los diálogos de</text:p>
      <text:p text:style-name="P1">Azcona son formidables de fluidez y de ingenio y de naturalidad //</text:p>
      <text:p text:style-name="P1">before: * LUP:/ &lt; genuinamente &gt; español // era un escritor maravilloso / y</text:p>
      <text:p text:style-name="P1">trabajaba con bastantes directores / sobre todo con Berlanga / pero con</text:p>
      <text:p text:style-name="P1">muchos otros / guiones extraordinarios / además era un tío que conocía la</text:p>
      <text:p text:style-name="P1">sociedad española / y también en su aspecto verbal / porque los diálogos de</text:p>
      <text:p text:style-name="P1">Azcona son formidables de fluidez y de ingenio y de naturalidad //</text:p>
      <text:p text:style-name="P1">*9CAR: &amp;ah &amp;ah //</text:p>
      <text:p text:style-name="P1">after: LUP: y otro gran director español / además de actor era Fernando</text:p>
      <text:p text:style-name="P1">Fernán Gómez [/] Fernán Gómez / LUP:/ que brillaba muchísimo como</text:p>
      <text:p text:style-name="P1">director / sin embargo &lt; como &gt; LUP:/ &lt; perdón sí hhh eso es / como actor</text:p>
      <text:p text:style-name="P1">&gt; // como director hizo películas extraordinarias / varias son muy buenas</text:p>
      <text:p text:style-name="P1">películas // &amp;esa la de El viaje a ninguna parte / entre ellas / la de Las</text:p>
      <text:p text:style-name="P1">bicicletas son para el verano que era de su propia obra de teatro / LUP:/</text:p>
      <text:p text:style-name="P1">&amp;eh y antiguas la de El extraño viaje me parece que es otra antigua en</text:p>
      <text:p text:style-name="P1">blanco y negro / que es una película negra rarísima peculiar</text:p>
      <text:p text:style-name="P1">especialísima //</text:p>
      <text:p text:style-name="P1">before: * LUP:/ &lt; perdón sí hhh eso es / como actor &gt; // como director hizo</text:p>
      <text:p text:style-name="P1">películas extraordinarias / varias son muy buenas películas // &amp;esa la de</text:p>
      <text:p text:style-name="P1">El viaje a ninguna parte / entre ellas / la de Las bicicletas son para el</text:p>
      <text:p text:style-name="P1">verano que era de su propia obra de teatro / LUP:/ &amp;eh y antiguas la de El</text:p>
      <text:p text:style-name="P1">extraño viaje me parece que es otra antigua en blanco y negro / que es una</text:p>
      <text:p text:style-name="P1">película negra rarísima peculiar especialísima //</text:p>
      <text:p text:style-name="P1">*15CAR: &amp;ah &amp;ah //</text:p>
      <text:p text:style-name="P1">after: * LUP:/ &amp;eh y antiguas la de El extraño viaje me parece que es otra</text:p>
      <text:p text:style-name="P1">antigua en blanco y negro / que es una película negra rarísima peculiar</text:p>
      <text:p text:style-name="P1">especialísima //</text:p>
      <text:p text:style-name="P1">before: * LUP:/ &amp;eh y antiguas la de El extraño viaje me parece que es otra</text:p>
      <text:p text:style-name="P1"><text:soft-page-break/>antigua en blanco y negro / que es una película negra rarísima peculiar</text:p>
      <text:p text:style-name="P1">especialísima //</text:p>
      <text:p text:style-name="P1">*17CAR: &amp;mm &amp;mm //</text:p>
      <text:p text:style-name="P1">after: LUP: Las hermanas estas / es que no recuerdo el título porque yyy me</text:p>
      <text:p text:style-name="P1">viene el título de la crítica que hice yo / Las hermanas cainitas / que</text:p>
      <text:p text:style-name="P1">eran dos hermanas que se llevaban hhh como el perro y el gato que vivían en</text:p>
      <text:p text:style-name="P1">el barrio Maravillas / y una se casaba con un rico y la otra tenía que</text:p>
      <text:p text:style-name="P1">quedarse con los padres / el padre era</text:p>
      <text:p text:style-name="P1">before: policía municipal / y lo [/] lo retrataba con una dureza y con una</text:p>
      <text:p text:style-name="P1">saña / pero al mismo tiempo con &amp;l la gracia de la época del humor negro /</text:p>
      <text:p text:style-name="P1">que lo ves ahora y dices / pero que cine / con qué fortaleza y con qué</text:p>
      <text:p text:style-name="P1">vigor es capaz de crear formas //</text:p>
      <text:p text:style-name="P1">*20CAR: &lt; &amp;eh &gt; //</text:p>
      <text:p text:style-name="P1">after: LUP: &lt; que no &gt; hhh son formas ni estándar ni formas anodinas / son</text:p>
      <text:p text:style-name="P1">formas genuinas no ? //</text:p>
      <text:p text:style-name="P1">before: LUP: &lt; que no &gt; hhh son formas ni estándar ni formas anodinas / son</text:p>
      <text:p text:style-name="P1">formas genuinas no ? //</text:p>
      <text:p text:style-name="P1">*22CAR: eso [/] eso &lt; [/] es eso [/] es [/] es &gt; +</text:p>
      <text:p text:style-name="P1">after: LUP: &lt; eso [/] eso era &gt; Berlanga también // Berlanga luego se fue</text:p>
      <text:p text:style-name="P1">haciendo hhh de un humorismo un poco facilón / LUP:/ del &lt; tipo &gt; de Luis</text:p>
      <text:p text:style-name="P1">Escobar que trabajaba mucho en sus películas / de moros y cristianos y</text:p>
      <text:p text:style-name="P1">Tucuntú y tal // también pues / &amp;eh fue teniendo años no? / pero todavía la</text:p>
      <text:p text:style-name="P1">de La Escopeta Nacional es una película bastante vigorosa y muy satírica /</text:p>
      <text:p text:style-name="P1">LUP:/ con la figura del catalán por cierto / LUP:/ gracias a ( Sazatornil )</text:p>
      <text:p text:style-name="P1">yyy //</text:p>
      <text:p text:style-name="P1">before: CAR: eso [/] eso &lt; [/] es eso [/] es [/] es &gt; +</text:p>
      <text:p text:style-name="P1">*23LUP: &lt; eso [/] eso era &gt; Berlanga también //</text:p>
      <text:p text:style-name="P1">Berlanga luego se fue haciendo hhh de un humorismo un poco facilón / LUP:/</text:p>
      <text:p text:style-name="P1">del &lt; tipo &gt; de Luis Escobar que trabajaba mucho en sus películas / de</text:p>
      <text:p text:style-name="P1">moros y cristianos y Tucuntú y tal // también pues / &amp;eh fue teniendo años</text:p>
      <text:p text:style-name="P1">no? / pero todavía la de La Escopeta Nacional es una película bastante</text:p>
      <text:p text:style-name="P1">vigorosa y muy satírica / LUP:/ con la figura del catalán por cierto /</text:p>
      <text:p text:style-name="P1">LUP:/ gracias a ( Sazatornil ) yyy //</text:p>
      <text:p text:style-name="P1">after: CAR: sí &lt; no ? &gt; //</text:p>
      <text:p text:style-name="P1">before: LUP: &lt; eso [/] eso era &gt; Berlanga también // Berlanga luego se fue</text:p>
      <text:p text:style-name="P1">haciendo hhh de un humorismo un poco facilón / LUP:/ del &lt; tipo &gt; de Luis</text:p>
      <text:p text:style-name="P1">Escobar que trabajaba mucho en sus películas / de moros y cristianos y</text:p>
      <text:p text:style-name="P1">Tucuntú y tal // también pues / &amp;eh fue teniendo años no? / pero todavía la</text:p>
      <text:p text:style-name="P1">de La Escopeta Nacional es una película bastante vigorosa y muy satírica /</text:p>
      <text:p text:style-name="P1">LUP:/ con la figura del catalán por cierto / LUP:/ gracias a ( Sazatornil )</text:p>
      <text:p text:style-name="P1">yyy //</text:p>
      <text:p text:style-name="P1">*24CAR: sí &lt; no ? &gt; //</text:p>
      <text:p text:style-name="P1">after: * LUP:/ del &lt; tipo &gt; de Luis Escobar que trabajaba mucho en sus</text:p>
      <text:p text:style-name="P1">películas / de moros y cristianos y Tucuntú y tal // también pues / &amp;eh fue</text:p>
      <text:p text:style-name="P1">teniendo años no? / pero todavía la de La Escopeta Nacional es una película</text:p>
      <text:p text:style-name="P1">bastante vigorosa y muy satírica / LUP:/ con la figura del catalán por</text:p>
      <text:p text:style-name="P1">cierto / LUP:/ gracias a ( Sazatornil ) yyy //</text:p>
      <text:p text:style-name="P1">before: * LUP:/ del &lt; tipo &gt; de Luis Escobar que trabajaba mucho en sus</text:p>
      <text:p text:style-name="P1">películas / de moros y cristianos y Tucuntú y tal // también pues / &amp;eh fue</text:p>
      <text:p text:style-name="P1"><text:soft-page-break/>teniendo años no? / pero todavía la de La Escopeta Nacional es una película</text:p>
      <text:p text:style-name="P1">bastante vigorosa y muy satírica / LUP:/ con la figura del catalán por</text:p>
      <text:p text:style-name="P1">cierto / LUP:/ gracias a ( Sazatornil ) yyy //</text:p>
      <text:p text:style-name="P1">*26CAR: &amp;mm &amp;mm //</text:p>
      <text:p text:style-name="P1">after: * LUP:/ con la figura del catalán por cierto / LUP:/ gracias a</text:p>
      <text:p text:style-name="P1">( Sazatornil ) yyy //</text:p>
      <text:p text:style-name="P1">before: * LUP:/ con la figura del catalán por cierto / LUP:/ gracias a</text:p>
      <text:p text:style-name="P1">( Sazatornil ) yyy //</text:p>
      <text:p text:style-name="P1">*28CAR: yyy //</text:p>
      <text:p text:style-name="P1">after: * LUP:/ gracias a ( Sazatornil ) yyy //</text:p>
      <text:p text:style-name="P1">before: * LUP:/ gracias a ( Sazatornil ) yyy //</text:p>
      <text:p text:style-name="P1">*30CAR: &lt; yyy &gt; //</text:p>
      <text:p text:style-name="P1">after: LUP: &lt; una composición &gt; de un catalán que va allí a hacer negocios</text:p>
      <text:p text:style-name="P1">a la cacería claro / con su mujer / y es genial // una [/] una forma de</text:p>
      <text:p text:style-name="P1">burla incisiva / pero amable &lt; no &gt; / LUP:/ no es yyy burla que hace</text:p>
      <text:p text:style-name="P1">sangre / que no [/] no provoca que inmediatamente haya una intervención de</text:p>
      <text:p text:style-name="P1">[/] de la hhh Generalitat protestando / &amp;na LUP:/ &lt; porque &gt; no / era / de</text:p>
      <text:p text:style-name="P1">humor / ingenioso incisivo / pero a [/] a [/] a fin de cuentas humorístico</text:p>
      <text:p text:style-name="P1">no? / LUP:/ que era también la mano de &lt; Azcona &gt; / LUP:/ &lt; Azcona &gt; en ese</text:p>
      <text:p text:style-name="P1">sentido &lt; era &gt; LUP:/ el espíritu de La Codorniz / hecho cine / LUP:/ y</text:p>
      <text:p text:style-name="P1">grandes guiones / fabulosos //</text:p>
      <text:p text:style-name="P1">before: LUP: &lt; una composición &gt; de un catalán que va allí a hacer negocios</text:p>
      <text:p text:style-name="P1">a la cacería claro / con su mujer / y es genial // una [/] una forma de</text:p>
      <text:p text:style-name="P1">burla incisiva / pero amable &lt; no &gt; / LUP:/ no es yyy burla que hace</text:p>
      <text:p text:style-name="P1">sangre / que no [/] no provoca que inmediatamente haya una intervención de</text:p>
      <text:p text:style-name="P1">[/] de la hhh Generalitat protestando / &amp;na LUP:/ &lt; porque &gt; no / era / de</text:p>
      <text:p text:style-name="P1">humor / ingenioso incisivo / pero a [/] a [/] a fin de cuentas humorístico</text:p>
      <text:p text:style-name="P1">no? / LUP:/ que era también la mano de &lt; Azcona &gt; / LUP:/ &lt; Azcona &gt; en ese</text:p>
      <text:p text:style-name="P1">sentido &lt; era &gt; LUP:/ el espíritu de La Codorniz / hecho cine / LUP:/ y</text:p>
      <text:p text:style-name="P1">grandes guiones / fabulosos //</text:p>
      <text:p text:style-name="P1">*32CAR: &lt; &amp;mm &gt; //</text:p>
      <text:p text:style-name="P1">after: * LUP:/ no es yyy burla que hace sangre / que no [/] no provoca que</text:p>
      <text:p text:style-name="P1">inmediatamente haya una intervención de [/] de la hhh Generalitat</text:p>
      <text:p text:style-name="P1">protestando / &amp;na LUP:/ &lt; porque &gt; no / era / de humor / ingenioso</text:p>
      <text:p text:style-name="P1">incisivo / pero a [/] a [/] a fin de cuentas humorístico no? / LUP:/ que</text:p>
      <text:p text:style-name="P1">era también la mano de &lt; Azcona &gt; / LUP:/ &lt; Azcona &gt; en ese sentido &lt; era &gt;</text:p>
      <text:p text:style-name="P1">LUP:/ el espíritu de La Codorniz / hecho cine / LUP:/ y grandes guiones /</text:p>
      <text:p text:style-name="P1">fabulosos //</text:p>
      <text:p text:style-name="P1">before: * LUP:/ no es yyy burla que hace sangre / que no [/] no provoca que</text:p>
      <text:p text:style-name="P1">inmediatamente haya una intervención de [/] de la hhh Generalitat</text:p>
      <text:p text:style-name="P1">protestando / &amp;na LUP:/ &lt; porque &gt; no / era / de humor / ingenioso</text:p>
      <text:p text:style-name="P1">incisivo / pero a [/] a [/] a fin de cuentas humorístico no? / LUP:/ que</text:p>
      <text:p text:style-name="P1">era también la mano de &lt; Azcona &gt; / LUP:/ &lt; Azcona &gt; en ese sentido &lt; era &gt;</text:p>
      <text:p text:style-name="P1">LUP:/ el espíritu de La Codorniz / hecho cine / LUP:/ y grandes guiones /</text:p>
      <text:p text:style-name="P1">fabulosos //</text:p>
      <text:p text:style-name="P1">*34CAR: &lt; yyy &gt; //</text:p>
      <text:p text:style-name="P1">after: * LUP:/ &lt; porque &gt; no / era / de humor / ingenioso incisivo / pero a</text:p>
      <text:p text:style-name="P1">[/] a [/] a fin de cuentas humorístico no? / LUP:/ que era también la mano</text:p>
      <text:p text:style-name="P1">de &lt; Azcona &gt; / LUP:/ &lt; Azcona &gt; en ese sentido &lt; era &gt; LUP:/ el espíritu</text:p>
      <text:p text:style-name="P1"><text:soft-page-break/>de La Codorniz / hecho cine / LUP:/ y grandes guiones / fabulosos //</text:p>
      <text:p text:style-name="P1">before: * LUP:/ &lt; porque &gt; no / era / de humor / ingenioso incisivo / pero</text:p>
      <text:p text:style-name="P1">a [/] a [/] a fin de cuentas humorístico no? / LUP:/ que era también la</text:p>
      <text:p text:style-name="P1">mano de &lt; Azcona &gt; / LUP:/ &lt; Azcona &gt; en ese sentido &lt; era &gt; LUP:/ el</text:p>
      <text:p text:style-name="P1">espíritu de La Codorniz / hecho cine / LUP:/ y grandes guiones /</text:p>
      <text:p text:style-name="P1">fabulosos //</text:p>
      <text:p text:style-name="P1">*36CAR: &amp;mm //</text:p>
      <text:p text:style-name="P1">after: * LUP:/ que era también la mano de &lt; Azcona &gt; / LUP:/ &lt; Azcona &gt; en</text:p>
      <text:p text:style-name="P1">ese sentido &lt; era &gt; LUP:/ el espíritu de La Codorniz / hecho cine / LUP:/ y</text:p>
      <text:p text:style-name="P1">grandes guiones / fabulosos //</text:p>
      <text:p text:style-name="P1">before: * LUP:/ que era también la mano de &lt; Azcona &gt; / LUP:/ &lt; Azcona &gt; en</text:p>
      <text:p text:style-name="P1">ese sentido &lt; era &gt; LUP:/ el espíritu de La Codorniz / hecho cine / LUP:/ y</text:p>
      <text:p text:style-name="P1">grandes guiones / fabulosos //</text:p>
      <text:p text:style-name="P1">*38CAR: &lt; &amp;mm &gt; //</text:p>
      <text:p text:style-name="P1">after: * LUP:/ &lt; Azcona &gt; en ese sentido &lt; era &gt; LUP:/ el espíritu de La</text:p>
      <text:p text:style-name="P1">Codorniz / hecho cine / LUP:/ y grandes guiones / fabulosos //</text:p>
      <text:p text:style-name="P1">before: * LUP:/ &lt; Azcona &gt; en ese sentido &lt; era &gt; LUP:/ el espíritu de La</text:p>
      <text:p text:style-name="P1">Codorniz / hecho cine / LUP:/ y grandes guiones / fabulosos //</text:p>
      <text:p text:style-name="P1">*40CAR: &lt; &amp;mm &gt; //</text:p>
      <text:p text:style-name="P1">after: * LUP:/ el espíritu de La Codorniz / hecho cine / LUP:/ y grandes</text:p>
      <text:p text:style-name="P1">guiones / fabulosos //</text:p>
      <text:p text:style-name="P1">before: * LUP:/ el espíritu de La Codorniz / hecho cine / LUP:/ y grandes</text:p>
      <text:p text:style-name="P1">guiones / fabulosos //</text:p>
      <text:p text:style-name="P1">*42CAR: sí //</text:p>
      <text:p text:style-name="P1">after: * LUP:/ y grandes guiones / fabulosos //</text:p>
      <text:p text:style-name="P1">&lt;text id="char_60_CINE_COMO_INDUSTRIA_7"&gt;</text:p>
      <text:p text:style-name="P1">before: LUP: la última / yo no [/] no la he visto / pero lo que sí es un</text:p>
      <text:p text:style-name="P1">dato interesante / es que es la más cara producción que ha hecho con</text:p>
      <text:p text:style-name="P1">diferencia nunca un cineasta español ha tenido a su disposición miles de</text:p>
      <text:p text:style-name="P1">millones de pesetas / o varios millones de euros / LUP:/ y él / los tiene</text:p>
      <text:p text:style-name="P1">que amortizar claro / los tiene que amortizar en taquilla / LUP:/ él no</text:p>
      <text:p text:style-name="P1">puede permitirse hacer un cine que por alguna razón / no sea comprensible</text:p>
      <text:p text:style-name="P1">en todas partes del mundo //</text:p>
      <text:p text:style-name="P1">*1CAR: &amp;mm //</text:p>
      <text:p text:style-name="P1">after: * LUP:/ y él / los tiene que amortizar claro / los tiene que</text:p>
      <text:p text:style-name="P1">amortizar en taquilla / LUP:/ él no puede permitirse hacer un cine que por</text:p>
      <text:p text:style-name="P1">alguna razón / no sea comprensible en todas partes del mundo //</text:p>
      <text:p text:style-name="P1">before: * LUP:/ y él / los tiene que amortizar claro / los tiene que</text:p>
      <text:p text:style-name="P1">amortizar en taquilla / LUP:/ él no puede permitirse hacer un cine que por</text:p>
      <text:p text:style-name="P1">alguna razón / no sea comprensible en todas partes del mundo //</text:p>
      <text:p text:style-name="P1">*3CAR: claro //</text:p>
      <text:p text:style-name="P1">after: * LUP:/ él no puede permitirse hacer un cine que por alguna razón /</text:p>
      <text:p text:style-name="P1">no sea comprensible en todas partes del mundo //</text:p>
      <text:p text:style-name="P1">before: * LUP:/ él no puede permitirse hacer un cine que por alguna razón /</text:p>
      <text:p text:style-name="P1">no sea comprensible en todas partes del mundo //</text:p>
      <text:p text:style-name="P1">*5CAR: claro //</text:p>
      <text:p text:style-name="P1">after: LUP: porque se dedica a tratar un tema particular de [/] LUP:/ de la</text:p>
      <text:p text:style-name="P1">vida española // eso es a lo mejor lo que le puede reprochar alguien /</text:p>
      <text:p text:style-name="P1">no ? // que sea un cine ya prefabricado para [/] para el éxito //</text:p>
      <text:p text:style-name="P1"><text:soft-page-break/>before: CAR: claro //</text:p>
      <text:p text:style-name="P1">*6LUP: porque se dedica a tratar un tema particular de [/] LUP:/ de la vida</text:p>
      <text:p text:style-name="P1">española //</text:p>
      <text:p text:style-name="P1">eso es a lo mejor lo que le puede reprochar alguien / no ? // que sea un</text:p>
      <text:p text:style-name="P1">cine ya prefabricado para [/] para el éxito //</text:p>
      <text:p text:style-name="P1">after: CAR: sí sí //</text:p>
      <text:p text:style-name="P1">before: CAR: claro //</text:p>
      <text:p text:style-name="P1">LUP: porque se dedica a tratar un tema particular de [/] LUP:/ de la vida</text:p>
      <text:p text:style-name="P1">española // eso es a lo mejor lo que le puede reprochar alguien / no ? //</text:p>
      <text:p text:style-name="P1">*6que sea un cine ya prefabricado para [/] para el éxito //</text:p>
      <text:p text:style-name="P1">after: CAR: sí sí //</text:p>
      <text:p text:style-name="P1">before: LUP: porque se dedica a tratar un tema particular de [/] LUP:/ de</text:p>
      <text:p text:style-name="P1">la vida española // eso es a lo mejor lo que le puede reprochar alguien /</text:p>
      <text:p text:style-name="P1">no ? // que sea un cine ya prefabricado para [/] para el éxito //</text:p>
      <text:p text:style-name="P1">*7CAR: sí sí //</text:p>
      <text:p text:style-name="P1">after: * LUP:/ de la vida española // eso es a lo mejor lo que le puede</text:p>
      <text:p text:style-name="P1">reprochar alguien / no ? // que sea un cine ya prefabricado para [/] para</text:p>
      <text:p text:style-name="P1">el éxito //</text:p>
      <text:p text:style-name="P1">before: * LUP:/ de la vida española // eso es a lo mejor lo que le puede</text:p>
      <text:p text:style-name="P1">reprochar alguien / no ? // que sea un cine ya prefabricado para [/] para</text:p>
      <text:p text:style-name="P1">el éxito //</text:p>
      <text:p text:style-name="P1">*9CAR: para ganar dinero //</text:p>
      <text:p text:style-name="P1">after: LUP: para el éxito / sí //</text:p>
      <text:p text:style-name="P1">before: * LUP:/ Amenábar sería representativo de la sociedad española y del</text:p>
      <text:p text:style-name="P1">cine español / pero a efectos de lenguaje / a lo mejor lo sería en el</text:p>
      <text:p text:style-name="P1">sentido de empobrecimiento / porque es un lenguaje internacional / es</text:p>
      <text:p text:style-name="P1">decir / falto de [//] del carácter propio del castellano //</text:p>
      <text:p text:style-name="P1">*15CAR: sí //</text:p>
      <text:p text:style-name="P1">after: LUP: y sus actores internacionales / LUP:/ que no hablan en</text:p>
      <text:p text:style-name="P1">español / sino en inglés / tiene que usar para los guiones ya entonces hhh</text:p>
      <text:p text:style-name="P1">un tipo de [/] de idioma y de textura LUP:/ &amp;mm estándar / LUP:/ y / eso en</text:p>
      <text:p text:style-name="P1">cambio sí se podría ver en el caso de Almodóvar / a la inversa / o sea &amp;la</text:p>
      <text:p text:style-name="P1">&amp;eh Almodóvar la vida manchega en particular la refleja bien // en la</text:p>
      <text:p text:style-name="P1">película de Volver LUP:/ &amp;eh los personajes de las mujeres del pueblo / con</text:p>
      <text:p text:style-name="P1">sus formas de hablar / y con sus particularidades eso sí / LUP:/ &lt; si</text:p>
      <text:p text:style-name="P1">gustan &gt; / sí // si gustan es porque la gente también se reconoce / LUP:/</text:p>
      <text:p text:style-name="P1">en eso // y porque lo hace bueno con cierta gracia //</text:p>
      <text:p text:style-name="P1">before: CAR: sí //</text:p>
      <text:p text:style-name="P1">LUP: y sus actores internacionales / LUP:/ que no hablan en español / sino</text:p>
      <text:p text:style-name="P1">en inglés / tiene que usar para los guiones ya entonces hhh un tipo de [/]</text:p>
      <text:p text:style-name="P1">de idioma y de textura LUP:/ &amp;mm estándar / LUP:/ y / eso en cambio sí se</text:p>
      <text:p text:style-name="P1">podría ver en el caso de Almodóvar / a la inversa / o sea &amp;la &amp;eh Almodóvar</text:p>
      <text:p text:style-name="P1">la vida manchega en particular la refleja bien // en la película de Volver</text:p>
      <text:p text:style-name="P1">LUP:/ &amp;eh los personajes de las mujeres del pueblo / con sus formas de</text:p>
      <text:p text:style-name="P1">hablar / y con sus particularidades eso sí / LUP:/ &lt; si gustan &gt; / sí // si</text:p>
      <text:p text:style-name="P1">gustan es porque la gente también se reconoce / LUP:/ en eso //</text:p>
      <text:p text:style-name="P1">*16y porque lo hace bueno con cierta gracia //</text:p>
      <text:p text:style-name="P1">after: CAR: y +</text:p>
      <text:p text:style-name="P1">before: LUP: y sus actores internacionales / LUP:/ que no hablan en</text:p>
      <text:p text:style-name="P1"><text:soft-page-break/>español / sino en inglés / tiene que usar para los guiones ya entonces hhh</text:p>
      <text:p text:style-name="P1">un tipo de [/] de idioma y de textura LUP:/ &amp;mm estándar / LUP:/ y / eso en</text:p>
      <text:p text:style-name="P1">cambio sí se podría ver en el caso de Almodóvar / a la inversa / o sea &amp;la</text:p>
      <text:p text:style-name="P1">&amp;eh Almodóvar la vida manchega en particular la refleja bien // en la</text:p>
      <text:p text:style-name="P1">película de Volver LUP:/ &amp;eh los personajes de las mujeres del pueblo / con</text:p>
      <text:p text:style-name="P1">sus formas de hablar / y con sus particularidades eso sí / LUP:/ &lt; si</text:p>
      <text:p text:style-name="P1">gustan &gt; / sí // si gustan es porque la gente también se reconoce / LUP:/</text:p>
      <text:p text:style-name="P1">en eso // y porque lo hace bueno con cierta gracia //</text:p>
      <text:p text:style-name="P1">*17CAR: y +</text:p>
      <text:p text:style-name="P1">after: * LUP:/ que no hablan en español / sino en inglés / tiene que usar</text:p>
      <text:p text:style-name="P1">para los guiones ya entonces hhh un tipo de [/] de idioma y de textura</text:p>
      <text:p text:style-name="P1">LUP:/ &amp;mm estándar / LUP:/ y / eso en cambio sí se podría ver en el caso de</text:p>
      <text:p text:style-name="P1">Almodóvar / a la inversa / o sea &amp;la &amp;eh Almodóvar la vida manchega en</text:p>
      <text:p text:style-name="P1">particular la refleja bien // en la película de Volver LUP:/ &amp;eh los</text:p>
      <text:p text:style-name="P1">personajes de las mujeres del pueblo / con sus formas de hablar / y con sus</text:p>
      <text:p text:style-name="P1">particularidades eso sí / LUP:/ &lt; si gustan &gt; / sí // si gustan es porque</text:p>
      <text:p text:style-name="P1">la gente también se reconoce / LUP:/ en eso // y porque lo hace bueno con</text:p>
      <text:p text:style-name="P1">cierta gracia //</text:p>
      <text:p text:style-name="P1">before: * LUP:/ que no hablan en español / sino en inglés / tiene que usar</text:p>
      <text:p text:style-name="P1">para los guiones ya entonces hhh un tipo de [/] de idioma y de textura</text:p>
      <text:p text:style-name="P1">LUP:/ &amp;mm estándar / LUP:/ y / eso en cambio sí se podría ver en el caso de</text:p>
      <text:p text:style-name="P1">Almodóvar / a la inversa / o sea &amp;la &amp;eh Almodóvar la vida manchega en</text:p>
      <text:p text:style-name="P1">particular la refleja bien // en la película de Volver LUP:/ &amp;eh los</text:p>
      <text:p text:style-name="P1">personajes de las mujeres del pueblo / con sus formas de hablar / y con sus</text:p>
      <text:p text:style-name="P1">particularidades eso sí / LUP:/ &lt; si gustan &gt; / sí // si gustan es porque</text:p>
      <text:p text:style-name="P1">la gente también se reconoce / LUP:/ en eso // y porque lo hace bueno con</text:p>
      <text:p text:style-name="P1">cierta gracia //</text:p>
      <text:p text:style-name="P1">*19CAR: &amp;mm //</text:p>
      <text:p text:style-name="P1">after: * LUP:/ &amp;mm estándar / LUP:/ y / eso en cambio sí se podría ver en</text:p>
      <text:p text:style-name="P1">el caso de Almodóvar / a la inversa / o sea &amp;la &amp;eh Almodóvar la vida</text:p>
      <text:p text:style-name="P1">manchega en particular la refleja bien // en la película de Volver LUP:/</text:p>
      <text:p text:style-name="P1">&amp;eh los personajes de las mujeres del pueblo / con sus formas de hablar / y</text:p>
      <text:p text:style-name="P1">con sus particularidades eso sí / LUP:/ &lt; si gustan &gt; / sí // si gustan es</text:p>
      <text:p text:style-name="P1">porque la gente también se reconoce / LUP:/ en eso // y porque lo hace</text:p>
      <text:p text:style-name="P1">bueno con cierta gracia //</text:p>
      <text:p text:style-name="P1">before: * LUP:/ &amp;mm estándar / LUP:/ y / eso en cambio sí se podría ver en</text:p>
      <text:p text:style-name="P1">el caso de Almodóvar / a la inversa / o sea &amp;la &amp;eh Almodóvar la vida</text:p>
      <text:p text:style-name="P1">manchega en particular la refleja bien // en la película de Volver LUP:/</text:p>
      <text:p text:style-name="P1">&amp;eh los personajes de las mujeres del pueblo / con sus formas de hablar / y</text:p>
      <text:p text:style-name="P1">con sus particularidades eso sí / LUP:/ &lt; si gustan &gt; / sí // si gustan es</text:p>
      <text:p text:style-name="P1">porque la gente también se reconoce / LUP:/ en eso // y porque lo hace</text:p>
      <text:p text:style-name="P1">bueno con cierta gracia //</text:p>
      <text:p text:style-name="P1">*21CAR: &amp;mm sí //</text:p>
      <text:p text:style-name="P1">after: * LUP:/ y / eso en cambio sí se podría ver en el caso de Almodóvar /</text:p>
      <text:p text:style-name="P1">a la inversa / o sea &amp;la &amp;eh Almodóvar la vida manchega en particular la</text:p>
      <text:p text:style-name="P1">refleja bien // en la película de Volver LUP:/ &amp;eh los personajes de las</text:p>
      <text:p text:style-name="P1">mujeres del pueblo / con sus formas de hablar / y con sus particularidades</text:p>
      <text:p text:style-name="P1">eso sí / LUP:/ &lt; si gustan &gt; / sí // si gustan es porque la gente también</text:p>
      <text:p text:style-name="P1">se reconoce / LUP:/ en eso // y porque lo hace bueno con cierta gracia //</text:p>
      <text:p text:style-name="P1"><text:soft-page-break/>before: * LUP:/ y / eso en cambio sí se podría ver en el caso de</text:p>
      <text:p text:style-name="P1">Almodóvar / a la inversa / o sea &amp;la &amp;eh Almodóvar la vida manchega en</text:p>
      <text:p text:style-name="P1">particular la refleja bien // en la película de Volver LUP:/ &amp;eh los</text:p>
      <text:p text:style-name="P1">personajes de las mujeres del pueblo / con sus formas de hablar / y con sus</text:p>
      <text:p text:style-name="P1">particularidades eso sí / LUP:/ &lt; si gustan &gt; / sí // si gustan es porque</text:p>
      <text:p text:style-name="P1">la gente también se reconoce / LUP:/ en eso // y porque lo hace bueno con</text:p>
      <text:p text:style-name="P1">cierta gracia //</text:p>
      <text:p text:style-name="P1">*23CAR: &amp;mm //</text:p>
      <text:p text:style-name="P1">after: * LUP:/ &amp;eh los personajes de las mujeres del pueblo / con sus</text:p>
      <text:p text:style-name="P1">formas de hablar / y con sus particularidades eso sí / LUP:/ &lt; si gustan</text:p>
      <text:p text:style-name="P1">&gt; / sí // si gustan es porque la gente también se reconoce / LUP:/ en</text:p>
      <text:p text:style-name="P1">eso // y porque lo hace bueno con cierta gracia //</text:p>
      <text:p text:style-name="P1">before: * LUP:/ &amp;eh los personajes de las mujeres del pueblo / con sus</text:p>
      <text:p text:style-name="P1">formas de hablar / y con sus particularidades eso sí / LUP:/ &lt; si gustan</text:p>
      <text:p text:style-name="P1">&gt; / sí // si gustan es porque la gente también se reconoce / LUP:/ en</text:p>
      <text:p text:style-name="P1">eso // y porque lo hace bueno con cierta gracia //</text:p>
      <text:p text:style-name="P1">*25CAR: &amp;eh &lt; él sabe &gt; //</text:p>
      <text:p text:style-name="P1">after: * LUP:/ &lt; si gustan &gt; / sí // si gustan es porque la gente también</text:p>
      <text:p text:style-name="P1">se reconoce / LUP:/ en eso // y porque lo hace bueno con cierta gracia //</text:p>
      <text:p text:style-name="P1">before: * LUP:/ &lt; si gustan &gt; / sí // si gustan es porque la gente también</text:p>
      <text:p text:style-name="P1">se reconoce / LUP:/ en eso // y porque lo hace bueno con cierta gracia //</text:p>
      <text:p text:style-name="P1">*27CAR: sí //</text:p>
      <text:p text:style-name="P1">after: * LUP:/ en eso // y porque lo hace bueno con cierta gracia //</text:p>
      <text:p text:style-name="P1">before: * LUP:/ en eso // y porque lo hace bueno con cierta gracia //</text:p>
      <text:p text:style-name="P1">*29CAR: sí //</text:p>
      <text:p text:style-name="P1">after: LUP: cuando no hace personajes demasiado retorcidos / de travestís</text:p>
      <text:p text:style-name="P1">que tienen una hija con una monja / y cosas así / pues / LUP:/ que la gente</text:p>
      <text:p text:style-name="P1">ya dice es un pasada //</text:p>
      <text:p text:style-name="P1">before: LUP: cuando no hace personajes demasiado retorcidos / de travestís</text:p>
      <text:p text:style-name="P1">que tienen una hija con una monja / y cosas así / pues / LUP:/ que la gente</text:p>
      <text:p text:style-name="P1">ya dice es un pasada //</text:p>
      <text:p text:style-name="P1">*31CAR: yyy //</text:p>
      <text:p text:style-name="P1">after: * LUP:/ que la gente ya dice es un pasada //</text:p>
      <text:p text:style-name="P1">before: * LUP:/ que la gente ya dice es un pasada //</text:p>
      <text:p text:style-name="P1">*33CAR: yyy //</text:p>
      <text:p text:style-name="P1">after: PEG: Amenábar abre un [//] una cosa que es nueva en el cine</text:p>
      <text:p text:style-name="P1">español // es que hay muchos / &amp;eh bueno unos cuantos yo creo que es</text:p>
      <text:p text:style-name="P1">( Pradillo ) está dentro de ellos / pero luego hay otros / que [/] que no</text:p>
      <text:p text:style-name="P1">han hecho cine en España / o han hecho muy poco / y pasan directamente a</text:p>
      <text:p text:style-name="P1">filmar en Estados Unidos / películas a lo mejor de menos producción / pero</text:p>
      <text:p text:style-name="P1">hay ya cuatro o cinco / que no recorren el [/] el camino que [/] que es el</text:p>
      <text:p text:style-name="P1">habitual del cine europeo / es decir &amp;eh +</text:p>
      <text:p text:style-name="P1">before: CAR: yyy //</text:p>
      <text:p text:style-name="P1">*34PEG: Amenábar abre un [//] una cosa que es nueva en el cine español //</text:p>
      <text:p text:style-name="P1">es que hay muchos / &amp;eh bueno unos cuantos yo creo que es ( Pradillo ) está</text:p>
      <text:p text:style-name="P1">dentro de ellos / pero luego hay otros / que [/] que no han hecho cine en</text:p>
      <text:p text:style-name="P1">España / o han hecho muy poco / y pasan directamente a filmar en Estados</text:p>
      <text:p text:style-name="P1">Unidos / películas a lo mejor de menos producción / pero hay ya cuatro o</text:p>
      <text:p text:style-name="P1">cinco / que no recorren el [/] el camino que [/] que es el habitual del</text:p>
      <text:p text:style-name="P1"><text:soft-page-break/>cine europeo / es decir &amp;eh +</text:p>
      <text:p text:style-name="P1">after: CAR: éxito en el propio país no? //</text:p>
      <text:p text:style-name="P1">before: PEG: Amenábar abre un [//] una cosa que es nueva en el cine</text:p>
      <text:p text:style-name="P1">español // es que hay muchos / &amp;eh bueno unos cuantos yo creo que es</text:p>
      <text:p text:style-name="P1">( Pradillo ) está dentro de ellos / pero luego hay otros / que [/] que no</text:p>
      <text:p text:style-name="P1">han hecho cine en España / o han hecho muy poco / y pasan directamente a</text:p>
      <text:p text:style-name="P1">filmar en Estados Unidos / películas a lo mejor de menos producción / pero</text:p>
      <text:p text:style-name="P1">hay ya cuatro o cinco / que no recorren el [/] el camino que [/] que es el</text:p>
      <text:p text:style-name="P1">habitual del cine europeo / es decir &amp;eh +</text:p>
      <text:p text:style-name="P1">*35CAR: éxito en el propio país no? //</text:p>
      <text:p text:style-name="P1">after: PEG: &amp;eh el director europeo que tiene éxito / y pasa a hacer</text:p>
      <text:p text:style-name="P1">producciones / casos como el de Bresson y el de gente así / que pasa a</text:p>
      <text:p text:style-name="P1">hacer [//] pasa a dirigir directamente en Estados Unidos // no / aquí hay</text:p>
      <text:p text:style-name="P1">gente que ya / con un par de ejemplos / les han mandado a Estados Unidos /</text:p>
      <text:p text:style-name="P1">y hay alguno por ahí que no acuerdo el nombre que le han dado producciones</text:p>
      <text:p text:style-name="P1">de relativa importancia //</text:p>
      <text:p text:style-name="P1">before: PEG: &amp;eh el director europeo que tiene éxito / y pasa a hacer</text:p>
      <text:p text:style-name="P1">producciones / casos como el de Bresson y el de gente así / que pasa a</text:p>
      <text:p text:style-name="P1">hacer [//] pasa a dirigir directamente en Estados Unidos // no / aquí hay</text:p>
      <text:p text:style-name="P1">gente que ya / con un par de ejemplos / les han mandado a Estados Unidos /</text:p>
      <text:p text:style-name="P1">y hay alguno por ahí que no acuerdo el nombre que le han dado producciones</text:p>
      <text:p text:style-name="P1">de relativa importancia //</text:p>
      <text:p text:style-name="P1">*37LUP: &amp;mm //</text:p>
      <text:p text:style-name="P1">after: PEG: yo no sé si los xxx han dirigido su segunda producción yyy</text:p>
      <text:p text:style-name="P1">directamente en Estados Unidos o / les han contratado / conozco un par de</text:p>
      <text:p text:style-name="P1">casos / pero no sé</text:p>
      <text:p text:style-name="P1">before: LUP: y que crea con patrones norteamericanos / porque a efectos de</text:p>
      <text:p text:style-name="P1">lenguaje son esas películas LUP:/ en las que ya hablan diciendo qué tengas</text:p>
      <text:p text:style-name="P1">buen día / bonita corbata / LUP:/ me has roto el corazón / LUP:/ o que hay</text:p>
      <text:p text:style-name="P1">que llegar para pagar las facturas a fin de mes / o sea expresiones típicas</text:p>
      <text:p text:style-name="P1">LUP:/ de los telefilms americanos //</text:p>
      <text:p text:style-name="P1">*41PEG: sí //</text:p>
      <text:p text:style-name="P1">after: * LUP:/ en las que ya hablan diciendo qué tengas buen día / bonita</text:p>
      <text:p text:style-name="P1">corbata / LUP:/ me has roto el corazón / LUP:/ o que hay que llegar para</text:p>
      <text:p text:style-name="P1">pagar las facturas a fin de mes / o sea expresiones típicas LUP:/ de los</text:p>
      <text:p text:style-name="P1">telefilms americanos //</text:p>
      <text:p text:style-name="P1">before: * LUP:/ en las que ya hablan diciendo qué tengas buen día / bonita</text:p>
      <text:p text:style-name="P1">corbata / LUP:/ me has roto el corazón / LUP:/ o que hay que llegar para</text:p>
      <text:p text:style-name="P1">pagar las facturas a fin de mes / o sea expresiones típicas LUP:/ de los</text:p>
      <text:p text:style-name="P1">telefilms americanos //</text:p>
      <text:p text:style-name="P1">*43CAR: yyy //</text:p>
      <text:p text:style-name="P1">after: * LUP:/ me has roto el corazón / LUP:/ o que hay que llegar para</text:p>
      <text:p text:style-name="P1">pagar las facturas a fin de mes / o sea expresiones típicas LUP:/ de los</text:p>
      <text:p text:style-name="P1">telefilms americanos //</text:p>
      <text:p text:style-name="P1">before: * LUP:/ me has roto el corazón / LUP:/ o que hay que llegar para</text:p>
      <text:p text:style-name="P1">pagar las facturas a fin de mes / o sea expresiones típicas LUP:/ de los</text:p>
      <text:p text:style-name="P1">telefilms americanos //</text:p>
      <text:p text:style-name="P1">*45CAR: yyy //</text:p>
      <text:p text:style-name="P1">after: * LUP:/ o que hay que llegar para pagar las facturas a fin de mes /</text:p>
      <text:p text:style-name="P1"><text:soft-page-break/>o sea expresiones típicas LUP:/ de los telefilms americanos //</text:p>
      <text:p text:style-name="P1">before: * LUP:/ o que hay que llegar para pagar las facturas a fin de mes /</text:p>
      <text:p text:style-name="P1">o sea expresiones típicas LUP:/ de los telefilms americanos //</text:p>
      <text:p text:style-name="P1">*47CAR: sí //</text:p>
      <text:p text:style-name="P1">after: * LUP:/ de los telefilms americanos //</text:p>
      <text:p text:style-name="P1">before: * LUP:/ de los telefilms americanos //</text:p>
      <text:p text:style-name="P1">*49CAR: &amp;cal &amp;cal calcos mal &amp;traducid [///] no [/] no [/] no &lt; mal</text:p>
      <text:p text:style-name="P1">traducidos porque no es &gt; ...</text:p>
      <text:p text:style-name="P1">after: PEG: &lt; hay una &gt; / PEG:/ sí hay ahí una cosa que se empieza a abrir</text:p>
      <text:p text:style-name="P1">con [/] con el fenómeno Banderas / pero luego pequeños papeles / como el de</text:p>
      <text:p text:style-name="P1">Barden en la película de los Coen / Luis Tosar en la [/] en la película de</text:p>
      <text:p text:style-name="P1">no sé qué / que les dan papeles de asesino o de [/] o de gangster</text:p>
      <text:p text:style-name="P1">latinoamericano / pero yyy digamos que hay una conexión por abajo / no hay</text:p>
      <text:p text:style-name="P1">[/] no hay [//] no se exporta el cine español //</text:p>
      <text:p text:style-name="P1">before: LUP: sí / pero es como el fenómeno NBA / es decir LUP:/ &lt; que si</text:p>
      <text:p text:style-name="P1">llegan allí &gt; aunque estén suplentes en una buena producción de Hollywood</text:p>
      <text:p text:style-name="P1">ya es un mérito y triunfo de la nación española //</text:p>
      <text:p text:style-name="P1">*54PEG: &lt; un poco en esa línea &gt; //</text:p>
      <text:p text:style-name="P1">after: * LUP:/ &lt; que si llegan allí &gt; aunque estén suplentes en una buena</text:p>
      <text:p text:style-name="P1">producción de Hollywood ya es un mérito y triunfo de la nación española //</text:p>
      <text:p text:style-name="P1">before: * LUP:/ &lt; que si llegan allí &gt; aunque estén suplentes en una buena</text:p>
      <text:p text:style-name="P1">producción de Hollywood ya es un mérito y triunfo de la nación española //</text:p>
      <text:p text:style-name="P1">*56CAR: &amp;mm &amp;mm //</text:p>
      <text:p text:style-name="P1">after: LUP: y todo el mundo sigue como [/] como si fuera una gran</text:p>
      <text:p text:style-name="P1">promoción / y en realidad eso lo que hace es / dejar a un lado formas</text:p>
      <text:p text:style-name="P1">propias de hacer aquí //</text:p>
      <text:p text:style-name="P1">before: LUP: y todo el mundo sigue como [/] como si fuera una gran</text:p>
      <text:p text:style-name="P1">promoción / y en realidad eso lo que hace es / dejar a un lado formas</text:p>
      <text:p text:style-name="P1">propias de hacer aquí //</text:p>
      <text:p text:style-name="P1">*58CAR: &amp;mm //</text:p>
      <text:p text:style-name="P1">end of document.</text:p>
      <text:p text:style-name="P1">&lt;text id="char_60_HISTORIAS_4"&gt;</text:p>
      <text:p text:style-name="P1">before: LUP: y / bueno eso es una de las ramas // luego / éxitos en cuanto</text:p>
      <text:p text:style-name="P1">a que intentaran conectar con el público / yyy no por la vía comercial</text:p>
      <text:p text:style-name="P1">porque los ha habido también / estaba pensando ahora en Las historias del</text:p>
      <text:p text:style-name="P1">Kronen //</text:p>
      <text:p text:style-name="P1">*1CAR: &amp;mm //</text:p>
      <text:p text:style-name="P1">after: LUP: que fue un fenómeno literario / porque se consideró que esa</text:p>
      <text:p text:style-name="P1">novela conectaba con el habla de la gente / LUP:/ la gente joven / que la</text:p>
      <text:p text:style-name="P1">reflejaba LUP:/ muy bien / LUP:/ hhh y es verdad / LUP:/ es verdad que fue</text:p>
      <text:p text:style-name="P1">una novedad // y quedó finalista en el premio Nadal / me parece / el año en</text:p>
      <text:p text:style-name="P1">que ganó Rosa Regás / con &amp;un una novela que en cambio no tuvo mayor</text:p>
      <text:p text:style-name="P1">repercusión / no tuvo transcendencia / hhh pero en cambio esa / LUP:/ fue</text:p>
      <text:p text:style-name="P1">de gran impacto / yo creo porque / captaba bien ese habla de la gente joven</text:p>
      <text:p text:style-name="P1">de determinados ambientes // la película yyy / a mí me parece que no [/]</text:p>
      <text:p text:style-name="P1">que no / LUP:/ no tiene esa misma fuerza //</text:p>
      <text:p text:style-name="P1">before: LUP: que fue un fenómeno literario / porque se consideró que esa</text:p>
      <text:p text:style-name="P1">novela conectaba con el habla de la gente / LUP:/ la gente joven / que la</text:p>
      <text:p text:style-name="P1">reflejaba LUP:/ muy bien / LUP:/ hhh y es verdad / LUP:/ es verdad que fue</text:p>
      <text:p text:style-name="P1"><text:soft-page-break/>una novedad // y quedó finalista en el premio Nadal / me parece / el año en</text:p>
      <text:p text:style-name="P1">que ganó Rosa Regás / con &amp;un una novela que en cambio no tuvo mayor</text:p>
      <text:p text:style-name="P1">repercusión / no tuvo transcendencia / hhh pero en cambio esa / LUP:/ fue</text:p>
      <text:p text:style-name="P1">de gran impacto / yo creo porque / captaba bien ese habla de la gente joven</text:p>
      <text:p text:style-name="P1">de determinados ambientes // la película yyy / a mí me parece que no [/]</text:p>
      <text:p text:style-name="P1">que no / LUP:/ no tiene esa misma fuerza //</text:p>
      <text:p text:style-name="P1">*3CAR: sí //</text:p>
      <text:p text:style-name="P1">after: * LUP:/ la gente joven / que la reflejaba LUP:/ muy bien / LUP:/ hhh</text:p>
      <text:p text:style-name="P1">y es verdad / LUP:/ es verdad que fue una novedad // y quedó finalista en</text:p>
      <text:p text:style-name="P1">el premio Nadal / me parece / el año en que ganó Rosa Regás / con &amp;un una</text:p>
      <text:p text:style-name="P1">novela que en cambio no tuvo mayor repercusión / no tuvo transcendencia /</text:p>
      <text:p text:style-name="P1">hhh pero en cambio esa / LUP:/ fue de gran impacto / yo creo porque /</text:p>
      <text:p text:style-name="P1">captaba bien ese habla de la gente joven de determinados ambientes // la</text:p>
      <text:p text:style-name="P1">película yyy / a mí me parece que no [/] que no / LUP:/ no tiene esa misma</text:p>
      <text:p text:style-name="P1">fuerza //</text:p>
      <text:p text:style-name="P1">before: * LUP:/ la gente joven / que la reflejaba LUP:/ muy bien / LUP:/</text:p>
      <text:p text:style-name="P1">hhh y es verdad / LUP:/ es verdad que fue una novedad // y quedó finalista</text:p>
      <text:p text:style-name="P1">en el premio Nadal / me parece / el año en que ganó Rosa Regás / con &amp;un</text:p>
      <text:p text:style-name="P1">una novela que en cambio no tuvo mayor repercusión / no tuvo</text:p>
      <text:p text:style-name="P1">transcendencia / hhh pero en cambio esa / LUP:/ fue de gran impacto / yo</text:p>
      <text:p text:style-name="P1">creo porque / captaba bien ese habla de la gente joven de determinados</text:p>
      <text:p text:style-name="P1">ambientes // la película yyy / a mí me parece que no [/] que no / LUP:/ no</text:p>
      <text:p text:style-name="P1">tiene esa misma fuerza //</text:p>
      <text:p text:style-name="P1">*5CAR: sí //</text:p>
      <text:p text:style-name="P1">after: * LUP:/ muy bien / LUP:/ hhh y es verdad / LUP:/ es verdad que fue</text:p>
      <text:p text:style-name="P1">una novedad // y quedó finalista en el premio Nadal / me parece / el año en</text:p>
      <text:p text:style-name="P1">que ganó Rosa Regás / con &amp;un una novela que en cambio no tuvo mayor</text:p>
      <text:p text:style-name="P1">repercusión / no tuvo transcendencia / hhh pero en cambio esa / LUP:/ fue</text:p>
      <text:p text:style-name="P1">de gran impacto / yo creo porque / captaba bien ese habla de la gente joven</text:p>
      <text:p text:style-name="P1">de determinados ambientes // la película yyy / a mí me parece que no [/]</text:p>
      <text:p text:style-name="P1">que no / LUP:/ no tiene esa misma fuerza //</text:p>
      <text:p text:style-name="P1">before: * LUP:/ muy bien / LUP:/ hhh y es verdad / LUP:/ es verdad que fue</text:p>
      <text:p text:style-name="P1">una novedad // y quedó finalista en el premio Nadal / me parece / el año en</text:p>
      <text:p text:style-name="P1">que ganó Rosa Regás / con &amp;un una novela que en cambio no tuvo mayor</text:p>
      <text:p text:style-name="P1">repercusión / no tuvo transcendencia / hhh pero en cambio esa / LUP:/ fue</text:p>
      <text:p text:style-name="P1">de gran impacto / yo creo porque / captaba bien ese habla de la gente joven</text:p>
      <text:p text:style-name="P1">de determinados ambientes // la película yyy / a mí me parece que no [/]</text:p>
      <text:p text:style-name="P1">que no / LUP:/ no tiene esa misma fuerza //</text:p>
      <text:p text:style-name="P1">*7CAR: sí //</text:p>
      <text:p text:style-name="P1">after: * LUP:/ hhh y es verdad / LUP:/ es verdad que fue una novedad // y</text:p>
      <text:p text:style-name="P1">quedó finalista en el premio Nadal / me parece / el año en que ganó Rosa</text:p>
      <text:p text:style-name="P1">Regás / con &amp;un una novela que en cambio no tuvo mayor repercusión / no</text:p>
      <text:p text:style-name="P1">tuvo transcendencia / hhh pero en cambio esa / LUP:/ fue de gran impacto /</text:p>
      <text:p text:style-name="P1">yo creo porque / captaba bien ese habla de la gente joven de determinados</text:p>
      <text:p text:style-name="P1">ambientes // la película yyy / a mí me parece que no [/] que no / LUP:/ no</text:p>
      <text:p text:style-name="P1">tiene esa misma fuerza //</text:p>
      <text:p text:style-name="P1">before: * LUP:/ hhh y es verdad / LUP:/ es verdad que fue una novedad // y</text:p>
      <text:p text:style-name="P1">quedó finalista en el premio Nadal / me parece / el año en que ganó Rosa</text:p>
      <text:p text:style-name="P1">Regás / con &amp;un una novela que en cambio no tuvo mayor repercusión / no</text:p>
      <text:p text:style-name="P1"><text:soft-page-break/>tuvo transcendencia / hhh pero en cambio esa / LUP:/ fue de gran impacto /</text:p>
      <text:p text:style-name="P1">yo creo porque / captaba bien ese habla de la gente joven de determinados</text:p>
      <text:p text:style-name="P1">ambientes // la película yyy / a mí me parece que no [/] que no / LUP:/ no</text:p>
      <text:p text:style-name="P1">tiene esa misma fuerza //</text:p>
      <text:p text:style-name="P1">*9CAR: si la &amp;ref +</text:p>
      <text:p text:style-name="P1">after: * LUP:/ es verdad que fue una novedad // y quedó finalista en el</text:p>
      <text:p text:style-name="P1">premio Nadal / me parece / el año en que ganó Rosa Regás / con &amp;un una</text:p>
      <text:p text:style-name="P1">novela que en cambio no tuvo mayor repercusión / no tuvo transcendencia /</text:p>
      <text:p text:style-name="P1">hhh pero en cambio esa / LUP:/ fue de gran impacto / yo creo porque /</text:p>
      <text:p text:style-name="P1">captaba bien ese habla de la gente joven de determinados ambientes // la</text:p>
      <text:p text:style-name="P1">película yyy / a mí me parece que no [/] que no / LUP:/ no tiene esa misma</text:p>
      <text:p text:style-name="P1">fuerza //</text:p>
      <text:p text:style-name="P1">before: * LUP:/ es verdad que fue una novedad // y quedó finalista en el</text:p>
      <text:p text:style-name="P1">premio Nadal / me parece / el año en que ganó Rosa Regás / con &amp;un una</text:p>
      <text:p text:style-name="P1">novela que en cambio no tuvo mayor repercusión / no tuvo transcendencia /</text:p>
      <text:p text:style-name="P1">hhh pero en cambio esa / LUP:/ fue de gran impacto / yo creo porque /</text:p>
      <text:p text:style-name="P1">captaba bien ese habla de la gente joven de determinados ambientes // la</text:p>
      <text:p text:style-name="P1">película yyy / a mí me parece que no [/] que no / LUP:/ no tiene esa misma</text:p>
      <text:p text:style-name="P1">fuerza //</text:p>
      <text:p text:style-name="P1">*11CAR: sí //</text:p>
      <text:p text:style-name="P1">after: * LUP:/ fue de gran impacto / yo creo porque / captaba bien ese</text:p>
      <text:p text:style-name="P1">habla de la gente joven de determinados ambientes // la película yyy / a mí</text:p>
      <text:p text:style-name="P1">me parece que no [/] que no / LUP:/ no tiene esa misma fuerza //</text:p>
      <text:p text:style-name="P1">before: * LUP:/ fue de gran impacto / yo creo porque / captaba bien ese</text:p>
      <text:p text:style-name="P1">habla de la gente joven de determinados ambientes // la película yyy / a mí</text:p>
      <text:p text:style-name="P1">me parece que no [/] que no / LUP:/ no tiene esa misma fuerza //</text:p>
      <text:p text:style-name="P1">*13CAR: no es buena ? o ... no //</text:p>
      <text:p text:style-name="P1">after: * LUP:/ no tiene esa misma fuerza //</text:p>
      <text:p text:style-name="P1">before: * LUP:/ no tiene esa misma fuerza //</text:p>
      <text:p text:style-name="P1">*15CAR: ah ah //</text:p>
      <text:p text:style-name="P1">after: LUP: lo intenta / pero no tiene esa misma fuerza // quizá por lo que</text:p>
      <text:p text:style-name="P1">comentamos antes / de que / una manera errónea de entender la naturalidad</text:p>
      <text:p text:style-name="P1">en el uso del</text:p>
      <text:p text:style-name="P1">before: lenguaje / es llenarla / no tanto de coloquialismos / como de tacos</text:p>
      <text:p text:style-name="P1">y palabrotas de expresiones malsonantes / que eso pasa también en las</text:p>
      <text:p text:style-name="P1">series de televisión / y [/] y que al final eso lo que hace es afear /</text:p>
      <text:p text:style-name="P1">afear el [/] el resultado / no es lo mismo leerlo / que estarlo oyendo //</text:p>
      <text:p text:style-name="P1">entonces / bueno la película que comentamos que podía ser también fenómeno</text:p>
      <text:p text:style-name="P1">porque fue otra [//] otro fenómeno de masas / en cuanto a la gente que la</text:p>
      <text:p text:style-name="P1">siguió y se interesó por ella / yyy &amp;eh tenía esa virtud / la de reflejar</text:p>
      <text:p text:style-name="P1">el [/] el [/] el habla de la gente / para mí reflejarlo mal / pero lo [/]</text:p>
      <text:p text:style-name="P1">lo reflejaba //</text:p>
      <text:p text:style-name="P1">*18CAR: lo intentaba //</text:p>
      <text:p text:style-name="P1">que / es curioso no? / porque parece que sería más fácil en realidad / o</text:p>
      <text:p text:style-name="P1">sea &amp;e el [/] el libro &amp;abstra abstraería más / CAR:/ que la película /</text:p>
      <text:p text:style-name="P1">porque eh &amp;par no? / es [/] es CAR:/ o sea tendría reflejaría o sea</text:p>
      <text:p text:style-name="P1">representaría más / la película es [//] está más próxima porque tiene todos</text:p>
      <text:p text:style-name="P1">tiene el elemento también / CAR:/ o sea que [/] que es curioso / que se</text:p>
      <text:p text:style-name="P1">haya [//] hayan [//] lo haya conseguido menos / &lt; porque es una vuelta &gt; +</text:p>
      <text:p text:style-name="P1"><text:soft-page-break/>after: LUP: &amp;mm //</text:p>
      <text:p text:style-name="P1">before: CAR: lo intentaba // que / es curioso no? / porque parece que sería</text:p>
      <text:p text:style-name="P1">más fácil en realidad / o sea &amp;e el [/] el libro &amp;abstra abstraería más /</text:p>
      <text:p text:style-name="P1">CAR:/ que la película / porque eh &amp;par no? / es [/] es CAR:/ o sea tendría</text:p>
      <text:p text:style-name="P1">reflejaría o sea representaría más / la película es [//] está más próxima</text:p>
      <text:p text:style-name="P1">porque tiene todos tiene el elemento también / CAR:/ o sea que [/] que es</text:p>
      <text:p text:style-name="P1">curioso / que se haya [//] hayan [//] lo haya conseguido menos / &lt; porque</text:p>
      <text:p text:style-name="P1">es una vuelta &gt; +</text:p>
      <text:p text:style-name="P1">*19LUP: &amp;mm //</text:p>
      <text:p text:style-name="P1">after: * CAR:/ que la película / porque eh &amp;par no? / es [/] es CAR:/ o sea</text:p>
      <text:p text:style-name="P1">tendría reflejaría o sea representaría más / la película es [//] está más</text:p>
      <text:p text:style-name="P1">próxima porque tiene todos tiene el elemento también / CAR:/ o sea que [/]</text:p>
      <text:p text:style-name="P1">que es curioso / que se haya [//] hayan [//] lo haya conseguido menos / &lt;</text:p>
      <text:p text:style-name="P1">porque es una vuelta &gt; +</text:p>
      <text:p text:style-name="P1">before: * CAR:/ que la película / porque eh &amp;par no? / es [/] es CAR:/ o</text:p>
      <text:p text:style-name="P1">sea tendría reflejaría o sea representaría más / la película es [//] está</text:p>
      <text:p text:style-name="P1">más próxima porque tiene todos tiene el elemento también / CAR:/ o sea que</text:p>
      <text:p text:style-name="P1">[/] que es curioso / que se haya [//] hayan [//] lo haya conseguido menos /</text:p>
      <text:p text:style-name="P1">&lt; porque es una vuelta &gt; +</text:p>
      <text:p text:style-name="P1">*21LUP: sí //</text:p>
      <text:p text:style-name="P1">after: * CAR:/ o sea tendría reflejaría o sea representaría más / la</text:p>
      <text:p text:style-name="P1">película es [//] está más próxima porque tiene todos tiene el elemento</text:p>
      <text:p text:style-name="P1">también / CAR:/ o sea que [/] que es curioso / que se haya [//] hayan [//]</text:p>
      <text:p text:style-name="P1">lo haya conseguido menos / &lt; porque es una vuelta &gt; +</text:p>
      <text:p text:style-name="P1">before: * CAR:/ o sea tendría reflejaría o sea representaría más / la</text:p>
      <text:p text:style-name="P1">película es [//] está más próxima porque tiene todos tiene el elemento</text:p>
      <text:p text:style-name="P1">también / CAR:/ o sea que [/] que es curioso / que se haya [//] hayan [//]</text:p>
      <text:p text:style-name="P1">lo haya conseguido menos / &lt; porque es una vuelta &gt; +</text:p>
      <text:p text:style-name="P1">*23LUP: claro //</text:p>
      <text:p text:style-name="P1">after: * CAR:/ o sea que [/] que es curioso / que se haya [//] hayan [//]</text:p>
      <text:p text:style-name="P1">lo haya conseguido menos / &lt; porque es una vuelta &gt; +</text:p>
      <text:p text:style-name="P1">before: LUP: &lt; pero por la razón &gt; yo creo de que / &amp;eh cuando tú lo lees /</text:p>
      <text:p text:style-name="P1">y sobre todo además como es imposible que diez de cada doce palabras sean</text:p>
      <text:p text:style-name="P1">un taco / porque hay un relato / y hay unos diálogos / están salpicados con</text:p>
      <text:p text:style-name="P1">expresiones / a lo mejor con más sentido estratégico / LUP:/ con más</text:p>
      <text:p text:style-name="P1">habilidad / LUP:/ y además el [/] el lector puede recrear / el sonido ese /</text:p>
      <text:p text:style-name="P1">y puede también acentuar lo que a él le parezca / al leerlo no? //</text:p>
      <text:p text:style-name="P1">*26CAR: sí //</text:p>
      <text:p text:style-name="P1">after: * LUP:/ con más habilidad / LUP:/ y además el [/] el lector puede</text:p>
      <text:p text:style-name="P1">recrear / el sonido ese / y puede también acentuar lo que a él le parezca /</text:p>
      <text:p text:style-name="P1">al leerlo no? //</text:p>
      <text:p text:style-name="P1">before: * LUP:/ con más habilidad / LUP:/ y además el [/] el lector puede</text:p>
      <text:p text:style-name="P1">recrear / el sonido ese / y puede también acentuar lo que a él le parezca /</text:p>
      <text:p text:style-name="P1">al leerlo no? //</text:p>
      <text:p text:style-name="P1">*28CAR: con más habilidad //</text:p>
      <text:p text:style-name="P1">after: * LUP:/ y además el [/] el lector puede recrear / el sonido ese / y</text:p>
      <text:p text:style-name="P1">puede también acentuar lo que a él le parezca / al leerlo no? //</text:p>
      <text:p text:style-name="P1">before: * LUP:/ y además el [/] el lector puede recrear / el sonido ese / y</text:p>
      <text:p text:style-name="P1">puede también acentuar lo que a él le parezca / al leerlo no? //</text:p>
      <text:p text:style-name="P1"><text:soft-page-break/>*30CAR: &amp;mm //</text:p>
      <text:p text:style-name="P1">after: LUP: una película es más crudo / o sea cuando &amp;eh se utiliza un</text:p>
      <text:p text:style-name="P1">lenguaje poco elaborado / LUP:/ un lenguaje crudo / LUP:/ esa crudeza es</text:p>
      <text:p text:style-name="P1">muy patente //</text:p>
      <text:p text:style-name="P1">before: LUP: una película es más crudo / o sea cuando &amp;eh se utiliza un</text:p>
      <text:p text:style-name="P1">lenguaje poco elaborado / LUP:/ un lenguaje crudo / LUP:/ esa crudeza es</text:p>
      <text:p text:style-name="P1">muy patente //</text:p>
      <text:p text:style-name="P1">*32CAR: &amp;mm //</text:p>
      <text:p text:style-name="P1">after: * LUP:/ un lenguaje crudo / LUP:/ esa crudeza es muy patente //</text:p>
      <text:p text:style-name="P1">before: * LUP:/ un lenguaje crudo / LUP:/ esa crudeza es muy patente //</text:p>
      <text:p text:style-name="P1">*34CAR: &amp;mm //</text:p>
      <text:p text:style-name="P1">after: * LUP:/ esa crudeza es muy patente //</text:p>
      <text:p text:style-name="P1">before: * LUP:/ esa crudeza es muy patente //</text:p>
      <text:p text:style-name="P1">*36CAR: probablemente tienen que ser muy buenos los actores no? //</text:p>
      <text:p text:style-name="P1">si los actores son muy &lt; buenos &gt; CAR:/ &lt; es que a lo mejor &gt; no se lo</text:p>
      <text:p text:style-name="P1">creen / claro //</text:p>
      <text:p text:style-name="P1">after: LUP: &lt; si los actores fallan &gt; entonces ya &lt; apaga y vámonos &gt; //</text:p>
      <text:p text:style-name="P1">before: CAR: probablemente tienen que ser muy buenos los actores no? // si</text:p>
      <text:p text:style-name="P1">los actores son muy &lt; buenos &gt; CAR:/ &lt; es que a lo mejor &gt; no se lo creen /</text:p>
      <text:p text:style-name="P1">claro //</text:p>
      <text:p text:style-name="P1">*37LUP: &lt; si los actores fallan &gt; entonces ya &lt; apaga y vámonos &gt; //</text:p>
      <text:p text:style-name="P1">after: * CAR:/ &lt; es que a lo mejor &gt; no se lo creen / claro //</text:p>
      <text:p text:style-name="P1">before: LUP: y si los actores fallan como / yo creo también es el caso / y</text:p>
      <text:p text:style-name="P1">están mal dirigidos / LUP:/ pues entonces / claro / el resultado es malo //</text:p>
      <text:p text:style-name="P1">y sin embargo / esa película también fue un gran impacto / porque &amp;se fue</text:p>
      <text:p text:style-name="P1">en conjunto / libro y película / fueron un fenómeno //</text:p>
      <text:p text:style-name="P1">*40CAR: yyy //</text:p>
      <text:p text:style-name="P1">after: * LUP:/ pues entonces / claro / el resultado es malo // y sin</text:p>
      <text:p text:style-name="P1">embargo / esa película también fue un gran impacto / porque &amp;se fue en</text:p>
      <text:p text:style-name="P1">conjunto / libro y película / fueron un fenómeno //</text:p>
      <text:p text:style-name="P1">before: * LUP:/ pues entonces / claro / el resultado es malo // y sin</text:p>
      <text:p text:style-name="P1">embargo / esa película también fue un gran impacto / porque &amp;se fue en</text:p>
      <text:p text:style-name="P1">conjunto / libro y película / fueron un fenómeno //</text:p>
      <text:p text:style-name="P1">*42CAR: &lt; ya &gt; //</text:p>
      <text:p text:style-name="P1">after: LUP: &lt; en el sentido &gt; LUP:/ que se decía una nueva juventud / LUP:/</text:p>
      <text:p text:style-name="P1">una sociedad nueva / con sus nuevos modos / sus expresiones vinculadas a la</text:p>
      <text:p text:style-name="P1">droga / la mayor parte / LUP:/ a [/] al consumo de cocaína / hhh sobre</text:p>
      <text:p text:style-name="P1">todo / LUP:/ pues / &amp;eh eso tiene su morbo no? //</text:p>
      <text:p text:style-name="P1">before: LUP: &lt; en el sentido &gt; LUP:/ que se decía una nueva juventud /</text:p>
      <text:p text:style-name="P1">LUP:/ una sociedad nueva / con sus nuevos modos / sus expresiones</text:p>
      <text:p text:style-name="P1">vinculadas a la droga / la mayor parte / LUP:/ a [/] al consumo de</text:p>
      <text:p text:style-name="P1">cocaína / hhh sobre todo / LUP:/ pues / &amp;eh eso tiene su morbo no? //</text:p>
      <text:p text:style-name="P1">*44CAR: &lt; eso &gt; //</text:p>
      <text:p text:style-name="P1">after: * LUP:/ que se decía una nueva juventud / LUP:/ una sociedad nueva /</text:p>
      <text:p text:style-name="P1">con sus nuevos modos / sus expresiones vinculadas a la droga / la mayor</text:p>
      <text:p text:style-name="P1">parte / LUP:/ a [/] al consumo de cocaína / hhh sobre todo / LUP:/ pues /</text:p>
      <text:p text:style-name="P1">&amp;eh eso tiene su morbo no? //</text:p>
      <text:p text:style-name="P1">before: * LUP:/ que se decía una nueva juventud / LUP:/ una sociedad</text:p>
      <text:p text:style-name="P1">nueva / con sus nuevos modos / sus expresiones vinculadas a la droga / la</text:p>
      <text:p text:style-name="P1"><text:soft-page-break/>mayor parte / LUP:/ a [/] al consumo de cocaína / hhh sobre todo / LUP:/</text:p>
      <text:p text:style-name="P1">pues / &amp;eh eso tiene su morbo no? //</text:p>
      <text:p text:style-name="P1">*46CAR: &amp;mm //</text:p>
      <text:p text:style-name="P1">after: * LUP:/ una sociedad nueva / con sus nuevos modos / sus expresiones</text:p>
      <text:p text:style-name="P1">vinculadas a la droga / la mayor parte / LUP:/ a [/] al consumo de</text:p>
      <text:p text:style-name="P1">cocaína / hhh sobre todo / LUP:/ pues / &amp;eh eso tiene su morbo no? //</text:p>
      <text:p text:style-name="P1">before: * LUP:/ una sociedad nueva / con sus nuevos modos / sus expresiones</text:p>
      <text:p text:style-name="P1">vinculadas a la droga / la mayor parte / LUP:/ a [/] al consumo de</text:p>
      <text:p text:style-name="P1">cocaína / hhh sobre todo / LUP:/ pues / &amp;eh eso tiene su morbo no? //</text:p>
      <text:p text:style-name="P1">*48CAR: &amp;mm //</text:p>
      <text:p text:style-name="P1">after: * LUP:/ a [/] al consumo de cocaína / hhh sobre todo / LUP:/ pues /</text:p>
      <text:p text:style-name="P1">&amp;eh eso tiene su morbo no? //</text:p>
      <text:p text:style-name="P1">before: * LUP:/ a [/] al consumo de cocaína / hhh sobre todo / LUP:/ pues /</text:p>
      <text:p text:style-name="P1">&amp;eh eso tiene su morbo no? //</text:p>
      <text:p text:style-name="P1">*50CAR: &amp;mm //</text:p>
      <text:p text:style-name="P1">after: * LUP:/ pues / &amp;eh eso tiene su morbo no? //</text:p>
      <text:p text:style-name="P1">before: * LUP:/ pues / &amp;eh eso tiene su morbo no? //</text:p>
      <text:p text:style-name="P1">*52CAR: ya //</text:p>
      <text:p text:style-name="P1">after: LUP: y entonces fue muy [/] muy atractivo // yo no estoy tan seguro</text:p>
      <text:p text:style-name="P1">de que fuera al final de todo / realmente valioso / LUP:/ pero [/] pero el</text:p>
      <text:p text:style-name="P1">fenómeno es ese //</text:p>
      <text:p text:style-name="P1">before: CAR: ya //</text:p>
      <text:p text:style-name="P1">*53LUP: y entonces fue muy [/] muy atractivo //</text:p>
      <text:p text:style-name="P1">yo no estoy tan seguro de que fuera al final de todo / realmente valioso /</text:p>
      <text:p text:style-name="P1">LUP:/ pero [/] pero el fenómeno es ese //</text:p>
      <text:p text:style-name="P1">after: CAR: &amp;mm //</text:p>
      <text:p text:style-name="P1">before: LUP: y entonces fue muy [/] muy atractivo // yo no estoy tan seguro</text:p>
      <text:p text:style-name="P1">de que fuera al final de todo / realmente valioso / LUP:/ pero [/] pero el</text:p>
      <text:p text:style-name="P1">fenómeno es ese //</text:p>
      <text:p text:style-name="P1">*54CAR: &amp;mm //</text:p>
      <text:p text:style-name="P1">after: * LUP:/ pero [/] pero el fenómeno es ese //</text:p>
      <text:p text:style-name="P1">&lt;text id="char_60_PRIMERAS_BUENAS_PELICULAS_11"&gt;</text:p>
      <text:p text:style-name="P1">before: LUP: son cosas / el caso de los que hacen una buena primera</text:p>
      <text:p text:style-name="P1">película / y luego decaen //</text:p>
      <text:p text:style-name="P1">*1PEG: sí //</text:p>
      <text:p text:style-name="P1">after: LUP: por ejemplo Montxo Armendáriz / que fue el que hizo Las</text:p>
      <text:p text:style-name="P1">historias del Kronen / la primera película que hizo a mí me parece</text:p>
      <text:p text:style-name="P1">valiosísima / que es la del</text:p>
      <text:p text:style-name="P1">before: carbonero / Tasio //</text:p>
      <text:p text:style-name="P1">PEG: Tasio / Tasio //</text:p>
      <text:p text:style-name="P1">*4una buena película //</text:p>
      <text:p text:style-name="P1">after: CAR: &amp;ah Tasio //</text:p>
      <text:p text:style-name="P1">before: PEG: Tasio / Tasio // una buena película //</text:p>
      <text:p text:style-name="P1">*5CAR: &amp;ah Tasio //</text:p>
      <text:p text:style-name="P1">after: LUP: Tasio / que es / LUP:/ en Navarra / en Navarra norte /</text:p>
      <text:p text:style-name="P1">documenta la vida de [/] de un carbonero //</text:p>
      <text:p text:style-name="P1">before: LUP: Tasio / que es / LUP:/ en Navarra / en Navarra norte /</text:p>
      <text:p text:style-name="P1">documenta la vida de [/] de un carbonero //</text:p>
      <text:p text:style-name="P1">*7CAR: me acuerdo la he visto //</text:p>
      <text:p text:style-name="P1"><text:soft-page-break/>after: * LUP:/ en Navarra / en Navarra norte / documenta la vida de [/] de</text:p>
      <text:p text:style-name="P1">un carbonero //</text:p>
      <text:p text:style-name="P1">before: CAR: sí / sí / sí / delicadísima //</text:p>
      <text:p text:style-name="P1">*10LUP: película extraordinaria //</text:p>
      <text:p text:style-name="P1">luego las que hizo / pues quiso hacer otra sobre el mundo de la droga en</text:p>
      <text:p text:style-name="P1">San Sebastián / que se llamaba 27 días o 27 horas / una película un poco</text:p>
      <text:p text:style-name="P1">patética y floja / y otra que fue muy celebrada la del niño ese de</text:p>
      <text:p text:style-name="P1">Pamplona / que / no recuerdo el título / pero también un poco sensiblera /</text:p>
      <text:p text:style-name="P1">o sea que / luego ya / cada vez más / &amp;eh buscando éxito / perdiendo la &lt;</text:p>
      <text:p text:style-name="P1">inspiración &gt; //</text:p>
      <text:p text:style-name="P1">after: CAR: &lt; perdiendo &gt; +</text:p>
      <text:p text:style-name="P1">before: LUP: película extraordinaria // luego las que hizo / pues quiso</text:p>
      <text:p text:style-name="P1">hacer otra sobre el mundo de la droga en San Sebastián / que se llamaba 27</text:p>
      <text:p text:style-name="P1">días o 27 horas / una película un poco patética y floja / y otra que fue</text:p>
      <text:p text:style-name="P1">muy celebrada la del niño ese de Pamplona / que / no recuerdo el título /</text:p>
      <text:p text:style-name="P1">pero también un poco sensiblera / o sea que / luego ya / cada vez más / &amp;eh</text:p>
      <text:p text:style-name="P1">buscando éxito / perdiendo la &lt; inspiración &gt; //</text:p>
      <text:p text:style-name="P1">*11CAR: &lt; perdiendo &gt; +</text:p>
      <text:p text:style-name="P1">after: LUP: eso pasa en varios autores //</text:p>
      <text:p text:style-name="P1">before: CAR: &lt; perdiendo &gt; +</text:p>
      <text:p text:style-name="P1">*12LUP: eso pasa en varios autores //</text:p>
      <text:p text:style-name="P1">after: CAR: sí ...</text:p>
      <text:p text:style-name="P1">before: LUP: eso pasa en varios autores //</text:p>
      <text:p text:style-name="P1">*13CAR: sí ...</text:p>
      <text:p text:style-name="P1">after: PEG: eso le ha pasado a varios //</text:p>
      <text:p text:style-name="P1">before: CAR: sí ...</text:p>
      <text:p text:style-name="P1">*14PEG: eso le ha pasado a varios //</text:p>
      <text:p text:style-name="P1">after: LUP: en Armendáriz yo creo que pasa // en el de Barrio / en el de</text:p>
      <text:p text:style-name="P1">León de Aranoa //</text:p>
      <text:p text:style-name="P1">before: PEG: eso le ha pasado a varios //</text:p>
      <text:p text:style-name="P1">*15LUP: en Armendáriz yo creo que pasa //</text:p>
      <text:p text:style-name="P1">en el de Barrio / en el de León de Aranoa //</text:p>
      <text:p text:style-name="P1">after: PEG: León de Aranoa / &lt; La familia &gt; / PEG:/ genial / y luego ya</text:p>
      <text:p text:style-name="P1">PEG:/ &lt; Barrio ha bajado mucho / Princesas es una auténtica mierda &gt; //</text:p>
      <text:p text:style-name="P1">before: * PEG:/ genial / y luego ya PEG:/ &lt; Barrio ha bajado mucho /</text:p>
      <text:p text:style-name="P1">Princesas es una auténtica mierda &gt; //</text:p>
      <text:p text:style-name="P1">*19CAR: la +</text:p>
      <text:p text:style-name="P1">after: * PEG:/ &lt; Barrio ha bajado mucho / Princesas es una auténtica mierda</text:p>
      <text:p text:style-name="P1">&gt; //</text:p>
      <text:p text:style-name="P1">before: LUP: &lt; y Barrio me parece una película floja &gt; / y van / Los lunes</text:p>
      <text:p text:style-name="P1">al sol que tuvo su [/] su éxito porque reflejaba lo del paro / y porque</text:p>
      <text:p text:style-name="P1">trabajaba Bardem / que se ha convertido en un actor taquillero / LUP:/ que</text:p>
      <text:p text:style-name="P1">allí donde esta él / la gente va a verlo //</text:p>
      <text:p text:style-name="P1">*22CAR: &amp;mm //</text:p>
      <text:p text:style-name="P1">after: * LUP:/ que allí donde esta él / la gente va a verlo //</text:p>
      <text:p text:style-name="P1">before: * LUP:/ que allí donde esta él / la gente va a verlo //</text:p>
      <text:p text:style-name="P1">*24CAR: ya //</text:p>
      <text:p text:style-name="P1">after: LUP: y que también es un fenómeno como comentamos / de la NBA del</text:p>
      <text:p text:style-name="P1">cine no ? / que ha empezado a colocarse en alguna película americana /</text:p>
      <text:p text:style-name="P1"><text:soft-page-break/>trabajó en una de los Coen hace poco / hace un personaje hhh bastante</text:p>
      <text:p text:style-name="P1">bueno / de Chigurh / y [/] y entonces eso llama mucho la atención / los</text:p>
      <text:p text:style-name="P1">éxitos en Estados Unidos llaman mucho la atención // y ese tipo de</text:p>
      <text:p text:style-name="P1">fenómenos / de que si triunfa en Estados Unidos cuando luego trabaja en una</text:p>
      <text:p text:style-name="P1">película española / le van a ver / LUP:/ pues &lt; son determinantes &gt; LUP:/</text:p>
      <text:p text:style-name="P1">funcionan // la de Los lunes al sol yo creo que es anterior a la de los</text:p>
      <text:p text:style-name="P1">Coen / pero / ya había tenido antes / con la de la vida del poeta cubano /</text:p>
      <text:p text:style-name="P1">yyy la de Eliseo Arenas / perdón // yyy tenía una candidatura / me</text:p>
      <text:p text:style-name="P1">parece //</text:p>
      <text:p text:style-name="P1">before: LUP: y que también es un fenómeno como comentamos / de la NBA del</text:p>
      <text:p text:style-name="P1">cine no ? / que ha empezado a colocarse en alguna película americana /</text:p>
      <text:p text:style-name="P1">trabajó en una de los Coen hace poco / hace un personaje hhh bastante</text:p>
      <text:p text:style-name="P1">bueno / de Chigurh / y [/] y entonces eso llama mucho la atención / los</text:p>
      <text:p text:style-name="P1">éxitos en Estados Unidos llaman mucho la atención // y ese tipo de</text:p>
      <text:p text:style-name="P1">fenómenos / de que si triunfa en Estados Unidos cuando luego trabaja en una</text:p>
      <text:p text:style-name="P1">película española / le van a ver / LUP:/ pues &lt; son determinantes &gt; LUP:/</text:p>
      <text:p text:style-name="P1">funcionan // la de Los lunes al sol yo creo que es anterior a la de los</text:p>
      <text:p text:style-name="P1">Coen / pero / ya había tenido antes / con la de la vida del poeta cubano /</text:p>
      <text:p text:style-name="P1">yyy la de Eliseo Arenas / perdón // yyy tenía una candidatura / me</text:p>
      <text:p text:style-name="P1">parece //</text:p>
      <text:p text:style-name="P1">*26CAR: claro //</text:p>
      <text:p text:style-name="P1">after: * LUP:/ pues &lt; son determinantes &gt; LUP:/ funcionan // la de Los</text:p>
      <text:p text:style-name="P1">lunes al sol yo creo que es anterior a la de los Coen / pero / ya había</text:p>
      <text:p text:style-name="P1">tenido antes / con la de la vida del poeta cubano / yyy la de Eliseo</text:p>
      <text:p text:style-name="P1">Arenas / perdón // yyy tenía una candidatura / me parece //</text:p>
      <text:p text:style-name="P1">before: * LUP:/ pues &lt; son determinantes &gt; LUP:/ funcionan // la de Los</text:p>
      <text:p text:style-name="P1">lunes al sol yo creo que es anterior a la de los Coen / pero / ya había</text:p>
      <text:p text:style-name="P1">tenido antes / con la de la vida del poeta cubano / yyy la de Eliseo</text:p>
      <text:p text:style-name="P1">Arenas / perdón // yyy tenía una candidatura / me parece //</text:p>
      <text:p text:style-name="P1">*28CAR: &lt; funciona &gt; //</text:p>
      <text:p text:style-name="P1">after: * LUP:/ funcionan // la de Los lunes al sol yo creo que es anterior</text:p>
      <text:p text:style-name="P1">a la de los Coen / pero / ya había tenido antes / con la de la vida del</text:p>
      <text:p text:style-name="P1">poeta cubano / yyy la de Eliseo Arenas / perdón // yyy tenía una</text:p>
      <text:p text:style-name="P1">candidatura / me parece //</text:p>
      <text:p text:style-name="P1">before: * LUP:/ funcionan // la de Los lunes al sol yo creo que es anterior</text:p>
      <text:p text:style-name="P1">a la de los Coen / pero / ya había tenido antes / con la de la vida del</text:p>
      <text:p text:style-name="P1">poeta cubano / yyy la de Eliseo Arenas / perdón // yyy tenía una</text:p>
      <text:p text:style-name="P1">candidatura / me parece //</text:p>
      <text:p text:style-name="P1">*30CAR: &amp;mm //</text:p>
      <text:p text:style-name="P1">after: LUP: yyy y ya entonces había ganado su figura bastante estatura no?</text:p>
      <text:p text:style-name="P1">ante el público // pero León de Aranoa es / &amp;eh como comentamos / casos de</text:p>
      <text:p text:style-name="P1">gente que irrumpe LUP:/ con una buena película y luego [/] y luego</text:p>
      <text:p text:style-name="P1">decaen //</text:p>
      <text:p text:style-name="P1">before: CAR: &amp;mm //</text:p>
      <text:p text:style-name="P1">*31LUP: yyy y ya entonces había ganado su figura bastante estatura no? ante</text:p>
      <text:p text:style-name="P1">el público //</text:p>
      <text:p text:style-name="P1">pero León de Aranoa es / &amp;eh como comentamos / casos de gente que irrumpe</text:p>
      <text:p text:style-name="P1">LUP:/ con una buena película y luego [/] y luego decaen //</text:p>
      <text:p text:style-name="P1">after: PEG: hay varios //</text:p>
      <text:p text:style-name="P1"><text:soft-page-break/>before: LUP: yyy y ya entonces había ganado su figura bastante estatura no?</text:p>
      <text:p text:style-name="P1">ante el público // pero León de Aranoa es / &amp;eh como comentamos / casos de</text:p>
      <text:p text:style-name="P1">gente que irrumpe LUP:/ con una buena película y luego [/] y luego</text:p>
      <text:p text:style-name="P1">decaen //</text:p>
      <text:p text:style-name="P1">*32PEG: hay varios //</text:p>
      <text:p text:style-name="P1">after: * LUP:/ con una buena película y luego [/] y luego decaen //</text:p>
      <text:p text:style-name="P1">before: * LUP:/ con una buena película y luego [/] y luego decaen //</text:p>
      <text:p text:style-name="P1">*34PEG: hay varios de estos //</text:p>
      <text:p text:style-name="P1">after: LUP: no como Aranda que sigue ahí //</text:p>
      <text:p text:style-name="P1">before: PEG: hay varios de estos //</text:p>
      <text:p text:style-name="P1">*35LUP: no como Aranda que sigue ahí //</text:p>
      <text:p text:style-name="P1">after: PEG: Manolo Uribe también fue un exponente de &lt; xxx &gt; //</text:p>
      <text:p text:style-name="P1">before: LUP: no como Aranda que sigue ahí //</text:p>
      <text:p text:style-name="P1">*36PEG: Manolo Uribe también fue un exponente de &lt; xxx &gt; //</text:p>
      <text:p text:style-name="P1">after: LUP: &lt; Manolo Uribe &gt; / con cuál empezó ? con La fuga de Segovia //</text:p>
      <text:p text:style-name="P1">before: PEG: sí / pero luego hizo alguna otra / un poquito mejor //</text:p>
      <text:p text:style-name="P1">*39LUP: los Días [//] Horas contadas //</text:p>
      <text:p text:style-name="P1">after: PEG: Horas contadas //</text:p>
      <text:p text:style-name="P1">before: LUP: los Días [//] Horas contadas //</text:p>
      <text:p text:style-name="P1">*40PEG: Horas contadas //</text:p>
      <text:p text:style-name="P1">after: LUP: &lt; y &gt; / LUP:/ de Yanes / esa es buena //</text:p>
      <text:p text:style-name="P1">before: * LUP:/ de Yanes / esa es buena //</text:p>
      <text:p text:style-name="P1">PEG: es una película buena / PEG:/ y luego / pues ha bajado bastante //</text:p>
      <text:p text:style-name="P1">*44hay varios casos de [/] de personas</text:p>
      <text:p text:style-name="P1">after: LUP: es de otro estilo / más dura //</text:p>
      <text:p text:style-name="P1">&lt;text id="char_67_VALORES_Y_ENTRENADORES_11"&gt;</text:p>
      <text:p text:style-name="P1">beginning of document</text:p>
      <text:p text:style-name="P1">PEP: &amp;e / muy pachanga / PEP:/ muy &amp;co / muy tranquilo / PEP:/ &lt; gordo /</text:p>
      <text:p text:style-name="P1">tranquilo y tal &gt; // a los de la quinta del buitre salía y les decía /</text:p>
      <text:p text:style-name="P1">salid a jugar / y jugad / jugad // yyy &amp;enton decía &amp;n / yyy no había que</text:p>
      <text:p text:style-name="P1">decirles nada más / &lt; los tíos se ponían a jugar &gt; / PEP:/ que aquello era</text:p>
      <text:p text:style-name="P1">hhh ... sí / eran tan buenos / pero luego otros entrenadores les decían</text:p>
      <text:p text:style-name="P1">cómo lo tenían que hacer y los tíos no lo hacían //</text:p>
      <text:p text:style-name="P1">*0y ese es en</text:p>
      <text:p text:style-name="P1">after: CAR: &lt; &amp;mm &gt; //</text:p>
      <text:p text:style-name="P1">before: PEP: &amp;e / muy pachanga / PEP:/ muy &amp;co / muy tranquilo / PEP:/ &lt;</text:p>
      <text:p text:style-name="P1">gordo / tranquilo y tal &gt; // a los de la quinta del buitre salía y les</text:p>
      <text:p text:style-name="P1">decía / salid a jugar / y jugad / jugad // yyy &amp;enton decía &amp;n / yyy no</text:p>
      <text:p text:style-name="P1">había que decirles nada más / &lt; los tíos se ponían a jugar &gt; / PEP:/ que</text:p>
      <text:p text:style-name="P1">aquello era hhh ... sí / eran tan buenos / pero luego otros entrenadores</text:p>
      <text:p text:style-name="P1">les decían cómo lo tenían que hacer y los tíos no lo hacían // y ese es en</text:p>
      <text:p text:style-name="P1">*1CAR: &lt; &amp;mm &gt; //</text:p>
      <text:p text:style-name="P1">after: * PEP:/ muy &amp;co / muy tranquilo / PEP:/ &lt; gordo / tranquilo y tal</text:p>
      <text:p text:style-name="P1">&gt; // a los de la quinta del buitre salía y les decía / salid a jugar / y</text:p>
      <text:p text:style-name="P1">jugad / jugad // yyy &amp;enton decía &amp;n / yyy no había que decirles nada más /</text:p>
      <text:p text:style-name="P1">&lt; los tíos se ponían a jugar &gt; / PEP:/ que aquello era hhh ... sí / eran</text:p>
      <text:p text:style-name="P1">tan buenos / pero luego otros entrenadores les decían cómo lo tenían que</text:p>
      <text:p text:style-name="P1">hacer y los tíos no lo hacían // y ese es en</text:p>
      <text:p text:style-name="P1">before: * PEP:/ muy &amp;co / muy tranquilo / PEP:/ &lt; gordo / tranquilo y tal</text:p>
      <text:p text:style-name="P1"><text:soft-page-break/>&gt; // a los de la quinta del buitre salía y les decía / salid a jugar / y</text:p>
      <text:p text:style-name="P1">jugad / jugad // yyy &amp;enton decía &amp;n / yyy no había que decirles nada más /</text:p>
      <text:p text:style-name="P1">&lt; los tíos se ponían a jugar &gt; / PEP:/ que aquello era hhh ... sí / eran</text:p>
      <text:p text:style-name="P1">tan buenos / pero luego otros entrenadores les decían cómo lo tenían que</text:p>
      <text:p text:style-name="P1">hacer y los tíos no lo hacían // y ese es en</text:p>
      <text:p text:style-name="P1">*3CAR: &lt; &amp;mm &gt; //</text:p>
      <text:p text:style-name="P1">after: * PEP:/ &lt; gordo / tranquilo y tal &gt; // a los de la quinta del buitre</text:p>
      <text:p text:style-name="P1">salía y les decía / salid a jugar / y jugad / jugad // yyy &amp;enton decía</text:p>
      <text:p text:style-name="P1">&amp;n / yyy no había que decirles nada más / &lt; los tíos se ponían a jugar &gt; /</text:p>
      <text:p text:style-name="P1">PEP:/ que aquello era hhh ... sí / eran tan buenos / pero luego otros</text:p>
      <text:p text:style-name="P1">entrenadores les decían cómo lo tenían que hacer y los tíos no lo hacían //</text:p>
      <text:p text:style-name="P1">y ese es en</text:p>
      <text:p text:style-name="P1">before: * PEP:/ &lt; gordo / tranquilo y tal &gt; // a los de la quinta del</text:p>
      <text:p text:style-name="P1">buitre salía y les decía / salid a jugar / y jugad / jugad // yyy &amp;enton</text:p>
      <text:p text:style-name="P1">decía &amp;n / yyy no había que decirles nada más / &lt; los tíos se ponían a</text:p>
      <text:p text:style-name="P1">jugar &gt; / PEP:/ que aquello era hhh ... sí / eran tan buenos / pero luego</text:p>
      <text:p text:style-name="P1">otros entrenadores les decían cómo lo tenían que hacer y los tíos no lo</text:p>
      <text:p text:style-name="P1">hacían // y ese es en</text:p>
      <text:p text:style-name="P1">*5CAR: &lt; eran tan buenos &gt; //</text:p>
      <text:p text:style-name="P1">after: * PEP:/ que aquello era hhh ... sí / eran tan buenos / pero luego</text:p>
      <text:p text:style-name="P1">otros entrenadores les decían cómo lo tenían que hacer y los tíos no lo</text:p>
      <text:p text:style-name="P1">hacían // y ese es en</text:p>
      <text:p text:style-name="P1">before: * PEP:/ que aquello era hhh ... sí / eran tan buenos / pero luego</text:p>
      <text:p text:style-name="P1">otros entrenadores les decían cómo lo tenían que hacer y los tíos no lo</text:p>
      <text:p text:style-name="P1">hacían // y ese es en</text:p>
      <text:p text:style-name="P1">*7esencia +</text:p>
      <text:p text:style-name="P1">after: CAR: no lo hacían ?</text:p>
      <text:p text:style-name="P1">before: esencia +</text:p>
      <text:p text:style-name="P1">*8CAR: no lo hacían ?</text:p>
      <text:p text:style-name="P1">after: PEP: no lo hacían tan bien //</text:p>
      <text:p text:style-name="P1">before: CAR: no lo hacían ?</text:p>
      <text:p text:style-name="P1">*9PEP: no lo hacían tan bien //</text:p>
      <text:p text:style-name="P1">after: CAR: tan bien //</text:p>
      <text:p text:style-name="P1">before: PEP: no lo hacían tan bien //</text:p>
      <text:p text:style-name="P1">*10CAR: tan bien //</text:p>
      <text:p text:style-name="P1">after: PEP: entonces / ese es en esencia / la [//] los valores / el</text:p>
      <text:p text:style-name="P1">trabajo / la humildad / el señorío / si pierdo / pierdo / si gano con</text:p>
      <text:p text:style-name="P1">trampas / no me gusta / PEP:/ si pierdo jugando bien / me parece</text:p>
      <text:p text:style-name="P1">estupendo / PEP:/ etcétera // y eso es lo que nos diferencia &lt; de los del</text:p>
      <text:p text:style-name="P1">Atleti &gt; //</text:p>
      <text:p text:style-name="P1">before: CAR: tan bien //</text:p>
      <text:p text:style-name="P1">PEP: entonces / ese es en esencia / la [//] los valores / el trabajo / la</text:p>
      <text:p text:style-name="P1">humildad / el señorío / si pierdo / pierdo / si gano con trampas / no me</text:p>
      <text:p text:style-name="P1">gusta / PEP:/ si pierdo jugando bien / me parece estupendo / PEP:/</text:p>
      <text:p text:style-name="P1">etcétera //</text:p>
      <text:p text:style-name="P1">*11y eso es lo que nos diferencia &lt; de los del Atleti &gt; //</text:p>
      <text:p text:style-name="P1">after: CAR: &amp;mm //</text:p>
      <text:p text:style-name="P1">before: PEP: entonces / ese es en esencia / la [//] los valores / el</text:p>
      <text:p text:style-name="P1">trabajo / la humildad / el señorío / si pierdo / pierdo / si gano con</text:p>
      <text:p text:style-name="P1"><text:soft-page-break/>trampas / no me gusta / PEP:/ si pierdo jugando bien / me parece</text:p>
      <text:p text:style-name="P1">estupendo / PEP:/ etcétera // y eso es lo que nos diferencia &lt; de los del</text:p>
      <text:p text:style-name="P1">Atleti &gt; //</text:p>
      <text:p text:style-name="P1">*12CAR: &amp;mm //</text:p>
      <text:p text:style-name="P1">after: * PEP:/ si pierdo jugando bien / me parece estupendo / PEP:/</text:p>
      <text:p text:style-name="P1">etcétera // y eso es lo que nos diferencia &lt; de los del Atleti &gt; //</text:p>
      <text:p text:style-name="P1">before: * PEP:/ si pierdo jugando bien / me parece estupendo / PEP:/</text:p>
      <text:p text:style-name="P1">etcétera // y eso es lo que nos diferencia &lt; de los del Atleti &gt; //</text:p>
      <text:p text:style-name="P1">*14CAR: &amp;mm //</text:p>
      <text:p text:style-name="P1">after: * PEP:/ etcétera // y eso es lo que nos diferencia &lt; de los del</text:p>
      <text:p text:style-name="P1">Atleti &gt; //</text:p>
      <text:p text:style-name="P1">before: CAR: &lt; bueno no / no &gt; / &amp;cuenta no / no ya / pero / cuéntame [///]</text:p>
      <text:p text:style-name="P1">ya &amp;nn lo del Atleti // no / cuéntame en cambio como este [//] como le</text:p>
      <text:p text:style-name="P1">mandan [/] le mandan a [//] fue a del Bosque / le mandan a la calle //</text:p>
      <text:p text:style-name="P1">*17PEP: sí //</text:p>
      <text:p text:style-name="P1">after: CAR: y entonces adónde / a qué equipo / se va a otro equipo ?</text:p>
      <text:p text:style-name="P1">before: PEP: del Bosque fue un par de años a / o un año y medio / a dirigir</text:p>
      <text:p text:style-name="P1">al Besiktas turco //</text:p>
      <text:p text:style-name="P1">*20CAR: bueno &amp;n un equipo turco //</text:p>
      <text:p text:style-name="P1">after: PEP: turco / sí / &amp;mm bueno / en Turquía hay tres o cuatro equipos &lt;</text:p>
      <text:p text:style-name="P1">importantes / y este es uno &gt; //</text:p>
      <text:p text:style-name="P1">before: PEP: turco / sí / &amp;mm bueno / en Turquía hay tres o cuatro equipos</text:p>
      <text:p text:style-name="P1">&lt; importantes / y este es uno &gt; //</text:p>
      <text:p text:style-name="P1">CAR: &lt; &amp;mm vale / uno de los buenos &gt; //</text:p>
      <text:p text:style-name="P1">*22 y ?</text:p>
      <text:p text:style-name="P1">after: PEP: y no / fracasó / fracasó desafortunadamente //</text:p>
      <text:p text:style-name="P1">before: PEP: y no / fracasó / fracasó desafortunadamente //</text:p>
      <text:p text:style-name="P1">*24CAR: y entonces ?</text:p>
      <text:p text:style-name="P1">after: PEP: y luego / entonces [//] cuando / luego volvió a España / y</text:p>
      <text:p text:style-name="P1">aquí / pues no hacía nada // yyy no hacía nada / no tenía ningún trabajo /</text:p>
      <text:p text:style-name="P1">y cuando Luis / que [/] que es / Luis Aragonés / que es la antítesis en</text:p>
      <text:p text:style-name="P1">todo a [/] a del Bosque / porque es un formador de equipos / pero / de</text:p>
      <text:p text:style-name="P1">ordeno y &lt; mando &gt; / PEP:/ un entrenador racial / con mala leche &amp;eh PEP:/</text:p>
      <text:p text:style-name="P1">&lt; &amp;s sanguíneo &gt; / PEP:/ y de todo / ganó la Eurocopa / pues / dijo que [/]</text:p>
      <text:p text:style-name="P1">que dimitía / &amp;mm y pusieron a este // y claro le pusieron un reto muy</text:p>
      <text:p text:style-name="P1">difícil / porque +</text:p>
      <text:p text:style-name="P1">before: PEP: y luego / entonces [//] cuando / luego volvió a España / y</text:p>
      <text:p text:style-name="P1">aquí / pues no hacía nada // yyy no hacía nada / no tenía ningún trabajo /</text:p>
      <text:p text:style-name="P1">y cuando Luis / que [/] que es / Luis Aragonés / que es la antítesis en</text:p>
      <text:p text:style-name="P1">todo a [/] a del Bosque / porque es un formador de equipos / pero / de</text:p>
      <text:p text:style-name="P1">ordeno y &lt; mando &gt; / PEP:/ un entrenador racial / con mala leche &amp;eh PEP:/</text:p>
      <text:p text:style-name="P1">&lt; &amp;s sanguíneo &gt; / PEP:/ y de todo / ganó la Eurocopa / pues / dijo que [/]</text:p>
      <text:p text:style-name="P1">que dimitía / &amp;mm y pusieron a este // y claro le pusieron un reto muy</text:p>
      <text:p text:style-name="P1">difícil / porque +</text:p>
      <text:p text:style-name="P1">*26CAR: &lt; &amp;mm &gt; //</text:p>
      <text:p text:style-name="P1">after: * PEP:/ un entrenador racial / con mala leche &amp;eh PEP:/ &lt; &amp;s</text:p>
      <text:p text:style-name="P1">sanguíneo &gt; / PEP:/ y de todo / ganó la Eurocopa / pues / dijo que [/] que</text:p>
      <text:p text:style-name="P1">dimitía / &amp;mm y pusieron a este // y claro le pusieron un reto muy</text:p>
      <text:p text:style-name="P1">difícil / porque +</text:p>
      <text:p text:style-name="P1"><text:soft-page-break/>before: * PEP:/ un entrenador racial / con mala leche &amp;eh PEP:/ &lt; &amp;s</text:p>
      <text:p text:style-name="P1">sanguíneo &gt; / PEP:/ y de todo / ganó la Eurocopa / pues / dijo que [/] que</text:p>
      <text:p text:style-name="P1">dimitía / &amp;mm y pusieron a este // y claro le pusieron un reto muy</text:p>
      <text:p text:style-name="P1">difícil / porque +</text:p>
      <text:p text:style-name="P1">*28CAR: &lt; de esos que berrean &gt; //</text:p>
      <text:p text:style-name="P1">after: * PEP:/ &lt; &amp;s sanguíneo &gt; / PEP:/ y de todo / ganó la Eurocopa /</text:p>
      <text:p text:style-name="P1">pues / dijo que [/] que dimitía / &amp;mm y pusieron a este // y claro le</text:p>
      <text:p text:style-name="P1">pusieron un reto muy difícil / porque +</text:p>
      <text:p text:style-name="P1">before: * PEP:/ &lt; &amp;s sanguíneo &gt; / PEP:/ y de todo / ganó la Eurocopa /</text:p>
      <text:p text:style-name="P1">pues / dijo que [/] que dimitía / &amp;mm y pusieron a este // y claro le</text:p>
      <text:p text:style-name="P1">pusieron un reto muy difícil / porque +</text:p>
      <text:p text:style-name="P1">*30CAR: &amp;mm //</text:p>
      <text:p text:style-name="P1">after: * PEP:/ y de todo / ganó la Eurocopa / pues / dijo que [/] que</text:p>
      <text:p text:style-name="P1">dimitía / &amp;mm y pusieron a este // y claro le pusieron un reto muy</text:p>
      <text:p text:style-name="P1">difícil / porque +</text:p>
      <text:p text:style-name="P1">before: CAR: ah sí / eh ?</text:p>
      <text:p text:style-name="P1">*35PEP: sí sí porque hay una [//] un [//] hay &lt; muy pocos equipos y muchos</text:p>
      <text:p text:style-name="P1">&gt; +</text:p>
      <text:p text:style-name="P1">after: CAR: &lt; estos de qué viven &gt; cuando [/] cuando no tienen / &lt; cuando</text:p>
      <text:p text:style-name="P1">no &gt; +</text:p>
      <text:p text:style-name="P1">before: CAR: &lt; estos de qué viven &gt; cuando [/] cuando no tienen / &lt; cuando</text:p>
      <text:p text:style-name="P1">no &gt; +</text:p>
      <text:p text:style-name="P1">*37PEP: &lt; estos &gt; ?</text:p>
      <text:p text:style-name="P1">after: CAR: sí //</text:p>
      <text:p text:style-name="P1">before: PEP: &lt; estos &gt; ?</text:p>
      <text:p text:style-name="P1">*38CAR: sí //</text:p>
      <text:p text:style-name="P1">after: PEP: hombre estos de qué viven ? estos tíos ganan &amp;eh / once y doce</text:p>
      <text:p text:style-name="P1">millones de euros al año // no les falta caja que +</text:p>
      <text:p text:style-name="P1">before: CAR: sí //</text:p>
      <text:p text:style-name="P1">PEP: hombre estos de qué viven ? estos tíos ganan &amp;eh / once y doce</text:p>
      <text:p text:style-name="P1">millones de euros al año //</text:p>
      <text:p text:style-name="P1">*39no les falta caja que +</text:p>
      <text:p text:style-name="P1">after: CAR: trabajen todos los años de su vida //</text:p>
      <text:p text:style-name="P1">before: PEP: hombre estos de qué viven ? estos tíos ganan &amp;eh / once y doce</text:p>
      <text:p text:style-name="P1">millones de euros al año // no les falta caja que +</text:p>
      <text:p text:style-name="P1">*40CAR: trabajen todos los años de su vida //</text:p>
      <text:p text:style-name="P1">after: PEP: &amp;n yyy tienen el riñón bien cubierto //</text:p>
      <text:p text:style-name="P1">before: CAR: trabajen todos los años de su vida //</text:p>
      <text:p text:style-name="P1">*41PEP: &amp;n yyy tienen el riñón bien cubierto //</text:p>
      <text:p text:style-name="P1">after: CAR: &lt; &amp;mm claro &gt; //</text:p>
      <text:p text:style-name="P1">before: PEP: &amp;n yyy tienen el riñón bien cubierto //</text:p>
      <text:p text:style-name="P1">*42CAR: &lt; &amp;mm claro &gt; //</text:p>
      <text:p text:style-name="P1">after: PEP: &lt; lo tienen &gt; bien cubierto y vamos / pues / que si les dan un</text:p>
      <text:p text:style-name="P1">[///] &amp;q sólo con las &lt; colaboraciones en radio &gt; / PEP:/ &lt; sólo con [/]</text:p>
      <text:p text:style-name="P1">con las &gt; colaboraciones en radio ya ganan más que tú en tres años //</text:p>
      <text:p text:style-name="P1">sabes ?</text:p>
      <text:p text:style-name="P1">before: CAR: &lt; &amp;mm claro &gt; //</text:p>
      <text:p text:style-name="P1">PEP: &lt; lo tienen &gt; bien cubierto y vamos / pues / que si les dan un [///]</text:p>
      <text:p text:style-name="P1">&amp;q sólo con las &lt; colaboraciones en radio &gt; / PEP:/ &lt; sólo con [/] con las</text:p>
      <text:p text:style-name="P1"><text:soft-page-break/>&gt; colaboraciones en radio ya ganan más que tú en tres años //</text:p>
      <text:p text:style-name="P1">*43sabes ?</text:p>
      <text:p text:style-name="P1">after: CAR: &lt; como yo veinte &gt; / como yo en veinte / &lt; claro luego que &gt; +</text:p>
      <text:p text:style-name="P1">before: * PEP:/ &lt; sólo con [/] con las &gt; colaboraciones en radio ya ganan</text:p>
      <text:p text:style-name="P1">más que tú en tres años // sabes ?</text:p>
      <text:p text:style-name="P1">*46CAR: ya //</text:p>
      <text:p text:style-name="P1">after: PEP: o sea que / esto es / con que vayan a / ¡uy! / este no me gusta</text:p>
      <text:p text:style-name="P1">lo que ha hecho / ¡uy! / qué tiro más feo y tal / en donde sea / ya ganan</text:p>
      <text:p text:style-name="P1">más que tú / al año / en tres meses //</text:p>
      <text:p text:style-name="P1">before: CAR: a ver / por haber sido del Real Madrid / por haber sido / por</text:p>
      <text:p text:style-name="P1">que +</text:p>
      <text:p text:style-name="P1">*49PEP: por ser Vicente del Bosque //</text:p>
      <text:p text:style-name="P1">after: CAR: Vicente del Bosque era entonces una persona / de +</text:p>
      <text:p text:style-name="P1">before: PEP: hombre entrenadores hay montones / y equipos muy pocos //</text:p>
      <text:p text:style-name="P1">*52CAR: claro //</text:p>
      <text:p text:style-name="P1">que van pasando de uno a otro / y se quedan sin trabajo unos años //</text:p>
      <text:p text:style-name="P1">bueno / &amp;entoes / le llaman justo a este año así / &lt; a la Eurocopa &gt; ?</text:p>
      <text:p text:style-name="P1">after: PEP: &lt; no / le llamaron en &amp;cuant / hace dos años / &lt; cuando &gt; PEP:/</text:p>
      <text:p text:style-name="P1">[/] cuando dimitió de la Eurocopa y PEP:/ dos años / ha trabajado dos años</text:p>
      <text:p text:style-name="P1">de entrenador del hhh +</text:p>
      <text:p text:style-name="P1">before: * PEP:/ [/] cuando dimitió de la Eurocopa y PEP:/ dos años / ha</text:p>
      <text:p text:style-name="P1">trabajado dos años de entrenador del hhh +</text:p>
      <text:p text:style-name="P1">*56CAR: el otro //</text:p>
      <text:p text:style-name="P1">after: * PEP:/ dos años / ha trabajado dos años de entrenador del hhh +</text:p>
      <text:p text:style-name="P1">before: * PEP:/ dos años / ha trabajado dos años de entrenador del hhh +</text:p>
      <text:p text:style-name="P1">CAR: de la selección / y han ganado la Copa de Europa / y esto //</text:p>
      <text:p text:style-name="P1">*58en dos años nada más desde de [//] de colaboración con el club //</text:p>
      <text:p text:style-name="P1">también / las selecciones &amp;clu no tienen mucha [/] no tienen &amp;much CAR:/</text:p>
      <text:p text:style-name="P1">los entrenadores de las selecciones no están muchos años //</text:p>
      <text:p text:style-name="P1">after: PEP: xxx</text:p>
      <text:p text:style-name="P1">before: CAR: de la selección / y han ganado la Copa de Europa / y esto //</text:p>
      <text:p text:style-name="P1">en dos años nada más desde de [//] de colaboración con el club // también /</text:p>
      <text:p text:style-name="P1">las selecciones &amp;clu no tienen mucha [/] no tienen &amp;much CAR:/ los</text:p>
      <text:p text:style-name="P1">entrenadores de las selecciones no están muchos años //</text:p>
      <text:p text:style-name="P1">*59PEP: xxx</text:p>
      <text:p text:style-name="P1">after: * CAR:/ los entrenadores de las selecciones no están muchos años //</text:p>
      <text:p text:style-name="P1">before: PEP: no ha cambiado mucho de / la selección de Luis a la de [/] a</text:p>
      <text:p text:style-name="P1">la de del Bosque no ha cambiado en exceso // o sea / la columna vertebral</text:p>
      <text:p text:style-name="P1">es la misma / pero los toquecitos que él le ha dado / los pequeños cambios</text:p>
      <text:p text:style-name="P1">que él le ha dado / son aceptables //</text:p>
      <text:p text:style-name="P1">*62CAR: el librillo ...</text:p>
      <text:p text:style-name="P1">after: PEP: el librillo / antiguo no moderno // y esa es la historia //</text:p>
      <text:p text:style-name="P1">before: CAR: el librillo ...</text:p>
      <text:p text:style-name="P1">PEP: el librillo / antiguo no moderno //</text:p>
      <text:p text:style-name="P1">*63y esa es la historia //</text:p>
      <text:p text:style-name="P1">after: CAR: y ya / entonces esa es la historia / pero no me acabo de</text:p>
      <text:p text:style-name="P1">entender entonces / los vaores de [///] o sea él tiene [//] él es el</text:p>
      <text:p text:style-name="P1">continuador de los valores de Bernabeu //</text:p>
      <text:p text:style-name="P1">before: CAR: el trabajo bien hecho / el equipo / no ?</text:p>
      <text:p text:style-name="P1"><text:soft-page-break/>*67PEP: el equipo //</text:p>
      <text:p text:style-name="P1">end of document.</text:p>
      <text:p text:style-name="P1">&lt;text id="char_72_ROJO_TELAS_2"&gt;</text:p>
      <text:p text:style-name="P1">beginning of document</text:p>
      <text:p text:style-name="P1">*0CAR: &lt; todo rojo xxx &gt;</text:p>
      <text:p text:style-name="P1">after: LOT: &lt; y luego esto es una &gt; colección básica / es como una especie</text:p>
      <text:p text:style-name="P1">de [/] de toiles / pero hechas en el tejido que siempre llaman más</text:p>
      <text:p text:style-name="P1">atención / pues un poco para el tema de la madrina / la madrina que va con</text:p>
      <text:p text:style-name="P1">mantilla y todo eso pues &lt; xxx &gt; +</text:p>
      <text:p text:style-name="P1">before: LOT: &lt; y luego esto es una &gt; colección básica / es como una especie</text:p>
      <text:p text:style-name="P1">de [/] de toiles / pero hechas en el tejido que siempre llaman más</text:p>
      <text:p text:style-name="P1">atención / pues un poco para el tema de la madrina / la madrina que va con</text:p>
      <text:p text:style-name="P1">mantilla y todo eso pues &lt; xxx &gt; +</text:p>
      <text:p text:style-name="P1">*2CAR: &lt; y habéis decidido el rojo &gt; poner todo rojo //</text:p>
      <text:p text:style-name="P1">after: LOT: a Lorenzo es que el rojo es un color que le &lt; gusta mucho &gt; /</text:p>
      <text:p text:style-name="P1">LOT:/ entonces pues no / no tiene &lt; ningún &gt; / LOT:/ [/] ningún problema //</text:p>
      <text:p text:style-name="P1">before: * LOT:/ entonces pues no / no tiene &lt; ningún &gt; / LOT:/ [/] ningún</text:p>
      <text:p text:style-name="P1">problema //</text:p>
      <text:p text:style-name="P1">*6CAR: &lt; desde luego &gt; //</text:p>
      <text:p text:style-name="P1">after: * LOT:/ [/] ningún problema //</text:p>
      <text:p text:style-name="P1">before: * LOT:/ [/] ningún problema //</text:p>
      <text:p text:style-name="P1">CAR: es precioso / es que llama la atención no? //</text:p>
      <text:p text:style-name="P1">*8xxx +</text:p>
      <text:p text:style-name="P1">after: LOT: &lt; y siempre favorece &gt; / LOT:/ el rojo es un fondo de armario</text:p>
      <text:p text:style-name="P1">igual que el negro eh //</text:p>
      <text:p text:style-name="P1">before: LOT: &lt; y siempre favorece &gt; / LOT:/ el rojo es un fondo de armario</text:p>
      <text:p text:style-name="P1">igual que el negro eh //</text:p>
      <text:p text:style-name="P1">*10CAR: &lt; &amp;mm sí &gt; //</text:p>
      <text:p text:style-name="P1">after: * LOT:/ el rojo es un fondo de armario igual que el negro eh //</text:p>
      <text:p text:style-name="P1">before: * LOT:/ el rojo es un fondo de armario igual que el negro eh //</text:p>
      <text:p text:style-name="P1">*12CAR: sí //</text:p>
      <text:p text:style-name="P1">after: LOT: hoy por hoy //</text:p>
      <text:p text:style-name="P1">before: CAR: sí //</text:p>
      <text:p text:style-name="P1">*13LOT: hoy por hoy //</text:p>
      <text:p text:style-name="P1">after: CAR: verdad ?</text:p>
      <text:p text:style-name="P1">before: LOT: hoy por hoy //</text:p>
      <text:p text:style-name="P1">*14CAR: verdad ?</text:p>
      <text:p text:style-name="P1">after: LOT: es un fondo de &lt; armario &gt; //</text:p>
      <text:p text:style-name="P1">before: CAR: verdad ?</text:p>
      <text:p text:style-name="P1">*15LOT: es un fondo de &lt; armario &gt; //</text:p>
      <text:p text:style-name="P1">after: CAR: &lt; hasta una cierta edad xxx &gt; //</text:p>
      <text:p text:style-name="P1">before: LOT: es un fondo de &lt; armario &gt; //</text:p>
      <text:p text:style-name="P1">*16CAR: &lt; hasta una cierta edad xxx &gt; //</text:p>
      <text:p text:style-name="P1">after: LOT: el rojo le favorece tanto a una rubia como a una morena //</text:p>
      <text:p text:style-name="P1">before: CAR: &lt; hasta una cierta edad xxx &gt; //</text:p>
      <text:p text:style-name="P1">*17LOT: el rojo le favorece tanto a una rubia como a una morena //</text:p>
      <text:p text:style-name="P1">after: CAR: también eso / claro //</text:p>
      <text:p text:style-name="P1">before: CAR: también eso / claro //</text:p>
      <text:p text:style-name="P1">*19LOT: entonces ...</text:p>
      <text:p text:style-name="P1"><text:soft-page-break/>after: CAR: claro / ellas dos por ejemplo se visten de rojo / y tan</text:p>
      <text:p text:style-name="P1">guapas //</text:p>
      <text:p text:style-name="P1">before: LOT: tan guapas / aunque tengan los ojos azules / &lt; y verdes &gt; //</text:p>
      <text:p text:style-name="P1">*22CAR: &lt; yyy &gt; //</text:p>
      <text:p text:style-name="P1">after: LOT: y luego nada aquí / pasamos aquí a la [//] a [/] a ambos</text:p>
      <text:p text:style-name="P1">lados / ves que es como &lt; un &gt; LOT:/ distribuidor / y ambos lados derecha y</text:p>
      <text:p text:style-name="P1">izquierda pues están los probadores // el de pruebas es un poquito más</text:p>
      <text:p text:style-name="P1">pequeño // no hay nada / nada más que dos</text:p>
      <text:p text:style-name="P1">before: CAR: &lt; yyy &gt; //</text:p>
      <text:p text:style-name="P1">LOT: y luego nada aquí / pasamos aquí a la [//] a [/] a ambos lados / ves</text:p>
      <text:p text:style-name="P1">que es como &lt; un &gt; LOT:/ distribuidor / y ambos lados derecha y izquierda</text:p>
      <text:p text:style-name="P1">pues están los probadores //</text:p>
      <text:p text:style-name="P1">*23el de pruebas es un poquito más pequeño //</text:p>
      <text:p text:style-name="P1">no hay nada / nada más que dos</text:p>
      <text:p text:style-name="P1">after: CAR: &lt; xxx &gt; //</text:p>
      <text:p text:style-name="P1">before: LOT: y luego nada aquí / pasamos aquí a la [//] a [/] a ambos</text:p>
      <text:p text:style-name="P1">lados / ves que es como &lt; un &gt; LOT:/ distribuidor / y ambos lados derecha y</text:p>
      <text:p text:style-name="P1">izquierda pues están los probadores // el de pruebas es un poquito más</text:p>
      <text:p text:style-name="P1">pequeño // no hay nada / nada más que dos</text:p>
      <text:p text:style-name="P1">*24CAR: &lt; xxx &gt; //</text:p>
      <text:p text:style-name="P1">after: * LOT:/ distribuidor / y ambos lados derecha y izquierda pues están</text:p>
      <text:p text:style-name="P1">los probadores // el de pruebas es un poquito más pequeño // no hay nada /</text:p>
      <text:p text:style-name="P1">nada más que dos</text:p>
      <text:p text:style-name="P1">before: grandes espejos / y un pequeño habitáculo para que la persona se</text:p>
      <text:p text:style-name="P1">cambie / LOT:/ y [/] y aquí se hacen las pruebas / cuando ya los trajes</text:p>
      <text:p text:style-name="P1">están confeccionados / &lt; y en &gt; LOT:/ el de la izquierda / LOT:/ pues</text:p>
      <text:p text:style-name="P1">tienes ya donde recibimos / y aquí ya / pues &amp;pue tenemos una colección muy</text:p>
      <text:p text:style-name="P1">grande de toiles // distintos estilos / distintas hechuras / distintos</text:p>
      <text:p text:style-name="P1">*27CAR: xxx se cambie //</text:p>
      <text:p text:style-name="P1">after: * LOT:/ y [/] y aquí se hacen las pruebas / cuando ya los trajes</text:p>
      <text:p text:style-name="P1">están confeccionados / &lt; y en &gt; LOT:/ el de la izquierda / LOT:/ pues</text:p>
      <text:p text:style-name="P1">tienes ya donde recibimos / y aquí ya / pues &amp;pue tenemos una colección muy</text:p>
      <text:p text:style-name="P1">grande de toiles // distintos estilos / distintas hechuras / distintos</text:p>
      <text:p text:style-name="P1">before: * LOT:/ y [/] y aquí se hacen las pruebas / cuando ya los trajes</text:p>
      <text:p text:style-name="P1">están confeccionados / &lt; y en &gt; LOT:/ el de la izquierda / LOT:/ pues</text:p>
      <text:p text:style-name="P1">tienes ya donde recibimos / y aquí ya / pues &amp;pue tenemos una colección muy</text:p>
      <text:p text:style-name="P1">grande de toiles // distintos estilos / distintas hechuras / distintos</text:p>
      <text:p text:style-name="P1">*29CAR: &lt; y las toiles &gt; ...</text:p>
      <text:p text:style-name="P1">after: * LOT:/ el de la izquierda / LOT:/ pues tienes ya donde recibimos /</text:p>
      <text:p text:style-name="P1">y aquí ya / pues &amp;pue tenemos una colección muy grande de toiles //</text:p>
      <text:p text:style-name="P1">distintos estilos / distintas hechuras / distintos</text:p>
      <text:p text:style-name="P1">before: * LOT:/ el de la izquierda / LOT:/ pues tienes ya donde recibimos /</text:p>
      <text:p text:style-name="P1">y aquí ya / pues &amp;pue tenemos una colección muy grande de toiles //</text:p>
      <text:p text:style-name="P1">distintos estilos / distintas hechuras / distintos</text:p>
      <text:p text:style-name="P1">*31CAR: me impresiona mucho esta //</text:p>
      <text:p text:style-name="P1">after: * LOT:/ pues tienes ya donde recibimos / y aquí ya / pues &amp;pue</text:p>
      <text:p text:style-name="P1">tenemos una colección muy grande de toiles // distintos estilos / distintas</text:p>
      <text:p text:style-name="P1">hechuras / distintos</text:p>
      <text:p text:style-name="P1">before: * LOT:/ pues tienes ya donde recibimos / y aquí ya / pues &amp;pue</text:p>
      <text:p text:style-name="P1"><text:soft-page-break/>tenemos una colección muy grande de toiles // distintos estilos / distintas</text:p>
      <text:p text:style-name="P1">hechuras / distintos</text:p>
      <text:p text:style-name="P1">*33cortes //</text:p>
      <text:p text:style-name="P1">son toiles enteras / &lt; nosotros no trabajamos &gt;</text:p>
      <text:p text:style-name="P1">after: CAR: &lt; enteras / no son de medio &gt; ?</text:p>
      <text:p text:style-name="P1">before: CAR: &lt; enteras / no son de medio &gt; ?</text:p>
      <text:p text:style-name="P1">*35LOT: con medias toiles //</text:p>
      <text:p text:style-name="P1">end of document.</text:p>
      <text:p text:style-name="P1">&lt;text id="char_72_TOILES_3"&gt;</text:p>
      <text:p text:style-name="P1">before: CAR: &lt; enteras / no son de medio &gt; ?</text:p>
      <text:p text:style-name="P1">*2LOT: con medias toiles //</text:p>
      <text:p text:style-name="P1">after: CAR: y eso ?</text:p>
      <text:p text:style-name="P1">before: LOT: con medias toiles //</text:p>
      <text:p text:style-name="P1">*3CAR: y eso ?</text:p>
      <text:p text:style-name="P1">after: LOT: la novia con [//] nuestra cuando viene se ve / &lt; se ve &gt; /</text:p>
      <text:p text:style-name="P1">LOT:/ se ve con su traje de novia / aunque luego tenga otro tipo de tejido</text:p>
      <text:p text:style-name="P1">y tal / pero / queremos que rápidamente se vea // con medias toiles ... &lt;</text:p>
      <text:p text:style-name="P1">antiguamente se trabajaba mucho &gt; +</text:p>
      <text:p text:style-name="P1">before: CAR: y eso ?</text:p>
      <text:p text:style-name="P1">LOT: la novia con [//] nuestra cuando viene se ve / &lt; se ve &gt; / LOT:/ se ve</text:p>
      <text:p text:style-name="P1">con su traje de novia / aunque luego tenga otro tipo de tejido y tal /</text:p>
      <text:p text:style-name="P1">pero / queremos que rápidamente se vea //</text:p>
      <text:p text:style-name="P1">*4con medias toiles ... &lt; antiguamente se trabajaba mucho &gt; +</text:p>
      <text:p text:style-name="P1">after: CAR: &lt; se ve entera &gt; más / verdad? //</text:p>
      <text:p text:style-name="P1">before: XYZ: perdona Lola nos vamos / hasta mañana //</text:p>
      <text:p text:style-name="P1">*9LOT: hasta mañana //</text:p>
      <text:p text:style-name="P1">luego lo cortas //</text:p>
      <text:p text:style-name="P1">after: CAR: no importa // estás trabajando / figúrate si te &lt; interrumpo</text:p>
      <text:p text:style-name="P1">&gt; //</text:p>
      <text:p text:style-name="P1">before: XYZ: perdona Lola nos vamos / hasta mañana //</text:p>
      <text:p text:style-name="P1">LOT: hasta mañana //</text:p>
      <text:p text:style-name="P1">*9luego lo cortas //</text:p>
      <text:p text:style-name="P1">after: CAR: no importa // estás trabajando / figúrate si te &lt; interrumpo</text:p>
      <text:p text:style-name="P1">&gt; //</text:p>
      <text:p text:style-name="P1">before: LOT: hasta mañana // luego lo cortas //</text:p>
      <text:p text:style-name="P1">*10CAR: no importa //</text:p>
      <text:p text:style-name="P1">estás trabajando / figúrate si te &lt; interrumpo &gt; //</text:p>
      <text:p text:style-name="P1">after: LOT: &lt; y &gt; +</text:p>
      <text:p text:style-name="P1">before: CAR: no importa // estás trabajando / figúrate si te &lt; interrumpo</text:p>
      <text:p text:style-name="P1">&gt; //</text:p>
      <text:p text:style-name="P1">*11LOT: &lt; y &gt; +</text:p>
      <text:p text:style-name="P1">after: CAR: se ven mucho mejor con la doble toile / CAR:/ y ( porque era</text:p>
      <text:p text:style-name="P1">eso ) que era / por ahorro ? antiguamente eran medias / CAR:/ porque habéis</text:p>
      <text:p text:style-name="P1">conocido / CAR:/ eso ...</text:p>
      <text:p text:style-name="P1">before: CAR: se ven mucho mejor con la doble toile / CAR:/ y ( porque era</text:p>
      <text:p text:style-name="P1">eso ) que era / por ahorro ? antiguamente eran medias / CAR:/ porque habéis</text:p>
      <text:p text:style-name="P1">conocido / CAR:/ eso ...</text:p>
      <text:p text:style-name="P1">*13LOT: claro //</text:p>
      <text:p text:style-name="P1">after: * CAR:/ y ( porque era eso ) que era / por ahorro ? antiguamente</text:p>
      <text:p text:style-name="P1">eran medias / CAR:/ porque habéis conocido / CAR:/ eso ...</text:p>
      <text:p text:style-name="P1">before: * LOT:/ &amp;mm no porque / yo creo que &lt; las hacían así &gt; LOT:/ para</text:p>
      <text:p text:style-name="P1">que la gente se viera medio lado / no lo sé porqué // &lt; se hacía</text:p>
      <text:p text:style-name="P1">antiguamente &gt; LOT:/ también la toile entera / LOT:/ a ver antiguamente lo</text:p>
      <text:p text:style-name="P1">que se hacía es hhh / que para que un poco la &amp;ge la señora se diera un</text:p>
      <text:p text:style-name="P1">poco de idea de la [/] de la imagen que el modisto quería darle hhh / le</text:p>
      <text:p text:style-name="P1">probaban media toile / pero si esa señora / a la hora de hacerse el</text:p>
      <text:p text:style-name="P1">vestido / la primera prueba siempre era la toile de su [/] de su traje /</text:p>
      <text:p text:style-name="P1">LOT:/ entonces era toile completa //</text:p>
      <text:p text:style-name="P1">*20CAR: &lt; era clásico &gt; //</text:p>
      <text:p text:style-name="P1">after: * LOT:/ para que la gente se viera medio lado / no lo sé porqué // &lt;</text:p>
      <text:p text:style-name="P1">se hacía antiguamente &gt; LOT:/ también la toile entera / LOT:/ a ver</text:p>
      <text:p text:style-name="P1">antiguamente lo que se hacía es hhh / que para que un poco la &amp;ge la señora</text:p>
      <text:p text:style-name="P1">se diera un poco de idea de la [/] de la imagen que el modisto quería darle</text:p>
      <text:p text:style-name="P1">hhh / le probaban media toile / pero si esa señora / a la hora de hacerse</text:p>
      <text:p text:style-name="P1">el vestido / la primera prueba siempre era la toile de su [/] de su traje /</text:p>
      <text:p text:style-name="P1">LOT:/ entonces era toile completa //</text:p>
      <text:p text:style-name="P1">before: * LOT:/ para que la gente se viera medio lado / no lo sé porqué //</text:p>
      <text:p text:style-name="P1">&lt; se hacía antiguamente &gt; LOT:/ también la toile entera / LOT:/ a ver</text:p>
      <text:p text:style-name="P1">antiguamente lo que se hacía es hhh / que para que un poco la &amp;ge la señora</text:p>
      <text:p text:style-name="P1">se diera un poco de idea de la [/] de la imagen que el modisto quería darle</text:p>
      <text:p text:style-name="P1">hhh / le probaban media toile / pero si esa señora / a la hora de hacerse</text:p>
      <text:p text:style-name="P1">el vestido / la primera prueba siempre era la toile de su [/] de su traje /</text:p>
      <text:p text:style-name="P1">LOT:/ entonces era toile completa //</text:p>
      <text:p text:style-name="P1">*22CAR: &lt; sí sí sí &gt; //</text:p>
      <text:p text:style-name="P1">after: * LOT:/ también la toile entera / LOT:/ a ver antiguamente lo que se</text:p>
      <text:p text:style-name="P1">hacía es hhh / que para que un poco la &amp;ge la señora se diera un poco de</text:p>
      <text:p text:style-name="P1">idea de la [/] de la imagen que el modisto quería darle hhh / le probaban</text:p>
      <text:p text:style-name="P1">media toile / pero si esa señora / a la hora de hacerse el vestido / la</text:p>
      <text:p text:style-name="P1">primera prueba siempre era la toile de su [/] de su traje / LOT:/ entonces</text:p>
      <text:p text:style-name="P1">era toile completa //</text:p>
      <text:p text:style-name="P1">before: * LOT:/ también la toile entera / LOT:/ a ver antiguamente lo que</text:p>
      <text:p text:style-name="P1">se hacía es hhh / que para que un poco la &amp;ge la señora se diera un poco de</text:p>
      <text:p text:style-name="P1">idea de la [/] de la imagen que el modisto quería darle hhh / le probaban</text:p>
      <text:p text:style-name="P1">media toile / pero si esa señora / a la hora de hacerse el vestido / la</text:p>
      <text:p text:style-name="P1">primera prueba siempre era la toile de su [/] de su traje / LOT:/ entonces</text:p>
      <text:p text:style-name="P1">era toile completa //</text:p>
      <text:p text:style-name="P1">*24CAR: sí //</text:p>
      <text:p text:style-name="P1">after: * LOT:/ a ver antiguamente lo que se hacía es hhh / que para que un</text:p>
      <text:p text:style-name="P1">poco la &amp;ge la señora se diera un poco de idea de la [/] de la imagen que</text:p>
      <text:p text:style-name="P1">el modisto quería darle hhh / le probaban media toile / pero si esa</text:p>
      <text:p text:style-name="P1">señora / a la hora de hacerse el vestido / la primera prueba siempre era la</text:p>
      <text:p text:style-name="P1">toile de su [/] de su traje / LOT:/ entonces era toile completa //</text:p>
      <text:p text:style-name="P1">before: * LOT:/ a ver antiguamente lo que se hacía es hhh / que para que un</text:p>
      <text:p text:style-name="P1">poco la &amp;ge la señora se diera un poco de idea de la [/] de la imagen que</text:p>
      <text:p text:style-name="P1">el modisto quería darle hhh / le probaban media toile / pero si esa</text:p>
      <text:p text:style-name="P1">señora / a la hora de hacerse el vestido / la primera prueba siempre era la</text:p>
      <text:p text:style-name="P1">toile de su [/] de su traje / LOT:/ entonces era toile completa //</text:p>
      <text:p text:style-name="P1">*26CAR: &amp;ah //</text:p>
      <text:p text:style-name="P1">after: * LOT:/ entonces era toile completa //</text:p>
      <text:p text:style-name="P1">before: * LOT:/ entonces era toile completa //</text:p>
      <text:p text:style-name="P1">*28CAR: &amp;ah &amp;ah //</text:p>
      <text:p text:style-name="P1">y cuesta tan poco &lt; ( hacer una toile ) &gt; CAR:/ como para poder hacer un</text:p>
      <text:p text:style-name="P1">&amp;e un paso intermedio ? bueno / cuesta tan poco ?</text:p>
      <text:p text:style-name="P1">after: LOT: &lt; y ahora ya &gt; +</text:p>
      <text:p text:style-name="P1">before: CAR: &amp;ah &amp;ah // y cuesta tan poco &lt; ( hacer una toile ) &gt; CAR:/</text:p>
      <text:p text:style-name="P1">como para poder hacer un &amp;e un paso intermedio ? bueno / cuesta tan poco ?</text:p>
      <text:p text:style-name="P1">*29LOT: &lt; y ahora ya &gt; +</text:p>
      <text:p text:style-name="P1">after: * CAR:/ como para poder hacer un &amp;e un paso intermedio ? bueno /</text:p>
      <text:p text:style-name="P1">cuesta tan poco ?</text:p>
      <text:p text:style-name="P1">before: * CAR:/ como para poder hacer un &amp;e un paso intermedio ? bueno /</text:p>
      <text:p text:style-name="P1">cuesta tan poco ?</text:p>
      <text:p text:style-name="P1">*31LOT: ahora ya no se hace //</text:p>
      <text:p text:style-name="P1">after: CAR: &lt; no xxx &gt; //</text:p>
      <text:p text:style-name="P1">before: LOT: ahora ya no se hace //</text:p>
      <text:p text:style-name="P1">*32CAR: &lt; no xxx &gt; //</text:p>
      <text:p text:style-name="P1">after: LOT: &lt; ya no se hace una toile &gt; / ahora ya se hacen las toiles para</text:p>
      <text:p text:style-name="P1">un poco darles las ideas / y luego ya / pues se pasa directamente / LOT:/</text:p>
      <text:p text:style-name="P1">se pasan idea &amp;na / se pasan &amp;dire [///] sí / hombre las toiles ahora están</text:p>
      <text:p text:style-name="P1">más adornadas / ya no es la clásica glasilla / sin rematar ni nada // yyy /</text:p>
      <text:p text:style-name="P1">son más o menos / LOT:/ que se vea un poquito la idea del vestido que le</text:p>
      <text:p text:style-name="P1">quieres dar // y luego pues tejidos que &lt; podemos &gt; LOT:/ ofrecer con</text:p>
      <text:p text:style-name="P1">nuestros muestrarios / claro // estos son todos los cabos de [/] de [/] de</text:p>
      <text:p text:style-name="P1">[/] telas / pues hay &lt; organzas / micados &gt; / LOT:/ rasos / cibelinas /</text:p>
      <text:p text:style-name="P1">shantung / brocados / un sinfín de tejidos //</text:p>
      <text:p text:style-name="P1">before: * LOT:/ se pasan idea &amp;na / se pasan &amp;dire [///] sí / hombre las</text:p>
      <text:p text:style-name="P1">toiles ahora están más adornadas / ya no es la clásica glasilla / sin</text:p>
      <text:p text:style-name="P1">rematar ni nada // yyy / son más o menos / LOT:/ que se vea un poquito la</text:p>
      <text:p text:style-name="P1">idea del vestido que le quieres dar // y luego pues tejidos que &lt; podemos &gt;</text:p>
      <text:p text:style-name="P1">LOT:/ ofrecer con nuestros muestrarios / claro // estos son todos los cabos</text:p>
      <text:p text:style-name="P1">de [/] de [/] de [/] telas / pues hay &lt; organzas / micados &gt; / LOT:/</text:p>
      <text:p text:style-name="P1">rasos / cibelinas / shantung / brocados / un sinfín de tejidos //</text:p>
      <text:p text:style-name="P1">*36CAR: están muy bien //</text:p>
      <text:p text:style-name="P1">after: * LOT:/ que se vea un poquito la idea del vestido que le quieres</text:p>
      <text:p text:style-name="P1">dar // y luego pues tejidos que &lt; podemos &gt; LOT:/ ofrecer con nuestros</text:p>
      <text:p text:style-name="P1">muestrarios / claro // estos son todos los cabos de [/] de [/] de [/]</text:p>
      <text:p text:style-name="P1">telas / pues hay &lt; organzas / micados &gt; / LOT:/ rasos / cibelinas /</text:p>
      <text:p text:style-name="P1">shantung / brocados / un sinfín de tejidos //</text:p>
      <text:p text:style-name="P1">before: * LOT:/ que se vea un poquito la idea del vestido que le quieres</text:p>
      <text:p text:style-name="P1">dar // y luego pues tejidos que &lt; podemos &gt; LOT:/ ofrecer con nuestros</text:p>
      <text:p text:style-name="P1">muestrarios / claro // estos son todos los cabos de [/] de [/] de [/]</text:p>
      <text:p text:style-name="P1">telas / pues hay &lt; organzas / micados &gt; / LOT:/ rasos / cibelinas /</text:p>
      <text:p text:style-name="P1">shantung / brocados / un sinfín de tejidos //</text:p>
      <text:p text:style-name="P1">*38CAR: &lt; xxx &gt; /</text:p>
      <text:p text:style-name="P1">after: * LOT:/ ofrecer con nuestros muestrarios / claro // estos son todos</text:p>
      <text:p text:style-name="P1">los cabos de [/] de [/] de [/] telas / pues hay &lt; organzas / micados &gt; /</text:p>
      <text:p text:style-name="P1">LOT:/ rasos / cibelinas / shantung / brocados / un sinfín de tejidos //</text:p>
      <text:p text:style-name="P1">before: * LOT:/ ofrecer con nuestros muestrarios / claro // estos son todos</text:p>
      <text:p text:style-name="P1">los cabos de [/] de [/] de [/] telas / pues hay &lt; organzas / micados &gt; /</text:p>
      <text:p text:style-name="P1">LOT:/ rasos / cibelinas / shantung / brocados / un sinfín de tejidos //</text:p>
      <text:p text:style-name="P1">*40CAR: &lt; para que se hagan una idea &gt; //</text:p>
      <text:p text:style-name="P1">after: * LOT:/ rasos / cibelinas / shantung / brocados / un sinfín de</text:p>
      <text:p text:style-name="P1">tejidos //</text:p>
      <text:p text:style-name="P1">before: * LOT:/ rasos / cibelinas / shantung / brocados / un sinfín de</text:p>
      <text:p text:style-name="P1">tejidos //</text:p>
      <text:p text:style-name="P1">*42CAR: que son los más clásicos de los vestidos &lt; de novia no? &gt; //</text:p>
      <text:p text:style-name="P1">after: LOT: &lt; efectivamente &gt; / y luego aquí pues / tenemos aparte / &amp;n</text:p>
      <text:p text:style-name="P1">nunca mezclamos nosotros el color con lo blanco // pues todo lo que son las</text:p>
      <text:p text:style-name="P1">telas de color /</text:p>
      <text:p text:style-name="P1">before: CAR: que son los más clásicos de los vestidos &lt; de novia no? &gt; //</text:p>
      <text:p text:style-name="P1">LOT: &lt; efectivamente &gt; / y luego aquí pues / tenemos aparte / &amp;n nunca</text:p>
      <text:p text:style-name="P1">mezclamos nosotros el color con lo blanco //</text:p>
      <text:p text:style-name="P1">*43pues todo lo que son las telas de color /</text:p>
      <text:p text:style-name="P1">after: seleccionadas por / LOT:/ [/] por calidades //</text:p>
      <text:p text:style-name="P1">before: seleccionadas por / LOT:/ [/] por calidades //</text:p>
      <text:p text:style-name="P1">*45CAR: en las cajas estas //</text:p>
      <text:p text:style-name="P1">after: * LOT:/ [/] por calidades //</text:p>
      <text:p text:style-name="P1">before: * LOT:/ [/] por calidades //</text:p>
      <text:p text:style-name="P1">*47CAR: hhh muy bien //</text:p>
      <text:p text:style-name="P1">after: LOT: y / LOT:/ &lt; y esto es todo &gt; //</text:p>
      <text:p text:style-name="P1">before: LOT: el espacio es hhh muy bonito / es muy agradable / pero es</text:p>
      <text:p text:style-name="P1">pequeño // pues hhh [/] pues como todo / nos encantaría hhh trabajar en un</text:p>
      <text:p text:style-name="P1">espacio maravilloso / super grande / super bonito / pero esto es lo que</text:p>
      <text:p text:style-name="P1">hay //</text:p>
      <text:p text:style-name="P1">*53CAR: este es &lt; muy bonito pero pequeño &gt; /</text:p>
      <text:p text:style-name="P1">after: LOT: &lt; yyy &gt; //</text:p>
      <text:p text:style-name="P1">before: CAR: este es &lt; muy bonito pero pequeño &gt; /</text:p>
      <text:p text:style-name="P1">*54LOT: &lt; yyy &gt; //</text:p>
      <text:p text:style-name="P1">after: CAR: justo no ?</text:p>
      <text:p text:style-name="P1">before: LOT: &lt; yyy &gt; //</text:p>
      <text:p text:style-name="P1">*55CAR: justo no ?</text:p>
      <text:p text:style-name="P1">after: LOT: &lt; esto es lo que hay &gt; //</text:p>
      <text:p text:style-name="P1">before: CAR: justo no ?</text:p>
      <text:p text:style-name="P1">*56LOT: &lt; esto es lo que hay &gt; //</text:p>
      <text:p text:style-name="P1">after: CAR: &lt; justo &gt; // tenéis ahí / CAR:/ en el +</text:p>
      <text:p text:style-name="P1">before: LOT: &lt; esto es lo que hay &gt; //</text:p>
      <text:p text:style-name="P1">*57CAR: &lt; justo &gt; //</text:p>
      <text:p text:style-name="P1">tenéis ahí / CAR:/ en el +</text:p>
      <text:p text:style-name="P1">after: LOT: esto es lo que hay //</text:p>
      <text:p text:style-name="P1">before: CAR: &lt; justo &gt; // tenéis ahí / CAR:/ en el +</text:p>
      <text:p text:style-name="P1">*58LOT: esto es lo que hay //</text:p>
      <text:p text:style-name="P1">after: * CAR:/ en el +</text:p>
      <text:p text:style-name="P1">before: LOT: nosotros somos una empresa muy chiquitita / LOT:/ no</text:p>
      <text:p text:style-name="P1">podemos ...</text:p>
      <text:p text:style-name="P1">*61CAR: ya //</text:p>
      <text:p text:style-name="P1">after: * LOT:/ no podemos ...</text:p>
      <text:p text:style-name="P1">&lt;text id="conv_01_ABREN_LOS_REGALOS_1"&gt;</text:p>
      <text:p text:style-name="P1">beginning of document</text:p>
      <text:p text:style-name="P1">*0LOL: si se está asomando //</text:p>
      <text:p text:style-name="P1">yyy &lt; a verlo &gt; //</text:p>
      <text:p text:style-name="P1">after: CAR: &lt; qué pasa &gt; ? hhh uh //</text:p>
      <text:p text:style-name="P1">beginning of document</text:p>
      <text:p text:style-name="P1">LOL: si se está asomando //</text:p>
      <text:p text:style-name="P1">*0yyy &lt; a verlo &gt; //</text:p>
      <text:p text:style-name="P1">after: CAR: &lt; qué pasa &gt; ? hhh uh //</text:p>
      <text:p text:style-name="P1">before: LOL: si se está asomando // yyy &lt; a verlo &gt; //</text:p>
      <text:p text:style-name="P1">*1CAR: &lt; qué pasa &gt; ? hhh uh //</text:p>
      <text:p text:style-name="P1">after: LOL: ¡ah! //</text:p>
      <text:p text:style-name="P1">before: CAR: &lt; qué pasa &gt; ? hhh uh //</text:p>
      <text:p text:style-name="P1">*2LOL: ¡ah! //</text:p>
      <text:p text:style-name="P1">after: PAC: &amp;mm //</text:p>
      <text:p text:style-name="P1">before: LOL: ¡ah! //</text:p>
      <text:p text:style-name="P1">*3PAC: &amp;mm //</text:p>
      <text:p text:style-name="P1">after: LOL: ya le ha cambiado &lt; la cara &gt; //</text:p>
      <text:p text:style-name="P1">before: PAC: &amp;mm //</text:p>
      <text:p text:style-name="P1">*4LOL: ya le ha cambiado &lt; la cara &gt; //</text:p>
      <text:p text:style-name="P1">after: CAR: &lt; xxx &gt; mira lo que es //</text:p>
      <text:p text:style-name="P1">before: LOL: ya le ha cambiado &lt; la cara &gt; //</text:p>
      <text:p text:style-name="P1">*5CAR: &lt; xxx &gt; mira lo que es //</text:p>
      <text:p text:style-name="P1">after: PAC: qué chulo //</text:p>
      <text:p text:style-name="P1">before: CAR: &lt; xxx &gt; mira lo que es //</text:p>
      <text:p text:style-name="P1">*6PAC: qué chulo //</text:p>
      <text:p text:style-name="P1">after: CAR: qué es ? es un chico // hhh</text:p>
      <text:p text:style-name="P1">before: PAC: qué chulo //</text:p>
      <text:p text:style-name="P1">*7CAR: qué es ? es un chico //</text:p>
      <text:p text:style-name="P1">hhh</text:p>
      <text:p text:style-name="P1">after: LOL: es un muñeco / es un Pepito // Carmen / es un Pepito // ahora</text:p>
      <text:p text:style-name="P1">sí eh? / ahora sí / ya no es el papel //</text:p>
      <text:p text:style-name="P1">before: PAC: qué chulo //</text:p>
      <text:p text:style-name="P1">CAR: qué es ? es un chico //</text:p>
      <text:p text:style-name="P1">*7hhh</text:p>
      <text:p text:style-name="P1">after: LOL: es un muñeco / es un Pepito // Carmen / es un Pepito // ahora</text:p>
      <text:p text:style-name="P1">sí eh? / ahora sí / ya no es el papel //</text:p>
      <text:p text:style-name="P1">before: LOL: es un muñeco / es un Pepito // Carmen / es un Pepito // ahora</text:p>
      <text:p text:style-name="P1">sí eh? / ahora sí / ya no es el papel //</text:p>
      <text:p text:style-name="P1">*9CAR: ¡uh! la boquita //</text:p>
      <text:p text:style-name="P1">after: LOL: &lt; yyy qué cara &gt; / LOL:/ de tierna le pone //</text:p>
      <text:p text:style-name="P1">before: LOL: &lt; yyy qué cara &gt; / LOL:/ de tierna le pone //</text:p>
      <text:p text:style-name="P1">*11PAC: &lt; está encantada &gt; //</text:p>
      <text:p text:style-name="P1">after: * LOL:/ de tierna le pone //</text:p>
      <text:p text:style-name="P1">before: * LOL:/ de tierna le pone //</text:p>
      <text:p text:style-name="P1">*13XYZ: xxx noventa euros al mes xxx</text:p>
      <text:p text:style-name="P1">after: CAR: cucú //</text:p>
      <text:p text:style-name="P1">before: XYZ: xxx noventa euros al mes xxx</text:p>
      <text:p text:style-name="P1">*14CAR: cucú //</text:p>
      <text:p text:style-name="P1">after: XYZ: en su primera xxx en el Congreso de los Diputados xxx</text:p>
      <text:p text:style-name="P1">before: CAR: cucú //</text:p>
      <text:p text:style-name="P1">*15XYZ: en su primera xxx en el Congreso de los Diputados xxx</text:p>
      <text:p text:style-name="P1">after: LOL: ah / no está //</text:p>
      <text:p text:style-name="P1">before: CAR: podéis apagar la radio que CAR:/ ya es mucho para los</text:p>
      <text:p text:style-name="P1">Congresos de los &amp;Dipu / ya &amp;teng [//] ya con ver a &amp;ca Carmen me parece</text:p>
      <text:p text:style-name="P1">no? / verdad ?</text:p>
      <text:p text:style-name="P1">*18PAC: ay sí //</text:p>
      <text:p text:style-name="P1">after: * CAR:/ ya es mucho para los Congresos de los &amp;Dipu / ya &amp;teng [//]</text:p>
      <text:p text:style-name="P1">ya con ver a &amp;ca Carmen me parece no? / verdad ?</text:p>
      <text:p text:style-name="P1">before: * CAR:/ ya es mucho para los Congresos de los &amp;Dipu / ya &amp;teng [//]</text:p>
      <text:p text:style-name="P1">ya con ver a &amp;ca Carmen me parece no? / verdad ?</text:p>
      <text:p text:style-name="P1">*20PAC: sí sí //</text:p>
      <text:p text:style-name="P1">after: CAR: sí ? bueno si queréis / &lt; no pero &gt; ...</text:p>
      <text:p text:style-name="P1">before: LOL: &lt; no / no no &gt; //</text:p>
      <text:p text:style-name="P1">*23PAC: &lt; no no &gt; //</text:p>
      <text:p text:style-name="P1">after: LOL: &lt; sí es de &amp;hac estas radios que están &gt; /</text:p>
      <text:p text:style-name="P1">before: PAC: &lt; no no &gt; //</text:p>
      <text:p text:style-name="P1">*24LOL: &lt; sí es de &amp;hac estas radios que están &gt; /</text:p>
      <text:p text:style-name="P1">after: PAC: &lt; estaba tontamente ahí mientras hacíamos la comida &gt; //</text:p>
      <text:p text:style-name="P1">before: LOL: &lt; sí es de &amp;hac estas radios que están &gt; /</text:p>
      <text:p text:style-name="P1">*25PAC: &lt; estaba tontamente ahí mientras hacíamos la comida &gt; //</text:p>
      <text:p text:style-name="P1">after: LOL: esta toda la radio / &amp;tod contando &amp;rul todo el rato todo //</text:p>
      <text:p text:style-name="P1">before: LOL: esta toda la radio / &amp;tod contando &amp;rul todo el rato todo //</text:p>
      <text:p text:style-name="P1">PAC: a ver / a ver / ábrelo bien //</text:p>
      <text:p text:style-name="P1">*27hhh yo quiero ver la parte de abajo //</text:p>
      <text:p text:style-name="P1">after: LOL: sí / los pies / tiene pies seguro que tiene [///] &lt; ¡huy! tiene</text:p>
      <text:p text:style-name="P1">pelos &gt; //</text:p>
      <text:p text:style-name="P1">before: LOL: sí / los pies / tiene pies seguro que tiene [///] &lt; ¡huy!</text:p>
      <text:p text:style-name="P1">tiene pelos &gt; //</text:p>
      <text:p text:style-name="P1">*29CAR: &lt; yyy &gt; tiene muchísimos pelos //</text:p>
      <text:p text:style-name="P1">after: LOL: y ojos //</text:p>
      <text:p text:style-name="P1">before: CAR: &lt; yyy &gt; tiene muchísimos pelos //</text:p>
      <text:p text:style-name="P1">*30LOL: y ojos //</text:p>
      <text:p text:style-name="P1">after: CAR: yyy //</text:p>
      <text:p text:style-name="P1">before: LOL: y ojos //</text:p>
      <text:p text:style-name="P1">*31CAR: yyy //</text:p>
      <text:p text:style-name="P1">after: CAR: &lt; ha sido &gt; / CAR:/ ha sido muy divertido //</text:p>
      <text:p text:style-name="P1">before: CAR: &lt; ha sido &gt; / CAR:/ ha sido muy divertido //</text:p>
      <text:p text:style-name="P1">*33LOL: &lt; se llama Pepito &gt; //</text:p>
      <text:p text:style-name="P1">after: * CAR:/ ha sido muy divertido //</text:p>
      <text:p text:style-name="P1">before: * CAR:/ ha sido muy divertido //</text:p>
      <text:p text:style-name="P1">*35PAC: también ?</text:p>
      <text:p text:style-name="P1">after: LOL: todos / los niños / son Pepitos //</text:p>
      <text:p text:style-name="P1">before: LOL: todos / los niños / son Pepitos //</text:p>
      <text:p text:style-name="P1">*37PAC: vale //</text:p>
      <text:p text:style-name="P1">after: CAR: se llama Pepito ?</text:p>
      <text:p text:style-name="P1">before: PAC: vale //</text:p>
      <text:p text:style-name="P1">*38CAR: se llama Pepito ?</text:p>
      <text:p text:style-name="P1">after: LOL: ¡huy! &lt; ojos &gt; //</text:p>
      <text:p text:style-name="P1">before: CAR: se llama Pepito ?</text:p>
      <text:p text:style-name="P1">*39LOL: ¡huy! &lt; ojos &gt; //</text:p>
      <text:p text:style-name="P1">after: CAR: &lt; ¡huy! el ojito &gt; / cómo nos gusta poner el dedo eh // hhh a</text:p>
      <text:p text:style-name="P1">que es muy diver ? hhh</text:p>
      <text:p text:style-name="P1">before: LOL: ¡huy! &lt; ojos &gt; //</text:p>
      <text:p text:style-name="P1">CAR: &lt; ¡huy! el ojito &gt; / cómo nos gusta poner el dedo eh //</text:p>
      <text:p text:style-name="P1">*40hhh a que es muy diver ? hhh</text:p>
      <text:p text:style-name="P1"><text:soft-page-break/>after: LOL: bueno / a ver si algún día consigues sacarlo entero // ah eh ah</text:p>
      <text:p text:style-name="P1">ah ah // el papel //</text:p>
      <text:p text:style-name="P1">before: CAR: &lt; ¡huy! el ojito &gt; / cómo nos gusta poner el dedo eh // hhh a</text:p>
      <text:p text:style-name="P1">que es muy diver ? hhh</text:p>
      <text:p text:style-name="P1">LOL: bueno / a ver si algún día consigues sacarlo entero //</text:p>
      <text:p text:style-name="P1">*41ah eh ah ah ah //</text:p>
      <text:p text:style-name="P1">el papel //</text:p>
      <text:p text:style-name="P1">after: PAC: es que no sabe si es mejor el papel o [/] o el muñeco //</text:p>
      <text:p text:style-name="P1">before: CAR: &lt; ¡huy! el ojito &gt; / cómo nos gusta poner el dedo eh // hhh a</text:p>
      <text:p text:style-name="P1">que es muy diver ? hhh</text:p>
      <text:p text:style-name="P1">LOL: bueno / a ver si algún día consigues sacarlo entero // ah eh ah ah</text:p>
      <text:p text:style-name="P1">ah //</text:p>
      <text:p text:style-name="P1">*41el papel //</text:p>
      <text:p text:style-name="P1">after: PAC: es que no sabe si es mejor el papel o [/] o el muñeco //</text:p>
      <text:p text:style-name="P1">before: LOL: bueno / a ver si algún día consigues sacarlo entero // ah eh</text:p>
      <text:p text:style-name="P1">ah ah ah // el papel //</text:p>
      <text:p text:style-name="P1">*42PAC: es que no sabe si es mejor el papel o [/] o el muñeco //</text:p>
      <text:p text:style-name="P1">after: CAR: este es el único papel que se puede romper Carmen / eh / los</text:p>
      <text:p text:style-name="P1">demás papeles normalmente &lt; yyy &gt; //</text:p>
      <text:p text:style-name="P1">before: CAR: este es el único papel que se puede romper Carmen / eh / los</text:p>
      <text:p text:style-name="P1">demás papeles normalmente &lt; yyy &gt; //</text:p>
      <text:p text:style-name="P1">*44LOL: &lt; eran durísimos yyy &gt; //</text:p>
      <text:p text:style-name="P1">after: CAR: no se rompen / porque además no conviene no vaya a ser que</text:p>
      <text:p text:style-name="P1">&amp;conv rompas CAR:/ el catálogo de tu padre / por ejemplo //</text:p>
      <text:p text:style-name="P1">before: CAR: no se rompen / porque además no conviene no vaya a ser que</text:p>
      <text:p text:style-name="P1">&amp;conv rompas CAR:/ el catálogo de tu padre / por ejemplo //</text:p>
      <text:p text:style-name="P1">*46PAC: yyy xxx //</text:p>
      <text:p text:style-name="P1">after: * CAR:/ el catálogo de tu padre / por ejemplo //</text:p>
      <text:p text:style-name="P1">before: * CAR:/ el catálogo de tu padre / por ejemplo //</text:p>
      <text:p text:style-name="P1">*48PAC: yyy ¡ah! es verdad &lt; yyy &gt; //</text:p>
      <text:p text:style-name="P1">after: LOL: &lt; anda / el catálogo &gt; //</text:p>
      <text:p text:style-name="P1">before: LOL: &lt; anda / el catálogo &gt; //</text:p>
      <text:p text:style-name="P1">*50CAR: &lt; eh? princesa &gt; ?</text:p>
      <text:p text:style-name="P1">after: LOL: es una manera de pedírtelo / te has dado cuenta ?</text:p>
      <text:p text:style-name="P1">before: LOL: es una manera de pedírtelo / te has dado cuenta ?</text:p>
      <text:p text:style-name="P1">*52CAR: yyy //</text:p>
      <text:p text:style-name="P1">after: PAC: sí // yyy a ver //</text:p>
      <text:p text:style-name="P1">before: CAR: yyy //</text:p>
      <text:p text:style-name="P1">*53PAC: sí //</text:p>
      <text:p text:style-name="P1">yyy a ver //</text:p>
      <text:p text:style-name="P1">after: CAR: yyy // no ha sido / no [/] no era eso CAR:/ &lt; eh lo que quería</text:p>
      <text:p text:style-name="P1">&gt; / hhh pero era [/] CAR:/ era que a lo mejor si la niña un día no se da</text:p>
      <text:p text:style-name="P1">mucha cuenta / y empieza de &amp;rom yyy y se aficiona a romper papeles +</text:p>
      <text:p text:style-name="P1">before: CAR: yyy //</text:p>
      <text:p text:style-name="P1">PAC: sí //</text:p>
      <text:p text:style-name="P1">*53yyy a ver //</text:p>
      <text:p text:style-name="P1">after: CAR: yyy // no ha sido / no [/] no era eso CAR:/ &lt; eh lo que quería</text:p>
      <text:p text:style-name="P1">&gt; / hhh pero era [/] CAR:/ era que a lo mejor si la niña un día no se da</text:p>
      <text:p text:style-name="P1">mucha cuenta / y empieza de &amp;rom yyy y se aficiona a romper papeles +</text:p>
      <text:p text:style-name="P1">before: PAC: sí // yyy a ver //</text:p>
      <text:p text:style-name="P1">*54CAR: yyy //</text:p>
      <text:p text:style-name="P1">no ha sido / no [/] no era eso CAR:/ &lt; eh lo que quería &gt; / hhh pero era</text:p>
      <text:p text:style-name="P1">[/] CAR:/ era que a lo mejor si la niña un día no se da mucha cuenta / y</text:p>
      <text:p text:style-name="P1">empieza de &amp;rom yyy y se aficiona a romper papeles +</text:p>
      <text:p text:style-name="P1">after: LOL: &lt; no &gt; //</text:p>
      <text:p text:style-name="P1">before: CAR: yyy // no ha sido / no [/] no era eso CAR:/ &lt; eh lo que</text:p>
      <text:p text:style-name="P1">quería &gt; / hhh pero era [/] CAR:/ era que a lo mejor si la niña un día no</text:p>
      <text:p text:style-name="P1"><text:soft-page-break/>se da mucha cuenta / y empieza de &amp;rom yyy y se aficiona a romper papeles +</text:p>
      <text:p text:style-name="P1">*55LOL: &lt; no &gt; //</text:p>
      <text:p text:style-name="P1">after: * CAR:/ &lt; eh lo que quería &gt; / hhh pero era [/] CAR:/ era que a lo</text:p>
      <text:p text:style-name="P1">mejor si la niña un día no se da mucha cuenta / y empieza de &amp;rom yyy y se</text:p>
      <text:p text:style-name="P1">aficiona a romper papeles +</text:p>
      <text:p text:style-name="P1">before: * CAR:/ &lt; eh lo que quería &gt; / hhh pero era [/] CAR:/ era que a lo</text:p>
      <text:p text:style-name="P1">mejor si la niña un día no se da mucha cuenta / y empieza de &amp;rom yyy y se</text:p>
      <text:p text:style-name="P1">aficiona a romper papeles +</text:p>
      <text:p text:style-name="P1">*57PAC: el catálogo //</text:p>
      <text:p text:style-name="P1">after: * CAR:/ era que a lo mejor si la niña un día no se da mucha cuenta /</text:p>
      <text:p text:style-name="P1">y empieza de &amp;rom yyy y se aficiona a romper papeles +</text:p>
      <text:p text:style-name="P1">before: * CAR:/ era que a lo mejor si la niña un día no se da mucha</text:p>
      <text:p text:style-name="P1">cuenta / y empieza de &amp;rom yyy y se aficiona a romper papeles +</text:p>
      <text:p text:style-name="P1">*59PAC: toma //</text:p>
      <text:p text:style-name="P1">el catálogo //</text:p>
      <text:p text:style-name="P1">after: CAR: ¡huy! yo también tengo un regalo Carmen / qué chupi // estamos</text:p>
      <text:p text:style-name="P1">tú aquí / tú y yo / muy bien //</text:p>
      <text:p text:style-name="P1">before: * CAR:/ era que a lo mejor si la niña un día no se da mucha</text:p>
      <text:p text:style-name="P1">cuenta / y empieza de &amp;rom yyy y se aficiona a romper papeles +</text:p>
      <text:p text:style-name="P1">PAC: toma //</text:p>
      <text:p text:style-name="P1">*59el catálogo //</text:p>
      <text:p text:style-name="P1">after: CAR: ¡huy! yo también tengo un regalo Carmen / qué chupi // estamos</text:p>
      <text:p text:style-name="P1">tú aquí / tú y yo / muy bien //</text:p>
      <text:p text:style-name="P1">before: CAR: ¡huy! yo también tengo un regalo Carmen / qué chupi // estamos</text:p>
      <text:p text:style-name="P1">tú aquí / tú y yo / muy bien //</text:p>
      <text:p text:style-name="P1">*61PAC: yyy //</text:p>
      <text:p text:style-name="P1">after: CAR: mira //</text:p>
      <text:p text:style-name="P1">before: PAC: yyy //</text:p>
      <text:p text:style-name="P1">*62CAR: mira //</text:p>
      <text:p text:style-name="P1">after: PAC: si lo llego a saber te lo envuelvo //</text:p>
      <text:p text:style-name="P1">before: CAR: mira //</text:p>
      <text:p text:style-name="P1">*63PAC: si lo llego a saber te lo envuelvo //</text:p>
      <text:p text:style-name="P1">after: CAR: Madrid puerto de [///] sí me divierto yyy //</text:p>
      <text:p text:style-name="P1">before: PAC: si lo llego a saber te lo envuelvo //</text:p>
      <text:p text:style-name="P1">*64CAR: Madrid puerto de [///] sí me divierto yyy //</text:p>
      <text:p text:style-name="P1">after: PAC: así hacíais carreras a ver quién ...</text:p>
      <text:p text:style-name="P1">before: CAR: Madrid puerto de [///] sí me divierto yyy //</text:p>
      <text:p text:style-name="P1">*65PAC: así hacíais carreras a ver quién ...</text:p>
      <text:p text:style-name="P1">after: CAR: yyy Madrid CAR:/ puerto de mar aunque parezca lo contrario /</text:p>
      <text:p text:style-name="P1">porque tu padre / &amp;q es capaz de conseguirlo //</text:p>
      <text:p text:style-name="P1">before: CAR: yyy Madrid CAR:/ puerto de mar aunque parezca lo contrario /</text:p>
      <text:p text:style-name="P1">porque tu padre / &amp;q es capaz de conseguirlo //</text:p>
      <text:p text:style-name="P1">*67LOL: a ver si tardas más que ella //</text:p>
      <text:p text:style-name="P1">hhh</text:p>
      <text:p text:style-name="P1">after: * CAR:/ puerto de mar aunque parezca lo contrario / porque tu</text:p>
      <text:p text:style-name="P1">padre / &amp;q es capaz de conseguirlo //</text:p>
      <text:p text:style-name="P1">before: CAR: yyy Madrid CAR:/ puerto de mar aunque parezca lo contrario /</text:p>
      <text:p text:style-name="P1">porque tu padre / &amp;q es capaz de conseguirlo //</text:p>
      <text:p text:style-name="P1">LOL: a ver si tardas más que ella //</text:p>
      <text:p text:style-name="P1"><text:soft-page-break/>*67hhh</text:p>
      <text:p text:style-name="P1">after: * CAR:/ puerto de mar aunque parezca lo contrario / porque tu</text:p>
      <text:p text:style-name="P1">padre / &amp;q es capaz de conseguirlo //</text:p>
      <text:p text:style-name="P1">before: * CAR:/ puerto de mar aunque parezca lo contrario / porque tu</text:p>
      <text:p text:style-name="P1">padre / &amp;q es capaz de conseguirlo //</text:p>
      <text:p text:style-name="P1">*69PAC: yyy //</text:p>
      <text:p text:style-name="P1">after: CAR: qué bonito //</text:p>
      <text:p text:style-name="P1">before: PAC: yyy //</text:p>
      <text:p text:style-name="P1">*70CAR: qué bonito //</text:p>
      <text:p text:style-name="P1">after: LOL: es preciosísimo //</text:p>
      <text:p text:style-name="P1">before: CAR: qué bonito //</text:p>
      <text:p text:style-name="P1">*71LOL: es preciosísimo //</text:p>
      <text:p text:style-name="P1">after: CAR: qué bonita / bueno / qué pinta más buena tiene / vamos a</text:p>
      <text:p text:style-name="P1">abrirlo // Carmen / lo abrimos &lt; y miramos &gt; ?</text:p>
      <text:p text:style-name="P1">before: CAR: qué bonita / bueno / qué pinta más buena tiene / vamos a</text:p>
      <text:p text:style-name="P1">abrirlo // Carmen / lo abrimos &lt; y miramos &gt; ?</text:p>
      <text:p text:style-name="P1">*73PAC: &lt; está bien maquetado &gt; //</text:p>
      <text:p text:style-name="P1">after: CAR: mira [/] mira que bien has &amp;em desempaquetado tú / lo tuyo //</text:p>
      <text:p text:style-name="P1">before: CAR: mira [/] mira que bien has &amp;em desempaquetado tú / lo tuyo //</text:p>
      <text:p text:style-name="P1">*75LOL: yo no he visto la exposición todavía //</text:p>
      <text:p text:style-name="P1">after: CAR: dónde está ?</text:p>
      <text:p text:style-name="P1">before: LOL: yo no he visto la exposición todavía //</text:p>
      <text:p text:style-name="P1">*76CAR: dónde está ?</text:p>
      <text:p text:style-name="P1">after: LOL: en Navacerrada está ?</text:p>
      <text:p text:style-name="P1">before: CAR: dónde está ?</text:p>
      <text:p text:style-name="P1">*77LOL: en Navacerrada está ?</text:p>
      <text:p text:style-name="P1">after: PAC: está en Navacerrada bueno yo no sé / no ahora se ha ido a El</text:p>
      <text:p text:style-name="P1">Escorial //</text:p>
      <text:p text:style-name="P1">before: PAC: está en Navacerrada bueno yo no sé / no ahora se ha ido a El</text:p>
      <text:p text:style-name="P1">Escorial //</text:p>
      <text:p text:style-name="P1">*79CAR: pues a El Escorial se va muy bien eh? //</text:p>
      <text:p text:style-name="P1">after: LOL: ya / hija / pero si lo hemos intentado dos veces ya //</text:p>
      <text:p text:style-name="P1">before: LOL: ya / hija / pero si lo hemos intentado dos veces ya //</text:p>
      <text:p text:style-name="P1">*81CAR: pues en los autobuses del [///] CAR:/ no será todo así brillante ?</text:p>
      <text:p text:style-name="P1">after: PAC: &amp;mm //</text:p>
      <text:p text:style-name="P1">before: CAR: pues en los autobuses del [///] CAR:/ no será todo así</text:p>
      <text:p text:style-name="P1">brillante ?</text:p>
      <text:p text:style-name="P1">*82PAC: &amp;mm //</text:p>
      <text:p text:style-name="P1">after: * CAR:/ no será todo así brillante ?</text:p>
      <text:p text:style-name="P1">before: * CAR:/ no será todo así brillante ?</text:p>
      <text:p text:style-name="P1">*84LOL: de &lt; mucho lujo &gt; //</text:p>
      <text:p text:style-name="P1">after: CAR: &lt; madre mía &gt; lo que cuesta el papel //</text:p>
      <text:p text:style-name="P1">before: LOL: de &lt; mucho lujo &gt; //</text:p>
      <text:p text:style-name="P1">*85CAR: &lt; madre mía &gt; lo que cuesta el papel //</text:p>
      <text:p text:style-name="P1">after: LOL: mucho lujo y mucho esplendor //</text:p>
      <text:p text:style-name="P1">before: CAR: &lt; madre mía &gt; lo que cuesta el papel //</text:p>
      <text:p text:style-name="P1">*86LOL: mucho lujo y mucho esplendor //</text:p>
      <text:p text:style-name="P1">after: CAR: &amp;mm //</text:p>
      <text:p text:style-name="P1">before: LOL: mucho lujo y mucho esplendor //</text:p>
      <text:p text:style-name="P1">*87CAR: &amp;mm //</text:p>
      <text:p text:style-name="P1">after: PAC: bueno son cincuenta y seis páginas eh / el texto del catálogo</text:p>
      <text:p text:style-name="P1">me lo [/] me lo recortaron / me dijeron / que no que era mucho para</text:p>
      <text:p text:style-name="P1">tanto ...</text:p>
      <text:p text:style-name="P1"><text:soft-page-break/>before: PAC: bueno son cincuenta y seis páginas eh / el texto del catálogo</text:p>
      <text:p text:style-name="P1">me lo [/] me lo recortaron / me dijeron / que no que era mucho para</text:p>
      <text:p text:style-name="P1">tanto ...</text:p>
      <text:p text:style-name="P1">LOL: ya me habían dicho que habías escrito una biblia / sí //</text:p>
      <text:p text:style-name="P1">*89&lt; yyy &gt; //</text:p>
      <text:p text:style-name="P1">after: PAC: &lt; no / una biblia / no &gt; // en todo caso no era en papel de</text:p>
      <text:p text:style-name="P1">biblia // o sea ...</text:p>
      <text:p text:style-name="P1">before: LOL: ya me habían dicho que habías escrito una biblia / sí // &lt; yyy</text:p>
      <text:p text:style-name="P1">&gt; //</text:p>
      <text:p text:style-name="P1">PAC: &lt; no / una biblia / no &gt; //</text:p>
      <text:p text:style-name="P1">*90en todo caso no era en papel de biblia //</text:p>
      <text:p text:style-name="P1">o sea ...</text:p>
      <text:p text:style-name="P1">after: CAR: yyy //</text:p>
      <text:p text:style-name="P1">before: LOL: ya me habían dicho que habías escrito una biblia / sí // &lt; yyy</text:p>
      <text:p text:style-name="P1">&gt; //</text:p>
      <text:p text:style-name="P1">PAC: &lt; no / una biblia / no &gt; // en todo caso no era en papel de biblia //</text:p>
      <text:p text:style-name="P1">*90o sea ...</text:p>
      <text:p text:style-name="P1">after: CAR: yyy //</text:p>
      <text:p text:style-name="P1">before: PAC: &lt; no / una biblia / no &gt; // en todo caso no era en papel de</text:p>
      <text:p text:style-name="P1">biblia // o sea ...</text:p>
      <text:p text:style-name="P1">*91CAR: yyy //</text:p>
      <text:p text:style-name="P1">after: LOL: yyy era directamente cinco tomos //</text:p>
      <text:p text:style-name="P1">before: CAR: yyy //</text:p>
      <text:p text:style-name="P1">*92LOL: yyy era directamente cinco tomos //</text:p>
      <text:p text:style-name="P1">after: CAR: ( mare nostrum ) de la [/] de la [//] en la Casa de Campo / qué</text:p>
      <text:p text:style-name="P1">bonito no? // y esto ?</text:p>
      <text:p text:style-name="P1">before: LOL: yyy era directamente cinco tomos //</text:p>
      <text:p text:style-name="P1">CAR: ( mare nostrum ) de la [/] de la [//] en la Casa de Campo / qué bonito</text:p>
      <text:p text:style-name="P1">no? //</text:p>
      <text:p text:style-name="P1">*93 y esto ?</text:p>
      <text:p text:style-name="P1">after: LOL: pues nada me voy a quedar +</text:p>
      <text:p text:style-name="P1">before: CAR: ( mare nostrum ) de la [/] de la [//] en la Casa de Campo /</text:p>
      <text:p text:style-name="P1">qué bonito no? // y esto ?</text:p>
      <text:p text:style-name="P1">*94LOL: pues nada me voy a quedar +</text:p>
      <text:p text:style-name="P1">after: CAR: &lt; xxx &gt; +</text:p>
      <text:p text:style-name="P1">before: LOL: pues nada me voy a quedar +</text:p>
      <text:p text:style-name="P1">*95CAR: &lt; xxx &gt; +</text:p>
      <text:p text:style-name="P1">after: PAC: &lt; eso es el puerto &gt; / la aduana de Madrid / la aduana marítima</text:p>
      <text:p text:style-name="P1">de Madrid //</text:p>
      <text:p text:style-name="P1">before: PAC: &lt; eso es el puerto &gt; / la aduana de Madrid / la aduana</text:p>
      <text:p text:style-name="P1">marítima de Madrid //</text:p>
      <text:p text:style-name="P1">*97CAR: fíjate //</text:p>
      <text:p text:style-name="P1">after: PAC: es eso no? / la aduana marítima ?</text:p>
      <text:p text:style-name="P1">before: PAC: es eso no? / la aduana marítima ?</text:p>
      <text:p text:style-name="P1">CAR: sí sí / debe ser eso / CAR:/ porque están [//] está lleno de</text:p>
      <text:p text:style-name="P1">container //</text:p>
      <text:p text:style-name="P1">*99 y esto ?</text:p>
      <text:p text:style-name="P1">after: LOL: sí //</text:p>
      <text:p text:style-name="P1">before: CAR: sí sí / debe ser eso / CAR:/ porque están [//] está lleno de</text:p>
      <text:p text:style-name="P1">container // y esto ?</text:p>
      <text:p text:style-name="P1">*100LOL: sí //</text:p>
      <text:p text:style-name="P1">after: * CAR:/ porque están [//] está lleno de container // y esto ?</text:p>
      <text:p text:style-name="P1">before: CAR: y [/] y [/] y pero se [///] también tenemos un [/] también</text:p>
      <text:p text:style-name="P1"><text:soft-page-break/>tenemos un sitio un [/] un / cómo se llama / dónde hacen los barcos ?</text:p>
      <text:p text:style-name="P1">*104LOL: un astillero //</text:p>
      <text:p text:style-name="P1">after: CAR: un astillero en Madrid ?</text:p>
      <text:p text:style-name="P1">before: LOL: un astillero //</text:p>
      <text:p text:style-name="P1">*105CAR: un astillero en Madrid ?</text:p>
      <text:p text:style-name="P1">after: LOL: no es &lt; un centro de investigación / no? &gt; //</text:p>
      <text:p text:style-name="P1">before: LOL: no es &lt; un centro de investigación / no? &gt; //</text:p>
      <text:p text:style-name="P1">PAC: &lt; sí hay [///] no &amp;d &gt; / tienen un astillero también //</text:p>
      <text:p text:style-name="P1">*107un pequeño astillero para las maquetas //</text:p>
      <text:p text:style-name="P1">&lt; para las maquetas de &gt; +</text:p>
      <text:p text:style-name="P1">after: CAR: &lt; xxx está claro &gt; //</text:p>
      <text:p text:style-name="P1">before: LOL: no es &lt; un centro de investigación / no? &gt; //</text:p>
      <text:p text:style-name="P1">PAC: &lt; sí hay [///] no &amp;d &gt; / tienen un astillero también // un pequeño</text:p>
      <text:p text:style-name="P1">astillero para las maquetas //</text:p>
      <text:p text:style-name="P1">*107&lt; para las maquetas de &gt; +</text:p>
      <text:p text:style-name="P1">after: CAR: &lt; xxx está claro &gt; //</text:p>
      <text:p text:style-name="P1">before: PAC: &lt; sí hay [///] no &amp;d &gt; / tienen un astillero también // un</text:p>
      <text:p text:style-name="P1">pequeño astillero para las maquetas // &lt; para las maquetas de &gt; +</text:p>
      <text:p text:style-name="P1">*108CAR: &lt; xxx está claro &gt; //</text:p>
      <text:p text:style-name="P1">after: LOL: &lt; hola Carmen &gt; //</text:p>
      <text:p text:style-name="P1">before: CAR: &lt; xxx está claro &gt; //</text:p>
      <text:p text:style-name="P1">*109LOL: &lt; hola Carmen &gt; //</text:p>
      <text:p text:style-name="P1">after: CAM: ¡eh! //</text:p>
      <text:p text:style-name="P1">before: LOL: &lt; hola Carmen &gt; //</text:p>
      <text:p text:style-name="P1">*110CAM: ¡eh! //</text:p>
      <text:p text:style-name="P1">after: PAC: yyy //</text:p>
      <text:p text:style-name="P1">before: CAM: ¡eh! //</text:p>
      <text:p text:style-name="P1">*111PAC: yyy //</text:p>
      <text:p text:style-name="P1">after: CAR: qué bien hablas hija / qué &lt; bien hablas &gt; CAR:/ con tu</text:p>
      <text:p text:style-name="P1">muñeco //</text:p>
      <text:p text:style-name="P1">before: CAR: qué bien hablas hija / qué &lt; bien hablas &gt; CAR:/ con tu</text:p>
      <text:p text:style-name="P1">muñeco //</text:p>
      <text:p text:style-name="P1">*113PAC: &lt; cómo le gusta &gt; //</text:p>
      <text:p text:style-name="P1">after: * CAR:/ con tu muñeco //</text:p>
      <text:p text:style-name="P1">before: * CAR:/ con tu muñeco //</text:p>
      <text:p text:style-name="P1">*115LOL: hola Carmen //</text:p>
      <text:p text:style-name="P1">after: CAR: cógelo tú //</text:p>
      <text:p text:style-name="P1">before: LOL: hola Carmen //</text:p>
      <text:p text:style-name="P1">*116CAR: cógelo tú //</text:p>
      <text:p text:style-name="P1">after: CAM: ah //</text:p>
      <text:p text:style-name="P1">before: CAR: cógelo tú //</text:p>
      <text:p text:style-name="P1">*117CAM: ah //</text:p>
      <text:p text:style-name="P1">after: CAR: alé // &lt; a [/] &gt; CAR:/ a los pies // cómo CAR:/ &lt; le gusta &gt; la</text:p>
      <text:p text:style-name="P1">boquita y los ojitos / claro / &lt; &amp;tic &gt; //</text:p>
      <text:p text:style-name="P1">before: CAM: ah //</text:p>
      <text:p text:style-name="P1">*118CAR: alé //</text:p>
      <text:p text:style-name="P1">&lt; a [/] &gt; CAR:/ a los pies // cómo CAR:/ &lt; le gusta &gt; la boquita y los</text:p>
      <text:p text:style-name="P1">ojitos / claro / &lt; &amp;tic &gt; //</text:p>
      <text:p text:style-name="P1">after: LOL: &lt; es un &gt; Pepito //</text:p>
      <text:p text:style-name="P1">before: CAM: ah //</text:p>
      <text:p text:style-name="P1">CAR: alé //</text:p>
      <text:p text:style-name="P1">*118&lt; a [/] &gt; CAR:/ a los pies //</text:p>
      <text:p text:style-name="P1">cómo CAR:/ &lt; le gusta &gt; la boquita y los ojitos / claro / &lt; &amp;tic &gt; //</text:p>
      <text:p text:style-name="P1"><text:soft-page-break/>after: LOL: &lt; es un &gt; Pepito //</text:p>
      <text:p text:style-name="P1">before: CAR: alé // &lt; a [/] &gt; CAR:/ a los pies // cómo CAR:/ &lt; le gusta &gt;</text:p>
      <text:p text:style-name="P1">la boquita y los ojitos / claro / &lt; &amp;tic &gt; //</text:p>
      <text:p text:style-name="P1">*119LOL: &lt; es un &gt; Pepito //</text:p>
      <text:p text:style-name="P1">after: * CAR:/ a los pies // cómo CAR:/ &lt; le gusta &gt; la boquita y los</text:p>
      <text:p text:style-name="P1">ojitos / claro / &lt; &amp;tic &gt; //</text:p>
      <text:p text:style-name="P1">before: * CAR:/ a los pies // cómo CAR:/ &lt; le gusta &gt; la boquita y los</text:p>
      <text:p text:style-name="P1">ojitos / claro / &lt; &amp;tic &gt; //</text:p>
      <text:p text:style-name="P1">*121LOL: &lt; mira &gt; //</text:p>
      <text:p text:style-name="P1">after: * CAR:/ &lt; le gusta &gt; la boquita y los ojitos / claro / &lt; &amp;tic &gt; //</text:p>
      <text:p text:style-name="P1">before: * CAR:/ &lt; le gusta &gt; la boquita y los ojitos / claro / &lt; &amp;tic &gt; //</text:p>
      <text:p text:style-name="P1">*123LOL: es que tiene un dedo muy delicado //</text:p>
      <text:p text:style-name="P1">hhh</text:p>
      <text:p text:style-name="P1">end of document.</text:p>
      <text:p text:style-name="P1">before: * CAR:/ &lt; le gusta &gt; la boquita y los ojitos / claro / &lt; &amp;tic &gt; //</text:p>
      <text:p text:style-name="P1">*123hhh</text:p>
      <text:p text:style-name="P1">hhh</text:p>
      <text:p text:style-name="P1">end of document.</text:p>
      <text:p text:style-name="P1">&lt;text id="conv_01_CABRITO_5"&gt;</text:p>
      <text:p text:style-name="P1">beginning of document</text:p>
      <text:p text:style-name="P1">*0PAC: quieres un café ?</text:p>
      <text:p text:style-name="P1">after: LOL: sí / por favor //</text:p>
      <text:p text:style-name="P1">before: CAR: pero tiradlas ya / eh //</text:p>
      <text:p text:style-name="P1">*5LOL: &amp;pss porque se están poniendo los pelos de punta //</text:p>
      <text:p text:style-name="P1">after: CAR: no yyy / a las cabezas / se le están poniendo los elos de punta</text:p>
      <text:p text:style-name="P1">&lt; a las cabezas yyy &gt; //</text:p>
      <text:p text:style-name="P1">before: CAR: no yyy / a las cabezas / se le están poniendo los elos de</text:p>
      <text:p text:style-name="P1">punta &lt; a las cabezas yyy &gt; //</text:p>
      <text:p text:style-name="P1">LOL: &lt; que &amp;no [/] nos hemos &gt; comido un cabrito este / fin de semana / en</text:p>
      <text:p text:style-name="P1">La Peana //</text:p>
      <text:p text:style-name="P1">*7cabrito a la sidra //</text:p>
      <text:p text:style-name="P1">after: CAR: cabrito ?</text:p>
      <text:p text:style-name="P1">before: LOL: &lt; que &amp;no [/] nos hemos &gt; comido un cabrito este / fin de</text:p>
      <text:p text:style-name="P1">semana / en La Peana // cabrito a la sidra //</text:p>
      <text:p text:style-name="P1">*8CAR: cabrito ?</text:p>
      <text:p text:style-name="P1">after: LOL: a la sidra //</text:p>
      <text:p text:style-name="P1">before: CAR: cabrito ?</text:p>
      <text:p text:style-name="P1">*9LOL: a la sidra //</text:p>
      <text:p text:style-name="P1">after: CAR: qué es ?</text:p>
      <text:p text:style-name="P1">before: LOL: a la sidra //</text:p>
      <text:p text:style-name="P1">*10CAR: qué es ?</text:p>
      <text:p text:style-name="P1">after: LOL: a la sidra //</text:p>
      <text:p text:style-name="P1">before: CAR: qué es ?</text:p>
      <text:p text:style-name="P1">*11LOL: a la sidra //</text:p>
      <text:p text:style-name="P1">after: CAR: ah //</text:p>
      <text:p text:style-name="P1">before: LOL: a la sidra //</text:p>
      <text:p text:style-name="P1">*12CAR: ah //</text:p>
      <text:p text:style-name="P1">after: LOL: con &lt; Belén &gt; //</text:p>
      <text:p text:style-name="P1">before: CAR: ah //</text:p>
      <text:p text:style-name="P1">*13LOL: con &lt; Belén &gt; //</text:p>
      <text:p text:style-name="P1">after: CAR: &lt; &amp;siera &gt; ?</text:p>
      <text:p text:style-name="P1">before: LOL: con &lt; Belén &gt; //</text:p>
      <text:p text:style-name="P1">*14CAR: &lt; &amp;siera &gt; ?</text:p>
      <text:p text:style-name="P1"><text:soft-page-break/>after: LOL: sidra / sidra //</text:p>
      <text:p text:style-name="P1">before: LOL: sidra / sidra //</text:p>
      <text:p text:style-name="P1">*16CAR: ah //</text:p>
      <text:p text:style-name="P1">a la sidra / había entendido a la &amp;siera // a la sidra // y / con Belén / &lt;</text:p>
      <text:p text:style-name="P1">su familia &gt; //</text:p>
      <text:p text:style-name="P1">after: LOL: &lt; Belén &gt; / y gente del &amp;insti // y entonces nos hemos</text:p>
      <text:p text:style-name="P1">puesto ... hemos estado comiendo &lt; cabrito &gt; ...</text:p>
      <text:p text:style-name="P1">before: LOL: sidra / sidra //</text:p>
      <text:p text:style-name="P1">CAR: ah // a la sidra / había entendido a la &amp;siera //</text:p>
      <text:p text:style-name="P1">*16a la sidra //</text:p>
      <text:p text:style-name="P1">y / con Belén / &lt; su familia &gt; //</text:p>
      <text:p text:style-name="P1">after: LOL: &lt; Belén &gt; / y gente del &amp;insti // y entonces nos hemos</text:p>
      <text:p text:style-name="P1">puesto ... hemos estado comiendo &lt; cabrito &gt; ...</text:p>
      <text:p text:style-name="P1">before: CAR: ah // a la sidra / había entendido a la &amp;siera // a la</text:p>
      <text:p text:style-name="P1">sidra // y / con Belén / &lt; su familia &gt; //</text:p>
      <text:p text:style-name="P1">LOL: &lt; Belén &gt; / y gente del &amp;insti //</text:p>
      <text:p text:style-name="P1">*17y entonces nos hemos puesto ... hemos estado comiendo &lt; cabrito &gt; ...</text:p>
      <text:p text:style-name="P1">after: CAR: &lt; y por qué &gt; se pone cabrito a la &amp;si [///] cómo se &lt; hace el</text:p>
      <text:p text:style-name="P1">cabrito a la sidra &gt; ? hhh</text:p>
      <text:p text:style-name="P1">before: LOL: &lt; Belén &gt; / y gente del &amp;insti // y entonces nos hemos</text:p>
      <text:p text:style-name="P1">puesto ... hemos estado comiendo &lt; cabrito &gt; ...</text:p>
      <text:p text:style-name="P1">*18CAR: &lt; y por qué &gt; se pone cabrito a la &amp;si [///] cómo se &lt; hace el</text:p>
      <text:p text:style-name="P1">cabrito a la sidra &gt; ? hhh</text:p>
      <text:p text:style-name="P1">after: CAM: &lt; &amp;nen &gt;</text:p>
      <text:p text:style-name="P1">before: CAR: &lt; y por qué &gt; se pone cabrito a la &amp;si [///] cómo se &lt; hace</text:p>
      <text:p text:style-name="P1">el cabrito a la sidra &gt; ? hhh</text:p>
      <text:p text:style-name="P1">*19CAM: &lt; &amp;nen &gt;</text:p>
      <text:p text:style-name="P1">after: LOL: &lt; cocido &gt; en sidra / durante no sé cuántas horas / y luego ya</text:p>
      <text:p text:style-name="P1">&lt; con manzana &gt; //</text:p>
      <text:p text:style-name="P1">before: LOL: &lt; cocido &gt; en sidra / durante no sé cuántas horas / y luego ya</text:p>
      <text:p text:style-name="P1">&lt; con manzana &gt; //</text:p>
      <text:p text:style-name="P1">*21CAR: &lt; en el horno &gt; ?</text:p>
      <text:p text:style-name="P1">after: LOL: no / cocido en [///] &lt; troceado &gt; +</text:p>
      <text:p text:style-name="P1">before: LOL: no / cocido en [///] &lt; troceado &gt; +</text:p>
      <text:p text:style-name="P1">*23CAR: &lt; en &gt; [/] en [/] en cacerola //</text:p>
      <text:p text:style-name="P1">after: LOL: &amp;mm //</text:p>
      <text:p text:style-name="P1">before: CAR: &lt; en &gt; [/] en [/] en cacerola //</text:p>
      <text:p text:style-name="P1">*24LOL: &amp;mm //</text:p>
      <text:p text:style-name="P1">after: CAR: pues eso tiene que estar bueno / eh //</text:p>
      <text:p text:style-name="P1">before: LOL: muy rico / muy rico // pero claro / nos hemos estado comiendo</text:p>
      <text:p text:style-name="P1">cabrito / porque compramos un cabrito entero / LOL:/ al pastor //</text:p>
      <text:p text:style-name="P1">*27CAR: y había que comerlo //</text:p>
      <text:p text:style-name="P1">after: * LOL:/ al pastor //</text:p>
      <text:p text:style-name="P1">before: LOL: pues / sólo hemos traído la cabeza //</text:p>
      <text:p text:style-name="P1">*31CAR: ah //</text:p>
      <text:p text:style-name="P1">after: LOL: que era lo que había quedado / sin hacer //</text:p>
      <text:p text:style-name="P1">before: CAR: ¡ah! o sea / tres [/] tres [//] lleváis tres días comiendo</text:p>
      <text:p text:style-name="P1">cabrito //</text:p>
      <text:p text:style-name="P1">*36LOL: sí //</text:p>
      <text:p text:style-name="P1">after: CAR: dice &amp;see //</text:p>
      <text:p text:style-name="P1">before: LOL: sí //</text:p>
      <text:p text:style-name="P1">*37CAR: dice &amp;see //</text:p>
      <text:p text:style-name="P1">after: LOL: &amp;mm //</text:p>
      <text:p text:style-name="P1">before: CAR: dice &amp;see //</text:p>
      <text:p text:style-name="P1">*38LOL: &amp;mm //</text:p>
      <text:p text:style-name="P1">after: CAR: tu hígado muy bien / no? yyy / &lt; porque aguanta esto &gt; //</text:p>
      <text:p text:style-name="P1">before: CAR: tu hígado muy bien / no? yyy / &lt; porque aguanta esto &gt; //</text:p>
      <text:p text:style-name="P1"><text:soft-page-break/>*40LOL: &lt; bien &gt; //</text:p>
      <text:p text:style-name="P1">after: CAR: ya lee //</text:p>
      <text:p text:style-name="P1">before: LOL: &lt; bien &gt; //</text:p>
      <text:p text:style-name="P1">*41CAR: ya lee //</text:p>
      <text:p text:style-name="P1">after: CAM: &amp;nd</text:p>
      <text:p text:style-name="P1">before: CAR: ya lee //</text:p>
      <text:p text:style-name="P1">*42CAM: &amp;nd</text:p>
      <text:p text:style-name="P1">after: LOL: bueno / ya lee / que le encantan los libros // se puede estar</text:p>
      <text:p text:style-name="P1">una hora pasando páginas //</text:p>
      <text:p text:style-name="P1">before: CAM: &amp;nd</text:p>
      <text:p text:style-name="P1">LOL: bueno / ya lee / que le encantan los libros //</text:p>
      <text:p text:style-name="P1">*43se puede estar una hora pasando páginas //</text:p>
      <text:p text:style-name="P1">after: CAM: &amp;trde</text:p>
      <text:p text:style-name="P1">before: LOL: bueno / ya lee / que le encantan los libros // se puede estar</text:p>
      <text:p text:style-name="P1">una hora pasando páginas //</text:p>
      <text:p text:style-name="P1">*44CAM: &amp;trde</text:p>
      <text:p text:style-name="P1">after: CAR: oye / una cosa que te quería preguntar // para / tus sobrinos /</text:p>
      <text:p text:style-name="P1">de Málaga / que me voy mañana a Málaga // estaba pensando / tienen vídeo ?</text:p>
      <text:p text:style-name="P1">before: CAR: oye / una cosa que te quería preguntar // para / tus</text:p>
      <text:p text:style-name="P1">sobrinos / de Málaga / que me voy mañana a Málaga // estaba pensando /</text:p>
      <text:p text:style-name="P1">tienen vídeo ?</text:p>
      <text:p text:style-name="P1">*46LOL: sí //</text:p>
      <text:p text:style-name="P1">after: CAR: y tienen La Era Glacial ?</text:p>
      <text:p text:style-name="P1">before: LOL: sí //</text:p>
      <text:p text:style-name="P1">*47CAR: y tienen La Era Glacial ?</text:p>
      <text:p text:style-name="P1">after: LOL: no lo sé // lo puedo &amp;pregun</text:p>
      <text:p text:style-name="P1">before: CAR: y tienen La Era Glacial ?</text:p>
      <text:p text:style-name="P1">*48LOL: no lo sé //</text:p>
      <text:p text:style-name="P1">lo puedo &amp;pregun</text:p>
      <text:p text:style-name="P1">end of document.</text:p>
      <text:p text:style-name="P1">before: CAR: y tienen La Era Glacial ?</text:p>
      <text:p text:style-name="P1">LOL: no lo sé //</text:p>
      <text:p text:style-name="P1">*48lo puedo &amp;pregun</text:p>
      <text:p text:style-name="P1">end of document.</text:p>
      <text:p text:style-name="P1">&lt;text id="conv_01_CON_GALLUMBOS_2"&gt;</text:p>
      <text:p text:style-name="P1">beginning of document</text:p>
      <text:p text:style-name="P1">*0LOL: yyy cuéntale que has visto ovejas //</text:p>
      <text:p text:style-name="P1">after: CAM: &amp;eh //</text:p>
      <text:p text:style-name="P1">before: LOL: yyy cuéntale que has visto ovejas //</text:p>
      <text:p text:style-name="P1">*1CAM: &amp;eh //</text:p>
      <text:p text:style-name="P1">after: PAC: &lt; yyy &gt; //</text:p>
      <text:p text:style-name="P1">before: CAM: &amp;eh //</text:p>
      <text:p text:style-name="P1">*2PAC: &lt; yyy &gt; //</text:p>
      <text:p text:style-name="P1">after: LOL: &lt; ovejas &gt; // &lt; exactamente &gt; //</text:p>
      <text:p text:style-name="P1">before: PAC: &lt; yyy &gt; //</text:p>
      <text:p text:style-name="P1">*3LOL: &lt; ovejas &gt; //</text:p>
      <text:p text:style-name="P1">&lt; exactamente &gt; //</text:p>
      <text:p text:style-name="P1">after: CAR: &lt; pues es &gt; sueco //</text:p>
      <text:p text:style-name="P1">before: PAC: &lt; yyy &gt; //</text:p>
      <text:p text:style-name="P1"><text:soft-page-break/>LOL: &lt; ovejas &gt; //</text:p>
      <text:p text:style-name="P1">*3&lt; exactamente &gt; //</text:p>
      <text:p text:style-name="P1">after: CAR: &lt; pues es &gt; sueco //</text:p>
      <text:p text:style-name="P1">before: LOL: &lt; ovejas &gt; // &lt; exactamente &gt; //</text:p>
      <text:p text:style-name="P1">*4CAR: &lt; pues es &gt; sueco //</text:p>
      <text:p text:style-name="P1">after: LOL: &lt; cuéntaselo en sueco / hija &gt; //</text:p>
      <text:p text:style-name="P1">before: LOL: &lt; cuéntaselo en sueco / hija &gt; //</text:p>
      <text:p text:style-name="P1">CAR: &lt; y [/] y &gt; [/] y lo quise [/] lo quise morenito / no sé por qué</text:p>
      <text:p text:style-name="P1">yyy //</text:p>
      <text:p text:style-name="P1">*6pero luego le cambié la ropa porque el [/] el [/] el rubito tenía esta</text:p>
      <text:p text:style-name="P1">ropa y me</text:p>
      <text:p text:style-name="P1">after: gustaba mucha [//] mucho / hhh la señora se quedó alucinada le</text:p>
      <text:p text:style-name="P1">dije / me puede cambiar la ropa de este muñequito rubio por este &lt; morenito</text:p>
      <text:p text:style-name="P1">&gt; ?</text:p>
      <text:p text:style-name="P1">before: gustaba mucha [//] mucho / hhh la señora se quedó alucinada le</text:p>
      <text:p text:style-name="P1">dije / me puede cambiar la ropa de este muñequito rubio por este &lt; morenito</text:p>
      <text:p text:style-name="P1">&gt; ?</text:p>
      <text:p text:style-name="P1">*8LOL: &lt; ¡huy! &gt; //</text:p>
      <text:p text:style-name="P1">y tiene pezones //</text:p>
      <text:p text:style-name="P1">after: CAR: y no [/] &amp;mm y no sólo // que eso fue ya / &lt; yyy &gt; //</text:p>
      <text:p text:style-name="P1">before: gustaba mucha [//] mucho / hhh la señora se quedó alucinada le</text:p>
      <text:p text:style-name="P1">dije / me puede cambiar la ropa de este muñequito rubio por este &lt; morenito</text:p>
      <text:p text:style-name="P1">&gt; ?</text:p>
      <text:p text:style-name="P1">LOL: &lt; ¡huy! &gt; //</text:p>
      <text:p text:style-name="P1">*8y tiene pezones //</text:p>
      <text:p text:style-name="P1">after: CAR: y no [/] &amp;mm y no sólo // que eso fue ya / &lt; yyy &gt; //</text:p>
      <text:p text:style-name="P1">before: LOL: &lt; ¡huy! &gt; // y tiene pezones //</text:p>
      <text:p text:style-name="P1">*9CAR: y no [/] &amp;mm y no sólo //</text:p>
      <text:p text:style-name="P1">que eso fue ya / &lt; yyy &gt; //</text:p>
      <text:p text:style-name="P1">after: LOL: &lt; ¡huy! / y gallumbos // y colita &gt; //</text:p>
      <text:p text:style-name="P1">before: CAR: y no [/] &amp;mm y no sólo // que eso fue ya / &lt; yyy &gt; //</text:p>
      <text:p text:style-name="P1">LOL: &lt; ¡huy! / y gallumbos //</text:p>
      <text:p text:style-name="P1">*10y colita &gt; //</text:p>
      <text:p text:style-name="P1">after: PAC: a ver / a ver / a ver ?</text:p>
      <text:p text:style-name="P1">before: PAC: a ver / a ver / a ver ?</text:p>
      <text:p text:style-name="P1">*12LOL: mira //</text:p>
      <text:p text:style-name="P1">after: CAR: tiene de todo &lt; xxx // es un chico &gt; //</text:p>
      <text:p text:style-name="P1">before: LOL: mira //</text:p>
      <text:p text:style-name="P1">*13CAR: tiene de todo &lt; xxx //</text:p>
      <text:p text:style-name="P1">es un chico &gt; //</text:p>
      <text:p text:style-name="P1">after: LOL: &lt; tiene hasta gallumbos / hhh vamos / lo de la colita no me</text:p>
      <text:p text:style-name="P1">sorprende &gt; // pero lo de los gallumbos sí me sorprende //</text:p>
      <text:p text:style-name="P1">before: LOL: mira //</text:p>
      <text:p text:style-name="P1">CAR: tiene de todo &lt; xxx //</text:p>
      <text:p text:style-name="P1">*13es un chico &gt; //</text:p>
      <text:p text:style-name="P1">after: LOL: &lt; tiene hasta gallumbos / hhh vamos / lo de la colita no me</text:p>
      <text:p text:style-name="P1">sorprende &gt; // pero lo de los gallumbos sí me sorprende //</text:p>
      <text:p text:style-name="P1">before: CAR: tiene de todo &lt; xxx // es un chico &gt; //</text:p>
      <text:p text:style-name="P1">LOL: &lt; tiene hasta gallumbos / hhh vamos / lo de la colita no me sorprende</text:p>
      <text:p text:style-name="P1">&gt; //</text:p>
      <text:p text:style-name="P1">*14pero lo de los gallumbos sí me sorprende //</text:p>
      <text:p text:style-name="P1">after: PAC: yyy //</text:p>
      <text:p text:style-name="P1">before: LOL: &lt; tiene hasta gallumbos / hhh vamos / lo de la colita no me</text:p>
      <text:p text:style-name="P1"><text:soft-page-break/>sorprende &gt; // pero lo de los gallumbos sí me sorprende //</text:p>
      <text:p text:style-name="P1">*15PAC: yyy //</text:p>
      <text:p text:style-name="P1">after: CAR: es que está muy bien //</text:p>
      <text:p text:style-name="P1">before: PAC: yyy //</text:p>
      <text:p text:style-name="P1">*16CAR: es que está muy bien //</text:p>
      <text:p text:style-name="P1">after: PAC: muy completito / yyy ...</text:p>
      <text:p text:style-name="P1">before: PAC: muy completito / yyy ...</text:p>
      <text:p text:style-name="P1">*18CAR: muy completito //</text:p>
      <text:p text:style-name="P1">y luego cuando vi &lt; eso &gt; +</text:p>
      <text:p text:style-name="P1">after: LOL: &lt; y le &gt; cambiaste los gallumbos al muñeco también / o no ?</text:p>
      <text:p text:style-name="P1">before: PAC: muy completito / yyy ...</text:p>
      <text:p text:style-name="P1">CAR: muy completito //</text:p>
      <text:p text:style-name="P1">*18y luego cuando vi &lt; eso &gt; +</text:p>
      <text:p text:style-name="P1">after: LOL: &lt; y le &gt; cambiaste los gallumbos al muñeco también / o no ?</text:p>
      <text:p text:style-name="P1">before: CAR: le cambiamos los gallumbos y todo / y entonces descubrí / que</text:p>
      <text:p text:style-name="P1">estaba muy completito y dije / quiero una niña &lt; yyy &gt; //</text:p>
      <text:p text:style-name="P1">*21PAC: &lt; yyy &gt; //</text:p>
      <text:p text:style-name="P1">after: LOL: &lt; a ver cómo es &gt; //</text:p>
      <text:p text:style-name="P1">before: PAC: &lt; yyy &gt; //</text:p>
      <text:p text:style-name="P1">*22LOL: &lt; a ver cómo es &gt; //</text:p>
      <text:p text:style-name="P1">after: CAR: porque me entró mucha vergüenza // &lt; yyy &gt; //</text:p>
      <text:p text:style-name="P1">before: LOL: &lt; a ver cómo es &gt; //</text:p>
      <text:p text:style-name="P1">*23CAR: porque me entró mucha vergüenza //</text:p>
      <text:p text:style-name="P1">&lt; yyy &gt; //</text:p>
      <text:p text:style-name="P1">after: LOL: &lt; yyy &gt; //</text:p>
      <text:p text:style-name="P1">before: LOL: &lt; a ver cómo es &gt; //</text:p>
      <text:p text:style-name="P1">CAR: porque me entró mucha vergüenza //</text:p>
      <text:p text:style-name="P1">*23&lt; yyy &gt; //</text:p>
      <text:p text:style-name="P1">after: LOL: &lt; yyy &gt; //</text:p>
      <text:p text:style-name="P1">before: CAR: porque me entró mucha vergüenza // &lt; yyy &gt; //</text:p>
      <text:p text:style-name="P1">*24LOL: &lt; yyy &gt; //</text:p>
      <text:p text:style-name="P1">after: CAR: xxx fue una cosa // y &amp;esta estaba con Valeria / y es que no</text:p>
      <text:p text:style-name="P1">había más que chicos // y luego / &amp;va [///] en el [/] en un cesto que</text:p>
      <text:p text:style-name="P1">había // y luego en cambio / al salir / vi en el escaparate una / y me</text:p>
      <text:p text:style-name="P1">estuve pensando / dos días / lo llevo a cambiar / pero claro / después de</text:p>
      <text:p text:style-name="P1">haberle hecho cambiar de vestido / ahora cambio niño por niña / y va a</text:p>
      <text:p text:style-name="P1">decir esta señora es tonta // y entonces dije [/] dije pues mira / la</text:p>
      <text:p text:style-name="P1">habíamos elegido / la habíamos / tenido / Valeria se reía de mí / porque yo</text:p>
      <text:p text:style-name="P1">lo mimaba y lo miraba para ver si me [/] me parecía digno de mi / de mi / &lt;</text:p>
      <text:p text:style-name="P1">sobrina Carmen &gt; //</text:p>
      <text:p text:style-name="P1">before: LOL: &lt; yyy &gt; //</text:p>
      <text:p text:style-name="P1">*25CAR: xxx fue una cosa //</text:p>
      <text:p text:style-name="P1">y &amp;esta estaba con Valeria / y es que no había más que chicos // y luego /</text:p>
      <text:p text:style-name="P1">&amp;va [///] en el [/] en un cesto que había // y luego en cambio / al salir /</text:p>
      <text:p text:style-name="P1">vi en el escaparate una / y me estuve pensando / dos días / lo llevo a</text:p>
      <text:p text:style-name="P1">cambiar / pero claro / después de haberle hecho cambiar de vestido / ahora</text:p>
      <text:p text:style-name="P1">cambio niño por niña / y va a decir esta señora es tonta // y entonces dije</text:p>
      <text:p text:style-name="P1">[/] dije pues mira / la habíamos elegido / la habíamos / tenido / Valeria</text:p>
      <text:p text:style-name="P1">se reía de mí / porque yo lo mimaba y lo miraba para ver si me [/] me</text:p>
      <text:p text:style-name="P1">parecía digno de mi / de mi / &lt; sobrina Carmen &gt; //</text:p>
      <text:p text:style-name="P1">after: LOL: &lt; de tu &amp;sobri &gt; //</text:p>
      <text:p text:style-name="P1">before: CAR: xxx fue una cosa // y &amp;esta estaba con Valeria / y es que no</text:p>
      <text:p text:style-name="P1">había más que chicos // y luego / &amp;va [///] en el [/] en un cesto que</text:p>
      <text:p text:style-name="P1"><text:soft-page-break/>había // y luego en cambio / al salir / vi en el escaparate una / y me</text:p>
      <text:p text:style-name="P1">estuve pensando / dos días / lo llevo a cambiar / pero claro / después de</text:p>
      <text:p text:style-name="P1">haberle hecho cambiar de vestido / ahora cambio niño por niña / y va a</text:p>
      <text:p text:style-name="P1">decir esta señora es tonta // y entonces dije [/] dije pues mira / la</text:p>
      <text:p text:style-name="P1">habíamos elegido / la habíamos / tenido / Valeria se reía de mí / porque yo</text:p>
      <text:p text:style-name="P1">lo mimaba y lo miraba para ver si me [/] me parecía digno de mi / de mi / &lt;</text:p>
      <text:p text:style-name="P1">sobrina Carmen &gt; //</text:p>
      <text:p text:style-name="P1">*26LOL: &lt; de tu &amp;sobri &gt; //</text:p>
      <text:p text:style-name="P1">after: CAR: ¡ay! sobrinilla / &lt; sobrinilla &gt; //</text:p>
      <text:p text:style-name="P1">before: LOL: &lt; Carmen &gt; / LOL:/ cómo es de guapo ? &lt; este no es Pepito &gt; //</text:p>
      <text:p text:style-name="P1">*29CAR: que tienes mofletes //</text:p>
      <text:p text:style-name="P1">que estás muy gordita //</text:p>
      <text:p text:style-name="P1">after: * LOL:/ cómo es de guapo ? &lt; este no es Pepito &gt; //</text:p>
      <text:p text:style-name="P1">before: LOL: &lt; Carmen &gt; / LOL:/ cómo es de guapo ? &lt; este no es Pepito &gt; //</text:p>
      <text:p text:style-name="P1">CAR: que tienes mofletes //</text:p>
      <text:p text:style-name="P1">*29que estás muy gordita //</text:p>
      <text:p text:style-name="P1">after: * LOL:/ cómo es de guapo ? &lt; este no es Pepito &gt; //</text:p>
      <text:p text:style-name="P1">before: * LOL:/ cómo es de guapo ? &lt; este no es Pepito &gt; //</text:p>
      <text:p text:style-name="P1">*31CAR: &lt; no le llamamos Pepe &gt; //</text:p>
      <text:p text:style-name="P1">cómo le llamamos ?</text:p>
      <text:p text:style-name="P1">after: LOL: es Pepiten //</text:p>
      <text:p text:style-name="P1">before: * LOL:/ cómo es de guapo ? &lt; este no es Pepito &gt; //</text:p>
      <text:p text:style-name="P1">CAR: &lt; no le llamamos Pepe &gt; //</text:p>
      <text:p text:style-name="P1">*31cómo le llamamos ?</text:p>
      <text:p text:style-name="P1">after: LOL: es Pepiten //</text:p>
      <text:p text:style-name="P1">before: CAR: &lt; no le llamamos Pepe &gt; // cómo le llamamos ?</text:p>
      <text:p text:style-name="P1">*32LOL: es Pepiten //</text:p>
      <text:p text:style-name="P1">after: CAR: que [/] que es &amp;pe ah //</text:p>
      <text:p text:style-name="P1">before: LOL: es Pepiten //</text:p>
      <text:p text:style-name="P1">*33CAR: que [/] que es &amp;pe ah //</text:p>
      <text:p text:style-name="P1">after: PAC: Pepiten // sí &lt; yyy &gt; //</text:p>
      <text:p text:style-name="P1">before: CAR: que [/] que es &amp;pe ah //</text:p>
      <text:p text:style-name="P1">*34PAC: Pepiten //</text:p>
      <text:p text:style-name="P1">sí &lt; yyy &gt; //</text:p>
      <text:p text:style-name="P1">after: CAR: &lt; justo &gt; // mira qué manita tiene Pepiten //</text:p>
      <text:p text:style-name="P1">before: CAR: que [/] que es &amp;pe ah //</text:p>
      <text:p text:style-name="P1">PAC: Pepiten //</text:p>
      <text:p text:style-name="P1">*34sí &lt; yyy &gt; //</text:p>
      <text:p text:style-name="P1">after: CAR: &lt; justo &gt; // mira qué manita tiene Pepiten //</text:p>
      <text:p text:style-name="P1">before: PAC: Pepiten // sí &lt; yyy &gt; //</text:p>
      <text:p text:style-name="P1">*35CAR: &lt; justo &gt; //</text:p>
      <text:p text:style-name="P1">mira qué manita tiene Pepiten //</text:p>
      <text:p text:style-name="P1">after: PAC: Pepiten Pérez //</text:p>
      <text:p text:style-name="P1">before: PAC: Pepiten // sí &lt; yyy &gt; //</text:p>
      <text:p text:style-name="P1">CAR: &lt; justo &gt; //</text:p>
      <text:p text:style-name="P1">*35mira qué manita tiene Pepiten //</text:p>
      <text:p text:style-name="P1">after: PAC: Pepiten Pérez //</text:p>
      <text:p text:style-name="P1">before: CAR: &lt; justo &gt; // mira qué manita tiene Pepiten //</text:p>
      <text:p text:style-name="P1">*36PAC: Pepiten Pérez //</text:p>
      <text:p text:style-name="P1">after: CAR: ay / cómo me gusta &amp;Pepi [///] anda / ya [/] ya &amp;prefie [///]</text:p>
      <text:p text:style-name="P1">no / no le quites los papeles / si yo CAR:/ &lt; comprendo &gt; que le gusten &lt;</text:p>
      <text:p text:style-name="P1">más los papeles &gt; //</text:p>
      <text:p text:style-name="P1">before: CAR: ay / cómo me gusta &amp;Pepi [///] anda / ya [/] ya &amp;prefie [///]</text:p>
      <text:p text:style-name="P1"><text:soft-page-break/>no / no le quites los papeles / si yo CAR:/ &lt; comprendo &gt; que le gusten &lt;</text:p>
      <text:p text:style-name="P1">más los papeles &gt; //</text:p>
      <text:p text:style-name="P1">*38LOL: &lt; no no &gt; //</text:p>
      <text:p text:style-name="P1">after: * CAR:/ &lt; comprendo &gt; que le gusten &lt; más los papeles &gt; //</text:p>
      <text:p text:style-name="P1">before: * CAR:/ &lt; comprendo &gt; que le gusten &lt; más los papeles &gt; //</text:p>
      <text:p text:style-name="P1">*40LOL: &lt; si no se los iba &gt; a quitar //</text:p>
      <text:p text:style-name="P1">after: CAR: yyy //</text:p>
      <text:p text:style-name="P1">before: LOL: &lt; si no se los iba &gt; a quitar //</text:p>
      <text:p text:style-name="P1">*41CAR: yyy //</text:p>
      <text:p text:style-name="P1">after: LOL: vamos pero / a Pepito le habla // a Pepiten // a ver / dile una</text:p>
      <text:p text:style-name="P1">cosa / bonita // cuéntale que has visto ovejas en [/] en [/] en La Peana //</text:p>
      <text:p text:style-name="P1">y [/] y las</text:p>
      <text:p text:style-name="P1">before: CAR: yyy //</text:p>
      <text:p text:style-name="P1">LOL: vamos pero / a Pepito le habla //</text:p>
      <text:p text:style-name="P1">*42a Pepiten //</text:p>
      <text:p text:style-name="P1">a ver / dile una cosa / bonita // cuéntale que has visto ovejas en [/] en</text:p>
      <text:p text:style-name="P1">[/] en La Peana // y [/] y las</text:p>
      <text:p text:style-name="P1">after: gallinas // cómo hacen las gallinas ? &amp;cococococo //</text:p>
      <text:p text:style-name="P1">before: CAR: yyy //</text:p>
      <text:p text:style-name="P1">LOL: vamos pero / a Pepito le habla // a Pepiten // a ver / dile una cosa /</text:p>
      <text:p text:style-name="P1">bonita //</text:p>
      <text:p text:style-name="P1">*42cuéntale que has visto ovejas en [/] en [/] en La Peana //</text:p>
      <text:p text:style-name="P1">y [/] y las</text:p>
      <text:p text:style-name="P1">after: gallinas // cómo hacen las gallinas ? &amp;cococococo //</text:p>
      <text:p text:style-name="P1">before: CAR: yyy //</text:p>
      <text:p text:style-name="P1">LOL: vamos pero / a Pepito le habla // a Pepiten // a ver / dile una cosa /</text:p>
      <text:p text:style-name="P1">bonita // cuéntale que has visto ovejas en [/] en [/] en La Peana //</text:p>
      <text:p text:style-name="P1">*42y [/] y las</text:p>
      <text:p text:style-name="P1">after: gallinas // cómo hacen las gallinas ? &amp;cococococo //</text:p>
      <text:p text:style-name="P1">before: LOL: vamos pero / a Pepito le habla // a Pepiten // a ver / dile</text:p>
      <text:p text:style-name="P1">una cosa / bonita // cuéntale que has visto ovejas en [/] en [/] en La</text:p>
      <text:p text:style-name="P1">Peana // y [/] y las</text:p>
      <text:p text:style-name="P1">*43gallinas //</text:p>
      <text:p text:style-name="P1">cómo hacen las gallinas ? &amp;cococococo //</text:p>
      <text:p text:style-name="P1">after: CAM: &amp;ae //</text:p>
      <text:p text:style-name="P1">before: LOL: vamos pero / a Pepito le habla // a Pepiten // a ver / dile</text:p>
      <text:p text:style-name="P1">una cosa / bonita // cuéntale que has visto ovejas en [/] en [/] en La</text:p>
      <text:p text:style-name="P1">Peana // y [/] y las</text:p>
      <text:p text:style-name="P1">gallinas //</text:p>
      <text:p text:style-name="P1">*43 cómo hacen las gallinas ? &amp;cococococo //</text:p>
      <text:p text:style-name="P1">after: CAM: &amp;ae //</text:p>
      <text:p text:style-name="P1">before: gallinas // cómo hacen las gallinas ? &amp;cococococo //</text:p>
      <text:p text:style-name="P1">*44CAM: &amp;ae //</text:p>
      <text:p text:style-name="P1">after: LOL: &amp;cococococo //</text:p>
      <text:p text:style-name="P1">before: CAM: &amp;ae //</text:p>
      <text:p text:style-name="P1">*45LOL: &amp;cococococo //</text:p>
      <text:p text:style-name="P1">after: CAR: yyy //</text:p>
      <text:p text:style-name="P1">before: LOL: &amp;cococococo //</text:p>
      <text:p text:style-name="P1">*46CAR: yyy //</text:p>
      <text:p text:style-name="P1">after: LOL: &amp;cococococo // venga muévelo //</text:p>
      <text:p text:style-name="P1">before: CAR: yyy //</text:p>
      <text:p text:style-name="P1">*47LOL: &amp;cococococo //</text:p>
      <text:p text:style-name="P1">venga muévelo //</text:p>
      <text:p text:style-name="P1">end of document.</text:p>
      <text:p text:style-name="P1">before: CAR: yyy //</text:p>
      <text:p text:style-name="P1">LOL: &amp;cococococo //</text:p>
      <text:p text:style-name="P1">*47venga muévelo //</text:p>
      <text:p text:style-name="P1"><text:soft-page-break/>end of document.</text:p>
      <text:p text:style-name="P1">&lt;text id="conv_01_ETIQUETAS_4"&gt;</text:p>
      <text:p text:style-name="P1">beginning of document</text:p>
      <text:p text:style-name="P1">*0LOL: una etiqueta ...</text:p>
      <text:p text:style-name="P1">after: CAR: yyy //</text:p>
      <text:p text:style-name="P1">before: LOL: una etiqueta ...</text:p>
      <text:p text:style-name="P1">*1CAR: yyy //</text:p>
      <text:p text:style-name="P1">after: LOL: con lo que a ti te gustan ...</text:p>
      <text:p text:style-name="P1">before: CAR: yyy //</text:p>
      <text:p text:style-name="P1">*2LOL: con lo que a ti te gustan ...</text:p>
      <text:p text:style-name="P1">after: PAC: no le ha hecho mucho caso / eh? / al +</text:p>
      <text:p text:style-name="P1">before: PAC: no le ha hecho mucho caso / eh? / al +</text:p>
      <text:p text:style-name="P1">*4LOL: no la había visto todavía //</text:p>
      <text:p text:style-name="P1">after: CAR: a las etiquetas / les gusta las etiquetas ?</text:p>
      <text:p text:style-name="P1">before: CAR: a las etiquetas / les gusta las etiquetas ?</text:p>
      <text:p text:style-name="P1">*6LOL: la &lt; vuelven &gt; LOL:/ loca //</text:p>
      <text:p text:style-name="P1">after: CAM: &lt; &amp;ah &gt;</text:p>
      <text:p text:style-name="P1">before: LOL: la &lt; vuelven &gt; LOL:/ loca //</text:p>
      <text:p text:style-name="P1">*7CAM: &lt; &amp;ah &gt;</text:p>
      <text:p text:style-name="P1">after: * LOL:/ loca //</text:p>
      <text:p text:style-name="P1">before: CAR: en cambio Alberto / cada vez que ( ha tenido ) un peluche que</text:p>
      <text:p text:style-name="P1">tenía la etiqueta colgando decía / quítasela mamá //</text:p>
      <text:p text:style-name="P1">*10LOL: eso pasa siempre //</text:p>
      <text:p text:style-name="P1">after: PAC: yyy / sí / &lt; yyy &gt; //</text:p>
      <text:p text:style-name="P1">before: PAC: yyy / sí / &lt; yyy &gt; //</text:p>
      <text:p text:style-name="P1">*12CAR: &lt; era como &gt; ...</text:p>
      <text:p text:style-name="P1">after: LOL: esta puede estar / &lt; quince horas así &gt; //</text:p>
      <text:p text:style-name="P1">before: LOL: esta puede estar / &lt; quince horas así &gt; //</text:p>
      <text:p text:style-name="P1">*14CAR: &lt; se la cortamos &gt; //</text:p>
      <text:p text:style-name="P1">after: PAC: eso es lo que más le gusta / del muñecos //</text:p>
      <text:p text:style-name="P1">before: CAR: yyy / pero es que esto no es una etiqueta etiqueta / esto es</text:p>
      <text:p text:style-name="P1">una cosa colgando / no? // las etiquetas &lt; esas de tela / le gustan &gt; ?</text:p>
      <text:p text:style-name="P1">*17CAM: &lt; &amp;ah &gt;</text:p>
      <text:p text:style-name="P1">after: LOL: todas // las de tela / las de +</text:p>
      <text:p text:style-name="P1">before: CAM: &lt; &amp;ah &gt;</text:p>
      <text:p text:style-name="P1">*18LOL: todas //</text:p>
      <text:p text:style-name="P1">las de tela / las de +</text:p>
      <text:p text:style-name="P1">after: CAR: ¡huy! mira aquí le podemos meter / mira lo que tiene un</text:p>
      <text:p text:style-name="P1">bolsillo // mira qué bolsillo / CAR:/ mira aquí / un bolsillito // mira</text:p>
      <text:p text:style-name="P1">mira mírame el dedito // Carmen mira // Carmen mira // ¡huy! / eso es muy</text:p>
      <text:p text:style-name="P1">chiquitín / pero / de tu tamaño // ¡ah! amiga //</text:p>
      <text:p text:style-name="P1">before: LOL: todas // las de tela / las de +</text:p>
      <text:p text:style-name="P1">CAR: ¡huy! mira aquí le podemos meter / mira lo que tiene un bolsillo //</text:p>
      <text:p text:style-name="P1">mira qué bolsillo / CAR:/ mira aquí / un bolsillito //</text:p>
      <text:p text:style-name="P1">*19mira mira mírame el dedito //</text:p>
      <text:p text:style-name="P1">Carmen mira // Carmen mira // ¡huy! / eso es muy chiquitín / pero / de tu</text:p>
      <text:p text:style-name="P1">tamaño // ¡ah! amiga //</text:p>
      <text:p text:style-name="P1">after: LOL: le podemos poner otra etiqueta //</text:p>
      <text:p text:style-name="P1">before: LOL: todas // las de tela / las de +</text:p>
      <text:p text:style-name="P1"><text:soft-page-break/>CAR: ¡huy! mira aquí le podemos meter / mira lo que tiene un bolsillo //</text:p>
      <text:p text:style-name="P1">mira qué bolsillo / CAR:/ mira aquí / un bolsillito // mira mira mírame el</text:p>
      <text:p text:style-name="P1">dedito //</text:p>
      <text:p text:style-name="P1">*19Carmen mira //</text:p>
      <text:p text:style-name="P1">Carmen mira // ¡huy! / eso es muy chiquitín / pero / de tu tamaño // ¡ah!</text:p>
      <text:p text:style-name="P1">amiga //</text:p>
      <text:p text:style-name="P1">after: LOL: le podemos poner otra etiqueta //</text:p>
      <text:p text:style-name="P1">before: LOL: todas // las de tela / las de +</text:p>
      <text:p text:style-name="P1">CAR: ¡huy! mira aquí le podemos meter / mira lo que tiene un bolsillo //</text:p>
      <text:p text:style-name="P1">mira qué bolsillo / CAR:/ mira aquí / un bolsillito // mira mira mírame el</text:p>
      <text:p text:style-name="P1">dedito //</text:p>
      <text:p text:style-name="P1">*19Carmen mira //</text:p>
      <text:p text:style-name="P1">¡huy! / eso es muy chiquitín / pero / de tu tamaño // ¡ah! amiga //</text:p>
      <text:p text:style-name="P1">after: LOL: le podemos poner otra etiqueta //</text:p>
      <text:p text:style-name="P1">before: LOL: todas // las de tela / las de +</text:p>
      <text:p text:style-name="P1">CAR: ¡huy! mira aquí le podemos meter / mira lo que tiene un bolsillo //</text:p>
      <text:p text:style-name="P1">mira qué bolsillo / CAR:/ mira aquí / un bolsillito // mira mira mírame el</text:p>
      <text:p text:style-name="P1">dedito // Carmen mira // Carmen mira // ¡huy! / eso es muy chiquitín /</text:p>
      <text:p text:style-name="P1">pero / de tu tamaño //</text:p>
      <text:p text:style-name="P1">*19¡ah! amiga //</text:p>
      <text:p text:style-name="P1">after: LOL: le podemos poner otra etiqueta //</text:p>
      <text:p text:style-name="P1">before: CAR: ¡huy! mira aquí le podemos meter / mira lo que tiene un</text:p>
      <text:p text:style-name="P1">bolsillo // mira qué bolsillo / CAR:/ mira aquí / un bolsillito // mira</text:p>
      <text:p text:style-name="P1">mira mírame el dedito // Carmen mira // Carmen mira // ¡huy! / eso es muy</text:p>
      <text:p text:style-name="P1">chiquitín / pero / de tu tamaño // ¡ah! amiga //</text:p>
      <text:p text:style-name="P1">*20LOL: le podemos poner otra etiqueta //</text:p>
      <text:p text:style-name="P1">after: * CAR:/ mira aquí / un bolsillito // mira mira mírame el dedito //</text:p>
      <text:p text:style-name="P1">Carmen mira // Carmen mira // ¡huy! / eso es muy chiquitín / pero / de tu</text:p>
      <text:p text:style-name="P1">tamaño // ¡ah! amiga //</text:p>
      <text:p text:style-name="P1">before: * CAR:/ mira aquí / un bolsillito // mira mira mírame el dedito //</text:p>
      <text:p text:style-name="P1">Carmen mira // Carmen mira // ¡huy! / eso es muy chiquitín / pero / de tu</text:p>
      <text:p text:style-name="P1">tamaño // ¡ah! amiga //</text:p>
      <text:p text:style-name="P1">*22LOL: ¡ah! si se llama Furnis //</text:p>
      <text:p text:style-name="P1">se llama Furnis //</text:p>
      <text:p text:style-name="P1">after: CAR: se llama Furnis ? &lt; quién sabe lo que estamos diciendo &gt; //</text:p>
      <text:p text:style-name="P1">before: * CAR:/ mira aquí / un bolsillito // mira mira mírame el dedito //</text:p>
      <text:p text:style-name="P1">Carmen mira // Carmen mira // ¡huy! / eso es muy chiquitín / pero / de tu</text:p>
      <text:p text:style-name="P1">tamaño // ¡ah! amiga //</text:p>
      <text:p text:style-name="P1">LOL: ¡ah! si se llama Furnis //</text:p>
      <text:p text:style-name="P1">*22se llama Furnis //</text:p>
      <text:p text:style-name="P1">after: CAR: se llama Furnis ? &lt; quién sabe lo que estamos diciendo &gt; //</text:p>
      <text:p text:style-name="P1">before: LOL: ¡ah! si se llama Furnis // se llama Furnis //</text:p>
      <text:p text:style-name="P1">*23CAR: se llama Furnis ? &lt; quién sabe lo que estamos diciendo &gt; //</text:p>
      <text:p text:style-name="P1">after: LOL: &lt; es que viene de xxx &gt; //</text:p>
      <text:p text:style-name="P1">before: CAR: se llama Furnis ? &lt; quién sabe lo que estamos diciendo &gt; //</text:p>
      <text:p text:style-name="P1">*24LOL: &lt; es que viene de xxx &gt; //</text:p>
      <text:p text:style-name="P1">after: CAR: este es Furnis ?</text:p>
      <text:p text:style-name="P1">before: LOL: &lt; es que viene de xxx &gt; //</text:p>
      <text:p text:style-name="P1">*25CAR: este es Furnis ?</text:p>
      <text:p text:style-name="P1">after: LOL: no // este no es Furnis // Furnis debe ser muñeco / pero</text:p>
      <text:p text:style-name="P1">vamos ...</text:p>
      <text:p text:style-name="P1">before: CAR: este es Furnis ?</text:p>
      <text:p text:style-name="P1">*26LOL: no //</text:p>
      <text:p text:style-name="P1"><text:soft-page-break/>este no es Furnis // Furnis debe ser muñeco / pero vamos ...</text:p>
      <text:p text:style-name="P1">after: CAR: yyy //</text:p>
      <text:p text:style-name="P1">before: CAR: este es Furnis ?</text:p>
      <text:p text:style-name="P1">LOL: no //</text:p>
      <text:p text:style-name="P1">*26este no es Furnis //</text:p>
      <text:p text:style-name="P1">Furnis debe ser muñeco / pero vamos ...</text:p>
      <text:p text:style-name="P1">after: CAR: yyy //</text:p>
      <text:p text:style-name="P1">before: LOL: no // este no es Furnis // Furnis debe ser muñeco / pero</text:p>
      <text:p text:style-name="P1">vamos ...</text:p>
      <text:p text:style-name="P1">*27CAR: yyy //</text:p>
      <text:p text:style-name="P1">after: LOL: aquí vienen con nombre // Newton / Tiutus //</text:p>
      <text:p text:style-name="P1">before: CAR: yyy //</text:p>
      <text:p text:style-name="P1">*28LOL: aquí vienen con nombre //</text:p>
      <text:p text:style-name="P1">Newton / Tiutus //</text:p>
      <text:p text:style-name="P1">after: CAR: ¡ay! / ves ? es [///] &lt; ves &gt; ?</text:p>
      <text:p text:style-name="P1">before: CAR: claro / es que +</text:p>
      <text:p text:style-name="P1">*32LOL: en realidad es Mike //</text:p>
      <text:p text:style-name="P1">after: CAR: exacto // &lt; es &gt; [///] CAR:/ la [/] la diferencia entre Mike y</text:p>
      <text:p text:style-name="P1">Pablo era esta // pero es Pablo vestido de Mike // ¡hombre! es que se</text:p>
      <text:p text:style-name="P1">cambian la ropa //</text:p>
      <text:p text:style-name="P1">before: LOL: en realidad es Mike //</text:p>
      <text:p text:style-name="P1">*33CAR: exacto //</text:p>
      <text:p text:style-name="P1">&lt; es &gt; [///] CAR:/ la [/] la diferencia entre Mike y Pablo era esta // pero</text:p>
      <text:p text:style-name="P1">es Pablo vestido de Mike // ¡hombre! es que se cambian la ropa //</text:p>
      <text:p text:style-name="P1">after: LOL: &lt; ese &gt; es Mike //</text:p>
      <text:p text:style-name="P1">before: LOL: en realidad es Mike //</text:p>
      <text:p text:style-name="P1">CAR: exacto //</text:p>
      <text:p text:style-name="P1">*33&lt; es &gt; [///] CAR:/ la [/] la diferencia entre Mike y Pablo era esta //</text:p>
      <text:p text:style-name="P1">pero es Pablo vestido de Mike // ¡hombre! es que se cambian la ropa //</text:p>
      <text:p text:style-name="P1">after: LOL: &lt; ese &gt; es Mike //</text:p>
      <text:p text:style-name="P1">before: LOL: en realidad es Mike //</text:p>
      <text:p text:style-name="P1">CAR: exacto // &lt; es &gt; [///] CAR:/ la [/] la diferencia entre Mike y Pablo</text:p>
      <text:p text:style-name="P1">era esta //</text:p>
      <text:p text:style-name="P1">*33pero es Pablo vestido de Mike //</text:p>
      <text:p text:style-name="P1">¡hombre! es que se cambian la ropa //</text:p>
      <text:p text:style-name="P1">after: LOL: &lt; ese &gt; es Mike //</text:p>
      <text:p text:style-name="P1">before: LOL: en realidad es Mike //</text:p>
      <text:p text:style-name="P1">CAR: exacto // &lt; es &gt; [///] CAR:/ la [/] la diferencia entre Mike y Pablo</text:p>
      <text:p text:style-name="P1">era esta // pero es Pablo vestido de Mike //</text:p>
      <text:p text:style-name="P1">*33¡hombre! es que se cambian la ropa //</text:p>
      <text:p text:style-name="P1">after: LOL: &lt; ese &gt; es Mike //</text:p>
      <text:p text:style-name="P1">before: CAR: exacto // &lt; es &gt; [///] CAR:/ la [/] la diferencia entre Mike y</text:p>
      <text:p text:style-name="P1">Pablo era esta // pero es Pablo vestido de Mike // ¡hombre! es que se</text:p>
      <text:p text:style-name="P1">cambian la ropa //</text:p>
      <text:p text:style-name="P1">*34LOL: &lt; ese &gt; es Mike //</text:p>
      <text:p text:style-name="P1">after: * CAR:/ la [/] la diferencia entre Mike y Pablo era esta // pero es</text:p>
      <text:p text:style-name="P1">Pablo vestido de Mike // ¡hombre! es que se cambian la ropa //</text:p>
      <text:p text:style-name="P1">before: * CAR:/ la [/] la diferencia entre Mike y Pablo era esta // pero es</text:p>
      <text:p text:style-name="P1">Pablo vestido de Mike // ¡hombre! es que se cambian la ropa //</text:p>
      <text:p text:style-name="P1">*36LOL: mira es Pike //</text:p>
      <text:p text:style-name="P1">after: PAC: a ver //</text:p>
      <text:p text:style-name="P1">before: LOL: mira es Pike //</text:p>
      <text:p text:style-name="P1">*37PAC: a ver //</text:p>
      <text:p text:style-name="P1"><text:soft-page-break/>after: LOL: toma Pike //</text:p>
      <text:p text:style-name="P1">before: PAC: a ver //</text:p>
      <text:p text:style-name="P1">*38LOL: toma Pike //</text:p>
      <text:p text:style-name="P1">after: CAR: es curioso no? / tienen incluso los &amp;no [///] una tienda</text:p>
      <text:p text:style-name="P1">escandinava en Florencia / hija //</text:p>
      <text:p text:style-name="P1">before: CAR: es curioso no? / tienen incluso los &amp;no [///] una tienda</text:p>
      <text:p text:style-name="P1">escandinava en Florencia / hija //</text:p>
      <text:p text:style-name="P1">*40LOL: y qué hace una tienda escandinava ?</text:p>
      <text:p text:style-name="P1">after: CAR: pues / vende / como ves yyy //</text:p>
      <text:p text:style-name="P1">before: CAR: pues / vende / como ves yyy //</text:p>
      <text:p text:style-name="P1">*42LOL: de muñecos todo ?</text:p>
      <text:p text:style-name="P1">after: CAR: no / hombre / de velas / sobre todo velas / lanas / cosas /</text:p>
      <text:p text:style-name="P1">cosas exquisitas //</text:p>
      <text:p text:style-name="P1">before: LOL: mira / Pike / hola Carmen / no / soy Pepiten //</text:p>
      <text:p text:style-name="P1">*45CAR: yyy //</text:p>
      <text:p text:style-name="P1">after: LOL: soy Pike // ¡uy! //</text:p>
      <text:p text:style-name="P1">before: CAR: yyy //</text:p>
      <text:p text:style-name="P1">*46LOL: soy Pike //</text:p>
      <text:p text:style-name="P1">¡uy! //</text:p>
      <text:p text:style-name="P1">after: CAR: ¡oh! ¡oh! ¡oh! //</text:p>
      <text:p text:style-name="P1">before: CAR: yyy //</text:p>
      <text:p text:style-name="P1">LOL: soy Pike //</text:p>
      <text:p text:style-name="P1">*46¡uy! //</text:p>
      <text:p text:style-name="P1">after: CAR: ¡oh! ¡oh! ¡oh! //</text:p>
      <text:p text:style-name="P1">before: LOL: soy Pike // ¡uy! //</text:p>
      <text:p text:style-name="P1">*47CAR: ¡oh! ¡oh! ¡oh! //</text:p>
      <text:p text:style-name="P1">after: PAC: ¡ala! //</text:p>
      <text:p text:style-name="P1">before: CAR: ¡oh! ¡oh! ¡oh! //</text:p>
      <text:p text:style-name="P1">*48PAC: ¡ala! //</text:p>
      <text:p text:style-name="P1">after: LOL: soy como tú // te toco los ojos // &lt; yyy &gt; //</text:p>
      <text:p text:style-name="P1">before: PAC: ¡ala! //</text:p>
      <text:p text:style-name="P1">*49LOL: soy como tú //</text:p>
      <text:p text:style-name="P1">te toco los ojos // &lt; yyy &gt; //</text:p>
      <text:p text:style-name="P1">after: CAR: &lt; yyy &gt; //</text:p>
      <text:p text:style-name="P1">before: PAC: ¡ala! //</text:p>
      <text:p text:style-name="P1">LOL: soy como tú //</text:p>
      <text:p text:style-name="P1">*49te toco los ojos //</text:p>
      <text:p text:style-name="P1">&lt; yyy &gt; //</text:p>
      <text:p text:style-name="P1">after: CAR: &lt; yyy &gt; //</text:p>
      <text:p text:style-name="P1">before: PAC: ¡ala! //</text:p>
      <text:p text:style-name="P1">LOL: soy como tú // te toco los ojos //</text:p>
      <text:p text:style-name="P1">*49&lt; yyy &gt; //</text:p>
      <text:p text:style-name="P1">after: CAR: &lt; yyy &gt; //</text:p>
      <text:p text:style-name="P1">before: LOL: soy como tú // te toco los ojos // &lt; yyy &gt; //</text:p>
      <text:p text:style-name="P1">*50CAR: &lt; yyy &gt; //</text:p>
      <text:p text:style-name="P1">after: PAC: qué malas //</text:p>
      <text:p text:style-name="P1">before: CAR: &lt; yyy &gt; //</text:p>
      <text:p text:style-name="P1">*51PAC: qué malas //</text:p>
      <text:p text:style-name="P1">after: CAM: eh</text:p>
      <text:p text:style-name="P1">before: PAC: qué malas //</text:p>
      <text:p text:style-name="P1">*52CAM: eh</text:p>
      <text:p text:style-name="P1">after: CAR: ¡uh! //</text:p>
      <text:p text:style-name="P1">before: CAM: eh</text:p>
      <text:p text:style-name="P1"><text:soft-page-break/>*53CAR: ¡uh! //</text:p>
      <text:p text:style-name="P1">after: LOL: pin pin pin //</text:p>
      <text:p text:style-name="P1">before: CAR: ¡uh! //</text:p>
      <text:p text:style-name="P1">*54LOL: pin pin pin //</text:p>
      <text:p text:style-name="P1">after: CAM: eh</text:p>
      <text:p text:style-name="P1">before: LOL: pin pin pin //</text:p>
      <text:p text:style-name="P1">*55CAM: eh</text:p>
      <text:p text:style-name="P1">after: LOL: &amp;es ha salido a ti // le mete los [//] el dedo en el ojo a todo</text:p>
      <text:p text:style-name="P1">el que ve // yyy //</text:p>
      <text:p text:style-name="P1">before: CAM: eh</text:p>
      <text:p text:style-name="P1">*56LOL: &amp;es ha salido a ti //</text:p>
      <text:p text:style-name="P1">le mete los [//] el dedo en el ojo a todo el que ve // yyy //</text:p>
      <text:p text:style-name="P1">after: CAR: sí xxx / qué rica eres //</text:p>
      <text:p text:style-name="P1">before: CAM: eh</text:p>
      <text:p text:style-name="P1">LOL: &amp;es ha salido a ti //</text:p>
      <text:p text:style-name="P1">*56le mete los [//] el dedo en el ojo a todo el que ve //</text:p>
      <text:p text:style-name="P1">yyy //</text:p>
      <text:p text:style-name="P1">after: CAR: sí xxx / qué rica eres //</text:p>
      <text:p text:style-name="P1">before: CAM: eh</text:p>
      <text:p text:style-name="P1">LOL: &amp;es ha salido a ti // le mete los [//] el dedo en el ojo a todo el que</text:p>
      <text:p text:style-name="P1">ve //</text:p>
      <text:p text:style-name="P1">*56yyy //</text:p>
      <text:p text:style-name="P1">after: CAR: sí xxx / qué rica eres //</text:p>
      <text:p text:style-name="P1">before: LOL: métele tú el dedo en el ojo / hija //</text:p>
      <text:p text:style-name="P1">*59CAM: &amp;ah</text:p>
      <text:p text:style-name="P1">after: CAR: &lt; yyy &gt; //</text:p>
      <text:p text:style-name="P1">before: CAM: &amp;ah</text:p>
      <text:p text:style-name="P1">*60CAR: &lt; yyy &gt; //</text:p>
      <text:p text:style-name="P1">after: PAC: &lt; yyy &gt; //</text:p>
      <text:p text:style-name="P1">before: CAR: &lt; yyy &gt; //</text:p>
      <text:p text:style-name="P1">*61PAC: &lt; yyy &gt; //</text:p>
      <text:p text:style-name="P1">after: LOL: eso es amor // quien lo probó lo sabe //</text:p>
      <text:p text:style-name="P1">before: PAC: &lt; yyy &gt; //</text:p>
      <text:p text:style-name="P1">*62LOL: eso es amor //</text:p>
      <text:p text:style-name="P1">quien lo probó lo sabe //</text:p>
      <text:p text:style-name="P1">after: CAR: yyy //</text:p>
      <text:p text:style-name="P1">before: PAC: &lt; yyy &gt; //</text:p>
      <text:p text:style-name="P1">LOL: eso es amor //</text:p>
      <text:p text:style-name="P1">*62quien lo probó lo sabe //</text:p>
      <text:p text:style-name="P1">after: CAR: yyy //</text:p>
      <text:p text:style-name="P1">before: LOL: eso es amor // quien lo probó lo sabe //</text:p>
      <text:p text:style-name="P1">*63CAR: yyy //</text:p>
      <text:p text:style-name="P1">after: LOL: hola / Carmen //</text:p>
      <text:p text:style-name="P1">before: LOL: hola / Carmen //</text:p>
      <text:p text:style-name="P1">*65PAC: quieres un café ?</text:p>
      <text:p text:style-name="P1">after: LOL: sí / por favor //</text:p>
      <text:p text:style-name="P1">&lt;text id="conv_01_MADRID_PUERTO_DE_MAR_3"&gt;</text:p>
      <text:p text:style-name="P1">beginning of document</text:p>
      <text:p text:style-name="P1">*0LOL: &lt; xxx &gt;</text:p>
      <text:p text:style-name="P1">after: CAR: &lt; bueno / esto &gt; [/] esto tiene [/] esto va a ser estupendo //</text:p>
      <text:p text:style-name="P1">esto es mi lectura del próximo metro //</text:p>
      <text:p text:style-name="P1">before: LOL: &lt; xxx &gt;</text:p>
      <text:p text:style-name="P1">CAR: &lt; bueno / esto &gt; [/] esto tiene [/] esto va a ser estupendo //</text:p>
      <text:p text:style-name="P1">*1esto es mi lectura del próximo metro //</text:p>
      <text:p text:style-name="P1">after: PAC: &amp;mm / sí //</text:p>
      <text:p text:style-name="P1">before: CAR: qué bonito / no? / qué de cosas / y qué de / qué bien / qué</text:p>
      <text:p text:style-name="P1">bien / qué trabajo //</text:p>
      <text:p text:style-name="P1"><text:soft-page-break/>*4PAC: está muy ordenadito todo //</text:p>
      <text:p text:style-name="P1">sí / &lt; xxx &gt; +</text:p>
      <text:p text:style-name="P1">after: CAR: &lt; y estás contento &gt; de la [/] de cómo lo han +</text:p>
      <text:p text:style-name="P1">before: PAC: está muy ordenadito todo // sí / &lt; xxx &gt; +</text:p>
      <text:p text:style-name="P1">*5CAR: &lt; y estás contento &gt; de la [/] de cómo lo han +</text:p>
      <text:p text:style-name="P1">after: LOL: te ha dado el de los apuntes //</text:p>
      <text:p text:style-name="P1">before: CAR: &lt; y estás contento &gt; de la [/] de cómo lo han +</text:p>
      <text:p text:style-name="P1">*6LOL: te ha dado el de los apuntes //</text:p>
      <text:p text:style-name="P1">after: CAR: estás contento de cómo [/] de cómo ha quedado todo ?</text:p>
      <text:p text:style-name="P1">before: LOL: te ha dado el de los apuntes //</text:p>
      <text:p text:style-name="P1">*7CAR: estás contento de cómo [/] de cómo ha quedado todo ?</text:p>
      <text:p text:style-name="P1">after: PAC: sí / la exposición es mucho más floja que esto //</text:p>
      <text:p text:style-name="P1">before: PAC: pero / no está mal // bueno / es una exposición práctica /</text:p>
      <text:p text:style-name="P1">para que vaya de acá para allá // de &lt; por todos los pueblos / que se</text:p>
      <text:p text:style-name="P1">amolde a &gt; [/]</text:p>
      <text:p text:style-name="P1">*11LOL: &lt; que se monte y se desmonte &gt; //</text:p>
      <text:p text:style-name="P1">PAC:/ a [/] a cualquier espacio / &lt; y tal &gt; //</text:p>
      <text:p text:style-name="P1">after: CAR: &lt; ah / para que se mueva bien / y &gt; +</text:p>
      <text:p text:style-name="P1">before: * PAC:/ a [/] a cualquier espacio / &lt; y tal &gt; //</text:p>
      <text:p text:style-name="P1">*14LOL: &lt; ay qué &gt; zapatos ...</text:p>
      <text:p text:style-name="P1">after: PAC: y bueno ... tiene mucho texto la exposición //</text:p>
      <text:p text:style-name="P1">before: LOL: &lt; ay qué &gt; zapatos ...</text:p>
      <text:p text:style-name="P1">*15PAC: y bueno ... tiene mucho texto la exposición //</text:p>
      <text:p text:style-name="P1">after: LOL: según &lt; xxx &gt; //</text:p>
      <text:p text:style-name="P1">before: PAC: y bueno ... tiene mucho texto la exposición //</text:p>
      <text:p text:style-name="P1">*16LOL: según &lt; xxx &gt; //</text:p>
      <text:p text:style-name="P1">after: PAC: &lt; porque tienen &gt; / tanto texto &lt; xxx &gt; PAC:/ entonces / PAC:/</text:p>
      <text:p text:style-name="P1">claro //</text:p>
      <text:p text:style-name="P1">before: PAC: &lt; porque tienen &gt; / tanto texto &lt; xxx &gt; PAC:/ entonces / PAC:/</text:p>
      <text:p text:style-name="P1">claro //</text:p>
      <text:p text:style-name="P1">*18CAR: &lt; como un catálogo &gt; //</text:p>
      <text:p text:style-name="P1">after: * PAC:/ entonces / PAC:/ claro //</text:p>
      <text:p text:style-name="P1">before: * PAC:/ entonces / PAC:/ claro //</text:p>
      <text:p text:style-name="P1">*20CAR: normalmente no es así //</text:p>
      <text:p text:style-name="P1">after: * PAC:/ claro //</text:p>
      <text:p text:style-name="P1">before: * PAC:/ claro //</text:p>
      <text:p text:style-name="P1">*22CAR: pero es que el catálogo lo querían más de fotos que de otra cosa //</text:p>
      <text:p text:style-name="P1">se ve que / CAR:/ se venden mejor / o que / yo qué sé // por qué lo hacen</text:p>
      <text:p text:style-name="P1">así ?</text:p>
      <text:p text:style-name="P1">after: PAC: sí //</text:p>
      <text:p text:style-name="P1">before: * PAC:/ claro //</text:p>
      <text:p text:style-name="P1">CAR: pero es que el catálogo lo querían más de fotos que de otra cosa // se</text:p>
      <text:p text:style-name="P1">ve que / CAR:/ se venden mejor / o que / yo qué sé //</text:p>
      <text:p text:style-name="P1">*22por qué lo hacen así ?</text:p>
      <text:p text:style-name="P1">after: PAC: sí //</text:p>
      <text:p text:style-name="P1">before: CAR: pero es que el catálogo lo querían más de fotos que de otra</text:p>
      <text:p text:style-name="P1">cosa // se ve que / CAR:/ se venden mejor / o que / yo qué sé // por qué lo</text:p>
      <text:p text:style-name="P1">hacen así ?</text:p>
      <text:p text:style-name="P1">*23PAC: sí //</text:p>
      <text:p text:style-name="P1"><text:soft-page-break/>after: * CAR:/ se venden mejor / o que / yo qué sé // por qué lo hacen</text:p>
      <text:p text:style-name="P1">así ?</text:p>
      <text:p text:style-name="P1">before: * CAR:/ se venden mejor / o que / yo qué sé // por qué lo hacen</text:p>
      <text:p text:style-name="P1">así ?</text:p>
      <text:p text:style-name="P1">*25LOL: porque son visuales //</text:p>
      <text:p text:style-name="P1">una exposición / LOL:/ &lt; que se supone &gt; +</text:p>
      <text:p text:style-name="P1">after: PAC: sí / bueno // &lt; esto creo &gt; PAC:/ que no se vende // lo [//] &lt;</text:p>
      <text:p text:style-name="P1">los dan todos &gt; //</text:p>
      <text:p text:style-name="P1">before: LOL: porque son visuales // una exposición / LOL:/ &lt; que se supone</text:p>
      <text:p text:style-name="P1">&gt; +</text:p>
      <text:p text:style-name="P1">PAC: sí / bueno //</text:p>
      <text:p text:style-name="P1">*26&lt; esto creo &gt; PAC:/ que no se vende //</text:p>
      <text:p text:style-name="P1">lo [//] &lt; los dan todos &gt; //</text:p>
      <text:p text:style-name="P1">after: * LOL:/ &lt; que se supone &gt; +</text:p>
      <text:p text:style-name="P1">before: LOL: porque son visuales // una exposición / LOL:/ &lt; que se supone</text:p>
      <text:p text:style-name="P1">&gt; +</text:p>
      <text:p text:style-name="P1">PAC: sí / bueno // &lt; esto creo &gt; PAC:/ que no se vende //</text:p>
      <text:p text:style-name="P1">*26lo [//] &lt; los dan todos &gt; //</text:p>
      <text:p text:style-name="P1">after: * LOL:/ &lt; que se supone &gt; +</text:p>
      <text:p text:style-name="P1">before: CAR: &lt; lo venden &gt; / ¡ah! / los dan todos ?</text:p>
      <text:p text:style-name="P1">*30PAC: sí //</text:p>
      <text:p text:style-name="P1">after: CAR: ¡joe! qué gasto // pero bueno / que / la Comunidad de Madrid ?</text:p>
      <text:p text:style-name="P1">xxx</text:p>
      <text:p text:style-name="P1">before: PAC: sí //</text:p>
      <text:p text:style-name="P1">*31CAR: ¡joe! qué gasto //</text:p>
      <text:p text:style-name="P1">pero bueno / que / la Comunidad de Madrid ? xxx</text:p>
      <text:p text:style-name="P1">after: LOL: sí / pero es un / gasto absurdo // si es que / está muy mal</text:p>
      <text:p text:style-name="P1">pensado // &lt; muy mal pensado &gt; //</text:p>
      <text:p text:style-name="P1">before: CAR: ¡joe! qué gasto // pero bueno / que / la Comunidad de Madrid ?</text:p>
      <text:p text:style-name="P1">xxx</text:p>
      <text:p text:style-name="P1">LOL: sí / pero es un / gasto absurdo // si es que / está muy mal pensado //</text:p>
      <text:p text:style-name="P1">*32&lt; muy mal pensado &gt; //</text:p>
      <text:p text:style-name="P1">after: PAC: &lt; se los dan &gt; a los pueblos / donde va // y ellos / hacen lo</text:p>
      <text:p text:style-name="P1">que quieren con ellos //</text:p>
      <text:p text:style-name="P1">before: CAR: los regalan o / bueno / &lt; los regalan / no los pueden vender /</text:p>
      <text:p text:style-name="P1">porque no tienen &gt; [//] CAR:/ no tiene precio &lt; de &gt; ...</text:p>
      <text:p text:style-name="P1">PAC: &lt; los regalan al / alcalde &gt; / concejal / PAC:/ &lt; claro &gt; //</text:p>
      <text:p text:style-name="P1">*35&amp;mm //</text:p>
      <text:p text:style-name="P1">after: * CAR:/ no tiene precio &lt; de &gt; ...</text:p>
      <text:p text:style-name="P1">before: * PAC:/ &lt; claro &gt; // &amp;mm //</text:p>
      <text:p text:style-name="P1">CAR: bueno / Vallecas puerto de mar // está muy bien / está muy bien //</text:p>
      <text:p text:style-name="P1">*38me gusta //</text:p>
      <text:p text:style-name="P1">after: PAC: nada / échale un vistazo &lt; xxx &gt; //</text:p>
      <text:p text:style-name="P1">before: PAC: nada / échale un vistazo &lt; xxx &gt; //</text:p>
      <text:p text:style-name="P1">*40LOL: &lt; Pepiten &gt; //</text:p>
      <text:p text:style-name="P1">after: CAR: me lo [/] &lt; me lo llevo &gt; //</text:p>
      <text:p text:style-name="P1">before: LOL: &lt; Pepiten &gt; //</text:p>
      <text:p text:style-name="P1">*41CAR: me lo [/] &lt; me lo llevo &gt; //</text:p>
      <text:p text:style-name="P1">after: LOL: &lt; dile &gt; // hola / hola // hola // hola / hola // soy muy</text:p>
      <text:p text:style-name="P1">fea //</text:p>
      <text:p text:style-name="P1">before: CAR: me lo [/] &lt; me lo llevo &gt; //</text:p>
      <text:p text:style-name="P1">*42LOL: &lt; dile &gt; //</text:p>
      <text:p text:style-name="P1">hola / hola // hola // hola / hola // soy muy fea //</text:p>
      <text:p text:style-name="P1"><text:soft-page-break/>after: CAM: &amp;ah //</text:p>
      <text:p text:style-name="P1">before: CAR: me lo [/] &lt; me lo llevo &gt; //</text:p>
      <text:p text:style-name="P1">LOL: &lt; dile &gt; // hola / hola //</text:p>
      <text:p text:style-name="P1">*42hola //</text:p>
      <text:p text:style-name="P1">hola / hola // soy muy fea //</text:p>
      <text:p text:style-name="P1">after: CAM: &amp;ah //</text:p>
      <text:p text:style-name="P1">before: CAR: me lo [/] &lt; me lo llevo &gt; //</text:p>
      <text:p text:style-name="P1">LOL: &lt; dile &gt; // hola / hola // hola // hola / hola //</text:p>
      <text:p text:style-name="P1">*42soy muy fea //</text:p>
      <text:p text:style-name="P1">after: CAM: &amp;ah //</text:p>
      <text:p text:style-name="P1">before: LOL: &lt; dile &gt; // hola / hola // hola // hola / hola // soy muy</text:p>
      <text:p text:style-name="P1">fea //</text:p>
      <text:p text:style-name="P1">*43CAM: &amp;ah //</text:p>
      <text:p text:style-name="P1">after: LOL: qué te dice Pepiten ? cómo se dirá en sueco hola ?</text:p>
      <text:p text:style-name="P1">before: CAM: &amp;ah //</text:p>
      <text:p text:style-name="P1">*44LOL: qué te dice Pepiten ? cómo se dirá en sueco hola ?</text:p>
      <text:p text:style-name="P1">after: CAR: ni idea //</text:p>
      <text:p text:style-name="P1">before: LOL: qué te dice Pepiten ? cómo se dirá en sueco hola ?</text:p>
      <text:p text:style-name="P1">*45CAR: ni idea //</text:p>
      <text:p text:style-name="P1">after: CAM: &amp;ah //</text:p>
      <text:p text:style-name="P1">before: CAR: ni idea //</text:p>
      <text:p text:style-name="P1">*46CAM: &amp;ah //</text:p>
      <text:p text:style-name="P1">after: LOL: &amp;ah / dale un beso // dale un besito / a Pepito // dale un</text:p>
      <text:p text:style-name="P1">besito //</text:p>
      <text:p text:style-name="P1">before: CAM: &amp;ah //</text:p>
      <text:p text:style-name="P1">LOL: &amp;ah / dale un beso // dale un besito / a Pepito //</text:p>
      <text:p text:style-name="P1">*47dale un besito //</text:p>
      <text:p text:style-name="P1">after: CAR: xxx &lt; xxx &gt; CAR:/ hija //</text:p>
      <text:p text:style-name="P1">before: LOL: &amp;ah / dale un beso // dale un besito / a Pepito // dale un</text:p>
      <text:p text:style-name="P1">besito //</text:p>
      <text:p text:style-name="P1">*48CAR: xxx &lt; xxx &gt; CAR:/ hija //</text:p>
      <text:p text:style-name="P1">after: LOL: &lt; a Pepiten &gt; //</text:p>
      <text:p text:style-name="P1">before: CAR: xxx &lt; xxx &gt; CAR:/ hija //</text:p>
      <text:p text:style-name="P1">*49LOL: &lt; a Pepiten &gt; //</text:p>
      <text:p text:style-name="P1">after: * CAR:/ hija //</text:p>
      <text:p text:style-name="P1">before: * CAR:/ hija //</text:p>
      <text:p text:style-name="P1">LOL: dale un besito / Carmen //</text:p>
      <text:p text:style-name="P1">*51no me da la gana //</text:p>
      <text:p text:style-name="P1">after: PAC: le saca un ojo //</text:p>
      <text:p text:style-name="P1">before: LOL: dale un besito / Carmen // no me da la gana //</text:p>
      <text:p text:style-name="P1">*52PAC: le saca un ojo //</text:p>
      <text:p text:style-name="P1">after: LOL: bueno / &amp;t te maltrato //</text:p>
      <text:p text:style-name="P1">before: LOL: bueno / &amp;t te maltrato //</text:p>
      <text:p text:style-name="P1">*54CAM: &amp;ah //</text:p>
      <text:p text:style-name="P1">after: LOL: yyy //</text:p>
      <text:p text:style-name="P1">before: CAM: &amp;ah //</text:p>
      <text:p text:style-name="P1">*55LOL: yyy //</text:p>
      <text:p text:style-name="P1">after: CAM: &amp;ah &amp;ah &amp;ah</text:p>
      <text:p text:style-name="P1">before: LOL: yyy //</text:p>
      <text:p text:style-name="P1">*56CAM: &amp;ah &amp;ah &amp;ah</text:p>
      <text:p text:style-name="P1">after: LOL: cómo es de guapo / es que es emocionante //</text:p>
      <text:p text:style-name="P1">before: LOL: cómo es de guapo / es que es emocionante //</text:p>
      <text:p text:style-name="P1">*58CAM: &amp;ah &amp;da &amp;da</text:p>
      <text:p text:style-name="P1"><text:soft-page-break/>after: PAC: come // &lt; límpiale / límpiale &gt; //</text:p>
      <text:p text:style-name="P1">before: CAM: &amp;ah &amp;da &amp;da</text:p>
      <text:p text:style-name="P1">*59PAC: come //</text:p>
      <text:p text:style-name="P1">&lt; límpiale / límpiale &gt; //</text:p>
      <text:p text:style-name="P1">after: LOL: &lt; otra cosa no / pero &gt; / emocionante ...</text:p>
      <text:p text:style-name="P1">before: LOL: &lt; y además &gt; tiene / mira / mira lo que tiene / tiene /</text:p>
      <text:p text:style-name="P1">hasta / una etiqueta ...</text:p>
      <text:p text:style-name="P1">*63CAR: yyy //</text:p>
      <text:p text:style-name="P1">after: LOL: con lo que a ti te gustan ...</text:p>
      <text:p text:style-name="P1">before: CAR: yyy //</text:p>
      <text:p text:style-name="P1">*64LOL: con lo que a ti te gustan ...</text:p>
      <text:p text:style-name="P1">end of document.</text:p>
      <text:p text:style-name="P1">&lt;text id="conv_01_MALA_NOCHE_6"&gt;</text:p>
      <text:p text:style-name="P1">before: CAR: Paco / por qué se &amp;com [//] por qué te has curado ?</text:p>
      <text:p text:style-name="P1">*1PAC: por qué qué ?</text:p>
      <text:p text:style-name="P1">after: CAR: por qué te has curado / si estabas &amp;segu [///] Lola CAR:/</text:p>
      <text:p text:style-name="P1">estaba segura de que estabas / muy cansado muy cansado muy cansado // qué</text:p>
      <text:p text:style-name="P1">[/] qué has tenido ?</text:p>
      <text:p text:style-name="P1">before: PAC: por qué qué ?</text:p>
      <text:p text:style-name="P1">CAR: por qué te has curado / si estabas &amp;segu [///] Lola CAR:/ estaba</text:p>
      <text:p text:style-name="P1">segura de que estabas / muy cansado muy cansado muy cansado //</text:p>
      <text:p text:style-name="P1">*2qué [/] qué has tenido ?</text:p>
      <text:p text:style-name="P1">after: CAM: &amp;ah</text:p>
      <text:p text:style-name="P1">before: CAR: por qué te has curado / si estabas &amp;segu [///] Lola CAR:/</text:p>
      <text:p text:style-name="P1">estaba segura de que estabas / muy cansado muy cansado muy cansado // qué</text:p>
      <text:p text:style-name="P1">[/] qué has tenido ?</text:p>
      <text:p text:style-name="P1">*3CAM: &amp;ah</text:p>
      <text:p text:style-name="P1">after: * CAR:/ estaba segura de que estabas / muy cansado muy cansado muy</text:p>
      <text:p text:style-name="P1">cansado // qué [/] qué has tenido ?</text:p>
      <text:p text:style-name="P1">before: * CAR:/ estaba segura de que estabas / muy cansado muy cansado muy</text:p>
      <text:p text:style-name="P1">cansado // qué [/] qué has tenido ?</text:p>
      <text:p text:style-name="P1">*5PAC: nada //</text:p>
      <text:p text:style-name="P1">after: CAR: &lt; cansancio &gt; //</text:p>
      <text:p text:style-name="P1">before: PAC: nada //</text:p>
      <text:p text:style-name="P1">*6CAR: &lt; cansancio &gt; //</text:p>
      <text:p text:style-name="P1">after: LOL: &lt; xxx &gt; //</text:p>
      <text:p text:style-name="P1">before: CAR: &lt; cansancio &gt; //</text:p>
      <text:p text:style-name="P1">*7LOL: &lt; xxx &gt; //</text:p>
      <text:p text:style-name="P1">after: CAR: natural //</text:p>
      <text:p text:style-name="P1">before: LOL: &lt; xxx &gt; //</text:p>
      <text:p text:style-name="P1">*8CAR: natural //</text:p>
      <text:p text:style-name="P1">after: PAC: cansancio natural //</text:p>
      <text:p text:style-name="P1">before: CAR: natural //</text:p>
      <text:p text:style-name="P1">*9PAC: cansancio natural //</text:p>
      <text:p text:style-name="P1">after: LOL: debe ser esta //</text:p>
      <text:p text:style-name="P1">before: PAC: cansancio natural //</text:p>
      <text:p text:style-name="P1">*10LOL: debe ser esta //</text:p>
      <text:p text:style-name="P1">after: CAR: esta no cansa // esta da energía //</text:p>
      <text:p text:style-name="P1">before: LOL: debe ser esta //</text:p>
      <text:p text:style-name="P1">*11CAR: esta no cansa //</text:p>
      <text:p text:style-name="P1">esta da energía //</text:p>
      <text:p text:style-name="P1">after: LOL: &amp;nn // dínoslo hoy // de dos a cinco //</text:p>
      <text:p text:style-name="P1">before: LOL: debe ser esta //</text:p>
      <text:p text:style-name="P1">CAR: esta no cansa //</text:p>
      <text:p text:style-name="P1">*11esta da energía //</text:p>
      <text:p text:style-name="P1">after: LOL: &amp;nn // dínoslo hoy // de dos a cinco //</text:p>
      <text:p text:style-name="P1">before: CAR: esta no cansa // esta da energía //</text:p>
      <text:p text:style-name="P1"><text:soft-page-break/>*12LOL: &amp;nn //</text:p>
      <text:p text:style-name="P1">dínoslo hoy // de dos a cinco //</text:p>
      <text:p text:style-name="P1">after: CAR: qué ?</text:p>
      <text:p text:style-name="P1">before: CAR: esta no cansa // esta da energía //</text:p>
      <text:p text:style-name="P1">LOL: &amp;nn //</text:p>
      <text:p text:style-name="P1">*12dínoslo hoy //</text:p>
      <text:p text:style-name="P1">de dos a cinco //</text:p>
      <text:p text:style-name="P1">after: CAR: qué ?</text:p>
      <text:p text:style-name="P1">before: CAR: esta no cansa // esta da energía //</text:p>
      <text:p text:style-name="P1">LOL: &amp;nn // dínoslo hoy //</text:p>
      <text:p text:style-name="P1">*12de dos a cinco //</text:p>
      <text:p text:style-name="P1">after: CAR: qué ?</text:p>
      <text:p text:style-name="P1">before: LOL: &amp;nn // dínoslo hoy // de dos a cinco //</text:p>
      <text:p text:style-name="P1">*13CAR: qué ?</text:p>
      <text:p text:style-name="P1">after: LOL: llorando //</text:p>
      <text:p text:style-name="P1">before: CAR: qué ?</text:p>
      <text:p text:style-name="P1">*14LOL: llorando //</text:p>
      <text:p text:style-name="P1">after: CAR: de la mañana ?</text:p>
      <text:p text:style-name="P1">before: LOL: llorando //</text:p>
      <text:p text:style-name="P1">*15CAR: de la mañana ?</text:p>
      <text:p text:style-name="P1">after: LOL: sí // &lt; todo el rato &gt; //</text:p>
      <text:p text:style-name="P1">before: CAR: de la mañana ?</text:p>
      <text:p text:style-name="P1">*16LOL: sí //</text:p>
      <text:p text:style-name="P1">&lt; todo el rato &gt; //</text:p>
      <text:p text:style-name="P1">after: CAR: &lt; hija / qué te picaba &gt; ?</text:p>
      <text:p text:style-name="P1">before: CAR: de la mañana ?</text:p>
      <text:p text:style-name="P1">LOL: sí //</text:p>
      <text:p text:style-name="P1">*16&lt; todo el rato &gt; //</text:p>
      <text:p text:style-name="P1">after: CAR: &lt; hija / qué te picaba &gt; ?</text:p>
      <text:p text:style-name="P1">before: CAR: &lt; hija / qué te picaba &gt; ?</text:p>
      <text:p text:style-name="P1">LOL: no / le dolían los dientes //</text:p>
      <text:p text:style-name="P1">*18entonces yo convencida //</text:p>
      <text:p text:style-name="P1">after: CAR: le dolían los dientes //</text:p>
      <text:p text:style-name="P1">before: LOL: no / le dolían los dientes // entonces yo convencida //</text:p>
      <text:p text:style-name="P1">*19CAR: le dolían los dientes //</text:p>
      <text:p text:style-name="P1">after: LOL: le estaba dando la medicina &lt; homeopática &gt; LOL:/ para los</text:p>
      <text:p text:style-name="P1">dientes //</text:p>
      <text:p text:style-name="P1">before: CAR: le dolían los dientes //</text:p>
      <text:p text:style-name="P1">*20LOL: le estaba dando la medicina &lt; homeopática &gt; LOL:/ para los</text:p>
      <text:p text:style-name="P1">dientes //</text:p>
      <text:p text:style-name="P1">after: CAR: &lt; para los dientes &gt; //</text:p>
      <text:p text:style-name="P1">before: LOL: le estaba dando la medicina &lt; homeopática &gt; LOL:/ para los</text:p>
      <text:p text:style-name="P1">dientes //</text:p>
      <text:p text:style-name="P1">*21CAR: &lt; para los dientes &gt; //</text:p>
      <text:p text:style-name="P1">after: * LOL:/ para los dientes //</text:p>
      <text:p text:style-name="P1">before: * LOL:/ para los dientes //</text:p>
      <text:p text:style-name="P1">*23CAR: y de repente ?</text:p>
      <text:p text:style-name="P1">after: LOL: y a las cinco de la mañana digo / pero si el biberón ese lo</text:p>
      <text:p text:style-name="P1">vacié / y lo llené de agua para salir a dar un paseo // y llevaba desde las</text:p>
      <text:p text:style-name="P1"><text:soft-page-break/>dos dándole agua del caño //</text:p>
      <text:p text:style-name="P1">before: CAR: y de repente ?</text:p>
      <text:p text:style-name="P1">LOL: y a las cinco de la mañana digo / pero si el biberón ese lo vacié / y</text:p>
      <text:p text:style-name="P1">lo llené de agua para salir a dar un paseo //</text:p>
      <text:p text:style-name="P1">*24y llevaba desde las dos dándole agua del caño //</text:p>
      <text:p text:style-name="P1">after: CAR: yyy y tenía la vejiga completamente ...</text:p>
      <text:p text:style-name="P1">before: LOL: y a las cinco de la mañana digo / pero si el biberón ese lo</text:p>
      <text:p text:style-name="P1">vacié / y lo llené de agua para salir a dar un paseo // y llevaba desde las</text:p>
      <text:p text:style-name="P1">dos dándole agua del caño //</text:p>
      <text:p text:style-name="P1">*25CAR: yyy y tenía la vejiga completamente ...</text:p>
      <text:p text:style-name="P1">after: LOL: y venga a llorar / y venga a llorar // LOL:/ &lt; y la camomila &gt;</text:p>
      <text:p text:style-name="P1">no le hace efecto //</text:p>
      <text:p text:style-name="P1">before: CAR: yyy y tenía la vejiga completamente ...</text:p>
      <text:p text:style-name="P1">*26LOL:/ &lt; y la camomila &gt; no le hace efecto //</text:p>
      <text:p text:style-name="P1">LOL:/ &lt; y la camomila &gt; no le hace efecto //</text:p>
      <text:p text:style-name="P1">after: CAR: mamá // &lt; mamá &gt; //</text:p>
      <text:p text:style-name="P1">before: LOL: y venga a llorar / y venga a llorar // LOL:/ &lt; y la camomila &gt;</text:p>
      <text:p text:style-name="P1">no le hace efecto //</text:p>
      <text:p text:style-name="P1">*27CAR: mamá //</text:p>
      <text:p text:style-name="P1">&lt; mamá &gt; //</text:p>
      <text:p text:style-name="P1">after: * LOL:/ &lt; y la camomila &gt; no le hace efecto //</text:p>
      <text:p text:style-name="P1">before: LOL: y venga a llorar / y venga a llorar // LOL:/ &lt; y la camomila &gt;</text:p>
      <text:p text:style-name="P1">no le hace efecto //</text:p>
      <text:p text:style-name="P1">CAR: mamá //</text:p>
      <text:p text:style-name="P1">*27&lt; mamá &gt; //</text:p>
      <text:p text:style-name="P1">after: * LOL:/ &lt; y la camomila &gt; no le hace efecto //</text:p>
      <text:p text:style-name="P1">before: * LOL:/ &lt; y la camomila &gt; no le hace efecto //</text:p>
      <text:p text:style-name="P1">CAR: mamá / que te olvidas // mamá / díselo //</text:p>
      <text:p text:style-name="P1">*29&lt; mamita &gt; CAR:/ que te quiero //</text:p>
      <text:p text:style-name="P1">díselo / mamita / que te quiero // yyy //</text:p>
      <text:p text:style-name="P1">after: LOL: &lt; un caos &gt;</text:p>
      <text:p text:style-name="P1">before: * LOL:/ &lt; y la camomila &gt; no le hace efecto //</text:p>
      <text:p text:style-name="P1">CAR: mamá / que te olvidas // mamá / díselo // &lt; mamita &gt; CAR:/ que te</text:p>
      <text:p text:style-name="P1">quiero // díselo / mamita / que te quiero //</text:p>
      <text:p text:style-name="P1">*29yyy //</text:p>
      <text:p text:style-name="P1">after: LOL: &lt; un caos &gt;</text:p>
      <text:p text:style-name="P1">before: CAR: mamá / que te olvidas // mamá / díselo // &lt; mamita &gt; CAR:/ que</text:p>
      <text:p text:style-name="P1">te quiero // díselo / mamita / que te quiero // yyy //</text:p>
      <text:p text:style-name="P1">*30LOL: &lt; un caos &gt;</text:p>
      <text:p text:style-name="P1">after: * CAR:/ que te quiero // díselo / mamita / que te quiero // yyy //</text:p>
      <text:p text:style-name="P1">before: * CAR:/ que te quiero // díselo / mamita / que te quiero // yyy //</text:p>
      <text:p text:style-name="P1">*32LOL: así que hoy está de un café //</text:p>
      <text:p text:style-name="P1">after: CAR: pues de dos a cinco de la mañana son muchas horas / &lt; xxx /</text:p>
      <text:p text:style-name="P1">muchas horas &gt; //</text:p>
      <text:p text:style-name="P1">before: LOL: &lt; muchas horas / muchas horas &gt; //</text:p>
      <text:p text:style-name="P1">*35CAR: y luego ya cuando descubriste &amp;eh &amp;eh ... &lt; se lo diste &gt; //</text:p>
      <text:p text:style-name="P1">after: LOL: &lt; le aticé &gt; un biberón // le di camomila // y luego ya le &lt; di</text:p>
      <text:p text:style-name="P1">un biberón / porque seguía llorando &gt; //</text:p>
      <text:p text:style-name="P1">before: CAR: y luego ya cuando descubriste &amp;eh &amp;eh ... &lt; se lo diste &gt; //</text:p>
      <text:p text:style-name="P1">*36LOL: &lt; le aticé &gt; un biberón //</text:p>
      <text:p text:style-name="P1">le di camomila // y luego ya le &lt; di un biberón / porque seguía llorando</text:p>
      <text:p text:style-name="P1">&gt; //</text:p>
      <text:p text:style-name="P1">after: CAR: &lt; y la [/] y la medicina &gt; ? y la medicina ?</text:p>
      <text:p text:style-name="P1"><text:soft-page-break/>before: CAR: y luego ya cuando descubriste &amp;eh &amp;eh ... &lt; se lo diste &gt; //</text:p>
      <text:p text:style-name="P1">LOL: &lt; le aticé &gt; un biberón //</text:p>
      <text:p text:style-name="P1">*36le di camomila //</text:p>
      <text:p text:style-name="P1">y luego ya le &lt; di un biberón / porque seguía llorando &gt; //</text:p>
      <text:p text:style-name="P1">after: CAR: &lt; y la [/] y la medicina &gt; ? y la medicina ?</text:p>
      <text:p text:style-name="P1">before: LOL: &lt; le aticé &gt; un biberón // le di camomila // y luego ya le &lt;</text:p>
      <text:p text:style-name="P1">di un biberón / porque seguía llorando &gt; //</text:p>
      <text:p text:style-name="P1">*37CAR: &lt; y la [/] y la medicina &gt; ? y la medicina ?</text:p>
      <text:p text:style-name="P1">after: LOL: la camomila era para los dientes // y ya le [/] le [///] y un</text:p>
      <text:p text:style-name="P1">biberón // y ya se calló por fin //</text:p>
      <text:p text:style-name="P1">before: CAR: &lt; y la [/] y la medicina &gt; ? y la medicina ?</text:p>
      <text:p text:style-name="P1">*38LOL: la camomila era para los dientes //</text:p>
      <text:p text:style-name="P1">y ya le [/] le [///] y un biberón // y ya se calló por fin //</text:p>
      <text:p text:style-name="P1">after: CAR: claro //</text:p>
      <text:p text:style-name="P1">before: CAR: &lt; y la [/] y la medicina &gt; ? y la medicina ?</text:p>
      <text:p text:style-name="P1">LOL: la camomila era para los dientes //</text:p>
      <text:p text:style-name="P1">*38y ya le [/] le [///] y un biberón //</text:p>
      <text:p text:style-name="P1">y ya se calló por fin //</text:p>
      <text:p text:style-name="P1">after: CAR: claro //</text:p>
      <text:p text:style-name="P1">before: CAR: &lt; y la [/] y la medicina &gt; ? y la medicina ?</text:p>
      <text:p text:style-name="P1">LOL: la camomila era para los dientes // y ya le [/] le [///] y un</text:p>
      <text:p text:style-name="P1">biberón //</text:p>
      <text:p text:style-name="P1">*38y ya se calló por fin //</text:p>
      <text:p text:style-name="P1">after: CAR: claro //</text:p>
      <text:p text:style-name="P1">before: LOL: la camomila era para los dientes // y ya le [/] le [///] y un</text:p>
      <text:p text:style-name="P1">biberón // y ya se calló por fin //</text:p>
      <text:p text:style-name="P1">*39CAR: claro //</text:p>
      <text:p text:style-name="P1">after: LOL: pero vamos / no sé si el efecto fue del biberón / de la</text:p>
      <text:p text:style-name="P1">camomila / &lt; o porque le dije &gt; LOL:/ que como volviera a llorar / la</text:p>
      <text:p text:style-name="P1">tiraba / al váter //</text:p>
      <text:p text:style-name="P1">before: LOL: pero vamos / no sé si el efecto fue del biberón / de la</text:p>
      <text:p text:style-name="P1">camomila / &lt; o porque le dije &gt; LOL:/ que como volviera a llorar / la</text:p>
      <text:p text:style-name="P1">tiraba / al váter //</text:p>
      <text:p text:style-name="P1">*41CAR: &lt; o de puro cansancio &gt; //</text:p>
      <text:p text:style-name="P1">after: * LOL:/ que como volviera a llorar / la tiraba / al váter //</text:p>
      <text:p text:style-name="P1">before: LOL: bueno / has visto qué guapa está ?</text:p>
      <text:p text:style-name="P1">*45CAR: ya no puedo aguantar //</text:p>
      <text:p text:style-name="P1">&lt; y me he puesto aquí &gt; //</text:p>
      <text:p text:style-name="P1">after: LOL: &lt; has visto qué ojos tiene &gt; esa niña ?</text:p>
      <text:p text:style-name="P1">before: LOL: bueno / has visto qué guapa está ?</text:p>
      <text:p text:style-name="P1">CAR: ya no puedo aguantar //</text:p>
      <text:p text:style-name="P1">*45&lt; y me he puesto aquí &gt; //</text:p>
      <text:p text:style-name="P1">after: LOL: &lt; has visto qué ojos tiene &gt; esa niña ?</text:p>
      <text:p text:style-name="P1">before: CAR: ya no puedo aguantar // &lt; y me he puesto aquí &gt; //</text:p>
      <text:p text:style-name="P1">*46LOL: &lt; has visto qué ojos tiene &gt; esa niña ?</text:p>
      <text:p text:style-name="P1">after: CAR: he visto esta niña qué ojos tiene // hhh / y lo simpática que</text:p>
      <text:p text:style-name="P1">es / y lo &lt; meditativa &gt; //</text:p>
      <text:p text:style-name="P1">before: LOL: &lt; has visto qué ojos tiene &gt; esa niña ?</text:p>
      <text:p text:style-name="P1">*47CAR: he visto esta niña qué ojos tiene //</text:p>
      <text:p text:style-name="P1">hhh / y lo simpática que es / y lo &lt; meditativa &gt; //</text:p>
      <text:p text:style-name="P1">after: LOL: &lt; Carmen ven // vamos &gt; a mirarle &lt; a la cara &gt; //</text:p>
      <text:p text:style-name="P1">before: CAR: he visto esta niña qué ojos tiene // hhh / y lo simpática que</text:p>
      <text:p text:style-name="P1">es / y lo &lt; meditativa &gt; //</text:p>
      <text:p text:style-name="P1"><text:soft-page-break/>*48LOL: &lt; Carmen ven //</text:p>
      <text:p text:style-name="P1">vamos &gt; a mirarle &lt; a la cara &gt; //</text:p>
      <text:p text:style-name="P1">after: CAR: &lt; no no &gt; //</text:p>
      <text:p text:style-name="P1">before: CAR: he visto esta niña qué ojos tiene // hhh / y lo simpática que</text:p>
      <text:p text:style-name="P1">es / y lo &lt; meditativa &gt; //</text:p>
      <text:p text:style-name="P1">LOL: &lt; Carmen ven //</text:p>
      <text:p text:style-name="P1">*48vamos &gt; a mirarle &lt; a la cara &gt; //</text:p>
      <text:p text:style-name="P1">after: CAR: &lt; no no &gt; //</text:p>
      <text:p text:style-name="P1">before: LOL: &lt; Carmen ven // vamos &gt; a mirarle &lt; a la cara &gt; //</text:p>
      <text:p text:style-name="P1">*49CAR: &lt; no no &gt; //</text:p>
      <text:p text:style-name="P1">after: LOL: que te [//] es para que te mire //</text:p>
      <text:p text:style-name="P1">before: CAR: &lt; no no &gt; //</text:p>
      <text:p text:style-name="P1">*50LOL: que te [//] es para que te mire //</text:p>
      <text:p text:style-name="P1">after: CAR: que no / que yo quiero tenerla encima // ahora yo un poquito</text:p>
      <text:p text:style-name="P1">por lo menos // oye / &lt; princesa &gt; //</text:p>
      <text:p text:style-name="P1">before: LOL: que te [//] es para que te mire //</text:p>
      <text:p text:style-name="P1">CAR: que no / que yo quiero tenerla encima //</text:p>
      <text:p text:style-name="P1">*51ahora yo un poquito por lo menos //</text:p>
      <text:p text:style-name="P1">oye / &lt; princesa &gt; //</text:p>
      <text:p text:style-name="P1">after: LOL: &lt; puedes morder &gt; // si quieres //</text:p>
      <text:p text:style-name="P1">before: CAR: que no / que yo quiero tenerla encima // ahora yo un poquito</text:p>
      <text:p text:style-name="P1">por lo menos // oye / &lt; princesa &gt; //</text:p>
      <text:p text:style-name="P1">*52LOL: &lt; puedes morder &gt; //</text:p>
      <text:p text:style-name="P1">si quieres //</text:p>
      <text:p text:style-name="P1">after: CAR: princesa // yyy // qué quieres / este papelillo ?</text:p>
      <text:p text:style-name="P1">before: CAR: que no / que yo quiero tenerla encima // ahora yo un poquito</text:p>
      <text:p text:style-name="P1">por lo menos // oye / &lt; princesa &gt; //</text:p>
      <text:p text:style-name="P1">LOL: &lt; puedes morder &gt; //</text:p>
      <text:p text:style-name="P1">*52si quieres //</text:p>
      <text:p text:style-name="P1">after: CAR: princesa // yyy // qué quieres / este papelillo ?</text:p>
      <text:p text:style-name="P1">before: LOL: &lt; puedes morder &gt; // si quieres //</text:p>
      <text:p text:style-name="P1">*53CAR: princesa //</text:p>
      <text:p text:style-name="P1">yyy // qué quieres / este papelillo ?</text:p>
      <text:p text:style-name="P1">after: LOL: bueno / pues qué fin de semana ha hecho // más bueno //</text:p>
      <text:p text:style-name="P1">before: LOL: &lt; puedes morder &gt; // si quieres //</text:p>
      <text:p text:style-name="P1">CAR: princesa //</text:p>
      <text:p text:style-name="P1">*53yyy //</text:p>
      <text:p text:style-name="P1">qué quieres / este papelillo ?</text:p>
      <text:p text:style-name="P1">after: LOL: bueno / pues qué fin de semana ha hecho // más bueno //</text:p>
      <text:p text:style-name="P1">before: CAR: princesa // yyy // qué quieres / este papelillo ?</text:p>
      <text:p text:style-name="P1">LOL: bueno / pues qué fin de semana ha hecho //</text:p>
      <text:p text:style-name="P1">*54más bueno //</text:p>
      <text:p text:style-name="P1">after: CAR: yyy / me tenía que haber ido // ( ahora ) no me puedo ir /</text:p>
      <text:p text:style-name="P1">pero ...</text:p>
      <text:p text:style-name="P1">before: CAR: yyy / me tenía que haber ido // ( ahora ) no me puedo ir /</text:p>
      <text:p text:style-name="P1">pero ...</text:p>
      <text:p text:style-name="P1">*56LOL: pues no //</text:p>
      <text:p text:style-name="P1">after: CAR: a ver / que te la coge [//] te coge tu madre //</text:p>
      <text:p text:style-name="P1">before: CAR: a ver / que te la coge [//] te coge tu madre //</text:p>
      <text:p text:style-name="P1">*58LOL: a ver //</text:p>
      <text:p text:style-name="P1">&lt; mira a Carlota &gt; //</text:p>
      <text:p text:style-name="P1">after: CAR: &lt; y que así te veo &gt; //</text:p>
      <text:p text:style-name="P1">before: CAR: a ver / que te la coge [//] te coge tu madre //</text:p>
      <text:p text:style-name="P1"><text:soft-page-break/>LOL: a ver //</text:p>
      <text:p text:style-name="P1">*58&lt; mira a Carlota &gt; //</text:p>
      <text:p text:style-name="P1">after: CAR: &lt; y que así te veo &gt; //</text:p>
      <text:p text:style-name="P1">before: LOL: a ver // &lt; mira a Carlota &gt; //</text:p>
      <text:p text:style-name="P1">*59CAR: &lt; y que así te veo &gt; //</text:p>
      <text:p text:style-name="P1">after: LOL: mira a Carlota // mira //</text:p>
      <text:p text:style-name="P1">before: CAR: &lt; y que así te veo &gt; //</text:p>
      <text:p text:style-name="P1">*60LOL: mira a Carlota //</text:p>
      <text:p text:style-name="P1">mira //</text:p>
      <text:p text:style-name="P1">after: CAR: ¡ay! / hacemos pajaritos ? ¡huy! //</text:p>
      <text:p text:style-name="P1">before: CAR: &lt; y que así te veo &gt; //</text:p>
      <text:p text:style-name="P1">LOL: mira a Carlota //</text:p>
      <text:p text:style-name="P1">*60mira //</text:p>
      <text:p text:style-name="P1">after: CAR: ¡ay! / hacemos pajaritos ? ¡huy! //</text:p>
      <text:p text:style-name="P1">&lt;text id="conv_01_QUE_REGALAR_5"&gt;</text:p>
      <text:p text:style-name="P1">beginning of document</text:p>
      <text:p text:style-name="P1">*0CAM: &amp;dada</text:p>
      <text:p text:style-name="P1">after: CAR: oye / una cosa que te quería preguntar // para / tus sobrinos /</text:p>
      <text:p text:style-name="P1">de Málaga / que me voy mañana a Málaga / estaba pensando / tienen vídeo ?</text:p>
      <text:p text:style-name="P1">before: CAR: oye / una cosa que te quería preguntar // para / tus</text:p>
      <text:p text:style-name="P1">sobrinos / de Málaga / que me voy mañana a Málaga / estaba pensando /</text:p>
      <text:p text:style-name="P1">tienen vídeo ?</text:p>
      <text:p text:style-name="P1">*2LOL: sí //</text:p>
      <text:p text:style-name="P1">after: CAR: y tienen La Era Glacial ?</text:p>
      <text:p text:style-name="P1">before: LOL: sí //</text:p>
      <text:p text:style-name="P1">*3CAR: y tienen La Era Glacial ?</text:p>
      <text:p text:style-name="P1">after: LOL: no lo sé // le puedo preguntar a Elena / que ha estado allí</text:p>
      <text:p text:style-name="P1">diez días // cuándo vas a ir ?</text:p>
      <text:p text:style-name="P1">before: CAR: y tienen La Era Glacial ?</text:p>
      <text:p text:style-name="P1">*4LOL: no lo sé //</text:p>
      <text:p text:style-name="P1">le puedo preguntar a Elena / que ha estado allí diez días // cuándo vas a</text:p>
      <text:p text:style-name="P1">ir ?</text:p>
      <text:p text:style-name="P1">after: CAR: mañana //</text:p>
      <text:p text:style-name="P1">before: CAR: y tienen La Era Glacial ?</text:p>
      <text:p text:style-name="P1">LOL: no lo sé // le puedo preguntar a Elena / que ha estado allí diez</text:p>
      <text:p text:style-name="P1">días //</text:p>
      <text:p text:style-name="P1">*4 cuándo vas a ir ?</text:p>
      <text:p text:style-name="P1">after: CAR: mañana //</text:p>
      <text:p text:style-name="P1">before: LOL: no lo sé // le puedo preguntar a Elena / que ha estado allí</text:p>
      <text:p text:style-name="P1">diez días // cuándo vas a ir ?</text:p>
      <text:p text:style-name="P1">*5CAR: mañana //</text:p>
      <text:p text:style-name="P1">after: LOL: mañana / vas y &amp;vue y vienes ? &lt; cuándo vuelves &gt; ?</text:p>
      <text:p text:style-name="P1">before: LOL: mañana / vas y &amp;vue y vienes ? &lt; cuándo vuelves &gt; ?</text:p>
      <text:p text:style-name="P1">*7CAR: &lt; y vuelvo pasado &gt; //</text:p>
      <text:p text:style-name="P1">after: LOL: te vas en avión ?</text:p>
      <text:p text:style-name="P1">before: CAR: &lt; y vuelvo pasado &gt; //</text:p>
      <text:p text:style-name="P1">*8LOL: te vas en avión ?</text:p>
      <text:p text:style-name="P1">after: CAR: en tren // en el Talgo //</text:p>
      <text:p text:style-name="P1">before: LOL: te vas en avión ?</text:p>
      <text:p text:style-name="P1">*9CAR: en tren //</text:p>
      <text:p text:style-name="P1">en el Talgo //</text:p>
      <text:p text:style-name="P1">after: LOL: ah //</text:p>
      <text:p text:style-name="P1">before: LOL: te vas en avión ?</text:p>
      <text:p text:style-name="P1"><text:soft-page-break/>CAR: en tren //</text:p>
      <text:p text:style-name="P1">*9en el Talgo //</text:p>
      <text:p text:style-name="P1">after: LOL: ah //</text:p>
      <text:p text:style-name="P1">before: CAR: en tren // en el Talgo //</text:p>
      <text:p text:style-name="P1">*10LOL: ah //</text:p>
      <text:p text:style-name="P1">after: CAR: con Piluca // y / no sabes / claro / es más difícil // y</text:p>
      <text:p text:style-name="P1">libros ? cómo lo llevan ? &lt; les gustan &gt; ?</text:p>
      <text:p text:style-name="P1">before: LOL: ah //</text:p>
      <text:p text:style-name="P1">*11CAR: con Piluca //</text:p>
      <text:p text:style-name="P1">y / no sabes / claro / es más difícil // y libros ? cómo lo llevan ? &lt; les</text:p>
      <text:p text:style-name="P1">gustan &gt; ?</text:p>
      <text:p text:style-name="P1">after: LOL: &lt; mal &gt; //</text:p>
      <text:p text:style-name="P1">before: LOL: ah //</text:p>
      <text:p text:style-name="P1">CAR: con Piluca // y / no sabes / claro / es más difícil //</text:p>
      <text:p text:style-name="P1">*11 y libros ? cómo lo llevan ? &lt; les gustan &gt; ?</text:p>
      <text:p text:style-name="P1">after: LOL: &lt; mal &gt; //</text:p>
      <text:p text:style-name="P1">before: CAR: con Piluca // y / no sabes / claro / es más difícil // y</text:p>
      <text:p text:style-name="P1">libros ? cómo lo llevan ? &lt; les gustan &gt; ?</text:p>
      <text:p text:style-name="P1">*12LOL: &lt; mal &gt; //</text:p>
      <text:p text:style-name="P1">after: CAR: no les gustan mucho //</text:p>
      <text:p text:style-name="P1">before: LOL: &lt; mal &gt; //</text:p>
      <text:p text:style-name="P1">*13CAR: no les gustan mucho //</text:p>
      <text:p text:style-name="P1">after: LOL: no les gusta leer // entonces tienen [//] son [///] si les</text:p>
      <text:p text:style-name="P1">compras libros / tienen que ser libros LOL:/ de letra redonda / tal / para</text:p>
      <text:p text:style-name="P1">empezar / porque les está costando mucho //</text:p>
      <text:p text:style-name="P1">before: CAR: no les gustan mucho //</text:p>
      <text:p text:style-name="P1">*14LOL: no les gusta leer //</text:p>
      <text:p text:style-name="P1">entonces tienen [//] son [///] si les compras libros / tienen que ser</text:p>
      <text:p text:style-name="P1">libros LOL:/ de letra redonda / tal / para empezar / porque les está</text:p>
      <text:p text:style-name="P1">costando mucho //</text:p>
      <text:p text:style-name="P1">after: CAR: de muchas imágenes //</text:p>
      <text:p text:style-name="P1">before: LOL: no les gusta leer // entonces tienen [//] son [///] si les</text:p>
      <text:p text:style-name="P1">compras libros / tienen que ser libros LOL:/ de letra redonda / tal / para</text:p>
      <text:p text:style-name="P1">empezar / porque les está costando mucho //</text:p>
      <text:p text:style-name="P1">*15CAR: de muchas imágenes //</text:p>
      <text:p text:style-name="P1">after: * LOL:/ de letra redonda / tal / para empezar / porque les está</text:p>
      <text:p text:style-name="P1">costando mucho //</text:p>
      <text:p text:style-name="P1">before: CAR: &lt; entonces &gt; / &amp;eh / es que el vídeo ...</text:p>
      <text:p text:style-name="P1">*20LOL: lo de La &amp;eda [//] Era Glacial es una maravilla //</text:p>
      <text:p text:style-name="P1">after: CAR: es que es &amp;pres [/] precioso / &lt; verdad ? casi se lo compro en</text:p>
      <text:p text:style-name="P1">El Corte Inglés &gt; ?</text:p>
      <text:p text:style-name="P1">before: CAR: es que es &amp;pres [/] precioso / &lt; verdad ? casi se lo compro</text:p>
      <text:p text:style-name="P1">en El Corte Inglés &gt; ?</text:p>
      <text:p text:style-name="P1">*22LOL: &lt; sí sí //</text:p>
      <text:p text:style-name="P1">La Edad del Hielo se llama aquí &gt; //</text:p>
      <text:p text:style-name="P1">after: CAR: &amp;va se lo &amp;co si se lo compro en El Corte Inglés ?</text:p>
      <text:p text:style-name="P1">before: CAR: es que es &amp;pres [/] precioso / &lt; verdad ? casi se lo compro</text:p>
      <text:p text:style-name="P1">en El Corte Inglés &gt; ?</text:p>
      <text:p text:style-name="P1">LOL: &lt; sí sí //</text:p>
      <text:p text:style-name="P1">*22La Edad del Hielo se llama aquí &gt; //</text:p>
      <text:p text:style-name="P1">after: CAR: &amp;va se lo &amp;co si se lo compro en El Corte Inglés ?</text:p>
      <text:p text:style-name="P1">before: LOL: &lt; sí sí // La Edad del Hielo se llama aquí &gt; //</text:p>
      <text:p text:style-name="P1">*23CAR: &amp;va se lo &amp;co si se lo compro en El Corte Inglés ?</text:p>
      <text:p text:style-name="P1"><text:soft-page-break/>after: PAC: un yogur ?</text:p>
      <text:p text:style-name="P1">before: CAR: &amp;va se lo &amp;co si se lo compro en El Corte Inglés ?</text:p>
      <text:p text:style-name="P1">*24PAC: un yogur ?</text:p>
      <text:p text:style-name="P1">after: LOL: que lo cambie //</text:p>
      <text:p text:style-name="P1">before: PAC: un yogur ?</text:p>
      <text:p text:style-name="P1">*25LOL: que lo cambie //</text:p>
      <text:p text:style-name="P1">after: CAR: que lo cambie después // o sea / que se lo compro / en Málaga /</text:p>
      <text:p text:style-name="P1">en El Corte Inglés //</text:p>
      <text:p text:style-name="P1">before: LOL: que lo cambie //</text:p>
      <text:p text:style-name="P1">*26CAR: que lo cambie después //</text:p>
      <text:p text:style-name="P1">o sea / que se lo compro / en Málaga / en El Corte Inglés //</text:p>
      <text:p text:style-name="P1">after: LOL: no / yo ya café //</text:p>
      <text:p text:style-name="P1">before: PAC: yo voy a tomarme un yogur / porque si no se van a xxx //</text:p>
      <text:p text:style-name="P1">*29LOL: que no son horas //</text:p>
      <text:p text:style-name="P1">end of document.</text:p>
      <text:p text:style-name="P1">&lt;text id="conv_02_MONARPUBLICA"&gt;</text:p>
      <text:p text:style-name="P1">beginning of document</text:p>
      <text:p text:style-name="P1">*0PIU: &lt; y punto &gt; //</text:p>
      <text:p text:style-name="P1">after: JUA: &lt; y &amp;pa &amp;eh &gt; +</text:p>
      <text:p text:style-name="P1">before: PIU: &lt; y punto &gt; //</text:p>
      <text:p text:style-name="P1">*1JUA: &lt; y &amp;pa &amp;eh &gt; +</text:p>
      <text:p text:style-name="P1">after: XYZ: &lt; no &gt; //</text:p>
      <text:p text:style-name="P1">before: JUA: &lt; y &amp;pa &amp;eh &gt; +</text:p>
      <text:p text:style-name="P1">*2XYZ: &lt; no &gt; //</text:p>
      <text:p text:style-name="P1">after: JUA: &lt; que gt; lo haga mal //</text:p>
      <text:p text:style-name="P1">before: XYZ: &lt; no &gt; //</text:p>
      <text:p text:style-name="P1">*3JUA: &lt; que gt; lo haga mal //</text:p>
      <text:p text:style-name="P1">after: PIU: &lt; que no se luzca &gt; //</text:p>
      <text:p text:style-name="P1">before: JUA: &lt; que gt; lo haga mal //</text:p>
      <text:p text:style-name="P1">*4PIU: &lt; que no se luzca &gt; //</text:p>
      <text:p text:style-name="P1">after: JUA: o sea que [/] que lo hagan mal // o sea &lt; yo creo que &amp;eh &gt; /</text:p>
      <text:p text:style-name="P1">before: PIU: &lt; que no se luzca &gt; //</text:p>
      <text:p text:style-name="P1">*5JUA: o sea que [/] que lo hagan mal //</text:p>
      <text:p text:style-name="P1">o sea &lt; yo creo que &amp;eh &gt; /</text:p>
      <text:p text:style-name="P1">after: CAR: &lt; a mí en realidad no me parece &gt; //</text:p>
      <text:p text:style-name="P1">before: PIU: &lt; que no se luzca &gt; //</text:p>
      <text:p text:style-name="P1">JUA: o sea que [/] que lo hagan mal //</text:p>
      <text:p text:style-name="P1">*5o sea &lt; yo creo que &amp;eh &gt; /</text:p>
      <text:p text:style-name="P1">after: CAR: &lt; a mí en realidad no me parece &gt; //</text:p>
      <text:p text:style-name="P1">before: JUA: o sea que [/] que lo hagan mal // o sea &lt; yo creo que &amp;eh &gt; /</text:p>
      <text:p text:style-name="P1">*6CAR: &lt; a mí en realidad no me parece &gt; //</text:p>
      <text:p text:style-name="P1">after: PIU: &lt; que se &gt; meta demasiado sin saberlo hacer // &lt; xxx &gt;</text:p>
      <text:p text:style-name="P1">before: CAR: &lt; a mí en realidad no me parece &gt; //</text:p>
      <text:p text:style-name="P1">*7PIU: &lt; que se &gt; meta demasiado sin saberlo hacer //</text:p>
      <text:p text:style-name="P1">&lt; xxx &gt;</text:p>
      <text:p text:style-name="P1">after: CHU: &lt; escúchame cómo &amp;encantao &gt; // JUA:/ &lt; el [/] el [/] el</text:p>
      <text:p text:style-name="P1">problema de la institución monárquica en España depende muchísimo / &lt; de</text:p>
      <text:p text:style-name="P1">esta chica / muchísimo &gt; //</text:p>
      <text:p text:style-name="P1">before: CAR: &lt; a mí en realidad no me parece &gt; //</text:p>
      <text:p text:style-name="P1">PIU: &lt; que se &gt; meta demasiado sin saberlo hacer //</text:p>
      <text:p text:style-name="P1">*7&lt; xxx &gt;</text:p>
      <text:p text:style-name="P1">after: CHU: &lt; escúchame cómo &amp;encantao &gt; // JUA:/ &lt; el [/] el [/] el</text:p>
      <text:p text:style-name="P1">problema de la institución monárquica en España depende muchísimo / &lt; de</text:p>
      <text:p text:style-name="P1"><text:soft-page-break/>esta chica / muchísimo &gt; //</text:p>
      <text:p text:style-name="P1">before: PIU: &lt; que se &gt; meta demasiado sin saberlo hacer // &lt; xxx &gt;</text:p>
      <text:p text:style-name="P1">*8CHU: &lt; escúchame cómo &amp;encantao &gt; //</text:p>
      <text:p text:style-name="P1">JUA:/ &lt; el [/] el [/] el problema de la institución monárquica en España</text:p>
      <text:p text:style-name="P1">depende muchísimo / &lt; de esta chica / muchísimo &gt; //</text:p>
      <text:p text:style-name="P1">after: ANA: &lt; no se habrá equivocado // xxx gorda &gt; //</text:p>
      <text:p text:style-name="P1">before: CHU: &lt; escúchame cómo &amp;encantao &gt; // JUA:/ &lt; el [/] el [/] el</text:p>
      <text:p text:style-name="P1">problema de la institución monárquica en España depende muchísimo / &lt; de</text:p>
      <text:p text:style-name="P1">esta chica / muchísimo &gt; //</text:p>
      <text:p text:style-name="P1">*9ANA: &lt; no se habrá equivocado //</text:p>
      <text:p text:style-name="P1">xxx gorda &gt; //</text:p>
      <text:p text:style-name="P1">after: * JUA:/ &lt; el [/] el [/] el problema de la institución monárquica en</text:p>
      <text:p text:style-name="P1">España depende muchísimo / &lt; de esta chica / muchísimo &gt; //</text:p>
      <text:p text:style-name="P1">before: CHU: &lt; escúchame cómo &amp;encantao &gt; // JUA:/ &lt; el [/] el [/] el</text:p>
      <text:p text:style-name="P1">problema de la institución monárquica en España depende muchísimo / &lt; de</text:p>
      <text:p text:style-name="P1">esta chica / muchísimo &gt; //</text:p>
      <text:p text:style-name="P1">ANA: &lt; no se habrá equivocado //</text:p>
      <text:p text:style-name="P1">*9xxx gorda &gt; //</text:p>
      <text:p text:style-name="P1">after: * JUA:/ &lt; el [/] el [/] el problema de la institución monárquica en</text:p>
      <text:p text:style-name="P1">España depende muchísimo / &lt; de esta chica / muchísimo &gt; //</text:p>
      <text:p text:style-name="P1">before: * JUA:/ &lt; el [/] el [/] el problema de la institución monárquica en</text:p>
      <text:p text:style-name="P1">España depende muchísimo / &lt; de esta chica / muchísimo &gt; //</text:p>
      <text:p text:style-name="P1">*11PIU: &lt; pues no en la xxx //</text:p>
      <text:p text:style-name="P1">que se ha divorciado de xxx &amp;eh &gt; //</text:p>
      <text:p text:style-name="P1">after: JUA: porque ya hay mucho / hay muchísimo republicano &gt; / se ha</text:p>
      <text:p text:style-name="P1">pasado el juancarlismo / se ha pasado / &lt; se está pasando &gt; //</text:p>
      <text:p text:style-name="P1">before: * JUA:/ &lt; el [/] el [/] el problema de la institución monárquica en</text:p>
      <text:p text:style-name="P1">España depende muchísimo / &lt; de esta chica / muchísimo &gt; //</text:p>
      <text:p text:style-name="P1">PIU: &lt; pues no en la xxx //</text:p>
      <text:p text:style-name="P1">*11que se ha divorciado de xxx &amp;eh &gt; //</text:p>
      <text:p text:style-name="P1">after: JUA: porque ya hay mucho / hay muchísimo republicano &gt; / se ha</text:p>
      <text:p text:style-name="P1">pasado el juancarlismo / se ha pasado / &lt; se está pasando &gt; //</text:p>
      <text:p text:style-name="P1">before: PIU: &lt; y que sea xxx / y / de verdad era muy guapa &gt; //</text:p>
      <text:p text:style-name="P1">*14CAR: &lt; &amp;he sí sí &gt; //</text:p>
      <text:p text:style-name="P1">after: JUA: entonces ahora / viene / otra época / que depende [///] ahora /</text:p>
      <text:p text:style-name="P1">que es mejor entrar en una República y echar a los [/] a los reyes ? sí /</text:p>
      <text:p text:style-name="P1">es posible // pero / entraremos en una etapa de una estabilidad distinta /</text:p>
      <text:p text:style-name="P1">&lt; que la que hemos tenido &gt; //</text:p>
      <text:p text:style-name="P1">before: JUA: entonces ahora / viene / otra época / que depende [///]</text:p>
      <text:p text:style-name="P1">ahora / que es mejor entrar en una República y echar a los [/] a los</text:p>
      <text:p text:style-name="P1">reyes ? sí / es posible // pero / entraremos en una etapa de una</text:p>
      <text:p text:style-name="P1">estabilidad distinta / &lt; que la que hemos tenido &gt; //</text:p>
      <text:p text:style-name="P1">*16ANA: &lt; y es elegante &gt; //</text:p>
      <text:p text:style-name="P1">after: JUA: porque la estabilidad que ha habido con esta institución / es</text:p>
      <text:p text:style-name="P1">una estabilidad central / es decir aquí ha habido alternancias / de poder</text:p>
      <text:p text:style-name="P1">de tal / y [/] y ha habido [//] no ha habido problemas de estabilidad</text:p>
      <text:p text:style-name="P1">democrática // y España / necesita yo creo todavía [///] es que somos una</text:p>
      <text:p text:style-name="P1">gente un poco rara / no ? / o sea / necesitamos una cosa que haya una &lt;</text:p>
      <text:p text:style-name="P1">estabilidad democrática no ? &gt; //</text:p>
      <text:p text:style-name="P1">before: PIU: &lt; y seguirá habiendo / y seguirá habiendo no ? &gt; //</text:p>
      <text:p text:style-name="P1">*19JUA: un alguien que +</text:p>
      <text:p text:style-name="P1">after: PIU: pero tú te crees que puedes &amp;ah puede afectar tanto la [/] &lt; la</text:p>
      <text:p text:style-name="P1">monarquía / a la estabilidad democrática de aquí &gt; ?</text:p>
      <text:p text:style-name="P1"><text:soft-page-break/>before: JUA: &lt; pero tú te imaginas qué hubiera sido / pero tú te imaginas</text:p>
      <text:p text:style-name="P1">qué hubiera &gt; sido Felipe González Presidente / de la República Española //</text:p>
      <text:p text:style-name="P1">o que hubiera sido / &amp;eh &amp;A [/] &amp;eh Aznar o [/] o eso / Presidente de la</text:p>
      <text:p text:style-name="P1">República &amp;Espa / o sea las tensiones que hubiera habido // la tensión que</text:p>
      <text:p text:style-name="P1">quita una institución central / como es la Monarquía en España //</text:p>
      <text:p text:style-name="P1">*22PAB: eso lo dicen hoy [//] eso lo dice hoy Pedro Jota //</text:p>
      <text:p text:style-name="P1">after: JUA: es que / me parece que lo [//] todavía &lt; lo necesitamos &gt; //</text:p>
      <text:p text:style-name="P1">before: JUA: es que / me parece que lo [//] todavía &lt; lo necesitamos &gt; //</text:p>
      <text:p text:style-name="P1">*24PAB: &lt; tiene toda la razón &gt; //</text:p>
      <text:p text:style-name="P1">after: JUA: &lt; somos menores de edad &gt; //</text:p>
      <text:p text:style-name="P1">before: PAB: &lt; tiene toda la razón &gt; //</text:p>
      <text:p text:style-name="P1">*25JUA: &lt; somos menores de edad &gt; //</text:p>
      <text:p text:style-name="P1">after: ANA: &lt; qué dice &gt; ? perdona //</text:p>
      <text:p text:style-name="P1">before: JUA: &lt; somos menores de edad &gt; //</text:p>
      <text:p text:style-name="P1">*26ANA: &lt; qué dice &gt; ? perdona //</text:p>
      <text:p text:style-name="P1">after: PAB: hace un &amp;a hoy hace un artículo / &amp;eh de esos que siempre hace</text:p>
      <text:p text:style-name="P1">los domingos / que lo llama la Monarpública / y [/] y alaba lo que está</text:p>
      <text:p text:style-name="P1">pasando y dice que / pone muy bien al Príncipe / y la decisión que ha</text:p>
      <text:p text:style-name="P1">tomado y que además es una decisión muy pensada y que está dentro de la</text:p>
      <text:p text:style-name="P1">Constitución / que los que critican que haya elegido a Letizia no entienden</text:p>
      <text:p text:style-name="P1">nada / porque si la Constitución le dio el derecho a elegir con quien se</text:p>
      <text:p text:style-name="P1">podía casar / él simplemente ha tomado ese derecho / con lo cual / hay que</text:p>
      <text:p text:style-name="P1">[///] y / sobre todo dice / que lo bueno es que el [/] el [/] el [/] el</text:p>
      <text:p text:style-name="P1">Príncipe pueda ser / un monarca republicano // es decir / que &amp;he [/]</text:p>
      <text:p text:style-name="P1">PAB:/ que al final [///] no / pero que &lt; al final / que no tendría</text:p>
      <text:p text:style-name="P1">sentido / que no tendría &amp;que sentido &gt; / PAB:/ que no / pero que no</text:p>
      <text:p text:style-name="P1">tendría sentido / &lt; que organizáramos / aquí una [/] una &gt; PAB:/ República</text:p>
      <text:p text:style-name="P1">donde tuviera que [/] que mandar pues eso / un ex-mandatario con</text:p>
      <text:p text:style-name="P1">afiliaciones a un partido concreto / porque dice que eso en España / la</text:p>
      <text:p text:style-name="P1">democracia no lo sostendría / porque el [/] el once de marzo / cómo va ?</text:p>
      <text:p text:style-name="P1">&amp;eh si hubiéramos elegido a un Felipe González como jefe de la República o</text:p>
      <text:p text:style-name="P1">&amp;ah o Aznar o tal / como se balancearía eso hacia un lado o otro / PAB:/</text:p>
      <text:p text:style-name="P1">sería crítico para [/] para el país // dice que mientras que haya alguien</text:p>
      <text:p text:style-name="P1">que se mantenga al margen de eso / PAB:/ y que esté otro que [/] que es lo</text:p>
      <text:p text:style-name="P1">que [/] que es la verdadera dice / que es la verdadera República / es que</text:p>
      <text:p text:style-name="P1">la gente se [///] es la verdadera república / eso // no lo que pretenden</text:p>
      <text:p text:style-name="P1">que sea y tal // no sé / &lt; a mí me ha parecido / me ha parecido una</text:p>
      <text:p text:style-name="P1">reflexión &gt; ...</text:p>
      <text:p text:style-name="P1">before: ANA: &lt; qué dice &gt; ? perdona //</text:p>
      <text:p text:style-name="P1">PAB: hace un &amp;a hoy hace un artículo / &amp;eh de esos que siempre hace los</text:p>
      <text:p text:style-name="P1">domingos / que lo llama la Monarpública / y [/] y alaba lo que está pasando</text:p>
      <text:p text:style-name="P1">y dice que / pone muy bien al Príncipe / y la decisión que ha tomado y que</text:p>
      <text:p text:style-name="P1">además es una decisión muy pensada y que está dentro de la Constitución /</text:p>
      <text:p text:style-name="P1">que los que critican que haya elegido a Letizia no entienden nada / porque</text:p>
      <text:p text:style-name="P1">si la Constitución le dio el derecho a elegir con quien se podía casar / él</text:p>
      <text:p text:style-name="P1">simplemente ha tomado ese derecho / con lo cual / hay que [///] y / sobre</text:p>
      <text:p text:style-name="P1">todo dice / que lo bueno es que el [/] el [/] el [/] el Príncipe pueda</text:p>
      <text:p text:style-name="P1">ser / un monarca republicano // es decir / que &amp;he [/] PAB:/ que al final</text:p>
      <text:p text:style-name="P1">[///] no / pero que &lt; al final / que no tendría sentido / que no tendría</text:p>
      <text:p text:style-name="P1">&amp;que sentido &gt; / PAB:/ que no / pero que no tendría sentido / &lt; que</text:p>
      <text:p text:style-name="P1">organizáramos / aquí una [/] una &gt; PAB:/ República donde tuviera que [/]</text:p>
      <text:p text:style-name="P1">que mandar pues eso / un ex-mandatario con afiliaciones a un partido</text:p>
      <text:p text:style-name="P1">concreto / porque dice que eso en España / la democracia no lo sostendría /</text:p>
      <text:p text:style-name="P1"><text:soft-page-break/>porque el [/] el once de marzo / cómo va ? &amp;eh si hubiéramos elegido a un</text:p>
      <text:p text:style-name="P1">Felipe González como jefe de la República o &amp;ah o Aznar o tal / como se</text:p>
      <text:p text:style-name="P1">balancearía eso hacia un lado o otro / PAB:/ sería crítico para [/] para el</text:p>
      <text:p text:style-name="P1">país // dice que mientras que haya alguien que se mantenga al margen de</text:p>
      <text:p text:style-name="P1">eso / PAB:/ y que esté otro que [/] que es lo que [/] que es la verdadera</text:p>
      <text:p text:style-name="P1">dice / que es la verdadera República / es que la gente se [///] es la</text:p>
      <text:p text:style-name="P1">verdadera república / eso //</text:p>
      <text:p text:style-name="P1">*27no lo que pretenden que sea y tal //</text:p>
      <text:p text:style-name="P1">no sé / &lt; a mí me ha parecido / me ha parecido una reflexión &gt; ...</text:p>
      <text:p text:style-name="P1">after: JOS: te lo digo yo //</text:p>
      <text:p text:style-name="P1">before: PAB: hace un &amp;a hoy hace un artículo / &amp;eh de esos que siempre hace</text:p>
      <text:p text:style-name="P1">los domingos / que lo llama la Monarpública / y [/] y alaba lo que está</text:p>
      <text:p text:style-name="P1">pasando y dice que / pone muy bien al Príncipe / y la decisión que ha</text:p>
      <text:p text:style-name="P1">tomado y que además es una decisión muy pensada y que está dentro de la</text:p>
      <text:p text:style-name="P1">Constitución / que los que critican que haya elegido a Letizia no entienden</text:p>
      <text:p text:style-name="P1">nada / porque si la Constitución le dio el derecho a elegir con quien se</text:p>
      <text:p text:style-name="P1">podía casar / él simplemente ha tomado ese derecho / con lo cual / hay que</text:p>
      <text:p text:style-name="P1">[///] y / sobre todo dice / que lo bueno es que el [/] el [/] el [/] el</text:p>
      <text:p text:style-name="P1">Príncipe pueda ser / un monarca republicano // es decir / que &amp;he [/]</text:p>
      <text:p text:style-name="P1">PAB:/ que al final [///] no / pero que &lt; al final / que no tendría</text:p>
      <text:p text:style-name="P1">sentido / que no tendría &amp;que sentido &gt; / PAB:/ que no / pero que no</text:p>
      <text:p text:style-name="P1">tendría sentido / &lt; que organizáramos / aquí una [/] una &gt; PAB:/ República</text:p>
      <text:p text:style-name="P1">donde tuviera que [/] que mandar pues eso / un ex-mandatario con</text:p>
      <text:p text:style-name="P1">afiliaciones a un partido concreto / porque dice que eso en España / la</text:p>
      <text:p text:style-name="P1">democracia no lo sostendría / porque el [/] el once de marzo / cómo va ?</text:p>
      <text:p text:style-name="P1">&amp;eh si hubiéramos elegido a un Felipe González como jefe de la República o</text:p>
      <text:p text:style-name="P1">&amp;ah o Aznar o tal / como se balancearía eso hacia un lado o otro / PAB:/</text:p>
      <text:p text:style-name="P1">sería crítico para [/] para el país // dice que mientras que haya alguien</text:p>
      <text:p text:style-name="P1">que se mantenga al margen de eso / PAB:/ y que esté otro que [/] que es lo</text:p>
      <text:p text:style-name="P1">que [/] que es la verdadera dice / que es la verdadera República / es que</text:p>
      <text:p text:style-name="P1">la gente se [///] es la verdadera república / eso // no lo que pretenden</text:p>
      <text:p text:style-name="P1">que sea y tal // no sé / &lt; a mí me ha parecido / me ha parecido una</text:p>
      <text:p text:style-name="P1">reflexión &gt; ...</text:p>
      <text:p text:style-name="P1">*28JOS: te lo digo yo //</text:p>
      <text:p text:style-name="P1">after: * PAB:/ que al final [///] no / pero que &lt; al final / que no tendría</text:p>
      <text:p text:style-name="P1">sentido / que no tendría &amp;que sentido &gt; / PAB:/ que no / pero que no</text:p>
      <text:p text:style-name="P1">tendría sentido / &lt; que organizáramos / aquí una [/] una &gt; PAB:/ República</text:p>
      <text:p text:style-name="P1">donde tuviera que [/] que mandar pues eso / un ex-mandatario con</text:p>
      <text:p text:style-name="P1">afiliaciones a un partido concreto / porque dice que eso en España / la</text:p>
      <text:p text:style-name="P1">democracia no lo sostendría / porque el [/] el once de marzo / cómo va ?</text:p>
      <text:p text:style-name="P1">&amp;eh si hubiéramos elegido a un Felipe González como jefe de la República o</text:p>
      <text:p text:style-name="P1">&amp;ah o Aznar o tal / como se balancearía eso hacia un lado o otro / PAB:/</text:p>
      <text:p text:style-name="P1">sería crítico para [/] para el país // dice que mientras que haya alguien</text:p>
      <text:p text:style-name="P1">que se mantenga al margen de eso / PAB:/ y que esté otro que [/] que es lo</text:p>
      <text:p text:style-name="P1">que [/] que es la verdadera dice / que es la verdadera República / es que</text:p>
      <text:p text:style-name="P1">la gente se [///] es la verdadera república / eso // no lo que pretenden</text:p>
      <text:p text:style-name="P1">que sea y tal // no sé / &lt; a mí me ha parecido / me ha parecido una</text:p>
      <text:p text:style-name="P1">reflexión &gt; ...</text:p>
      <text:p text:style-name="P1">before: * PAB:/ que al final [///] no / pero que &lt; al final / que no</text:p>
      <text:p text:style-name="P1">tendría sentido / que no tendría &amp;que sentido &gt; / PAB:/ que no / pero que</text:p>
      <text:p text:style-name="P1">no tendría sentido / &lt; que organizáramos / aquí una [/] una &gt; PAB:/</text:p>
      <text:p text:style-name="P1">República donde tuviera que [/] que mandar pues eso / un ex-mandatario con</text:p>
      <text:p text:style-name="P1">afiliaciones a un partido concreto / porque dice que eso en España / la</text:p>
      <text:p text:style-name="P1"><text:soft-page-break/>democracia no lo sostendría / porque el [/] el once de marzo / cómo va ?</text:p>
      <text:p text:style-name="P1">&amp;eh si hubiéramos elegido a un Felipe González como jefe de la República o</text:p>
      <text:p text:style-name="P1">&amp;ah o Aznar o tal / como se balancearía eso hacia un lado o otro / PAB:/</text:p>
      <text:p text:style-name="P1">sería crítico para [/] para el país // dice que mientras que haya alguien</text:p>
      <text:p text:style-name="P1">que se mantenga al margen de eso / PAB:/ y que esté otro que [/] que es lo</text:p>
      <text:p text:style-name="P1">que [/] que es la verdadera dice / que es la verdadera República / es que</text:p>
      <text:p text:style-name="P1">la gente se [///] es la verdadera república / eso // no lo que pretenden</text:p>
      <text:p text:style-name="P1">que sea y tal // no sé / &lt; a mí me ha parecido / me ha parecido una</text:p>
      <text:p text:style-name="P1">reflexión &gt; ...</text:p>
      <text:p text:style-name="P1">*30JOS: &lt; vamos a ser el primer país del mundo //</text:p>
      <text:p text:style-name="P1">con una monarquía en que los reyes &gt; son &amp;monar son [/] son / JOS:/ &lt;</text:p>
      <text:p text:style-name="P1">republicanos &gt; // joe //</text:p>
      <text:p text:style-name="P1">after: * PAB:/ que no / pero que no tendría sentido / &lt; que organizáramos /</text:p>
      <text:p text:style-name="P1">aquí una [/] una &gt; PAB:/ República donde tuviera que [/] que mandar pues</text:p>
      <text:p text:style-name="P1">eso / un ex-mandatario con afiliaciones a un partido concreto / porque dice</text:p>
      <text:p text:style-name="P1">que eso en España / la democracia no lo sostendría / porque el [/] el once</text:p>
      <text:p text:style-name="P1">de marzo / cómo va ? &amp;eh si hubiéramos elegido a un Felipe González como</text:p>
      <text:p text:style-name="P1">jefe de la República o &amp;ah o Aznar o tal / como se balancearía eso hacia un</text:p>
      <text:p text:style-name="P1">lado o otro / PAB:/ sería crítico para [/] para el país // dice que</text:p>
      <text:p text:style-name="P1">mientras que haya alguien que se mantenga al margen de eso / PAB:/ y que</text:p>
      <text:p text:style-name="P1">esté otro que [/] que es lo que [/] que es la verdadera dice / que es la</text:p>
      <text:p text:style-name="P1">verdadera República / es que la gente se [///] es la verdadera república /</text:p>
      <text:p text:style-name="P1">eso // no lo que pretenden que sea y tal // no sé / &lt; a mí me ha parecido /</text:p>
      <text:p text:style-name="P1">me ha parecido una reflexión &gt; ...</text:p>
      <text:p text:style-name="P1">before: * PAB:/ que al final [///] no / pero que &lt; al final / que no</text:p>
      <text:p text:style-name="P1">tendría sentido / que no tendría &amp;que sentido &gt; / PAB:/ que no / pero que</text:p>
      <text:p text:style-name="P1">no tendría sentido / &lt; que organizáramos / aquí una [/] una &gt; PAB:/</text:p>
      <text:p text:style-name="P1">República donde tuviera que [/] que mandar pues eso / un ex-mandatario con</text:p>
      <text:p text:style-name="P1">afiliaciones a un partido concreto / porque dice que eso en España / la</text:p>
      <text:p text:style-name="P1">democracia no lo sostendría / porque el [/] el once de marzo / cómo va ?</text:p>
      <text:p text:style-name="P1">&amp;eh si hubiéramos elegido a un Felipe González como jefe de la República o</text:p>
      <text:p text:style-name="P1">&amp;ah o Aznar o tal / como se balancearía eso hacia un lado o otro / PAB:/</text:p>
      <text:p text:style-name="P1">sería crítico para [/] para el país // dice que mientras que haya alguien</text:p>
      <text:p text:style-name="P1">que se mantenga al margen de eso / PAB:/ y que esté otro que [/] que es lo</text:p>
      <text:p text:style-name="P1">que [/] que es la verdadera dice / que es la verdadera República / es que</text:p>
      <text:p text:style-name="P1">la gente se [///] es la verdadera república / eso // no lo que pretenden</text:p>
      <text:p text:style-name="P1">que sea y tal // no sé / &lt; a mí me ha parecido / me ha parecido una</text:p>
      <text:p text:style-name="P1">reflexión &gt; ...</text:p>
      <text:p text:style-name="P1">JOS: &lt; vamos a ser el primer país del mundo // con una monarquía en que los</text:p>
      <text:p text:style-name="P1">reyes &gt; son &amp;monar son [/] son / JOS:/ &lt; republicanos &gt; //</text:p>
      <text:p text:style-name="P1">*30joe //</text:p>
      <text:p text:style-name="P1">after: * PAB:/ que no / pero que no tendría sentido / &lt; que organizáramos /</text:p>
      <text:p text:style-name="P1">aquí una [/] una &gt; PAB:/ República donde tuviera que [/] que mandar pues</text:p>
      <text:p text:style-name="P1">eso / un ex-mandatario con afiliaciones a un partido concreto / porque dice</text:p>
      <text:p text:style-name="P1">que eso en España / la democracia no lo sostendría / porque el [/] el once</text:p>
      <text:p text:style-name="P1">de marzo / cómo va ? &amp;eh si hubiéramos elegido a un Felipe González como</text:p>
      <text:p text:style-name="P1">jefe de la República o &amp;ah o Aznar o tal / como se balancearía eso hacia un</text:p>
      <text:p text:style-name="P1">lado o otro / PAB:/ sería crítico para [/] para el país // dice que</text:p>
      <text:p text:style-name="P1">mientras que haya alguien que se mantenga al margen de eso / PAB:/ y que</text:p>
      <text:p text:style-name="P1">esté otro que [/] que es lo que [/] que es la verdadera dice / que es la</text:p>
      <text:p text:style-name="P1">verdadera República / es que la gente se [///] es la verdadera república /</text:p>
      <text:p text:style-name="P1">eso // no lo que pretenden que sea y tal // no sé / &lt; a mí me ha parecido /</text:p>
      <text:p text:style-name="P1">me ha parecido una reflexión &gt; ...</text:p>
      <text:p text:style-name="P1">before: * PAB:/ República donde tuviera que [/] que mandar pues eso / un</text:p>
      <text:p text:style-name="P1">ex-mandatario con afiliaciones a un partido concreto / porque dice que eso</text:p>
      <text:p text:style-name="P1">en España / la democracia no lo sostendría / porque el [/] el once de</text:p>
      <text:p text:style-name="P1">marzo / cómo va ? &amp;eh si hubiéramos elegido a un Felipe González como jefe</text:p>
      <text:p text:style-name="P1"><text:soft-page-break/>de la República o &amp;ah o Aznar o tal / como se balancearía eso hacia un lado</text:p>
      <text:p text:style-name="P1">o otro / PAB:/ sería crítico para [/] para el país // dice que mientras que</text:p>
      <text:p text:style-name="P1">haya alguien que se mantenga al margen de eso / PAB:/ y que esté otro que</text:p>
      <text:p text:style-name="P1">[/] que es lo que [/] que es la verdadera dice / que es la verdadera</text:p>
      <text:p text:style-name="P1">República / es que la gente se [///] es la verdadera república / eso // no</text:p>
      <text:p text:style-name="P1">lo que pretenden que sea y tal // no sé / &lt; a mí me ha parecido / me ha</text:p>
      <text:p text:style-name="P1">parecido una reflexión &gt; ...</text:p>
      <text:p text:style-name="P1">*34JOS: &amp;va yyy //</text:p>
      <text:p text:style-name="P1">after: * PAB:/ sería crítico para [/] para el país // dice que mientras que</text:p>
      <text:p text:style-name="P1">haya alguien que se mantenga al margen de eso / PAB:/ y que esté otro que</text:p>
      <text:p text:style-name="P1">[/] que es lo que [/] que es la verdadera dice / que es la verdadera</text:p>
      <text:p text:style-name="P1">República / es que la gente se [///] es la verdadera república / eso // no</text:p>
      <text:p text:style-name="P1">lo que pretenden que sea y tal // no sé / &lt; a mí me ha parecido / me ha</text:p>
      <text:p text:style-name="P1">parecido una reflexión &gt; ...</text:p>
      <text:p text:style-name="P1">before: * PAB:/ y que esté otro que [/] que es lo que [/] que es la</text:p>
      <text:p text:style-name="P1">verdadera dice / que es la verdadera República / es que la gente se [///]</text:p>
      <text:p text:style-name="P1">es la verdadera república / eso // no lo que pretenden que sea y tal // no</text:p>
      <text:p text:style-name="P1">sé / &lt; a mí me ha parecido / me ha parecido una reflexión &gt; ...</text:p>
      <text:p text:style-name="P1">*38PIU: &lt; la verdadera democracia &gt; //</text:p>
      <text:p text:style-name="P1">after: CAR: no // hombre / en [/] en la [//] en Italia / en la República</text:p>
      <text:p text:style-name="P1">Italiana se elige [//] eligen / a uno [/] a uno que está por encima de</text:p>
      <text:p text:style-name="P1">todos los partidos &lt; o sea de todas las tendencias y todo &gt; //</text:p>
      <text:p text:style-name="P1">before: PIU: &lt; la verdadera democracia &gt; //</text:p>
      <text:p text:style-name="P1">*39CAR: no //</text:p>
      <text:p text:style-name="P1">hombre / en [/] en la [//] en Italia / en la República Italiana se elige</text:p>
      <text:p text:style-name="P1">[//] eligen / a uno [/] a uno que está por encima de todos los partidos &lt; o</text:p>
      <text:p text:style-name="P1">sea de todas las tendencias y todo &gt; //</text:p>
      <text:p text:style-name="P1">after: PAB: &lt; claro pero al final &gt; [/] pero al final / tienen una</text:p>
      <text:p text:style-name="P1">tendencia / por ejemplo lo que pasa no es que bueno lo tienen &lt; metido / y</text:p>
      <text:p text:style-name="P1">&gt; +</text:p>
      <text:p text:style-name="P1">before: CAR: &lt; no [/] no sé &gt; / no / nunca se les critica por tener &lt; una</text:p>
      <text:p text:style-name="P1">tendencia lo que yo llevo no &gt; +</text:p>
      <text:p text:style-name="P1">*42PAB: &lt; pues //</text:p>
      <text:p text:style-name="P1">en Francia &gt; //</text:p>
      <text:p text:style-name="P1">after: CAR: se [/] se les critica por tendencia / por favoritismo ? &lt; en</text:p>
      <text:p text:style-name="P1">Italia esto &gt; +</text:p>
      <text:p text:style-name="P1">before: CAR: &lt; no [/] no sé &gt; / no / nunca se les critica por tener &lt; una</text:p>
      <text:p text:style-name="P1">tendencia lo que yo llevo no &gt; +</text:p>
      <text:p text:style-name="P1">PAB: &lt; pues //</text:p>
      <text:p text:style-name="P1">*42en Francia &gt; //</text:p>
      <text:p text:style-name="P1">after: CAR: se [/] se les critica por tendencia / por favoritismo ? &lt; en</text:p>
      <text:p text:style-name="P1">Italia esto &gt; +</text:p>
      <text:p text:style-name="P1">before: CAR: se [/] se les critica por tendencia / por favoritismo ? &lt; en</text:p>
      <text:p text:style-name="P1">Italia esto &gt; +</text:p>
      <text:p text:style-name="P1">PAB: &lt; en Francia / ya me contarás &gt; // o sea &amp;Chi esto &amp;quie ahora es [/]</text:p>
      <text:p text:style-name="P1">ahora es esto Chirac / el Presidente de [///] no es / PAB:/ es Chirac //</text:p>
      <text:p text:style-name="P1">*44xxx +</text:p>
      <text:p text:style-name="P1">after: JUA: sí es Chirac //</text:p>
      <text:p text:style-name="P1">before: PAB: &lt; en Francia / ya me contarás &gt; // o sea &amp;Chi esto &amp;quie ahora</text:p>
      <text:p text:style-name="P1"><text:soft-page-break/>es [/] ahora es esto Chirac / el Presidente de [///] no es / PAB:/ es</text:p>
      <text:p text:style-name="P1">Chirac // xxx +</text:p>
      <text:p text:style-name="P1">*45JUA: sí es Chirac //</text:p>
      <text:p text:style-name="P1">after: * PAB:/ es Chirac // xxx +</text:p>
      <text:p text:style-name="P1">&lt;text id="conv_03_CONFIO"&gt;</text:p>
      <text:p text:style-name="P1">before: CAR: bueno que hacemos / venga / &lt; salimos xxx / un momento &gt; ?</text:p>
      <text:p text:style-name="P1">PIZ: &lt; vamos a por eso &amp;de / Chave &gt; / quédate un poco no? //</text:p>
      <text:p text:style-name="P1">*1que conozcas a +</text:p>
      <text:p text:style-name="P1">after: CHA: pero si me tengo que ir ya // me tengo que ir ya // vamos / me</text:p>
      <text:p text:style-name="P1">estoy vistiendo / porque a y media me voy // de todas maneras yo confío en</text:p>
      <text:p text:style-name="P1">vosotras / para que me encontréis trabajo / vamos / no hace falta que yo</text:p>
      <text:p text:style-name="P1">esté aquí //</text:p>
      <text:p text:style-name="P1">before: PIZ: &lt; vamos a por eso &amp;de / Chave &gt; / quédate un poco no? // que</text:p>
      <text:p text:style-name="P1">conozcas a +</text:p>
      <text:p text:style-name="P1">*2CHA: pero si me tengo que ir ya //</text:p>
      <text:p text:style-name="P1">me tengo que ir ya // vamos / me estoy vistiendo / porque a y media me</text:p>
      <text:p text:style-name="P1">voy // de todas maneras yo confío en vosotras / para que me encontréis</text:p>
      <text:p text:style-name="P1">trabajo / vamos / no hace falta que yo esté aquí //</text:p>
      <text:p text:style-name="P1">after: CAR: yyy //</text:p>
      <text:p text:style-name="P1">before: PIZ: &lt; vamos a por eso &amp;de / Chave &gt; / quédate un poco no? // que</text:p>
      <text:p text:style-name="P1">conozcas a +</text:p>
      <text:p text:style-name="P1">CHA: pero si me tengo que ir ya //</text:p>
      <text:p text:style-name="P1">*2me tengo que ir ya //</text:p>
      <text:p text:style-name="P1">vamos / me estoy vistiendo / porque a y media me voy // de todas maneras yo</text:p>
      <text:p text:style-name="P1">confío en vosotras / para que me encontréis trabajo / vamos / no hace falta</text:p>
      <text:p text:style-name="P1">que yo esté aquí //</text:p>
      <text:p text:style-name="P1">after: CAR: yyy //</text:p>
      <text:p text:style-name="P1">before: CHA: pero si me tengo que ir ya // me tengo que ir ya // vamos / me</text:p>
      <text:p text:style-name="P1">estoy vistiendo / porque a y media me voy // de todas maneras yo confío en</text:p>
      <text:p text:style-name="P1">vosotras / para que me encontréis trabajo / vamos / no hace falta que yo</text:p>
      <text:p text:style-name="P1">esté aquí //</text:p>
      <text:p text:style-name="P1">*3CAR: yyy //</text:p>
      <text:p text:style-name="P1">after: CHA: sé portugués / soy correctora / y qué más era ? ¡ah! / y</text:p>
      <text:p text:style-name="P1">escribo // ya está //</text:p>
      <text:p text:style-name="P1">before: CAR: yyy //</text:p>
      <text:p text:style-name="P1">CHA: sé portugués / soy correctora / y qué más era ? ¡ah! / y escribo //</text:p>
      <text:p text:style-name="P1">*4ya está //</text:p>
      <text:p text:style-name="P1">after: CAR: yyy se te había olvidado //</text:p>
      <text:p text:style-name="P1">before: CHA: sé portugués / soy correctora / y qué más era ? ¡ah! / y</text:p>
      <text:p text:style-name="P1">escribo // ya está //</text:p>
      <text:p text:style-name="P1">*5CAR: yyy se te había olvidado //</text:p>
      <text:p text:style-name="P1">after: CHA: yyy bueno / que hables con Elena y ...</text:p>
      <text:p text:style-name="P1">before: CHA: yyy bueno / que hables con Elena y ...</text:p>
      <text:p text:style-name="P1">*7CAR: se lo digo //</text:p>
      <text:p text:style-name="P1">after: CHA: yo que sé / si a Elena la [/] la acabarás viendo seguro // &lt; yo</text:p>
      <text:p text:style-name="P1">si puedo me apunto si no no &gt; //</text:p>
      <text:p text:style-name="P1">before: CAR: se lo digo //</text:p>
      <text:p text:style-name="P1">CHA: yo que sé / si a Elena la [/] la acabarás viendo seguro //</text:p>
      <text:p text:style-name="P1">*8&lt; yo si puedo me apunto si no no &gt; //</text:p>
      <text:p text:style-name="P1">after: CAR: &lt; sí / porque mañana la veo &gt; // el [/] el domingo la veo / que</text:p>
      <text:p text:style-name="P1">es el cumpleaños de su hermana //</text:p>
      <text:p text:style-name="P1">before: CAR: &lt; sí / porque mañana la veo &gt; // el [/] el domingo la veo /</text:p>
      <text:p text:style-name="P1">que es el cumpleaños de su hermana //</text:p>
      <text:p text:style-name="P1"><text:soft-page-break/>*10CHA: ya //</text:p>
      <text:p text:style-name="P1">y vais a ir a casa de Lola o a Majadahonda ?</text:p>
      <text:p text:style-name="P1">after: CAR: &amp;eh no // mañana a Majadahonda // no / pero esta semana / te</text:p>
      <text:p text:style-name="P1">damos un toque aquí // y se lo digo a Elena //</text:p>
      <text:p text:style-name="P1">before: CAR: &lt; sí / porque mañana la veo &gt; // el [/] el domingo la veo /</text:p>
      <text:p text:style-name="P1">que es el cumpleaños de su hermana //</text:p>
      <text:p text:style-name="P1">CHA: ya //</text:p>
      <text:p text:style-name="P1">*10 y vais a ir a casa de Lola o a Majadahonda ?</text:p>
      <text:p text:style-name="P1">after: CAR: &amp;eh no // mañana a Majadahonda // no / pero esta semana / te</text:p>
      <text:p text:style-name="P1">damos un toque aquí // y se lo digo a Elena //</text:p>
      <text:p text:style-name="P1">before: CHA: ya // y vais a ir a casa de Lola o a Majadahonda ?</text:p>
      <text:p text:style-name="P1">*11CAR: &amp;eh no //</text:p>
      <text:p text:style-name="P1">mañana a Majadahonda // no / pero esta semana / te damos un toque aquí // y</text:p>
      <text:p text:style-name="P1">se lo digo a Elena //</text:p>
      <text:p text:style-name="P1">after: CHA: sí //</text:p>
      <text:p text:style-name="P1">before: CHA: ya // y vais a ir a casa de Lola o a Majadahonda ?</text:p>
      <text:p text:style-name="P1">CAR: &amp;eh no //</text:p>
      <text:p text:style-name="P1">*11mañana a Majadahonda //</text:p>
      <text:p text:style-name="P1">no / pero esta semana / te damos un toque aquí // y se lo digo a Elena //</text:p>
      <text:p text:style-name="P1">after: CHA: sí //</text:p>
      <text:p text:style-name="P1">before: CHA: ya // y vais a ir a casa de Lola o a Majadahonda ?</text:p>
      <text:p text:style-name="P1">CAR: &amp;eh no // mañana a Majadahonda // no / pero esta semana / te damos un</text:p>
      <text:p text:style-name="P1">toque aquí //</text:p>
      <text:p text:style-name="P1">*11y se lo digo a Elena //</text:p>
      <text:p text:style-name="P1">after: CHA: sí //</text:p>
      <text:p text:style-name="P1">before: CAR: &amp;eh no // mañana a Majadahonda // no / pero esta semana / te</text:p>
      <text:p text:style-name="P1">damos un toque aquí // y se lo digo a Elena //</text:p>
      <text:p text:style-name="P1">*12CHA: sí //</text:p>
      <text:p text:style-name="P1">after: CAR: a ver si nos vemos en [/] en [//] por ahí // está tan bonito</text:p>
      <text:p text:style-name="P1">además el centro CAR:/ &lt; esa zona &gt;</text:p>
      <text:p text:style-name="P1">before: CHA: sí //</text:p>
      <text:p text:style-name="P1">*13CAR: a ver si nos vemos en [/] en [//] por ahí //</text:p>
      <text:p text:style-name="P1">está tan bonito además el centro CAR:/ &lt; esa zona &gt;</text:p>
      <text:p text:style-name="P1">after: CHA: &lt; sí &gt; //</text:p>
      <text:p text:style-name="P1">before: CHA: sí //</text:p>
      <text:p text:style-name="P1">CAR: a ver si nos vemos en [/] en [//] por ahí //</text:p>
      <text:p text:style-name="P1">*13está tan bonito además el centro CAR:/ &lt; esa zona &gt;</text:p>
      <text:p text:style-name="P1">after: CHA: &lt; sí &gt; //</text:p>
      <text:p text:style-name="P1">before: CAR: a ver si nos vemos en [/] en [//] por ahí // está tan bonito</text:p>
      <text:p text:style-name="P1">además el centro CAR:/ &lt; esa zona &gt;</text:p>
      <text:p text:style-name="P1">*14CHA: &lt; sí &gt; //</text:p>
      <text:p text:style-name="P1">after: * CAR:/ &lt; esa zona &gt;</text:p>
      <text:p text:style-name="P1">&lt;text id="conv_03_ECONOMIA_DOMESTICA"&gt;</text:p>
      <text:p text:style-name="P1">beginning of document</text:p>
      <text:p text:style-name="P1">*0PIZ: que era hermana de la Emilia que era la bizquísima //</text:p>
      <text:p text:style-name="P1">after: XYZ: sí //</text:p>
      <text:p text:style-name="P1">before: PIZ: que era hermana de la Emilia que era la bizquísima //</text:p>
      <text:p text:style-name="P1">*1XYZ: sí //</text:p>
      <text:p text:style-name="P1">after: PIZ: que estaba [//] que era como cuidadora no os acordáis de la</text:p>
      <text:p text:style-name="P1">Emilia ?</text:p>
      <text:p text:style-name="P1">before: XYZ: sí //</text:p>
      <text:p text:style-name="P1">*2PIZ: que estaba [//] que era como cuidadora no os acordáis de la</text:p>
      <text:p text:style-name="P1">Emilia ?</text:p>
      <text:p text:style-name="P1"><text:soft-page-break/>after: MAI: sí era hermana ?</text:p>
      <text:p text:style-name="P1">before: PIZ: que estaba [//] que era como cuidadora no os acordáis de la</text:p>
      <text:p text:style-name="P1">Emilia ?</text:p>
      <text:p text:style-name="P1">*3MAI: sí era hermana ?</text:p>
      <text:p text:style-name="P1">after: PIZ: que nos daba economía doméstica //</text:p>
      <text:p text:style-name="P1">before: MAI: sí era hermana ?</text:p>
      <text:p text:style-name="P1">*4PIZ: que nos daba economía doméstica //</text:p>
      <text:p text:style-name="P1">after: XYZ: sí //</text:p>
      <text:p text:style-name="P1">before: PIZ: que nos daba economía doméstica //</text:p>
      <text:p text:style-name="P1">*5XYZ: sí //</text:p>
      <text:p text:style-name="P1">after: PIZ: sí / eran hermanas // no se parecían nada / pero eran</text:p>
      <text:p text:style-name="P1">hermanas //</text:p>
      <text:p text:style-name="P1">before: MAI: fíjate / no lo recordaba yo //</text:p>
      <text:p text:style-name="P1">*8CAR: eso no nos sirvió tanto no? ?</text:p>
      <text:p text:style-name="P1">after: PIZ: la economía doméstica ?</text:p>
      <text:p text:style-name="P1">before: CAR: eso no nos sirvió tanto no? ?</text:p>
      <text:p text:style-name="P1">*9PIZ: la economía doméstica ?</text:p>
      <text:p text:style-name="P1">after: CAR: como que no // lo de coser sí // pero la economía doméstica ...</text:p>
      <text:p text:style-name="P1">before: PIZ: la economía doméstica ?</text:p>
      <text:p text:style-name="P1">*10CAR: como que no //</text:p>
      <text:p text:style-name="P1">lo de coser sí // pero la economía doméstica ...</text:p>
      <text:p text:style-name="P1">after: ISA: calla / calla / lo de coser //</text:p>
      <text:p text:style-name="P1">before: PIZ: la economía doméstica ?</text:p>
      <text:p text:style-name="P1">CAR: como que no //</text:p>
      <text:p text:style-name="P1">*10lo de coser sí //</text:p>
      <text:p text:style-name="P1">pero la economía doméstica ...</text:p>
      <text:p text:style-name="P1">after: ISA: calla / calla / lo de coser //</text:p>
      <text:p text:style-name="P1">before: PIZ: la economía doméstica ?</text:p>
      <text:p text:style-name="P1">CAR: como que no // lo de coser sí //</text:p>
      <text:p text:style-name="P1">*10pero la economía doméstica ...</text:p>
      <text:p text:style-name="P1">after: ISA: calla / calla / lo de coser //</text:p>
      <text:p text:style-name="P1">before: CAR: yo &lt; me acuerdo siempre porque &gt; / CAR:/ que tengo un jersey</text:p>
      <text:p text:style-name="P1">de Zara que me [//] que se [/] que le han &amp;caid que se le han caído los</text:p>
      <text:p text:style-name="P1">botones / y entonces / muy viejo y muy cochambroso / y entonces me he</text:p>
      <text:p text:style-name="P1">puesto unos imperdibles por debajo para sostenerlos / por [//] en vez de</text:p>
      <text:p text:style-name="P1">poner los botones porque ... para estar en casa // y siempre me siento muy</text:p>
      <text:p text:style-name="P1">culpable porque / me acuerdo del cuaderno de economía doméstica o de ...</text:p>
      <text:p text:style-name="P1">que se decía / cómo no debe ser una señora // había un dibujo de estos que</text:p>
      <text:p text:style-name="P1">era a una tinta / CAR:/ con un imperdible //</text:p>
      <text:p text:style-name="P1">*13ANG: &lt; hablamos de la primorosa &gt; antes xxx +</text:p>
      <text:p text:style-name="P1">after: * CAR:/ que tengo un jersey de Zara que me [//] que se [/] que le</text:p>
      <text:p text:style-name="P1">han &amp;caid que se le han caído los botones / y entonces / muy viejo y muy</text:p>
      <text:p text:style-name="P1">cochambroso / y entonces me he puesto unos imperdibles por debajo para</text:p>
      <text:p text:style-name="P1">sostenerlos / por [//] en vez de poner los botones porque ... para estar en</text:p>
      <text:p text:style-name="P1">casa // y siempre me siento muy culpable porque / me acuerdo del cuaderno</text:p>
      <text:p text:style-name="P1">de economía doméstica o de ... que se decía / cómo no debe ser una</text:p>
      <text:p text:style-name="P1">señora // había un dibujo de estos que era a una tinta / CAR:/ con un</text:p>
      <text:p text:style-name="P1">imperdible //</text:p>
      <text:p text:style-name="P1">before: * CAR:/ que tengo un jersey de Zara que me [//] que se [/] que le</text:p>
      <text:p text:style-name="P1">han &amp;caid que se le han caído los botones / y entonces / muy viejo y muy</text:p>
      <text:p text:style-name="P1">cochambroso / y entonces me he puesto unos imperdibles por debajo para</text:p>
      <text:p text:style-name="P1">sostenerlos / por [//] en vez de poner los botones porque ... para estar en</text:p>
      <text:p text:style-name="P1">casa // y siempre me siento muy culpable porque / me acuerdo del cuaderno</text:p>
      <text:p text:style-name="P1"><text:soft-page-break/>de economía doméstica o de ... que se decía / cómo no debe ser una</text:p>
      <text:p text:style-name="P1">señora // había un dibujo de estos que era a una tinta / CAR:/ con un</text:p>
      <text:p text:style-name="P1">imperdible //</text:p>
      <text:p text:style-name="P1">*15TTT: yyy //</text:p>
      <text:p text:style-name="P1">after: * CAR:/ con un imperdible //</text:p>
      <text:p text:style-name="P1">before: * CAR:/ con un imperdible //</text:p>
      <text:p text:style-name="P1">*17PIZ: yo lo tengo por ahí //</text:p>
      <text:p text:style-name="P1">debe estar por aquí //</text:p>
      <text:p text:style-name="P1">after: VIR: economía doméstica / qué gracioso //</text:p>
      <text:p text:style-name="P1">before: * CAR:/ con un imperdible //</text:p>
      <text:p text:style-name="P1">PIZ: yo lo tengo por ahí //</text:p>
      <text:p text:style-name="P1">*17debe estar por aquí //</text:p>
      <text:p text:style-name="P1">after: VIR: economía doméstica / qué gracioso //</text:p>
      <text:p text:style-name="P1">before: VIR: economía doméstica / qué gracioso //</text:p>
      <text:p text:style-name="P1">*19MAI: y eso es lo que no se debía hacer //</text:p>
      <text:p text:style-name="P1">after: CAR: y me sentía culpable / culpable / todavía //</text:p>
      <text:p text:style-name="P1">before: CAR: y me sentía culpable / culpable / todavía //</text:p>
      <text:p text:style-name="P1">*21XYZ: qué gracioso //</text:p>
      <text:p text:style-name="P1">after: ANG: mírale / es verdad //</text:p>
      <text:p text:style-name="P1">before: ANG: mírale / es verdad //</text:p>
      <text:p text:style-name="P1">*23XYZ: huy //</text:p>
      <text:p text:style-name="P1">after: ISA: anda es verdad //</text:p>
      <text:p text:style-name="P1">before: XYZ: huy //</text:p>
      <text:p text:style-name="P1">*24ISA: anda es verdad //</text:p>
      <text:p text:style-name="P1">after: PIZ: &lt; es que ya no hay sección de xxx &gt; +</text:p>
      <text:p text:style-name="P1">before: ISA: anda es verdad //</text:p>
      <text:p text:style-name="P1">*25PIZ: &lt; es que ya no hay sección de xxx &gt; +</text:p>
      <text:p text:style-name="P1">after: XYZ: &lt; sí / sí / sí / sí //</text:p>
      <text:p text:style-name="P1">before: PIZ: es que mira / además / recorté esto que me hace mucha</text:p>
      <text:p text:style-name="P1">gracia ...</text:p>
      <text:p text:style-name="P1">*30TTT: hhh</text:p>
      <text:p text:style-name="P1">after: ANG: es lo del Cola Cao //</text:p>
      <text:p text:style-name="P1">before: TTT: hhh</text:p>
      <text:p text:style-name="P1">*31ANG: es lo del Cola Cao //</text:p>
      <text:p text:style-name="P1">after: XYZ: la receta del Cola Cao //</text:p>
      <text:p text:style-name="P1">before: ANG: es lo del Cola Cao //</text:p>
      <text:p text:style-name="P1">*32XYZ: la receta del Cola Cao //</text:p>
      <text:p text:style-name="P1">after: XYZ: pero yo sí que no lo //</text:p>
      <text:p text:style-name="P1">before: XYZ: la receta del Cola Cao //</text:p>
      <text:p text:style-name="P1">*33XYZ: pero yo sí que no lo //</text:p>
      <text:p text:style-name="P1">after: PIZ: es que era muy bueno / ese libro es una joya / eh //</text:p>
      <text:p text:style-name="P1">before: XYZ: sí / sí / sí //</text:p>
      <text:p text:style-name="P1">*36VIR: economía doméstica //</text:p>
      <text:p text:style-name="P1">after: MAI: economía doméstica ? fíjate / ya ni me acordaba / ( ya ni de</text:p>
      <text:p text:style-name="P1">hoy en día de lo ) +</text:p>
      <text:p text:style-name="P1">before: PIZ: sí / y habla de cómo se ponen los cubiertos / PIZ:/ en la</text:p>
      <text:p text:style-name="P1">mesa //</text:p>
      <text:p text:style-name="P1">*41ANG: sí //</text:p>
      <text:p text:style-name="P1">after: * PIZ:/ en la mesa //</text:p>
      <text:p text:style-name="P1">before: ISA: las ilustraciones son geniales / la verdad es que estoy</text:p>
      <text:p text:style-name="P1">escribiendo ahora un libro / para la Diputación de Barcelona //</text:p>
      <text:p text:style-name="P1">*45TTT: yyy //</text:p>
      <text:p text:style-name="P1">after: ISA: no sé si decirles que cojan las ilustraciones éstas //</text:p>
      <text:p text:style-name="P1"><text:soft-page-break/>before: TTT: yyy //</text:p>
      <text:p text:style-name="P1">*46ISA: no sé si decirles que cojan las ilustraciones éstas //</text:p>
      <text:p text:style-name="P1">after: PIZ: que lo cojan de ahí //</text:p>
      <text:p text:style-name="P1">before: ISA: no sé si decirles que cojan las ilustraciones éstas //</text:p>
      <text:p text:style-name="P1">*47PIZ: que lo cojan de ahí //</text:p>
      <text:p text:style-name="P1">after: CAR: pues ya estará / ya lo podrá hacer / derechos de autor no</text:p>
      <text:p text:style-name="P1">tendrán / estos &lt; xxx &gt; //</text:p>
      <text:p text:style-name="P1">before: CAR: pues ya estará / ya lo podrá hacer / derechos de autor no</text:p>
      <text:p text:style-name="P1">tendrán / estos &lt; xxx &gt; //</text:p>
      <text:p text:style-name="P1">ANG: &lt; eso / bueno &gt; / fíjate // bueno y además te digo / estos estaban</text:p>
      <text:p text:style-name="P1">hechos por los de la clandestinidad //</text:p>
      <text:p text:style-name="P1">*49esos están ahora en la clandestinidad //</text:p>
      <text:p text:style-name="P1">after: TTT: yyy //</text:p>
      <text:p text:style-name="P1">before: ANG: &lt; eso / bueno &gt; / fíjate // bueno y además te digo / estos</text:p>
      <text:p text:style-name="P1">estaban hechos por los de la clandestinidad // esos están ahora en la</text:p>
      <text:p text:style-name="P1">clandestinidad //</text:p>
      <text:p text:style-name="P1">*50TTT: yyy //</text:p>
      <text:p text:style-name="P1">after: ANG: &lt; ahora ya no pueden &gt; //</text:p>
      <text:p text:style-name="P1">before: TTT: yyy //</text:p>
      <text:p text:style-name="P1">*51ANG: &lt; ahora ya no pueden &gt; //</text:p>
      <text:p text:style-name="P1">after: MAI: &lt; ya no pueden reclamar &gt; //</text:p>
      <text:p text:style-name="P1">before: ANG: &lt; ahora ya no pueden &gt; //</text:p>
      <text:p text:style-name="P1">*52MAI: &lt; ya no pueden reclamar &gt; //</text:p>
      <text:p text:style-name="P1">after: ANG: &lt; ya no pueden reclamar &gt; //</text:p>
      <text:p text:style-name="P1">before: MAI: &lt; ya no pueden reclamar &gt; //</text:p>
      <text:p text:style-name="P1">*53ANG: &lt; ya no pueden reclamar &gt; //</text:p>
      <text:p text:style-name="P1">after: VIR: &lt; Isabela xxx sigues escribiendo &gt; ?</text:p>
      <text:p text:style-name="P1">before: ANG: &lt; ya no pueden reclamar &gt; //</text:p>
      <text:p text:style-name="P1">*54VIR: &lt; Isabela xxx sigues escribiendo &gt; ?</text:p>
      <text:p text:style-name="P1">after: MAI: &lt; no // escribí aquel libro junto a [//] con una amiga de &gt; /</text:p>
      <text:p text:style-name="P1">before: VIR: &lt; Isabela xxx sigues escribiendo &gt; ?</text:p>
      <text:p text:style-name="P1">*55MAI: &lt; no //</text:p>
      <text:p text:style-name="P1">escribí aquel libro junto a [//] con una amiga de &gt; /</text:p>
      <text:p text:style-name="P1">after: TTT: yyy //</text:p>
      <text:p text:style-name="P1">before: VIR: &lt; Isabela xxx sigues escribiendo &gt; ?</text:p>
      <text:p text:style-name="P1">MAI: &lt; no //</text:p>
      <text:p text:style-name="P1">*55escribí aquel libro junto a [//] con una amiga de &gt; /</text:p>
      <text:p text:style-name="P1">after: TTT: yyy //</text:p>
      <text:p text:style-name="P1">before: MAI: &lt; no // escribí aquel libro junto a [//] con una amiga de &gt; /</text:p>
      <text:p text:style-name="P1">*56TTT: yyy //</text:p>
      <text:p text:style-name="P1">after: PIZ: &lt; de la vergüenza &gt; // MAI:/ &lt; un proyecto de la directora de</text:p>
      <text:p text:style-name="P1">Marie Claire &gt; //</text:p>
      <text:p text:style-name="P1">before: TTT: yyy //</text:p>
      <text:p text:style-name="P1">*57PIZ: &lt; de la vergüenza &gt; //</text:p>
      <text:p text:style-name="P1">MAI:/ &lt; un proyecto de la directora de Marie Claire &gt; //</text:p>
      <text:p text:style-name="P1">after: ANG: &lt; no pueden decir / pues yo lo ilustré // no &gt; //</text:p>
      <text:p text:style-name="P1">before: TTT: yyy //</text:p>
      <text:p text:style-name="P1">*57MAI:/ &lt; un proyecto de la directora de Marie Claire &gt; //</text:p>
      <text:p text:style-name="P1">MAI:/ &lt; un proyecto de la directora de Marie Claire &gt; //</text:p>
      <text:p text:style-name="P1">after: ANG: &lt; no pueden decir / pues yo lo ilustré // no &gt; //</text:p>
      <text:p text:style-name="P1">before: PIZ: &lt; de la vergüenza &gt; // MAI:/ &lt; un proyecto de la directora de</text:p>
      <text:p text:style-name="P1">Marie Claire &gt; //</text:p>
      <text:p text:style-name="P1">ANG: &lt; no pueden decir / pues yo lo ilustré //</text:p>
      <text:p text:style-name="P1"><text:soft-page-break/>*58no &gt; //</text:p>
      <text:p text:style-name="P1">after: * MAI:/ &lt; un proyecto de la directora de Marie Claire &gt; //</text:p>
      <text:p text:style-name="P1">before: MAI: yo he visto ya el &lt; apartado que &gt; / MAI:/ y la verdad es que</text:p>
      <text:p text:style-name="P1">lo he ojeado y lo he perdido que dice / a qué se le llama ropa blanca //</text:p>
      <text:p text:style-name="P1">*62PIZ: &lt; de las manchas &gt; +</text:p>
      <text:p text:style-name="P1">after: * MAI:/ y la verdad es que lo he ojeado y lo he perdido que dice / a</text:p>
      <text:p text:style-name="P1">qué se le llama ropa blanca //</text:p>
      <text:p text:style-name="P1">before: * MAI:/ y la verdad es que lo he ojeado y lo he perdido que dice /</text:p>
      <text:p text:style-name="P1">a qué se le llama ropa blanca //</text:p>
      <text:p text:style-name="P1">*64TTT: yyy //</text:p>
      <text:p text:style-name="P1">after: CAR: ¡ay! mira / jugar al tenis / cuidado con los deportes no se</text:p>
      <text:p text:style-name="P1">vaya uno / a desvirgar //</text:p>
      <text:p text:style-name="P1">before: CAR: ¡ay! mira / jugar al tenis / cuidado con los deportes no se</text:p>
      <text:p text:style-name="P1">vaya uno / a desvirgar //</text:p>
      <text:p text:style-name="P1">*66TTT: yyy //</text:p>
      <text:p text:style-name="P1">after: CAR: era / era //</text:p>
      <text:p text:style-name="P1">before: CAR: era / era ...</text:p>
      <text:p text:style-name="P1">*70MAI: os acordáis ?</text:p>
      <text:p text:style-name="P1">after: CAR: si hacías mucha bicicleta //</text:p>
      <text:p text:style-name="P1">before: MAI: os acordáis ?</text:p>
      <text:p text:style-name="P1">*71CAR: si hacías mucha bicicleta //</text:p>
      <text:p text:style-name="P1">after: MAI: y además / eso nos lo preguntábamos / oye / pero es verdad que</text:p>
      <text:p text:style-name="P1">si montas a caballo y eso ?</text:p>
      <text:p text:style-name="P1">before: MAI: y además / eso nos lo preguntábamos / oye / pero es verdad que</text:p>
      <text:p text:style-name="P1">si montas a caballo y eso ?</text:p>
      <text:p text:style-name="P1">*73ANG: &lt; me acuerdo xxx &gt; //</text:p>
      <text:p text:style-name="P1">after: PIZ: &lt; sí / sí / sí / qué cosa más absurda verdad? &gt; // qué cosa más</text:p>
      <text:p text:style-name="P1">tonta // dios mío //</text:p>
      <text:p text:style-name="P1">before: ANG: &lt; me acuerdo xxx &gt; //</text:p>
      <text:p text:style-name="P1">PIZ: &lt; sí / sí / sí / qué cosa más absurda verdad? &gt; //</text:p>
      <text:p text:style-name="P1">*74qué cosa más tonta //</text:p>
      <text:p text:style-name="P1">dios mío //</text:p>
      <text:p text:style-name="P1">after: CAR: pues sí //</text:p>
      <text:p text:style-name="P1">before: ANG: &lt; me acuerdo xxx &gt; //</text:p>
      <text:p text:style-name="P1">PIZ: &lt; sí / sí / sí / qué cosa más absurda verdad? &gt; // qué cosa más</text:p>
      <text:p text:style-name="P1">tonta //</text:p>
      <text:p text:style-name="P1">*74dios mío //</text:p>
      <text:p text:style-name="P1">after: CAR: pues sí //</text:p>
      <text:p text:style-name="P1">before: PIZ: &lt; sí / sí / sí / qué cosa más absurda verdad? &gt; // qué cosa</text:p>
      <text:p text:style-name="P1">más tonta // dios mío //</text:p>
      <text:p text:style-name="P1">*75CAR: pues sí //</text:p>
      <text:p text:style-name="P1">after: ANG: ya ves tú //</text:p>
      <text:p text:style-name="P1">before: CAR: pues sí //</text:p>
      <text:p text:style-name="P1">*76ANG: ya ves tú //</text:p>
      <text:p text:style-name="P1">after: CAR: una palabra que ya como que no se usa / no? // me ha salido así</text:p>
      <text:p text:style-name="P1">con dificultad / debo decirlo //</text:p>
      <text:p text:style-name="P1">before: CAR: una palabra que ya como que no se usa / no? // me ha salido</text:p>
      <text:p text:style-name="P1">así con dificultad / debo decirlo //</text:p>
      <text:p text:style-name="P1">*78TTT: yyy //</text:p>
      <text:p text:style-name="P1">after: VIR: y ahora hablas con [/] con tus hijos de esas edades / y te</text:p>
      <text:p text:style-name="P1">quedas ...</text:p>
      <text:p text:style-name="P1">before: VIR: y ahora hablas con [/] con tus hijos de esas edades / y te</text:p>
      <text:p text:style-name="P1">quedas ...</text:p>
      <text:p text:style-name="P1"><text:soft-page-break/>*80CAR: madre mía //</text:p>
      <text:p text:style-name="P1">after: ANG: &lt; las preguntas sí &gt; //</text:p>
      <text:p text:style-name="P1">before: CAR: madre mía //</text:p>
      <text:p text:style-name="P1">*81ANG: &lt; las preguntas sí &gt; //</text:p>
      <text:p text:style-name="P1">after: VIR: &lt; las cosas que saben &gt; //</text:p>
      <text:p text:style-name="P1">before: ANG: &lt; las preguntas sí &gt; //</text:p>
      <text:p text:style-name="P1">*82VIR: &lt; las cosas que saben &gt; //</text:p>
      <text:p text:style-name="P1">after: ANG: bueno //</text:p>
      <text:p text:style-name="P1">before: VIR: &lt; las cosas que saben &gt; //</text:p>
      <text:p text:style-name="P1">*83ANG: bueno //</text:p>
      <text:p text:style-name="P1">end of document.</text:p>
      <text:p text:style-name="P1">&lt;text id="conv_03_ESTAMOS_AQUI_POR_UNA_COINCIDENCIA"&gt;</text:p>
      <text:p text:style-name="P1">beginning of document</text:p>
      <text:p text:style-name="P1">*0ANG: que me ha traído muy bien //</text:p>
      <text:p text:style-name="P1">qué tal Carla ? bueno / qué coincidencia //</text:p>
      <text:p text:style-name="P1">after: CAR: verdad ?</text:p>
      <text:p text:style-name="P1">before: ANG: que me ha traído muy bien // qué tal Carla ? bueno / qué</text:p>
      <text:p text:style-name="P1">coincidencia //</text:p>
      <text:p text:style-name="P1">*1CAR: verdad ?</text:p>
      <text:p text:style-name="P1">after: ANG: por una semana has venido sólo ?</text:p>
      <text:p text:style-name="P1">before: CAR: verdad ?</text:p>
      <text:p text:style-name="P1">*2ANG: por una semana has venido sólo ?</text:p>
      <text:p text:style-name="P1">after: CAR: dos// pero vamos a hacerlo siempre a finales de mayo / para San</text:p>
      <text:p text:style-name="P1">Isidro nos tenemos que venir // &lt; esta es buena fecha &gt; //</text:p>
      <text:p text:style-name="P1">before: ANG: por una semana has venido sólo ?</text:p>
      <text:p text:style-name="P1">CAR: dos// pero vamos a hacerlo siempre a finales de mayo / para San Isidro</text:p>
      <text:p text:style-name="P1">nos tenemos que venir //</text:p>
      <text:p text:style-name="P1">*3&lt; esta es buena fecha &gt; //</text:p>
      <text:p text:style-name="P1">after: ANG: &lt; pero / yo &gt; siempre vengo / pero es que &lt; es la semana &gt;</text:p>
      <text:p text:style-name="P1">ANG:/ que depende de Sofía // porque el año pasado estaba aquí / que / la</text:p>
      <text:p text:style-name="P1">semana siguiente / que ( fue cuando ) mi padre // &lt; pero no &amp;depe &gt; +</text:p>
      <text:p text:style-name="P1">before: CAR: dos// pero vamos a hacerlo siempre a finales de mayo / para</text:p>
      <text:p text:style-name="P1">San Isidro nos tenemos que venir // &lt; esta es buena fecha &gt; //</text:p>
      <text:p text:style-name="P1">ANG: &lt; pero / yo &gt; siempre vengo / pero es que &lt; es la semana &gt; ANG:/ que</text:p>
      <text:p text:style-name="P1">depende de Sofía // porque el año pasado estaba aquí / que / la semana</text:p>
      <text:p text:style-name="P1">siguiente / que ( fue cuando ) mi padre //</text:p>
      <text:p text:style-name="P1">*4&lt; pero no &amp;depe &gt; +</text:p>
      <text:p text:style-name="P1">after: CAR: &lt; es que yo ahora lo he pillado &gt; //</text:p>
      <text:p text:style-name="P1">before: ANG: &lt; pero / yo &gt; siempre vengo / pero es que &lt; es la semana &gt;</text:p>
      <text:p text:style-name="P1">ANG:/ que depende de Sofía // porque el año pasado estaba aquí / que / la</text:p>
      <text:p text:style-name="P1">semana siguiente / que ( fue cuando ) mi padre // &lt; pero no &amp;depe &gt; +</text:p>
      <text:p text:style-name="P1">*5CAR: &lt; es que yo ahora lo he pillado &gt; //</text:p>
      <text:p text:style-name="P1">after: * ANG:/ que depende de Sofía // porque el año pasado estaba aquí /</text:p>
      <text:p text:style-name="P1">que / la semana siguiente / que ( fue cuando ) mi padre // &lt; pero no &amp;depe</text:p>
      <text:p text:style-name="P1">&gt; +</text:p>
      <text:p text:style-name="P1">before: CAR: &lt; pero / por qué depende &gt; de Sofía ?</text:p>
      <text:p text:style-name="P1">*8ANG: pues porque son las vacaciones ellas del cole //</text:p>
      <text:p text:style-name="P1">y entonces &amp;e &amp;tie creo que es algo que tiene que ver con la Ascensión o</text:p>
      <text:p text:style-name="P1">algo así //</text:p>
      <text:p text:style-name="P1">after: CAR: ¡ah! / &lt; y les dan un puente &amp;pa &gt; +</text:p>
      <text:p text:style-name="P1">before: CAR: &lt; pero / por qué depende &gt; de Sofía ?</text:p>
      <text:p text:style-name="P1">ANG: pues porque son las vacaciones ellas del cole //</text:p>
      <text:p text:style-name="P1">*8y entonces &amp;e &amp;tie creo que es algo que tiene que ver con la Ascensión o</text:p>
      <text:p text:style-name="P1"><text:soft-page-break/>algo así //</text:p>
      <text:p text:style-name="P1">after: CAR: ¡ah! / &lt; y les dan un puente &amp;pa &gt; +</text:p>
      <text:p text:style-name="P1">before: ANG: &lt; entonces / les dan unos &gt; puentes // y unas veces cae una</text:p>
      <text:p text:style-name="P1">semana / otras veces cae otra // el año pasado cayó / en la semana</text:p>
      <text:p text:style-name="P1">siguiente //</text:p>
      <text:p text:style-name="P1">*11CAR: así que ha venido Sofía ?</text:p>
      <text:p text:style-name="P1">after: ANG: claro / está en casa / la pobre / le decía [///] la he dejado</text:p>
      <text:p text:style-name="P1">con la abuela / pero bueno / se ha quedado haciendo collarcitos y tal /</text:p>
      <text:p text:style-name="P1">quería que me pusiera sus joyas / pero yyy ...</text:p>
      <text:p text:style-name="P1">before: ANG: claro / está en casa / la pobre / le decía [///] la he dejado</text:p>
      <text:p text:style-name="P1">con la abuela / pero bueno / se ha quedado haciendo collarcitos y tal /</text:p>
      <text:p text:style-name="P1">quería que me pusiera sus joyas / pero yyy ...</text:p>
      <text:p text:style-name="P1">*13CAR: mujer ...</text:p>
      <text:p text:style-name="P1">after: MAI: pero habértelos &amp;porta puesto y habértelos &lt; quitado xxx &gt; //</text:p>
      <text:p text:style-name="P1">before: CAR: mujer ...</text:p>
      <text:p text:style-name="P1">*14MAI: pero habértelos &amp;porta puesto y habértelos &lt; quitado xxx &gt; //</text:p>
      <text:p text:style-name="P1">after: ANG: &lt; yyy &gt; //</text:p>
      <text:p text:style-name="P1">before: MAI: pero habértelos &amp;porta puesto y habértelos &lt; quitado xxx &gt; //</text:p>
      <text:p text:style-name="P1">*15ANG: &lt; yyy &gt; //</text:p>
      <text:p text:style-name="P1">after: CAR: en el ascensor //</text:p>
      <text:p text:style-name="P1">before: ANG: &lt; yyy &gt; //</text:p>
      <text:p text:style-name="P1">*16CAR: en el ascensor //</text:p>
      <text:p text:style-name="P1">after: ANG: no / pero tiene uno que era muy simpático // ayer me pasee con</text:p>
      <text:p text:style-name="P1">eso / ha hecho una pulsera / se le está dando medianamente / vamos // &lt;</text:p>
      <text:p text:style-name="P1">aparte del orgullo de madre &gt; //</text:p>
      <text:p text:style-name="P1">before: CAR: en el ascensor //</text:p>
      <text:p text:style-name="P1">ANG: no / pero tiene uno que era muy simpático // ayer me pasee con eso /</text:p>
      <text:p text:style-name="P1">ha hecho una pulsera / se le está dando medianamente / vamos //</text:p>
      <text:p text:style-name="P1">*17&lt; aparte del orgullo de madre &gt; //</text:p>
      <text:p text:style-name="P1">after: CAR: &lt; artesanía con la abuela &gt; //</text:p>
      <text:p text:style-name="P1">before: ANG: no / pero tiene uno que era muy simpático // ayer me pasee con</text:p>
      <text:p text:style-name="P1">eso / ha hecho una pulsera / se le está dando medianamente / vamos // &lt;</text:p>
      <text:p text:style-name="P1">aparte del orgullo de madre &gt; //</text:p>
      <text:p text:style-name="P1">*18CAR: &lt; artesanía con la abuela &gt; //</text:p>
      <text:p text:style-name="P1">after: ANG: yyy y &amp;a y se quedaba allí / porque además iban a ir mi hermano</text:p>
      <text:p text:style-name="P1">Alfonso / el pequeño / iba a ir a [/] ANG:/ iban a [/] iban a pasar por la</text:p>
      <text:p text:style-name="P1">tarde / xxx no le veo //</text:p>
      <text:p text:style-name="P1">before: ANG: yyy y &amp;a y se quedaba allí / porque además iban a ir mi</text:p>
      <text:p text:style-name="P1">hermano Alfonso / el pequeño / iba a ir a [/] ANG:/ iban a [/] iban a pasar</text:p>
      <text:p text:style-name="P1">por la tarde / xxx no le veo //</text:p>
      <text:p text:style-name="P1">*20CAR: a estar ahí //</text:p>
      <text:p text:style-name="P1">after: * ANG:/ iban a [/] iban a pasar por la tarde / xxx no le veo //</text:p>
      <text:p text:style-name="P1">before: CAR: pues es que las fechas [/] las fechas son buenísimas / eh? /</text:p>
      <text:p text:style-name="P1">porque en mayo está precioso Madrid //</text:p>
      <text:p text:style-name="P1">*23ANG: claro //</text:p>
      <text:p text:style-name="P1">after: CAR: y yo siempre acabo el curso / más o menos / las [/] las dos</text:p>
      <text:p text:style-name="P1">últimas semanas de mayo se acaban las clases //</text:p>
      <text:p text:style-name="P1">before: CAR: y yo siempre acabo el curso / más o menos / las [/] las dos</text:p>
      <text:p text:style-name="P1">últimas semanas de mayo se acaban las clases //</text:p>
      <text:p text:style-name="P1">*25ANG: claro //</text:p>
      <text:p text:style-name="P1">after: PIZ: &lt; para mojar ahí ? yyy &gt; //</text:p>
      <text:p text:style-name="P1">before: ANG: claro //</text:p>
      <text:p text:style-name="P1">*26PIZ: &lt; para mojar ahí ? yyy &gt; //</text:p>
      <text:p text:style-name="P1">after: CAR: &lt; y los exámenes se quedan después &gt; / así que yo ...</text:p>
      <text:p text:style-name="P1">before: CAR: &lt; y los exámenes se quedan después &gt; / así que yo ...</text:p>
      <text:p text:style-name="P1">*28ANG: tú te has venido sola ?</text:p>
      <text:p text:style-name="P1">after: CAR: &lt; sola &gt; //</text:p>
      <text:p text:style-name="P1"><text:soft-page-break/>before: ANG: tú te has venido sola ?</text:p>
      <text:p text:style-name="P1">*29CAR: &lt; sola &gt; //</text:p>
      <text:p text:style-name="P1">after: ANG: &lt; no te has traído &gt; a alguien ?</text:p>
      <text:p text:style-name="P1">before: CAR: &lt; sola &gt; //</text:p>
      <text:p text:style-name="P1">*30ANG: &lt; no te has traído &gt; a alguien ?</text:p>
      <text:p text:style-name="P1">after: CAR: están todos preparándose / ¡eh! // tienen exámenes // Valeria</text:p>
      <text:p text:style-name="P1">tiene una especie de reválida de final de [/] de &amp;le [/] &lt; de &amp;le &amp;Medie</text:p>
      <text:p text:style-name="P1">&gt; //</text:p>
      <text:p text:style-name="P1">before: ANG: &lt; no te has traído &gt; a alguien ?</text:p>
      <text:p text:style-name="P1">CAR: están todos preparándose / ¡eh! //</text:p>
      <text:p text:style-name="P1">*31tienen exámenes //</text:p>
      <text:p text:style-name="P1">Valeria tiene una especie de reválida de final de [/] de &amp;le [/] &lt; de &amp;le</text:p>
      <text:p text:style-name="P1">&amp;Medie &gt; //</text:p>
      <text:p text:style-name="P1">after: ANG: &lt; claro &gt; // bueno pues Sofía / &lt; ha empezado este año ya las</text:p>
      <text:p text:style-name="P1">cosas más serias // así que &gt; ...</text:p>
      <text:p text:style-name="P1">before: ANG: &lt; no te has traído &gt; a alguien ?</text:p>
      <text:p text:style-name="P1">CAR: están todos preparándose / ¡eh! // tienen exámenes //</text:p>
      <text:p text:style-name="P1">*31Valeria tiene una especie de reválida de final de [/] de &amp;le [/] &lt; de</text:p>
      <text:p text:style-name="P1">&amp;le &amp;Medie &gt; //</text:p>
      <text:p text:style-name="P1">after: ANG: &lt; claro &gt; // bueno pues Sofía / &lt; ha empezado este año ya las</text:p>
      <text:p text:style-name="P1">cosas más serias // así que &gt; ...</text:p>
      <text:p text:style-name="P1">before: CAR: están todos preparándose / ¡eh! // tienen exámenes // Valeria</text:p>
      <text:p text:style-name="P1">tiene una especie de reválida de final de [/] de &amp;le [/] &lt; de &amp;le &amp;Medie</text:p>
      <text:p text:style-name="P1">&gt; //</text:p>
      <text:p text:style-name="P1">*32ANG: &lt; claro &gt; //</text:p>
      <text:p text:style-name="P1">bueno pues Sofía / &lt; ha empezado este año ya las cosas más serias // así</text:p>
      <text:p text:style-name="P1">que &gt; ...</text:p>
      <text:p text:style-name="P1">after: PIZ: &lt; tú qué queréis beber ? hay vino y cervecita y coca-colas y</text:p>
      <text:p text:style-name="P1">fantas &gt; y &amp;co / y ahí hay zumo de tomate //</text:p>
      <text:p text:style-name="P1">before: CAR: están todos preparándose / ¡eh! // tienen exámenes // Valeria</text:p>
      <text:p text:style-name="P1">tiene una especie de reválida de final de [/] de &amp;le [/] &lt; de &amp;le &amp;Medie</text:p>
      <text:p text:style-name="P1">&gt; //</text:p>
      <text:p text:style-name="P1">ANG: &lt; claro &gt; // bueno pues Sofía / &lt; ha empezado este año ya las cosas</text:p>
      <text:p text:style-name="P1">más serias //</text:p>
      <text:p text:style-name="P1">*32así que &gt; ...</text:p>
      <text:p text:style-name="P1">after: PIZ: &lt; tú qué queréis beber ? hay vino y cervecita y coca-colas y</text:p>
      <text:p text:style-name="P1">fantas &gt; y &amp;co / y ahí hay zumo de tomate //</text:p>
      <text:p text:style-name="P1">before: PIZ: &lt; tú qué queréis beber ? hay vino y cervecita y coca-colas y</text:p>
      <text:p text:style-name="P1">fantas &gt; y &amp;co / y ahí hay zumo de tomate //</text:p>
      <text:p text:style-name="P1">*34CAR: una cervecita //</text:p>
      <text:p text:style-name="P1">&lt; pequeñita &gt; //</text:p>
      <text:p text:style-name="P1">after: ANG: &lt; y me hace muchísima &gt; ilusión / encontrarnos &lt; aquí &gt; ANG:/</text:p>
      <text:p text:style-name="P1">después de tantos años &lt; xxx &gt; //</text:p>
      <text:p text:style-name="P1">before: PIZ: &lt; tú qué queréis beber ? hay vino y cervecita y coca-colas y</text:p>
      <text:p text:style-name="P1">fantas &gt; y &amp;co / y ahí hay zumo de tomate //</text:p>
      <text:p text:style-name="P1">CAR: una cervecita //</text:p>
      <text:p text:style-name="P1">*34&lt; pequeñita &gt; //</text:p>
      <text:p text:style-name="P1">after: ANG: &lt; y me hace muchísima &gt; ilusión / encontrarnos &lt; aquí &gt; ANG:/</text:p>
      <text:p text:style-name="P1">después de tantos años &lt; xxx &gt; //</text:p>
      <text:p text:style-name="P1"><text:soft-page-break/>before: ANG: &lt; y me hace muchísima &gt; ilusión / encontrarnos &lt; aquí &gt; ANG:/</text:p>
      <text:p text:style-name="P1">después de tantos años &lt; xxx &gt; //</text:p>
      <text:p text:style-name="P1">*36MAI: &lt; a mí también &gt; //</text:p>
      <text:p text:style-name="P1">after: * ANG:/ después de tantos años &lt; xxx &gt; //</text:p>
      <text:p text:style-name="P1">before: MAI: &lt; si yo es que a Pizca &gt; me la encontré el año pasado en el</text:p>
      <text:p text:style-name="P1">tanatorio / de [///] pues porque su hermana Virginia / está casada /</text:p>
      <text:p text:style-name="P1">verás / con un hermano de un [///] bueno / un lío // sabes que yo estoy</text:p>
      <text:p text:style-name="P1">casada / con un hermano de Margarita Novoa ?</text:p>
      <text:p text:style-name="P1">*39ANG: sí //</text:p>
      <text:p text:style-name="P1">after: MAI: bueno / pues / el marido de Margarita / un hermano de él está</text:p>
      <text:p text:style-name="P1">casado con Virginia / y coincidimos en el tanatorio cuando se murió la</text:p>
      <text:p text:style-name="P1">madre / de &lt; mi cuñado Juan &gt; //</text:p>
      <text:p text:style-name="P1">before: MAI: bueno / pues / el marido de Margarita / un hermano de él está</text:p>
      <text:p text:style-name="P1">casado con Virginia / y coincidimos en el tanatorio cuando se murió la</text:p>
      <text:p text:style-name="P1">madre / de &lt; mi cuñado Juan &gt; //</text:p>
      <text:p text:style-name="P1">*41ANG: &lt; &amp;mm &gt; //</text:p>
      <text:p text:style-name="P1">after: MAI: y [/] y me &amp;dij [///] era / noviembre o así / y me dijo /</text:p>
      <text:p text:style-name="P1">¡ay! / pues en Navidades vendrán / pero yo creo que era del año anterior //</text:p>
      <text:p text:style-name="P1">before: MAI: y [/] y me &amp;dij [///] era / noviembre o así / y me dijo /</text:p>
      <text:p text:style-name="P1">¡ay! / pues en Navidades vendrán / pero yo creo que era del año anterior //</text:p>
      <text:p text:style-name="P1">*43ANG: &amp;mm //</text:p>
      <text:p text:style-name="P1">after: MAI: en Navidades vendrán / porque yo tengo contacto con Carlota /</text:p>
      <text:p text:style-name="P1">con Ángeles / con tal / con / MAI:/ &lt; con Isabela &gt; // y me dijo / ahí /</text:p>
      <text:p text:style-name="P1">voy a ver si organizo una merienda y nos reunimos todas // y luego / no me</text:p>
      <text:p text:style-name="P1">llamó / y dije / pues esto es que no [/] no ha podido &lt; organizarlo todo</text:p>
      <text:p text:style-name="P1">&gt; //</text:p>
      <text:p text:style-name="P1">before: MAI: en Navidades vendrán / porque yo tengo contacto con Carlota /</text:p>
      <text:p text:style-name="P1">con Ángeles / con tal / con / MAI:/ &lt; con Isabela &gt; // y me dijo / ahí /</text:p>
      <text:p text:style-name="P1">voy a ver si organizo una merienda y nos reunimos todas // y luego / no me</text:p>
      <text:p text:style-name="P1">llamó / y dije / pues esto es que no [/] no ha podido &lt; organizarlo todo</text:p>
      <text:p text:style-name="P1">&gt; //</text:p>
      <text:p text:style-name="P1">*45ANG: con Isabela &lt; xxx &gt; //</text:p>
      <text:p text:style-name="P1">after: * MAI:/ &lt; con Isabela &gt; // y me dijo / ahí / voy a ver si organizo</text:p>
      <text:p text:style-name="P1">una merienda y nos reunimos todas // y luego / no me llamó / y dije / pues</text:p>
      <text:p text:style-name="P1">esto es que no [/] no ha podido &lt; organizarlo todo &gt; //</text:p>
      <text:p text:style-name="P1">before: * MAI:/ &lt; con Isabela &gt; // y me dijo / ahí / voy a ver si organizo</text:p>
      <text:p text:style-name="P1">una merienda y nos reunimos todas // y luego / no me llamó / y dije / pues</text:p>
      <text:p text:style-name="P1">esto es que no [/] no ha podido &lt; organizarlo todo &gt; //</text:p>
      <text:p text:style-name="P1">*47ANG: &lt; no han podido ( coincidir ) &gt; //</text:p>
      <text:p text:style-name="P1">after: MAI: y / cuando me llamó Carlota el otro día para un tema de</text:p>
      <text:p text:style-name="P1">trabajo / digo / ¡ay! Carlota / por dios / pero si nos teníamos que haber</text:p>
      <text:p text:style-name="P1">visto / tal // y dice pues voy a hablar con Pizca para que organice la</text:p>
      <text:p text:style-name="P1">merienda //</text:p>
      <text:p text:style-name="P1">before: ANG: &lt; no han podido ( coincidir ) &gt; //</text:p>
      <text:p text:style-name="P1">MAI: y / cuando me llamó Carlota el otro día para un tema de trabajo /</text:p>
      <text:p text:style-name="P1">digo / ¡ay! Carlota / por dios / pero si nos teníamos que haber visto /</text:p>
      <text:p text:style-name="P1">tal //</text:p>
      <text:p text:style-name="P1">*48y dice pues voy a hablar con Pizca para que organice la merienda //</text:p>
      <text:p text:style-name="P1">after: ANG: pues / a mí me ha pasado &lt; lo mismo &gt; / ANG:/ llamé [///] ya</text:p>
      <text:p text:style-name="P1">han terminado ? bueno / los dejamos xxx +</text:p>
      <text:p text:style-name="P1">before: ANG: pues / a mí me ha pasado &lt; lo mismo &gt; / ANG:/ llamé [///] ya</text:p>
      <text:p text:style-name="P1">han terminado ? bueno / los dejamos xxx +</text:p>
      <text:p text:style-name="P1">*50MAI: &lt; me ha hecho una ilusión &gt; ...</text:p>
      <text:p text:style-name="P1"><text:soft-page-break/>after: * ANG:/ llamé [///] ya han terminado ? bueno / los dejamos xxx +</text:p>
      <text:p text:style-name="P1">before: * ANG:/ llamé [///] ya han terminado ? bueno / los dejamos xxx +</text:p>
      <text:p text:style-name="P1">*52MAI: están con la bebida //</text:p>
      <text:p text:style-name="P1">sí //</text:p>
      <text:p text:style-name="P1">after: ANG: eh / llamé / bueno / siempre que vengo llamo // llamé a [/] a</text:p>
      <text:p text:style-name="P1">Isabela / pero no se me ocurrió llamar a Carlota / aunque siempre intento /</text:p>
      <text:p text:style-name="P1">siempre llamo a su madre //</text:p>
      <text:p text:style-name="P1">before: * ANG:/ llamé [///] ya han terminado ? bueno / los dejamos xxx +</text:p>
      <text:p text:style-name="P1">MAI: están con la bebida //</text:p>
      <text:p text:style-name="P1">*52sí //</text:p>
      <text:p text:style-name="P1">after: ANG: eh / llamé / bueno / siempre que vengo llamo // llamé a [/] a</text:p>
      <text:p text:style-name="P1">Isabela / pero no se me ocurrió llamar a Carlota / aunque siempre intento /</text:p>
      <text:p text:style-name="P1">siempre llamo a su madre //</text:p>
      <text:p text:style-name="P1">before: ANG: eh / llamé / bueno / siempre que vengo llamo // llamé a [/] a</text:p>
      <text:p text:style-name="P1">Isabela / pero no se me ocurrió llamar a Carlota / aunque siempre intento /</text:p>
      <text:p text:style-name="P1">siempre llamo a su madre //</text:p>
      <text:p text:style-name="P1">*54MAI: por si está //</text:p>
      <text:p text:style-name="P1">after: ANG: sí // y siempre saludo a Piluca de paso / veo cómo anda / y le</text:p>
      <text:p text:style-name="P1">pregunto que si ha venido Carlota / porque ya nos ha pasado alguna vez de</text:p>
      <text:p text:style-name="P1">coincidir / pero / no &amp;sab &amp;eh / yo vengo en mayo todos los años // &lt;</text:p>
      <text:p text:style-name="P1">( eso ) esta semana / porque aprovecho para traer a Sofía / y que sea una</text:p>
      <text:p text:style-name="P1">semana en donde pueda ver a todos sus primos / todos los tíos &gt; +</text:p>
      <text:p text:style-name="P1">before: MAI: por si está //</text:p>
      <text:p text:style-name="P1">*55ANG: sí //</text:p>
      <text:p text:style-name="P1">y siempre saludo a Piluca de paso / veo cómo anda / y le pregunto que si ha</text:p>
      <text:p text:style-name="P1">venido Carlota / porque ya nos ha pasado alguna vez de coincidir / pero /</text:p>
      <text:p text:style-name="P1">no &amp;sab &amp;eh / yo vengo en mayo todos los años // &lt; ( eso ) esta semana /</text:p>
      <text:p text:style-name="P1">porque aprovecho para traer a Sofía / y que sea una semana en donde pueda</text:p>
      <text:p text:style-name="P1">ver a todos sus primos / todos los tíos &gt; +</text:p>
      <text:p text:style-name="P1">after: PIZ: &lt; si es que era [/] era ella la que xxx // es que de pequeña lo</text:p>
      <text:p text:style-name="P1">llevó a miles de endocrinos / ( para nada ) // y al revés / yo creo que la</text:p>
      <text:p text:style-name="P1">obsesionamos &gt; +</text:p>
      <text:p text:style-name="P1">before: ANG: sí // y siempre saludo a Piluca de paso / veo cómo anda / y le</text:p>
      <text:p text:style-name="P1">pregunto que si ha venido Carlota / porque ya nos ha pasado alguna vez de</text:p>
      <text:p text:style-name="P1">coincidir / pero / no &amp;sab &amp;eh / yo vengo en mayo todos los años // &lt;</text:p>
      <text:p text:style-name="P1">( eso ) esta semana / porque aprovecho para traer a Sofía / y que sea una</text:p>
      <text:p text:style-name="P1">semana en donde pueda ver a todos sus primos / todos los tíos &gt; +</text:p>
      <text:p text:style-name="P1">*56PIZ: &lt; si es que era [/] era ella la que xxx //</text:p>
      <text:p text:style-name="P1">es que de pequeña lo llevó a miles de endocrinos / ( para nada ) // y al</text:p>
      <text:p text:style-name="P1">revés / yo creo que la obsesionamos &gt; +</text:p>
      <text:p text:style-name="P1">end of document.</text:p>
      <text:p text:style-name="P1">&lt;text id="conv_03_FOTO"&gt;</text:p>
      <text:p text:style-name="P1">beginning of document</text:p>
      <text:p text:style-name="P1">*0ANG: oye me voy a ir //</text:p>
      <text:p text:style-name="P1">after: PIZ: espera espera la foto //</text:p>
      <text:p text:style-name="P1">before: ANG: oye me voy a ir //</text:p>
      <text:p text:style-name="P1">*1PIZ: espera espera la foto //</text:p>
      <text:p text:style-name="P1">after: MAI: venga / &lt; yo también me voy ya contigo &gt; //</text:p>
      <text:p text:style-name="P1">before: MAI: venga / &lt; yo también me voy ya contigo &gt; //</text:p>
      <text:p text:style-name="P1">*3ANG: &lt; venga sí //</text:p>
      <text:p text:style-name="P1">el afoto &gt; //</text:p>
      <text:p text:style-name="P1">after: MAI: que primero &lt; que llegue a casa &gt; //</text:p>
      <text:p text:style-name="P1">before: MAI: venga / &lt; yo también me voy ya contigo &gt; //</text:p>
      <text:p text:style-name="P1"><text:soft-page-break/>ANG: &lt; venga sí //</text:p>
      <text:p text:style-name="P1">*3el afoto &gt; //</text:p>
      <text:p text:style-name="P1">after: MAI: que primero &lt; que llegue a casa &gt; //</text:p>
      <text:p text:style-name="P1">before: ANG: &lt; venga sí // el afoto &gt; //</text:p>
      <text:p text:style-name="P1">*4MAI: que primero &lt; que llegue a casa &gt; //</text:p>
      <text:p text:style-name="P1">after: PIZ: &lt; estos &gt; / me parece que hacen automáticas //</text:p>
      <text:p text:style-name="P1">before: PIZ: &lt; estos &gt; / me parece que hacen automáticas //</text:p>
      <text:p text:style-name="P1">*6CAR: pues ponla encima de ahí //</text:p>
      <text:p text:style-name="P1">no? así &lt; xxx &gt; CAR:/ no cabemos todas ?</text:p>
      <text:p text:style-name="P1">after: PIZ: &lt; encima de la tele &gt; //</text:p>
      <text:p text:style-name="P1">before: PIZ: &lt; estos &gt; / me parece que hacen automáticas //</text:p>
      <text:p text:style-name="P1">CAR: pues ponla encima de ahí //</text:p>
      <text:p text:style-name="P1">*6no? así &lt; xxx &gt; CAR:/ no cabemos todas ?</text:p>
      <text:p text:style-name="P1">after: PIZ: &lt; encima de la tele &gt; //</text:p>
      <text:p text:style-name="P1">before: CAR: pues ponla encima de ahí // no? así &lt; xxx &gt; CAR:/ no cabemos</text:p>
      <text:p text:style-name="P1">todas ?</text:p>
      <text:p text:style-name="P1">*7PIZ: &lt; encima de la tele &gt; //</text:p>
      <text:p text:style-name="P1">after: * CAR:/ no cabemos todas ?</text:p>
      <text:p text:style-name="P1">before: PIZ: eso xxx / una [/] una &amp;a antepasada monja //</text:p>
      <text:p text:style-name="P1">*11XYZ: yyy //</text:p>
      <text:p text:style-name="P1">after: PIZ: es que no sé si sale desde aquí // una antepasada que era</text:p>
      <text:p text:style-name="P1">monja / y entonces lo hacían ahí en el convento //</text:p>
      <text:p text:style-name="P1">before: XYZ: yyy //</text:p>
      <text:p text:style-name="P1">*12PIZ: es que no sé si sale desde aquí //</text:p>
      <text:p text:style-name="P1">una antepasada que era monja / y entonces lo hacían ahí en el convento //</text:p>
      <text:p text:style-name="P1">after: CAR: &lt; eso se parece a lo de las xxx &gt; //</text:p>
      <text:p text:style-name="P1">before: PIZ: es que no sé si sale desde aquí // una antepasada que era</text:p>
      <text:p text:style-name="P1">monja / y entonces lo hacían ahí en el convento //</text:p>
      <text:p text:style-name="P1">*13CAR: &lt; eso se parece a lo de las xxx &gt; //</text:p>
      <text:p text:style-name="P1">after: PIZ: &lt; es de casa de mis padres &gt; // sí / sí que sale //</text:p>
      <text:p text:style-name="P1">before: CAR: &lt; eso se parece a lo de las xxx &gt; //</text:p>
      <text:p text:style-name="P1">*14PIZ: &lt; es de casa de mis padres &gt; //</text:p>
      <text:p text:style-name="P1">sí / sí que sale //</text:p>
      <text:p text:style-name="P1">after: CAR: se parece a lo de las Descalzas Reales //</text:p>
      <text:p text:style-name="P1">before: PIZ: &lt; es de casa de mis padres &gt; // sí / sí que sale //</text:p>
      <text:p text:style-name="P1">*15CAR: se parece a lo de las Descalzas Reales //</text:p>
      <text:p text:style-name="P1">after: ISA: una familia / sale //</text:p>
      <text:p text:style-name="P1">before: ISA: una familia / sale //</text:p>
      <text:p text:style-name="P1">*17CAR: a ver //</text:p>
      <text:p text:style-name="P1">after: VIR: cabemos ?</text:p>
      <text:p text:style-name="P1">before: CAR: a ver //</text:p>
      <text:p text:style-name="P1">*18VIR: cabemos ?</text:p>
      <text:p text:style-name="P1">after: ANG: a ver / venga//</text:p>
      <text:p text:style-name="P1">before: PIZ: tengo que ponerme yo también eh? / &lt; dejadme un hueco &gt; //</text:p>
      <text:p text:style-name="P1">*21CAR: &lt; espera que &gt; dejamos [///] &lt; xxx &gt; +</text:p>
      <text:p text:style-name="P1">after: ISA: &lt; xxx se ponga delante / no? &gt; //</text:p>
      <text:p text:style-name="P1">before: ISA: &lt; xxx se ponga delante / no? &gt; //</text:p>
      <text:p text:style-name="P1">*23PIZ: delante de [//] me pongo delante de Ángeles //</text:p>
      <text:p text:style-name="P1">after: ISA: así y ... dejamos aquí un sitito //</text:p>
      <text:p text:style-name="P1">before: PIZ: delante de [//] me pongo delante de Ángeles //</text:p>
      <text:p text:style-name="P1">*24ISA: así y ... dejamos aquí un sitito //</text:p>
      <text:p text:style-name="P1">after: VIR: dejamos un [///] a ver //</text:p>
      <text:p text:style-name="P1">before: ISA: así y ... dejamos aquí un sitito //</text:p>
      <text:p text:style-name="P1"><text:soft-page-break/>*25VIR: dejamos un [///] a ver //</text:p>
      <text:p text:style-name="P1">after: ANG: a ver +</text:p>
      <text:p text:style-name="P1">before: VIR: dejamos un [///] a ver //</text:p>
      <text:p text:style-name="P1">*26ANG: a ver +</text:p>
      <text:p text:style-name="P1">after: PIZ: no / delante de Ángeles y / delante de Carlota / y xxx //</text:p>
      <text:p text:style-name="P1">before: PIZ: no / delante de Ángeles y / delante de Carlota / y xxx //</text:p>
      <text:p text:style-name="P1">CAR: venga / aquí //</text:p>
      <text:p text:style-name="P1">*28yyy pones la cara de [/] de +</text:p>
      <text:p text:style-name="P1">after: TTT: yyy //</text:p>
      <text:p text:style-name="P1">before: CAR: venga / aquí // yyy pones la cara de [/] de +</text:p>
      <text:p text:style-name="P1">*29TTT: yyy //</text:p>
      <text:p text:style-name="P1">after: CAR: ¡ay! por favor //</text:p>
      <text:p text:style-name="P1">before: TTT: yyy //</text:p>
      <text:p text:style-name="P1">*30CAR: ¡ay! por favor //</text:p>
      <text:p text:style-name="P1">after: PIZ: ya //</text:p>
      <text:p text:style-name="P1">before: CAR: ¡ay! por favor //</text:p>
      <text:p text:style-name="P1">*31PIZ: ya //</text:p>
      <text:p text:style-name="P1">after: ANG: muy bien //</text:p>
      <text:p text:style-name="P1">before: PIZ: ya //</text:p>
      <text:p text:style-name="P1">*32ANG: muy bien //</text:p>
      <text:p text:style-name="P1">after: CAR: ay qué bien // ay ahora //</text:p>
      <text:p text:style-name="P1">before: ANG: muy bien //</text:p>
      <text:p text:style-name="P1">*33CAR: ay qué bien //</text:p>
      <text:p text:style-name="P1">ay ahora //</text:p>
      <text:p text:style-name="P1">after: TTT: yyy //</text:p>
      <text:p text:style-name="P1">before: ANG: muy bien //</text:p>
      <text:p text:style-name="P1">CAR: ay qué bien //</text:p>
      <text:p text:style-name="P1">*33ay ahora //</text:p>
      <text:p text:style-name="P1">after: TTT: yyy //</text:p>
      <text:p text:style-name="P1">before: CAR: ay qué bien // ay ahora //</text:p>
      <text:p text:style-name="P1">*34TTT: yyy //</text:p>
      <text:p text:style-name="P1">after: PIZ: por dios / lo que tarda //</text:p>
      <text:p text:style-name="P1">before: PIZ: por dios / lo que tarda //</text:p>
      <text:p text:style-name="P1">*36CAR: ¡ah! //</text:p>
      <text:p text:style-name="P1">after: XYZ: bien //</text:p>
      <text:p text:style-name="P1">before: CAR: ¡ah! //</text:p>
      <text:p text:style-name="P1">*37XYZ: bien //</text:p>
      <text:p text:style-name="P1">after: TTT: yyy //</text:p>
      <text:p text:style-name="P1">before: XYZ: bien //</text:p>
      <text:p text:style-name="P1">*38TTT: yyy //</text:p>
      <text:p text:style-name="P1">after: ISA: bueno / voy a sacar yo una / &lt; espera espera espera // os voy a</text:p>
      <text:p text:style-name="P1">sacar una de estas &gt; //</text:p>
      <text:p text:style-name="P1">before: TTT: yyy //</text:p>
      <text:p text:style-name="P1">ISA: bueno / voy a sacar yo una / &lt; espera espera espera //</text:p>
      <text:p text:style-name="P1">*39os voy a sacar una de estas &gt; //</text:p>
      <text:p text:style-name="P1">after: VIR: &lt; xxx yo / al lado &gt; // veinte años después //</text:p>
      <text:p text:style-name="P1">before: ISA: bueno / voy a sacar yo una / &lt; espera espera espera // os voy</text:p>
      <text:p text:style-name="P1">a sacar una de estas &gt; //</text:p>
      <text:p text:style-name="P1">VIR: &lt; xxx yo / al lado &gt; //</text:p>
      <text:p text:style-name="P1">*40veinte años después //</text:p>
      <text:p text:style-name="P1">after: ANG: fíjate //</text:p>
      <text:p text:style-name="P1">before: VIR: &lt; xxx yo / al lado &gt; // veinte años después //</text:p>
      <text:p text:style-name="P1">*41ANG: fíjate //</text:p>
      <text:p text:style-name="P1">after: ISA: cuántos ?</text:p>
      <text:p text:style-name="P1">before: ANG: fíjate //</text:p>
      <text:p text:style-name="P1">*42ISA: cuántos ?</text:p>
      <text:p text:style-name="P1">after: CAR: &lt; setenta y ocho &gt; //</text:p>
      <text:p text:style-name="P1"><text:soft-page-break/>before: ISA: cuántos ?</text:p>
      <text:p text:style-name="P1">*43CAR: &lt; setenta y ocho &gt; //</text:p>
      <text:p text:style-name="P1">after: ANG: &lt; ahora que hemos &gt; estado sacando fotos ANG:/ y tal // han</text:p>
      <text:p text:style-name="P1">salido fotos del colegio / que había hecho yo con una vieja cámara de mi</text:p>
      <text:p text:style-name="P1">padre // que / allí en [/] en blanco y negro / donde estamos &amp;co</text:p>
      <text:p text:style-name="P1">before: CAR: &lt; setenta y ocho &gt; //</text:p>
      <text:p text:style-name="P1">*44ANG: &lt; ahora que hemos &gt; estado sacando fotos ANG:/ y tal //</text:p>
      <text:p text:style-name="P1">han salido fotos del colegio / que había hecho yo con una vieja cámara de</text:p>
      <text:p text:style-name="P1">mi padre // que / allí en [/] en blanco y negro / donde estamos &amp;co</text:p>
      <text:p text:style-name="P1">after: MAI: treinta //</text:p>
      <text:p text:style-name="P1">before: ANG: &lt; ahora que hemos &gt; estado sacando fotos ANG:/ y tal // han</text:p>
      <text:p text:style-name="P1">salido fotos del colegio / que había hecho yo con una vieja cámara de mi</text:p>
      <text:p text:style-name="P1">padre // que / allí en [/] en blanco y negro / donde estamos &amp;co</text:p>
      <text:p text:style-name="P1">*45MAI: treinta //</text:p>
      <text:p text:style-name="P1">after: * ANG:/ y tal // han salido fotos del colegio / que había hecho yo</text:p>
      <text:p text:style-name="P1">con una vieja cámara de mi padre // que / allí en [/] en blanco y negro /</text:p>
      <text:p text:style-name="P1">donde estamos &amp;co</text:p>
      <text:p text:style-name="P1">before: * ANG:/ y tal // han salido fotos del colegio / que había hecho yo</text:p>
      <text:p text:style-name="P1">con una vieja cámara de mi padre // que / allí en [/] en blanco y negro /</text:p>
      <text:p text:style-name="P1">donde estamos &amp;co</text:p>
      <text:p text:style-name="P1">vestidas con [//] de piratas / y de gitanas // no sé si os acordáis / unas</text:p>
      <text:p text:style-name="P1">Navidades / hubo una fiesta &lt; de xxx &gt; ANG:/ de final //</text:p>
      <text:p text:style-name="P1">*47la función //</text:p>
      <text:p text:style-name="P1">y éramos de [//] íbamos de gitanas / habíamos [//] llevábamos así como &lt;</text:p>
      <text:p text:style-name="P1">tizones &gt; +</text:p>
      <text:p text:style-name="P1">after: MAI: &lt; la función &gt; //</text:p>
      <text:p text:style-name="P1">before: vestidas con [//] de piratas / y de gitanas // no sé si os</text:p>
      <text:p text:style-name="P1">acordáis / unas Navidades / hubo una fiesta &lt; de xxx &gt; ANG:/ de final // la</text:p>
      <text:p text:style-name="P1">función // y éramos de [//] íbamos de gitanas / habíamos [//] llevábamos</text:p>
      <text:p text:style-name="P1">así como &lt; tizones &gt; +</text:p>
      <text:p text:style-name="P1">*48MAI: &lt; la función &gt; //</text:p>
      <text:p text:style-name="P1">after: * ANG:/ de final // la función // y éramos de [//] íbamos de</text:p>
      <text:p text:style-name="P1">gitanas / habíamos [//] llevábamos así como &lt; tizones &gt; +</text:p>
      <text:p text:style-name="P1">before: * ANG:/ de final // la función // y éramos de [//] íbamos de</text:p>
      <text:p text:style-name="P1">gitanas / habíamos [//] llevábamos así como &lt; tizones &gt; +</text:p>
      <text:p text:style-name="P1">*50CAR: &lt; sí &gt; ?</text:p>
      <text:p text:style-name="P1">after: ANG: sí sí //</text:p>
      <text:p text:style-name="P1">before: CAR: &lt; sí &gt; ?</text:p>
      <text:p text:style-name="P1">*51ANG: sí sí //</text:p>
      <text:p text:style-name="P1">end of document.</text:p>
      <text:p text:style-name="P1">&lt;text id="conv_03_LA_CASA_NUEVA"&gt;</text:p>
      <text:p text:style-name="P1">before: CAR: o sea porque / cada uno tiene su cosa ... nosotras lo tenemos</text:p>
      <text:p text:style-name="P1">mucho más fácil en el extranjero / porque son todos de la misma lengua //</text:p>
      <text:p text:style-name="P1">*3CHA: claro //</text:p>
      <text:p text:style-name="P1">after: CAR: y entonces haces un / es el juego con la &amp;lengu el contraste /</text:p>
      <text:p text:style-name="P1">el conocimiento de esa [/] de esa cultura / de esa lengua / &amp;eh va más [/]</text:p>
      <text:p text:style-name="P1">&lt; va más ligero &gt; //</text:p>
      <text:p text:style-name="P1">before: CHA: &lt; ( es que ) &gt; / es que además me encantaría // o sea el rollo</text:p>
      <text:p text:style-name="P1">de portugués / ya sabiendo portugués / las dificultades que tienen / la</text:p>
      <text:p text:style-name="P1"><text:soft-page-break/>fonética / tal / porque luego / ningún portugués es principiante /</text:p>
      <text:p text:style-name="P1">realmente / porque todos saben //</text:p>
      <text:p text:style-name="P1">*6CAR: sí //</text:p>
      <text:p text:style-name="P1">casi / sí +</text:p>
      <text:p text:style-name="P1">after: CHA: &amp;se porque es muy parecido //</text:p>
      <text:p text:style-name="P1">before: CAR: sí // casi / sí +</text:p>
      <text:p text:style-name="P1">*7CHA: &amp;se porque es muy parecido //</text:p>
      <text:p text:style-name="P1">after: CAR: y además tienen todos muchas televisiones también / ahora hay</text:p>
      <text:p text:style-name="P1">mucha influencia de eso / imagino //</text:p>
      <text:p text:style-name="P1">before: CAR: y además tienen todos muchas televisiones también / ahora hay</text:p>
      <text:p text:style-name="P1">mucha influencia de eso / imagino //</text:p>
      <text:p text:style-name="P1">*9CHA: claro &amp;mm //</text:p>
      <text:p text:style-name="P1">after: CAR: pero vamos de todas maneras / es como el italiano / que van a</text:p>
      <text:p text:style-name="P1">toda pastilla en comparación con [/] con eso / si mezclas grupos ...</text:p>
      <text:p text:style-name="P1">before: CAR: pero vamos de todas maneras / es como el italiano / que van a</text:p>
      <text:p text:style-name="P1">toda pastilla en comparación con [/] con eso / si mezclas grupos ...</text:p>
      <text:p text:style-name="P1">*11CHA: nada //</text:p>
      <text:p text:style-name="P1">after: CAR: yo alguna vez hice eso // hhh</text:p>
      <text:p text:style-name="P1">before: CHA: nada //</text:p>
      <text:p text:style-name="P1">*12CAR: yo alguna vez hice eso //</text:p>
      <text:p text:style-name="P1">hhh</text:p>
      <text:p text:style-name="P1">after: CHA: este sitio es carísimo / y eso / doce / no hay más de doce /</text:p>
      <text:p text:style-name="P1">CHA:/ &lt; en una clase &gt; //</text:p>
      <text:p text:style-name="P1">before: CHA: nada //</text:p>
      <text:p text:style-name="P1">CAR: yo alguna vez hice eso //</text:p>
      <text:p text:style-name="P1">*12hhh</text:p>
      <text:p text:style-name="P1">after: CHA: este sitio es carísimo / y eso / doce / no hay más de doce /</text:p>
      <text:p text:style-name="P1">CHA:/ &lt; en una clase &gt; //</text:p>
      <text:p text:style-name="P1">before: CHA: este sitio es carísimo / y eso / doce / no hay más de doce /</text:p>
      <text:p text:style-name="P1">CHA:/ &lt; en una clase &gt; //</text:p>
      <text:p text:style-name="P1">*14CAR: &lt; de doce &gt; //</text:p>
      <text:p text:style-name="P1">after: * CHA:/ &lt; en una clase &gt; //</text:p>
      <text:p text:style-name="P1">before: CAR: bueno claro &amp;ese / tú tienes doce en una clase / yo puedo</text:p>
      <text:p text:style-name="P1">tener / bueno / ya no [/] ya no soy lectora / ya no tengo &amp;lec /</text:p>
      <text:p text:style-name="P1">lectorado / pero he tenido &amp;lect / ahora este año por ejemplo hay</text:p>
      <text:p text:style-name="P1">lectorados en [/] en Italia de cien alumnos / en una clase / CAR:/ para</text:p>
      <text:p text:style-name="P1">practicar la lengua extranjera //</text:p>
      <text:p text:style-name="P1">*17CHA: ( no ) //</text:p>
      <text:p text:style-name="P1">after: * CAR:/ para practicar la lengua extranjera //</text:p>
      <text:p text:style-name="P1">before: * CAR:/ para practicar la lengua extranjera //</text:p>
      <text:p text:style-name="P1">*19PIZ: madre mía //</text:p>
      <text:p text:style-name="P1">after: CAR: hhh así que [///] les hace / no sé // &lt; o sea &gt; +</text:p>
      <text:p text:style-name="P1">before: PIZ: madre mía //</text:p>
      <text:p text:style-name="P1">CAR: hhh así que [///] les hace / no sé //</text:p>
      <text:p text:style-name="P1">*20&lt; o sea &gt; +</text:p>
      <text:p text:style-name="P1">after: CHA: &lt; pero ahí están &gt; //</text:p>
      <text:p text:style-name="P1">before: CAR: hhh así que [///] les hace / no sé // &lt; o sea &gt; +</text:p>
      <text:p text:style-name="P1">*21CHA: &lt; pero ahí están &gt; //</text:p>
      <text:p text:style-name="P1">after: CAR: sí / sí // el español va para arriba / de todas / bueno a</text:p>
      <text:p text:style-name="P1">todo ...</text:p>
      <text:p text:style-name="P1">before: PIZ: está todo el mundo / queriendo aprender no? //</text:p>
      <text:p text:style-name="P1">*24CAR: sí //</text:p>
      <text:p text:style-name="P1">after: CHA: bueno / y vuestra casita nueva / &lt; &amp;n xxx cómo es &gt; ?</text:p>
      <text:p text:style-name="P1"><text:soft-page-break/>before: CAR: &lt; bueno / nuestra casita nueva &gt; / tienes que venir //</text:p>
      <text:p text:style-name="P1">*27CHA: sí //</text:p>
      <text:p text:style-name="P1">after: CAR: es un [///] &lt; es el palacio de Liria &gt; //</text:p>
      <text:p text:style-name="P1">before: CHA: sí //</text:p>
      <text:p text:style-name="P1">*28CAR: es un [///] &lt; es el palacio de Liria &gt; //</text:p>
      <text:p text:style-name="P1">after: PIZ: &lt; yo tengo que ir &gt; / PIZ:/ también a verla &gt; //</text:p>
      <text:p text:style-name="P1">before: PIZ: &lt; yo tengo que ir &gt; / PIZ:/ también a verla &gt; //</text:p>
      <text:p text:style-name="P1">*30CHA: &lt; dónde está &gt; ?</text:p>
      <text:p text:style-name="P1">after: * PIZ:/ también a verla &gt; //</text:p>
      <text:p text:style-name="P1">before: * PIZ:/ también a verla &gt; //</text:p>
      <text:p text:style-name="P1">*32CHA: qué chulo //</text:p>
      <text:p text:style-name="P1">after: CAR: esta en / más centro todavía / más cerca del centro y &amp;ma / y</text:p>
      <text:p text:style-name="P1">una calle que empieza / y luego enseguida / ya [/] ya es peatonal el</text:p>
      <text:p text:style-name="P1">portal / hhh luego todo peatonal / hhh pero no demasiado agobiado de [///]</text:p>
      <text:p text:style-name="P1">muy barrio // bueno / vamos / que en la &amp;pla / que a [//] que a cincuenta</text:p>
      <text:p text:style-name="P1">metros de casa / es donde despachan toda la droga de Florencia // pero /</text:p>
      <text:p text:style-name="P1">yyy // CAR:/ pero les conocemos ... &lt; yyy xxx &gt; //</text:p>
      <text:p text:style-name="P1">before: CHA: qué chulo //</text:p>
      <text:p text:style-name="P1">*33CAR:/ pero les conocemos ... &lt; yyy xxx &gt; //</text:p>
      <text:p text:style-name="P1">bueno / vamos / que en la &amp;pla / que a [//] que a cincuenta metros de</text:p>
      <text:p text:style-name="P1">casa / es donde despachan toda la droga de Florencia // pero / yyy // CAR:/</text:p>
      <text:p text:style-name="P1">pero les conocemos ... &lt; yyy xxx &gt; //</text:p>
      <text:p text:style-name="P1">after: CHA: bueno //</text:p>
      <text:p text:style-name="P1">before: CAR: esta en / más centro todavía / más cerca del centro y &amp;ma / y</text:p>
      <text:p text:style-name="P1">una calle que empieza / y luego enseguida / ya [/] ya es peatonal el</text:p>
      <text:p text:style-name="P1">portal / hhh luego todo peatonal / hhh pero no demasiado agobiado de [///]</text:p>
      <text:p text:style-name="P1">muy barrio // bueno / vamos / que en la &amp;pla / que a [//] que a cincuenta</text:p>
      <text:p text:style-name="P1">metros de casa / es donde despachan toda la droga de Florencia // pero /</text:p>
      <text:p text:style-name="P1">yyy // CAR:/ pero les conocemos ... &lt; yyy xxx &gt; //</text:p>
      <text:p text:style-name="P1">*34CHA: bueno //</text:p>
      <text:p text:style-name="P1">after: * CAR:/ pero les conocemos ... &lt; yyy xxx &gt; //</text:p>
      <text:p text:style-name="P1">before: CHA: &lt; después del &gt; mercadito / ese que había / y tal //</text:p>
      <text:p text:style-name="P1">CAR: es una plaza / que es la única plaza que decía es la plaza romana</text:p>
      <text:p text:style-name="P1">de ... cómo me gusta porque parece Roma // es una plaza / pequeña / que</text:p>
      <text:p text:style-name="P1">[//] donde [//] de la calle que va / donde me comprasteis el regalo // el</text:p>
      <text:p text:style-name="P1">[/] el [/] el &amp;co el / precioso ese / cómo se llama / el cerdo que me</text:p>
      <text:p text:style-name="P1">comprasteis //</text:p>
      <text:p text:style-name="P1">*37esa calle que se llama Borgo degli Albizzi //</text:p>
      <text:p text:style-name="P1">Borgo degli Albizzi / es la que va a parar a Piazza della Repubblica // que</text:p>
      <text:p text:style-name="P1">es la de los soportales //</text:p>
      <text:p text:style-name="P1">after: CHA: sí // sí //</text:p>
      <text:p text:style-name="P1">before: CHA: &lt; después del &gt; mercadito / ese que había / y tal //</text:p>
      <text:p text:style-name="P1">CAR: es una plaza / que es la única plaza que decía es la plaza romana</text:p>
      <text:p text:style-name="P1">de ... cómo me gusta porque parece Roma // es una plaza / pequeña / que</text:p>
      <text:p text:style-name="P1">[//] donde [//] de la calle que va / donde me comprasteis el regalo // el</text:p>
      <text:p text:style-name="P1">[/] el [/] el &amp;co el / precioso ese / cómo se llama / el cerdo que me</text:p>
      <text:p text:style-name="P1">comprasteis // esa calle que se llama Borgo degli Albizzi // Borgo degli</text:p>
      <text:p text:style-name="P1">Albizzi / es la que va a parar a Piazza della Repubblica //</text:p>
      <text:p text:style-name="P1">*37que es la de los soportales //</text:p>
      <text:p text:style-name="P1">after: CHA: sí // sí //</text:p>
      <text:p text:style-name="P1">before: CAR: es una plaza / que es la única plaza que decía es la plaza</text:p>
      <text:p text:style-name="P1">romana de ... cómo me gusta porque parece Roma // es una plaza / pequeña /</text:p>
      <text:p text:style-name="P1">que [//] donde [//] de la calle que va / donde me comprasteis el regalo //</text:p>
      <text:p text:style-name="P1"><text:soft-page-break/>el [/] el [/] el &amp;co el / precioso ese / cómo se llama / el cerdo que me</text:p>
      <text:p text:style-name="P1">comprasteis // esa calle que se llama Borgo degli Albizzi // Borgo degli</text:p>
      <text:p text:style-name="P1">Albizzi / es la que va a parar a Piazza della Repubblica // que es la de</text:p>
      <text:p text:style-name="P1">los soportales //</text:p>
      <text:p text:style-name="P1">*38CHA: sí //</text:p>
      <text:p text:style-name="P1">sí //</text:p>
      <text:p text:style-name="P1">after: CAR: y es / una calle toda peatonal / de tiendas y tal // y entonces</text:p>
      <text:p text:style-name="P1">cuando acaba / hay una placita pequeña / que &amp;te tiene una fachada de una</text:p>
      <text:p text:style-name="P1">iglesia /</text:p>
      <text:p text:style-name="P1">before: CAR: es una plaza / que es la única plaza que decía es la plaza</text:p>
      <text:p text:style-name="P1">romana de ... cómo me gusta porque parece Roma // es una plaza / pequeña /</text:p>
      <text:p text:style-name="P1">que [//] donde [//] de la calle que va / donde me comprasteis el regalo //</text:p>
      <text:p text:style-name="P1">el [/] el [/] el &amp;co el / precioso ese / cómo se llama / el cerdo que me</text:p>
      <text:p text:style-name="P1">comprasteis // esa calle que se llama Borgo degli Albizzi // Borgo degli</text:p>
      <text:p text:style-name="P1">Albizzi / es la que va a parar a Piazza della Repubblica // que es la de</text:p>
      <text:p text:style-name="P1">los soportales //</text:p>
      <text:p text:style-name="P1">CHA: sí //</text:p>
      <text:p text:style-name="P1">*38sí //</text:p>
      <text:p text:style-name="P1">after: CAR: y es / una calle toda peatonal / de tiendas y tal // y entonces</text:p>
      <text:p text:style-name="P1">cuando acaba / hay una placita pequeña / que &amp;te tiene una fachada de una</text:p>
      <text:p text:style-name="P1">iglesia /</text:p>
      <text:p text:style-name="P1">before: CAR: y es / una calle toda peatonal / de tiendas y tal // y</text:p>
      <text:p text:style-name="P1">entonces cuando acaba / hay una placita pequeña / que &amp;te tiene una fachada</text:p>
      <text:p text:style-name="P1">de una iglesia /</text:p>
      <text:p text:style-name="P1">*40transformada en casa //</text:p>
      <text:p text:style-name="P1">after: CHA: creo que sé cual es //</text:p>
      <text:p text:style-name="P1">before: transformada en casa //</text:p>
      <text:p text:style-name="P1">*41CHA: creo que sé cual es //</text:p>
      <text:p text:style-name="P1">after: CAR: y [/] y una &amp;pla y un [/] y un así una señora que vende fruta /</text:p>
      <text:p text:style-name="P1">y un carnicero / y [/] y un [/] y un tunelcillo / CAR:/ &lt; donde se</text:p>
      <text:p text:style-name="P1">despachan &gt; la droga // el tunelcillo ese que tiene / pues un quiosco de</text:p>
      <text:p text:style-name="P1">kebabs / y &amp;er / y uno donde van todos los / yankees a comprar los</text:p>
      <text:p text:style-name="P1">before: CAR: y [/] y una &amp;pla y un [/] y un así una señora que vende</text:p>
      <text:p text:style-name="P1">fruta / y un carnicero / y [/] y un [/] y un tunelcillo / CAR:/ &lt; donde se</text:p>
      <text:p text:style-name="P1">despachan &gt; la droga // el tunelcillo ese que tiene / pues un quiosco de</text:p>
      <text:p text:style-name="P1">kebabs / y &amp;er / y uno donde van todos los / yankees a comprar los</text:p>
      <text:p text:style-name="P1">*43CHA: &lt; donde se despachan la droga &gt; yyy //</text:p>
      <text:p text:style-name="P1">after: * CAR:/ &lt; donde se despachan &gt; la droga // el tunelcillo ese que</text:p>
      <text:p text:style-name="P1">tiene / pues un quiosco de kebabs / y &amp;er / y uno donde van todos los /</text:p>
      <text:p text:style-name="P1">yankees a comprar los</text:p>
      <text:p text:style-name="P1">before: bocadillos con / llenos de cosas //</text:p>
      <text:p text:style-name="P1">*46PIZ: yyy //</text:p>
      <text:p text:style-name="P1">after: CAR: que les dan de todo / o sea en un bocadillo / ya pueden / ya no</text:p>
      <text:p text:style-name="P1">lo sé / menos el huevo frito plantado / todo lo yyy demás está / sabes? //</text:p>
      <text:p text:style-name="P1">y ahí es donde / bueno / hay un poco de / como de así / como de aguas</text:p>
      <text:p text:style-name="P1">estancadas / se queda un poco de agua en el suelo / pero es [//] pero</text:p>
      <text:p text:style-name="P1">vamos / CAR:/ &lt; son tres borrachos &gt; en realidad / tampoco es / tan</text:p>
      <text:p text:style-name="P1">grave // o sea que tiene un ambientillo familiar / xxx está muy bien //</text:p>
      <text:p text:style-name="P1">before: CAR: que les dan de todo / o sea en un bocadillo / ya pueden / ya</text:p>
      <text:p text:style-name="P1">no lo sé / menos el huevo frito plantado / todo lo yyy demás está /</text:p>
      <text:p text:style-name="P1">sabes? // y ahí es donde / bueno / hay un poco de / como de así / como de</text:p>
      <text:p text:style-name="P1">aguas estancadas / se queda un poco de agua en el suelo / pero es [//] pero</text:p>
      <text:p text:style-name="P1">vamos / CAR:/ &lt; son tres borrachos &gt; en realidad / tampoco es / tan</text:p>
      <text:p text:style-name="P1">grave // o sea que tiene un ambientillo familiar / xxx está muy bien //</text:p>
      <text:p text:style-name="P1">*48PIZ: &lt; xxx &gt;</text:p>
      <text:p text:style-name="P1">after: * CAR:/ &lt; son tres borrachos &gt; en realidad / tampoco es / tan</text:p>
      <text:p text:style-name="P1">grave // o sea que tiene un ambientillo familiar / xxx está muy bien //</text:p>
      <text:p text:style-name="P1"><text:soft-page-break/>before: PIZ: hhh y la casa / más grande ? o ...</text:p>
      <text:p text:style-name="P1">*51CAR: la casa muy grande //</text:p>
      <text:p text:style-name="P1">yo &amp;ten estoy encantada / por fin tengo una casa grande // es verdad que no</text:p>
      <text:p text:style-name="P1">tengo tantas cosas como tu madre // yyy pero ...</text:p>
      <text:p text:style-name="P1">after: CHA: &lt; sí / no / esto es ( todo lo bate ) vamos &gt; ...</text:p>
      <text:p text:style-name="P1">before: PIZ: hhh y la casa / más grande ? o ...</text:p>
      <text:p text:style-name="P1">CAR: la casa muy grande // yo &amp;ten estoy encantada / por fin tengo una casa</text:p>
      <text:p text:style-name="P1">grande //</text:p>
      <text:p text:style-name="P1">*51es verdad que no tengo tantas cosas como tu madre //</text:p>
      <text:p text:style-name="P1">yyy pero ...</text:p>
      <text:p text:style-name="P1">after: CHA: &lt; sí / no / esto es ( todo lo bate ) vamos &gt; ...</text:p>
      <text:p text:style-name="P1">before: PIZ: hhh y la casa / más grande ? o ...</text:p>
      <text:p text:style-name="P1">CAR: la casa muy grande // yo &amp;ten estoy encantada / por fin tengo una casa</text:p>
      <text:p text:style-name="P1">grande // es verdad que no tengo tantas cosas como tu madre //</text:p>
      <text:p text:style-name="P1">*51yyy pero ...</text:p>
      <text:p text:style-name="P1">after: CHA: &lt; sí / no / esto es ( todo lo bate ) vamos &gt; ...</text:p>
      <text:p text:style-name="P1">before: CAR: es que tú tienes muchas cosas / de verdad // yo / claro cosas</text:p>
      <text:p text:style-name="P1">de la familia // yo es que he perdido todas las cosas / cada vez que me</text:p>
      <text:p text:style-name="P1">separaba / me quedaba sin casa / CAR:/ &lt; y volvía a empezar &gt; //</text:p>
      <text:p text:style-name="P1">*55PIZ: &lt; claro &gt; //</text:p>
      <text:p text:style-name="P1">after: * CAR:/ &lt; y volvía a empezar &gt; //</text:p>
      <text:p text:style-name="P1">&lt;text id="conv_03_LATIN_Y_GRIEGO"&gt;</text:p>
      <text:p text:style-name="P1">before: PIZ: &lt; porque además yo creo / yo no [/] yo no &gt; +</text:p>
      <text:p text:style-name="P1">CAR: &lt; estábamos / en el chalecito &gt; //</text:p>
      <text:p text:style-name="P1">*1que fue maravilloso ese &amp;ve [/] ese [/] ese +</text:p>
      <text:p text:style-name="P1">after: ANG: sí //</text:p>
      <text:p text:style-name="P1">before: CAR: &lt; estábamos / en el chalecito &gt; // que fue maravilloso ese &amp;ve</text:p>
      <text:p text:style-name="P1">[/] ese [/] ese +</text:p>
      <text:p text:style-name="P1">*2ANG: sí //</text:p>
      <text:p text:style-name="P1">after: PIZ: &lt; sí &gt; //</text:p>
      <text:p text:style-name="P1">before: ANG: sí //</text:p>
      <text:p text:style-name="P1">*3PIZ: &lt; sí &gt; //</text:p>
      <text:p text:style-name="P1">after: CAR: &lt; ese &gt; curso fue maravilloso // el chalecito / tenía muchísimo</text:p>
      <text:p text:style-name="P1">encanto //</text:p>
      <text:p text:style-name="P1">before: PIZ: &lt; sí &gt; //</text:p>
      <text:p text:style-name="P1">*4CAR: &lt; ese &gt; curso fue maravilloso //</text:p>
      <text:p text:style-name="P1">el chalecito / tenía muchísimo encanto //</text:p>
      <text:p text:style-name="P1">after: PIZ: sí / sí //</text:p>
      <text:p text:style-name="P1">before: CAR: y ella / a las ocho de la mañana / a hacer griego y &lt; latín &gt;</text:p>
      <text:p text:style-name="P1">CAR:/ con la [/] con la señora aquella encantadora //</text:p>
      <text:p text:style-name="P1">*7ANG: &lt; sí &gt; //</text:p>
      <text:p text:style-name="P1">after: * CAR:/ con la [/] con la señora aquella encantadora //</text:p>
      <text:p text:style-name="P1">before: PIZ: qué simpática era / cómo se &lt; llamaba &gt; ?</text:p>
      <text:p text:style-name="P1">*10ANG: &lt; era &amp;geni &gt; //</text:p>
      <text:p text:style-name="P1">y &amp;ye [//] para mí era como una aventura / era como / no sé / como irte a</text:p>
      <text:p text:style-name="P1">la [/] &lt; irte a la guerra &gt; / ANG:/ no? // era &lt; genial // salía de noche</text:p>
      <text:p text:style-name="P1">&gt; / ANG:/ que tenía que coger la verde allí // &lt; me llevaba un termo &gt; +</text:p>
      <text:p text:style-name="P1">after: CAR: &lt; sí &gt; //</text:p>
      <text:p text:style-name="P1">before: PIZ: qué simpática era / cómo se &lt; llamaba &gt; ?</text:p>
      <text:p text:style-name="P1"><text:soft-page-break/>ANG: &lt; era &amp;geni &gt; // y &amp;ye [//] para mí era como una aventura / era como /</text:p>
      <text:p text:style-name="P1">no sé / como irte a la [/] &lt; irte a la guerra &gt; / ANG:/ no? //</text:p>
      <text:p text:style-name="P1">*10era &lt; genial //</text:p>
      <text:p text:style-name="P1">salía de noche &gt; / ANG:/ que tenía que coger la verde allí // &lt; me llevaba</text:p>
      <text:p text:style-name="P1">un termo &gt; +</text:p>
      <text:p text:style-name="P1">after: CAR: &lt; sí &gt; //</text:p>
      <text:p text:style-name="P1">before: PIZ: qué simpática era / cómo se &lt; llamaba &gt; ?</text:p>
      <text:p text:style-name="P1">ANG: &lt; era &amp;geni &gt; // y &amp;ye [//] para mí era como una aventura / era como /</text:p>
      <text:p text:style-name="P1">no sé / como irte a la [/] &lt; irte a la guerra &gt; / ANG:/ no? // era &lt;</text:p>
      <text:p text:style-name="P1">genial // salía de noche &gt; / ANG:/ que tenía que coger la verde allí //</text:p>
      <text:p text:style-name="P1">*10&lt; me llevaba un termo &gt; +</text:p>
      <text:p text:style-name="P1">after: CAR: &lt; sí &gt; //</text:p>
      <text:p text:style-name="P1">before: ANG: &lt; era &amp;geni &gt; // y &amp;ye [//] para mí era como una aventura /</text:p>
      <text:p text:style-name="P1">era como / no sé / como irte a la [/] &lt; irte a la guerra &gt; / ANG:/ no? //</text:p>
      <text:p text:style-name="P1">era &lt; genial // salía de noche &gt; / ANG:/ que tenía que coger la verde</text:p>
      <text:p text:style-name="P1">allí // &lt; me llevaba un termo &gt; +</text:p>
      <text:p text:style-name="P1">*11CAR: &lt; sí &gt; //</text:p>
      <text:p text:style-name="P1">after: * ANG:/ no? // era &lt; genial // salía de noche &gt; / ANG:/ que tenía</text:p>
      <text:p text:style-name="P1">que coger la verde allí // &lt; me llevaba un termo &gt; +</text:p>
      <text:p text:style-name="P1">before: * ANG:/ no? // era &lt; genial // salía de noche &gt; / ANG:/ que tenía</text:p>
      <text:p text:style-name="P1">que coger la verde allí // &lt; me llevaba un termo &gt; +</text:p>
      <text:p text:style-name="P1">*13CAR: &lt; la sabia de todos &gt; //</text:p>
      <text:p text:style-name="P1">after: * ANG:/ que tenía que coger la verde allí // &lt; me llevaba un termo</text:p>
      <text:p text:style-name="P1">&gt; +</text:p>
      <text:p text:style-name="P1">before: * ANG:/ que tenía que coger la verde allí // &lt; me llevaba un termo</text:p>
      <text:p text:style-name="P1">&gt; +</text:p>
      <text:p text:style-name="P1">*15PIZ: &lt; que luego &gt; + &lt; cómo se llamaba la profe &gt; esta de latín &lt; y</text:p>
      <text:p text:style-name="P1">griego &gt; ?</text:p>
      <text:p text:style-name="P1">after: ANG: &lt; era tan encantadora &gt; //</text:p>
      <text:p text:style-name="P1">before: PIZ: &lt; que luego &gt; + &lt; cómo se llamaba la profe &gt; esta de latín &lt;</text:p>
      <text:p text:style-name="P1">y griego &gt; ?</text:p>
      <text:p text:style-name="P1">*16ANG: &lt; era tan encantadora &gt; //</text:p>
      <text:p text:style-name="P1">after: PIZ: &lt; que era tan simpática &gt; //</text:p>
      <text:p text:style-name="P1">before: ANG: &lt; era tan encantadora &gt; //</text:p>
      <text:p text:style-name="P1">*17PIZ: &lt; que era tan simpática &gt; //</text:p>
      <text:p text:style-name="P1">after: CAR: sí // &lt; y que luego la xxx &gt; +</text:p>
      <text:p text:style-name="P1">before: PIZ: &lt; que era tan simpática &gt; //</text:p>
      <text:p text:style-name="P1">*18CAR: sí //</text:p>
      <text:p text:style-name="P1">&lt; y que luego la xxx &gt; +</text:p>
      <text:p text:style-name="P1">after: ANG: &lt; cómo se llamaba &gt; ?</text:p>
      <text:p text:style-name="P1">before: PIZ: &lt; que era tan simpática &gt; //</text:p>
      <text:p text:style-name="P1">CAR: sí //</text:p>
      <text:p text:style-name="P1">*18&lt; y que luego la xxx &gt; +</text:p>
      <text:p text:style-name="P1">after: ANG: &lt; cómo se llamaba &gt; ?</text:p>
      <text:p text:style-name="P1">before: CAR: sí // &lt; y que luego la xxx &gt; +</text:p>
      <text:p text:style-name="P1">*19ANG: &lt; cómo se llamaba &gt; ?</text:p>
      <text:p text:style-name="P1">after: PIZ: &lt; es que no me acuerdo &gt; //</text:p>
      <text:p text:style-name="P1">before: ANG: &lt; cómo se llamaba &gt; ?</text:p>
      <text:p text:style-name="P1">*20PIZ: &lt; es que no me acuerdo &gt; //</text:p>
      <text:p text:style-name="P1">after: ANG: Paquita algo / no? //</text:p>
      <text:p text:style-name="P1">before: ANG: Paquita algo / no? //</text:p>
      <text:p text:style-name="P1">*22CAR: Paquita //</text:p>
      <text:p text:style-name="P1">after: ANG: Paquita &lt; algo &gt;//</text:p>
      <text:p text:style-name="P1"><text:soft-page-break/>before: CAR: Paquita //</text:p>
      <text:p text:style-name="P1">*23ANG: Paquita &lt; algo &gt;//</text:p>
      <text:p text:style-name="P1">after: MAI: &lt; ¡ay! &gt; fíjate / se me había olvidado / &lt; esa mujer &gt; //</text:p>
      <text:p text:style-name="P1">before: MAI: &lt; ¡ay! &gt; fíjate / se me había olvidado / &lt; esa mujer &gt; //</text:p>
      <text:p text:style-name="P1">*25PIZ: &lt; es verdad &gt; //</text:p>
      <text:p text:style-name="P1">qué simpática &lt;era &gt; //</text:p>
      <text:p text:style-name="P1">after: ANG: &lt; sí &gt; //</text:p>
      <text:p text:style-name="P1">before: MAI: &lt; ¡ay! &gt; fíjate / se me había olvidado / &lt; esa mujer &gt; //</text:p>
      <text:p text:style-name="P1">PIZ: &lt; es verdad &gt; //</text:p>
      <text:p text:style-name="P1">*25qué simpática &lt;era &gt; //</text:p>
      <text:p text:style-name="P1">after: ANG: &lt; sí &gt; //</text:p>
      <text:p text:style-name="P1">before: PIZ: &lt; es verdad &gt; // qué simpática &lt;era &gt; //</text:p>
      <text:p text:style-name="P1">*26ANG: &lt; sí &gt; //</text:p>
      <text:p text:style-name="P1">after: CAR: &lt; era &gt; estupenda //</text:p>
      <text:p text:style-name="P1">before: ANG: &lt; sí &gt; //</text:p>
      <text:p text:style-name="P1">*27CAR: &lt; era &gt; estupenda //</text:p>
      <text:p text:style-name="P1">after: MAI: &lt; era una mujer &gt; muy &lt; encantadora &gt; //</text:p>
      <text:p text:style-name="P1">before: CAR: &lt; era &gt; estupenda //</text:p>
      <text:p text:style-name="P1">*28MAI: &lt; era una mujer &gt; muy &lt; encantadora &gt; //</text:p>
      <text:p text:style-name="P1">after: ANG: &lt; era / un encanto // y nos reuníamos / estaba el colegio /</text:p>
      <text:p text:style-name="P1">desierto &gt; //</text:p>
      <text:p text:style-name="P1">before: MAI: ibas antes / a &lt; dar clase &gt; ?</text:p>
      <text:p text:style-name="P1">*32PIZ: &lt; yyy &gt; //</text:p>
      <text:p text:style-name="P1">after: ANG: &lt; yo llegaba / a Pozuelo / a las ocho de la mañana &gt; /</text:p>
      <text:p text:style-name="P1">before: ANG: &lt; yo llegaba / a Pozuelo / a las ocho de la mañana &gt; /</text:p>
      <text:p text:style-name="P1">*34PIZ: &lt; xxx //</text:p>
      <text:p text:style-name="P1">y le importaba todo un pito / que supiéramos / que no supiéramos &gt; //</text:p>
      <text:p text:style-name="P1">ANG:/ &lt; sacaba un termo / y nos sentábamos las dos / y hacíamos [///]</text:p>
      <text:p text:style-name="P1">porque / era / cuando / por [//] tú podías elegir &gt; / ANG:/ las opcionales</text:p>
      <text:p text:style-name="P1">para ir a la facultad / y el colegio tenía la obligación de ofrecerte lo</text:p>
      <text:p text:style-name="P1">que / &amp;eh / estaba &lt; previsto &gt; //</text:p>
      <text:p text:style-name="P1">after: MAI: &lt; nos aprobaba a todas &gt; //</text:p>
      <text:p text:style-name="P1">before: PIZ: &lt; xxx // y le importaba todo un pito / que supiéramos / que no</text:p>
      <text:p text:style-name="P1">supiéramos &gt; // ANG:/ &lt; sacaba un termo / y nos sentábamos las dos / y</text:p>
      <text:p text:style-name="P1">hacíamos [///] porque / era / cuando / por [//] tú podías elegir &gt; / ANG:/</text:p>
      <text:p text:style-name="P1">las opcionales para ir a la facultad / y el colegio tenía la obligación de</text:p>
      <text:p text:style-name="P1">ofrecerte lo que / &amp;eh / estaba &lt; previsto &gt; //</text:p>
      <text:p text:style-name="P1">*35MAI: &lt; nos aprobaba a todas &gt; //</text:p>
      <text:p text:style-name="P1">after: * ANG:/ &lt; sacaba un termo / y nos sentábamos las dos / y hacíamos</text:p>
      <text:p text:style-name="P1">[///] porque / era / cuando / por [//] tú podías elegir &gt; / ANG:/ las</text:p>
      <text:p text:style-name="P1">opcionales para ir a la facultad / y el colegio tenía la obligación de</text:p>
      <text:p text:style-name="P1">ofrecerte lo que / &amp;eh / estaba &lt; previsto &gt; //</text:p>
      <text:p text:style-name="P1">before: * ANG:/ las opcionales para ir a la facultad / y el colegio tenía</text:p>
      <text:p text:style-name="P1">la obligación de ofrecerte lo que / &amp;eh / estaba &lt; previsto &gt; //</text:p>
      <text:p text:style-name="P1">*39CAR: &lt; sí &gt; //</text:p>
      <text:p text:style-name="P1">after: ANG: &lt; pero &gt; nadie quería / claro // la única / energúmena / loca /</text:p>
      <text:p text:style-name="P1">&lt; de atar / era yo &gt; //</text:p>
      <text:p text:style-name="P1">before: CAR: &lt; sí sí / todas &gt; //</text:p>
      <text:p text:style-name="P1">ANG: y quién quería / griego ? pues yo // yo decía / yo quiero griego /</text:p>
      <text:p text:style-name="P1">porque voy a hacer filosofía // y entonces ... y además de hecho / me</text:p>
      <text:p text:style-name="P1">sirvió / bastante //</text:p>
      <text:p text:style-name="P1">*42&lt; bastante &gt; //</text:p>
      <text:p text:style-name="P1">after: ISA: &lt; claro &gt; //</text:p>
      <text:p text:style-name="P1"><text:soft-page-break/>before: ANG: y quién quería / griego ? pues yo // yo decía / yo quiero</text:p>
      <text:p text:style-name="P1">griego / porque voy a hacer filosofía // y entonces ... y además de hecho /</text:p>
      <text:p text:style-name="P1">me sirvió / bastante // &lt; bastante &gt; //</text:p>
      <text:p text:style-name="P1">*43ISA: &lt; claro &gt; //</text:p>
      <text:p text:style-name="P1">after: CAR: &lt; para empezar ... xxx &gt; +</text:p>
      <text:p text:style-name="P1">before: ISA: &lt; claro &gt; //</text:p>
      <text:p text:style-name="P1">*44CAR: &lt; para empezar ... xxx &gt; +</text:p>
      <text:p text:style-name="P1">after: ANG: &lt; para [/] para tal y de [///] me acuerdo que además yo era &gt; /</text:p>
      <text:p text:style-name="P1">pues / una de las [/] de las más empolladas en los presocráticos / que me</text:p>
      <text:p text:style-name="P1">encantaban / yyy porque tenía mi versión en griego y en tal // y / me</text:p>
      <text:p text:style-name="P1">levantaba / al alba / y cogía el [/] el autobús / la [/] la verde en [/] en</text:p>
      <text:p text:style-name="P1">Pozuelo para llegar hasta allí / y me iba con el [/] con el / termo //</text:p>
      <text:p text:style-name="P1">ANG:/ y además tenía que avisarla / si no podía ir / porque estaba enferma</text:p>
      <text:p text:style-name="P1">o así // pero era muy complicado / porque claro / tenía que estar claro /</text:p>
      <text:p text:style-name="P1">que yo estaba enferma la noche anterior // &lt; que si no &gt; alguna vez ha &lt;</text:p>
      <text:p text:style-name="P1">pasado que &gt; +</text:p>
      <text:p text:style-name="P1">before: CAR: &lt; para empezar ... xxx &gt; +</text:p>
      <text:p text:style-name="P1">ANG: &lt; para [/] para tal y de [///] me acuerdo que además yo era &gt; / pues /</text:p>
      <text:p text:style-name="P1">una de las [/] de las más empolladas en los presocráticos / que me</text:p>
      <text:p text:style-name="P1">encantaban / yyy porque tenía mi versión en griego y en tal // y / me</text:p>
      <text:p text:style-name="P1">levantaba / al alba / y cogía el [/] el autobús / la [/] la verde en [/] en</text:p>
      <text:p text:style-name="P1">Pozuelo para llegar hasta allí / y me iba con el [/] con el / termo //</text:p>
      <text:p text:style-name="P1">ANG:/ y además tenía que avisarla / si no podía ir / porque estaba enferma</text:p>
      <text:p text:style-name="P1">o así // pero era muy complicado / porque claro / tenía que estar claro /</text:p>
      <text:p text:style-name="P1">que yo estaba enferma la noche anterior //</text:p>
      <text:p text:style-name="P1">*45&lt; que si no &gt; alguna vez ha &lt; pasado que &gt; +</text:p>
      <text:p text:style-name="P1">after: CAR: ¡ah! / con el termo / eso sí //</text:p>
      <text:p text:style-name="P1">before: * ANG:/ y además tenía que avisarla / si no podía ir / porque</text:p>
      <text:p text:style-name="P1">estaba enferma o así // pero era muy complicado / porque claro / tenía que</text:p>
      <text:p text:style-name="P1">estar claro / que yo estaba enferma la noche anterior // &lt; que si no &gt;</text:p>
      <text:p text:style-name="P1">alguna vez ha &lt; pasado que &gt; +</text:p>
      <text:p text:style-name="P1">*48MAI: &lt; claro //</text:p>
      <text:p text:style-name="P1">&amp;n podías levantarte &gt; acatarrada //</text:p>
      <text:p text:style-name="P1">after: ANG: alguna vez [///] &lt; exactamente &gt; //</text:p>
      <text:p text:style-name="P1">before: * ANG:/ y además tenía que avisarla / si no podía ir / porque</text:p>
      <text:p text:style-name="P1">estaba enferma o así // pero era muy complicado / porque claro / tenía que</text:p>
      <text:p text:style-name="P1">estar claro / que yo estaba enferma la noche anterior // &lt; que si no &gt;</text:p>
      <text:p text:style-name="P1">alguna vez ha &lt; pasado que &gt; +</text:p>
      <text:p text:style-name="P1">MAI: &lt; claro //</text:p>
      <text:p text:style-name="P1">*48&amp;n podías levantarte &gt; acatarrada //</text:p>
      <text:p text:style-name="P1">after: ANG: alguna vez [///] &lt; exactamente &gt; //</text:p>
      <text:p text:style-name="P1">before: MAI: &lt; claro // &amp;n podías levantarte &gt; acatarrada //</text:p>
      <text:p text:style-name="P1">*49ANG: alguna vez [///] &lt; exactamente &gt; //</text:p>
      <text:p text:style-name="P1">after: CAR: &lt; yyy &gt; //</text:p>
      <text:p text:style-name="P1">before: ANG: alguna vez [///] &lt; exactamente &gt; //</text:p>
      <text:p text:style-name="P1">*50CAR: &lt; yyy &gt; //</text:p>
      <text:p text:style-name="P1">after: ANG: no podía &lt; levantarme así &gt; ...</text:p>
      <text:p text:style-name="P1">before: CAR: &lt; yyy &gt; //</text:p>
      <text:p text:style-name="P1">*51ANG: no podía &lt; levantarme así &gt; ...</text:p>
      <text:p text:style-name="P1">after: PIZ: &lt; xxx pasar una vomitona &gt; de noche / nada //</text:p>
      <text:p text:style-name="P1">before: PIZ: &lt; xxx pasar una vomitona &gt; de noche / nada //</text:p>
      <text:p text:style-name="P1">ANG: nada / de eso nada // y / tenía que avisarla / y bueno / en unas</text:p>
      <text:p text:style-name="P1">condiciones como muy penosas //</text:p>
      <text:p text:style-name="P1">*53nos abrían el colegio a ella y a mí //</text:p>
      <text:p text:style-name="P1">supongo que me</text:p>
      <text:p text:style-name="P1">after: debieron odiar las yyy monjas / porque &lt; era una cosa &gt; ...</text:p>
      <text:p text:style-name="P1">before: PIZ: &lt; xxx pasar una vomitona &gt; de noche / nada //</text:p>
      <text:p text:style-name="P1"><text:soft-page-break/>ANG: nada / de eso nada // y / tenía que avisarla / y bueno / en unas</text:p>
      <text:p text:style-name="P1">condiciones como muy penosas // nos abrían el colegio a ella y a mí //</text:p>
      <text:p text:style-name="P1">*53supongo que me</text:p>
      <text:p text:style-name="P1">after: debieron odiar las yyy monjas / porque &lt; era una cosa &gt; ...</text:p>
      <text:p text:style-name="P1">before: debieron odiar las yyy monjas / porque &lt; era una cosa &gt; ...</text:p>
      <text:p text:style-name="P1">*55PIZ: &lt; qué gracia &gt; //</text:p>
      <text:p text:style-name="P1">after: ANG: porque las obligué a hacer &lt; aquello &gt; //</text:p>
      <text:p text:style-name="P1">before: PIZ: &lt; qué gracia &gt; //</text:p>
      <text:p text:style-name="P1">*56ANG: porque las obligué a hacer &lt; aquello &gt; //</text:p>
      <text:p text:style-name="P1">after: PIZ: &lt; claro &gt;/ y además que tenían que pagar a esta / y eso del</text:p>
      <text:p text:style-name="P1">dinero ...</text:p>
      <text:p text:style-name="P1">before: PIZ: &lt; claro &gt;/ y además que tenían que pagar a esta / y eso del</text:p>
      <text:p text:style-name="P1">dinero ...</text:p>
      <text:p text:style-name="P1">*58MAI: &lt; pero bueno &gt; +</text:p>
      <text:p text:style-name="P1">after: ANG: &lt; fíjate &gt; // le tenían que pagar &lt; para mí sola &gt; //</text:p>
      <text:p text:style-name="P1">before: MAI: &lt; pero bueno &gt; +</text:p>
      <text:p text:style-name="P1">*59ANG: &lt; fíjate &gt; //</text:p>
      <text:p text:style-name="P1">le tenían que pagar &lt; para mí sola &gt; //</text:p>
      <text:p text:style-name="P1">after: MAI: &lt; bueno &lt; //</text:p>
      <text:p text:style-name="P1">before: MAI: &lt; pero bueno &gt; +</text:p>
      <text:p text:style-name="P1">ANG: &lt; fíjate &gt; //</text:p>
      <text:p text:style-name="P1">*59le tenían que pagar &lt; para mí sola &gt; //</text:p>
      <text:p text:style-name="P1">after: MAI: &lt; bueno &lt; //</text:p>
      <text:p text:style-name="P1">before: ANG: &lt; fíjate &gt; // le tenían que pagar &lt; para mí sola &gt; //</text:p>
      <text:p text:style-name="P1">*60MAI: &lt; bueno &lt; //</text:p>
      <text:p text:style-name="P1">after: ANG: no / yo creo que ahí debió haber un acuerdo / y ella no sé lo</text:p>
      <text:p text:style-name="P1">&amp;t [///] me lo [/] me lo trataba con mucho cariño / eh? porque era +</text:p>
      <text:p text:style-name="P1">before: ANG: no / yo creo que ahí debió haber un acuerdo / y ella no sé lo</text:p>
      <text:p text:style-name="P1">&amp;t [///] me lo [/] me lo trataba con mucho cariño / eh? porque era +</text:p>
      <text:p text:style-name="P1">*62MAI: &lt; ella encantada además &gt; //</text:p>
      <text:p text:style-name="P1">after: PIZ: &lt; era encantadora / xxx &gt; // ahora enseñaba &lt; muy bien / porque</text:p>
      <text:p text:style-name="P1">xxx &gt; PIZ:/ cuando llegué a la &lt; facultad &gt; PIZ:/ con el latín / vamos //</text:p>
      <text:p text:style-name="P1">before: PIZ: &lt; era encantadora / xxx &gt; // ahora enseñaba &lt; muy bien /</text:p>
      <text:p text:style-name="P1">porque xxx &gt; PIZ:/ cuando llegué a la &lt; facultad &gt; PIZ:/ con el latín /</text:p>
      <text:p text:style-name="P1">vamos //</text:p>
      <text:p text:style-name="P1">*64CAR: &lt; sí //</text:p>
      <text:p text:style-name="P1">enseñaba bien &gt; //</text:p>
      <text:p text:style-name="P1">after: * PIZ:/ cuando llegué a la &lt; facultad &gt; PIZ:/ con el latín /</text:p>
      <text:p text:style-name="P1">vamos //</text:p>
      <text:p text:style-name="P1">before: PIZ: &lt; era encantadora / xxx &gt; // ahora enseñaba &lt; muy bien /</text:p>
      <text:p text:style-name="P1">porque xxx &gt; PIZ:/ cuando llegué a la &lt; facultad &gt; PIZ:/ con el latín /</text:p>
      <text:p text:style-name="P1">vamos //</text:p>
      <text:p text:style-name="P1">CAR: &lt; sí //</text:p>
      <text:p text:style-name="P1">*64enseñaba bien &gt; //</text:p>
      <text:p text:style-name="P1">after: * PIZ:/ cuando llegué a la &lt; facultad &gt; PIZ:/ con el latín /</text:p>
      <text:p text:style-name="P1">vamos //</text:p>
      <text:p text:style-name="P1">before: * ANG:/ era excelente // &amp;yo teníamos un nivel / que no tenía nada</text:p>
      <text:p text:style-name="P1">que ver con &lt; el resto del mundo &gt; //</text:p>
      <text:p text:style-name="P1">*69PIZ: &lt; sí &gt; //</text:p>
      <text:p text:style-name="P1"><text:soft-page-break/>after: MAI: &lt; &amp;mm &gt; //</text:p>
      <text:p text:style-name="P1">before: PIZ: &lt; sí &gt; //</text:p>
      <text:p text:style-name="P1">*70MAI: &lt; &amp;mm &gt; //</text:p>
      <text:p text:style-name="P1">after: ANG: &amp;yal [//] yo hacía con ella las dos / latín y griego //</text:p>
      <text:p text:style-name="P1">before: ANG: yo tenía los dos / &lt; latín y griego &gt; //</text:p>
      <text:p text:style-name="P1">*74PIZ: &lt; xxx &gt; //</text:p>
      <text:p text:style-name="P1">after: ANG: &lt; yo recuerdo que &gt; yo llegué [/] yo llegué a la facultad con</text:p>
      <text:p text:style-name="P1">un nivel / que vamos / nada que ver con los demás // pero años luz // lo</text:p>
      <text:p text:style-name="P1">pasé así //</text:p>
      <text:p text:style-name="P1">before: PIZ: &lt; xxx &gt; //</text:p>
      <text:p text:style-name="P1">ANG: &lt; yo recuerdo que &gt; yo llegué [/] yo llegué a la facultad con un</text:p>
      <text:p text:style-name="P1">nivel / que vamos / nada que ver con los demás //</text:p>
      <text:p text:style-name="P1">*75pero años luz //</text:p>
      <text:p text:style-name="P1">lo pasé así //</text:p>
      <text:p text:style-name="P1">end of document.</text:p>
      <text:p text:style-name="P1">before: PIZ: &lt; xxx &gt; //</text:p>
      <text:p text:style-name="P1">ANG: &lt; yo recuerdo que &gt; yo llegué [/] yo llegué a la facultad con un</text:p>
      <text:p text:style-name="P1">nivel / que vamos / nada que ver con los demás // pero años luz //</text:p>
      <text:p text:style-name="P1">*75lo pasé así //</text:p>
      <text:p text:style-name="P1">end of document.</text:p>
      <text:p text:style-name="P1">&lt;text id="conv_03_LO_LABORAL_Y_FAMILIAR"&gt;</text:p>
      <text:p text:style-name="P1">beginning of document</text:p>
      <text:p text:style-name="P1">*0ANG: un desfase completo //</text:p>
      <text:p text:style-name="P1">after: MAI: yo en mi caso por &amp;ejem / en cambio yo creo &lt; que sí tenía &gt;</text:p>
      <text:p text:style-name="P1">MAI:/ [///] vamos a ver / tenía muy claro que quería trabajar porque además</text:p>
      <text:p text:style-name="P1">mi padre &amp;siem éramos dos chicas y era como el tenéis clarísimo &lt; que</text:p>
      <text:p text:style-name="P1">tenéis que hacer una carrera &gt; / MAI:/ jamás [///] le pareció bien todo lo</text:p>
      <text:p text:style-name="P1">que decidimos / MAI:/ que fíjate que cuando yo dije que yo hacía</text:p>
      <text:p text:style-name="P1">periodismo / a quien no le pareció bien fue a todo el profesorado de San</text:p>
      <text:p text:style-name="P1">Luis //</text:p>
      <text:p text:style-name="P1">before: MAI: yo en mi caso por &amp;ejem / en cambio yo creo &lt; que sí tenía &gt;</text:p>
      <text:p text:style-name="P1">MAI:/ [///] vamos a ver / tenía muy claro que quería trabajar porque además</text:p>
      <text:p text:style-name="P1">mi padre &amp;siem éramos dos chicas y era como el tenéis clarísimo &lt; que</text:p>
      <text:p text:style-name="P1">tenéis que hacer una carrera &gt; / MAI:/ jamás [///] le pareció bien todo lo</text:p>
      <text:p text:style-name="P1">que decidimos / MAI:/ que fíjate que cuando yo dije que yo hacía</text:p>
      <text:p text:style-name="P1">periodismo / a quien no le pareció bien fue a todo el profesorado de San</text:p>
      <text:p text:style-name="P1">Luis //</text:p>
      <text:p text:style-name="P1">*2ANG: &lt; era una cosa &gt; //</text:p>
      <text:p text:style-name="P1">after: * MAI:/ [///] vamos a ver / tenía muy claro que quería trabajar</text:p>
      <text:p text:style-name="P1">porque además mi padre &amp;siem éramos dos chicas y era como el tenéis</text:p>
      <text:p text:style-name="P1">clarísimo &lt; que tenéis que hacer una carrera &gt; / MAI:/ jamás [///] le</text:p>
      <text:p text:style-name="P1">pareció bien todo lo que decidimos / MAI:/ que fíjate que cuando yo dije</text:p>
      <text:p text:style-name="P1">que yo hacía periodismo / a quien no le pareció bien fue a todo el</text:p>
      <text:p text:style-name="P1">profesorado de San Luis //</text:p>
      <text:p text:style-name="P1">before: * MAI:/ [///] vamos a ver / tenía muy claro que quería trabajar</text:p>
      <text:p text:style-name="P1">porque además mi padre &amp;siem éramos dos chicas y era como el tenéis</text:p>
      <text:p text:style-name="P1">clarísimo &lt; que tenéis que hacer una carrera &gt; / MAI:/ jamás [///] le</text:p>
      <text:p text:style-name="P1">pareció bien todo lo que decidimos / MAI:/ que fíjate que cuando yo dije</text:p>
      <text:p text:style-name="P1">que yo hacía periodismo / a quien no le pareció bien fue a todo el</text:p>
      <text:p text:style-name="P1">profesorado de San Luis //</text:p>
      <text:p text:style-name="P1">*4ANG: &lt; que tenéis que trabajar &gt; //</text:p>
      <text:p text:style-name="P1">after: * MAI:/ jamás [///] le pareció bien todo lo que decidimos / MAI:/</text:p>
      <text:p text:style-name="P1">que fíjate que cuando yo dije que yo hacía periodismo / a quien no le</text:p>
      <text:p text:style-name="P1"><text:soft-page-break/>pareció bien fue a todo el profesorado de San Luis //</text:p>
      <text:p text:style-name="P1">before: * MAI:/ jamás [///] le pareció bien todo lo que decidimos / MAI:/</text:p>
      <text:p text:style-name="P1">que fíjate que cuando yo dije que yo hacía periodismo / a quien no le</text:p>
      <text:p text:style-name="P1">pareció bien fue a todo el profesorado de San Luis //</text:p>
      <text:p text:style-name="P1">*6ANG: sí //</text:p>
      <text:p text:style-name="P1">after: * MAI:/ que fíjate que cuando yo dije que yo hacía periodismo / a</text:p>
      <text:p text:style-name="P1">quien no le pareció bien fue a todo el profesorado de San Luis //</text:p>
      <text:p text:style-name="P1">before: * MAI:/ que fíjate que cuando yo dije que yo hacía periodismo / a</text:p>
      <text:p text:style-name="P1">quien no le pareció bien fue a todo el profesorado de San Luis //</text:p>
      <text:p text:style-name="P1">*8ANG: yyy //</text:p>
      <text:p text:style-name="P1">after: MAI: pero a mi padre / jamás me dijo nada // tú haz lo que quieras /</text:p>
      <text:p text:style-name="P1">lo que a ti te parezca / tal y cual // pero yo en cambio si &amp;sup tenía</text:p>
      <text:p text:style-name="P1">claro &amp;que de alguna manera / que mi vida &amp;mm laboral / iría supeditada /</text:p>
      <text:p text:style-name="P1">before: MAI: pero a mi padre / jamás me dijo nada // tú haz lo que</text:p>
      <text:p text:style-name="P1">quieras / lo que a ti te parezca / tal y cual // pero yo en cambio si &amp;sup</text:p>
      <text:p text:style-name="P1">tenía claro &amp;que de alguna manera / que mi vida &amp;mm laboral / iría</text:p>
      <text:p text:style-name="P1">supeditada /</text:p>
      <text:p text:style-name="P1">*10ANG: a la vida &lt; familiar &gt; //</text:p>
      <text:p text:style-name="P1">after: MAI: &lt; a la vida &gt; profesional // yo / empecé [/] empecé a trabajar</text:p>
      <text:p text:style-name="P1">&lt; cuando estaba &gt;</text:p>
      <text:p text:style-name="P1">before: ANG: a la vida &lt; familiar &gt; //</text:p>
      <text:p text:style-name="P1">*11MAI: &lt; a la vida &gt; profesional //</text:p>
      <text:p text:style-name="P1">yo / empecé [/] empecé a trabajar &lt; cuando estaba &gt;</text:p>
      <text:p text:style-name="P1">after: CAR: &lt; laboral &gt; / a la profesional ?</text:p>
      <text:p text:style-name="P1">before: ANG: a la [/] a la personal &lt; perdona &gt; / MAI:/ a la personal //</text:p>
      <text:p text:style-name="P1">empecé a trabajar cuando estaba / antes de acabar la carrera / Ramón que</text:p>
      <text:p text:style-name="P1">había estado en Teleco / que llevaba ocho años allí / que estaba ya /</text:p>
      <text:p text:style-name="P1">cansado / que lo quería dejar pero no se atrevía porque en &amp;s su abuelo</text:p>
      <text:p text:style-name="P1">había sido director de la escuela de Teleco / en fin era como una especie</text:p>
      <text:p text:style-name="P1">de trauma si él decía que lo dejaba / y no se animaba pero estaba ahí</text:p>
      <text:p text:style-name="P1">atascado y harto y aburrido y tal // &amp;e yo le animé a que lo dejara / se</text:p>
      <text:p text:style-name="P1">presentó a oposiciones a [/] a control //</text:p>
      <text:p text:style-name="P1">*14CAR: &lt; a la personal &gt; //</text:p>
      <text:p text:style-name="P1">after: * MAI:/ a la personal // empecé a trabajar cuando estaba / antes de</text:p>
      <text:p text:style-name="P1">acabar la carrera / Ramón que había estado en Teleco / que llevaba ocho</text:p>
      <text:p text:style-name="P1">años allí / que estaba ya / cansado / que lo quería dejar pero no se</text:p>
      <text:p text:style-name="P1">atrevía porque en &amp;s su abuelo había sido director de la escuela de</text:p>
      <text:p text:style-name="P1">Teleco / en fin era como una especie de trauma si él decía que lo dejaba /</text:p>
      <text:p text:style-name="P1">y no se animaba pero estaba ahí atascado y harto y aburrido y tal // &amp;e yo</text:p>
      <text:p text:style-name="P1">le animé a que lo dejara / se presentó a oposiciones a [/] a control //</text:p>
      <text:p text:style-name="P1">before: * MAI:/ a la personal // empecé a trabajar cuando estaba / antes de</text:p>
      <text:p text:style-name="P1">acabar la carrera / Ramón que había estado en Teleco / que llevaba ocho</text:p>
      <text:p text:style-name="P1">años allí / que estaba ya / cansado / que lo quería dejar pero no se</text:p>
      <text:p text:style-name="P1">atrevía porque en &amp;s su abuelo había sido director de la escuela de</text:p>
      <text:p text:style-name="P1">Teleco / en fin era como una especie de trauma si él decía que lo dejaba /</text:p>
      <text:p text:style-name="P1">y no se animaba pero estaba ahí atascado y harto y aburrido y tal // &amp;e yo</text:p>
      <text:p text:style-name="P1">le animé a que lo dejara / se presentó a oposiciones a [/] a control //</text:p>
      <text:p text:style-name="P1">*16ANG: &amp;mm //</text:p>
      <text:p text:style-name="P1">after: MAI: yo tenía un trabajo / pero claro / &amp;sa nos casamos cuando él</text:p>
      <text:p text:style-name="P1">estaba todavía en la Escuela / sabiendo que en el momento en que él</text:p>
      <text:p text:style-name="P1">acabara / en Madrid no se podría quedar / MAI:/ que habría que irse</text:p>
      <text:p text:style-name="P1">fuera // y nos fuimos / y nos fuimos // y yo estaba en aquel momento /</text:p>
      <text:p text:style-name="P1">fíjate estaba en Nuevo Estilo / y me ofrecieron la dirección / de Nuevo</text:p>
      <text:p text:style-name="P1"><text:soft-page-break/>Estilo //</text:p>
      <text:p text:style-name="P1">before: MAI: yo tenía un trabajo / pero claro / &amp;sa nos casamos cuando él</text:p>
      <text:p text:style-name="P1">estaba todavía en la Escuela / sabiendo que en el momento en que él</text:p>
      <text:p text:style-name="P1">acabara / en Madrid no se podría quedar / MAI:/ que habría que irse</text:p>
      <text:p text:style-name="P1">fuera // y nos fuimos / y nos fuimos // y yo estaba en aquel momento /</text:p>
      <text:p text:style-name="P1">fíjate estaba en Nuevo Estilo / y me ofrecieron la dirección / de Nuevo</text:p>
      <text:p text:style-name="P1">Estilo //</text:p>
      <text:p text:style-name="P1">*18ANG: &amp;mm //</text:p>
      <text:p text:style-name="P1">after: * MAI:/ que habría que irse fuera // y nos fuimos / y nos fuimos //</text:p>
      <text:p text:style-name="P1">y yo estaba en aquel momento / fíjate estaba en Nuevo Estilo / y me</text:p>
      <text:p text:style-name="P1">ofrecieron la dirección / de Nuevo Estilo //</text:p>
      <text:p text:style-name="P1">before: * MAI:/ que habría que irse fuera // y nos fuimos / y nos fuimos //</text:p>
      <text:p text:style-name="P1">y yo estaba en aquel momento / fíjate estaba en Nuevo Estilo / y me</text:p>
      <text:p text:style-name="P1">ofrecieron la dirección / de Nuevo Estilo //</text:p>
      <text:p text:style-name="P1">*20ANG: fíjate //</text:p>
      <text:p text:style-name="P1">after: MAI: acababa de nacer Ramón / el mayor / y yo me fui ... sabes es</text:p>
      <text:p text:style-name="P1">que / no se me ocurrió ni por un momento ... porque él además le tocó / Las</text:p>
      <text:p text:style-name="P1">Palmas // ni me</text:p>
      <text:p text:style-name="P1">before: ANG: fíjate //</text:p>
      <text:p text:style-name="P1">MAI: acababa de nacer Ramón / el mayor / y yo me fui ... sabes es que / no</text:p>
      <text:p text:style-name="P1">se me ocurrió ni por un momento ... porque él además le tocó / Las</text:p>
      <text:p text:style-name="P1">Palmas //</text:p>
      <text:p text:style-name="P1">*21ni me</text:p>
      <text:p text:style-name="P1">after: planteé que él se fuera a Las Palmas y quedarme yo aquí con el niño</text:p>
      <text:p text:style-name="P1">recién nacido / MAI:/ &lt; para seguir &gt; trabajando //</text:p>
      <text:p text:style-name="P1">before: planteé que él se fuera a Las Palmas y quedarme yo aquí con el niño</text:p>
      <text:p text:style-name="P1">recién nacido / MAI:/ &lt; para seguir &gt; trabajando //</text:p>
      <text:p text:style-name="P1">*23ANG: y &lt; ocuparte de xxx &gt; //</text:p>
      <text:p text:style-name="P1">after: * MAI:/ &lt; para seguir &gt; trabajando //</text:p>
      <text:p text:style-name="P1">before: PIZ: pero luego &amp;encon encontraste allí trabajo / en Canarias / y</text:p>
      <text:p text:style-name="P1">eso //</text:p>
      <text:p text:style-name="P1">*26MAI: allí estuve cinco años sin trabajar //</text:p>
      <text:p text:style-name="P1">porque claro / aterrizamos allí con el niño con dos meses MAI:/ &lt; sin</text:p>
      <text:p text:style-name="P1">familia &gt; / con amigos de la promoción / pero que estaban todos igual que</text:p>
      <text:p text:style-name="P1">nosotros / que no tenías quien se ocupara del niño / y ponerme a buscar un</text:p>
      <text:p text:style-name="P1">trabajo pues allí era meterte en un periódico / o en una televisión o tal /</text:p>
      <text:p text:style-name="P1">pero con unos horarios / muy chungos // y estuve sin trabajar / hasta que</text:p>
      <text:p text:style-name="P1">el segundo / hasta que Emilio / empezó a ir al colegio / a los tres años //</text:p>
      <text:p text:style-name="P1">MAI:/ y luego lo que pasa es que tuve suerte / &lt; porque me pude &gt; +</text:p>
      <text:p text:style-name="P1">after: PIZ: a &lt; ver estabas sola &gt; y &amp;na //</text:p>
      <text:p text:style-name="P1">before: MAI: allí estuve cinco años sin trabajar // porque claro /</text:p>
      <text:p text:style-name="P1">aterrizamos allí con el niño con dos meses MAI:/ &lt; sin familia &gt; / con</text:p>
      <text:p text:style-name="P1">amigos de la promoción / pero que estaban todos igual que nosotros / que no</text:p>
      <text:p text:style-name="P1">tenías quien se ocupara del niño / y ponerme a buscar un trabajo pues allí</text:p>
      <text:p text:style-name="P1">era meterte en un periódico / o en una televisión o tal / pero con unos</text:p>
      <text:p text:style-name="P1">horarios / muy chungos // y estuve sin trabajar / hasta que el segundo /</text:p>
      <text:p text:style-name="P1">hasta que Emilio / empezó a ir al colegio / a los tres años // MAI:/ y</text:p>
      <text:p text:style-name="P1">luego lo que pasa es que tuve suerte / &lt; porque me pude &gt; +</text:p>
      <text:p text:style-name="P1">*27PIZ: a &lt; ver estabas sola &gt; y &amp;na //</text:p>
      <text:p text:style-name="P1">after: * MAI:/ &lt; sin familia &gt; / con amigos de la promoción / pero que</text:p>
      <text:p text:style-name="P1">estaban todos igual que nosotros / que no tenías quien se ocupara del</text:p>
      <text:p text:style-name="P1">niño / y ponerme a buscar un trabajo pues allí era meterte en un</text:p>
      <text:p text:style-name="P1">periódico / o en una televisión o tal / pero con unos horarios / muy</text:p>
      <text:p text:style-name="P1"><text:soft-page-break/>chungos // y estuve sin trabajar / hasta que el segundo / hasta que</text:p>
      <text:p text:style-name="P1">Emilio / empezó a ir al colegio / a los tres años // MAI:/ y luego lo que</text:p>
      <text:p text:style-name="P1">pasa es que tuve suerte / &lt; porque me pude &gt; +</text:p>
      <text:p text:style-name="P1">before: * MAI:/ &lt; sin familia &gt; / con amigos de la promoción / pero que</text:p>
      <text:p text:style-name="P1">estaban todos igual que nosotros / que no tenías quien se ocupara del</text:p>
      <text:p text:style-name="P1">niño / y ponerme a buscar un trabajo pues allí era meterte en un</text:p>
      <text:p text:style-name="P1">periódico / o en una televisión o tal / pero con unos horarios / muy</text:p>
      <text:p text:style-name="P1">chungos // y estuve sin trabajar / hasta que el segundo / hasta que</text:p>
      <text:p text:style-name="P1">Emilio / empezó a ir al colegio / a los tres años // MAI:/ y luego lo que</text:p>
      <text:p text:style-name="P1">pasa es que tuve suerte / &lt; porque me pude &gt; +</text:p>
      <text:p text:style-name="P1">*29PIZ: &amp;mm //</text:p>
      <text:p text:style-name="P1">after: * MAI:/ y luego lo que pasa es que tuve suerte / &lt; porque me pude &gt;</text:p>
      <text:p text:style-name="P1">+</text:p>
      <text:p text:style-name="P1">before: ANG: &lt; no es un desfase muy fuerte &gt; en / es una profesión no? / en</text:p>
      <text:p text:style-name="P1">donde &amp;eles te has quedado descolgada / después volver a engancharte ...</text:p>
      <text:p text:style-name="P1">*32MAI: horroroso //</text:p>
      <text:p text:style-name="P1">horroroso // lo que pasa es que tuve una suerte tremenda / porque allí</text:p>
      <text:p text:style-name="P1">encontré trabajo en el [//] bueno en un [/] un gabinete de comunicación de</text:p>
      <text:p text:style-name="P1">una asociación de empresarios / y además mi cuñado / era entonces novio de</text:p>
      <text:p text:style-name="P1">mi hermana / que estaba aquí / en Cinco Días / me dijo oye no tenemos a</text:p>
      <text:p text:style-name="P1">nadie en la xxx de corresponsal allí / te quieres ocupar ? y entonces le</text:p>
      <text:p text:style-name="P1">dije / a bueno pues sí // y entonces me ocupaba también de eso / que allí /</text:p>
      <text:p text:style-name="P1">en una mañana podías hacer todo // que como son las ciudades pequeñas /</text:p>
      <text:p text:style-name="P1">llevaba a los niños al colegio / me iba / estaba trabajando hasta las dos /</text:p>
      <text:p text:style-name="P1">y luego me iba a mi casa / tranquilamente / te daba tiempo a hacer todo //</text:p>
      <text:p text:style-name="P1">y luego la enorme suerte que tuve es que cuando a Ramón / al cabo de los</text:p>
      <text:p text:style-name="P1">diez años / ya tuvo posibilidad de pedir plaza a Madrid / MAI:/ yo llamé /</text:p>
      <text:p text:style-name="P1">pues a esta amiga que me ha llamado ahora / que era compañera de carrera /</text:p>
      <text:p text:style-name="P1">que esta estaba dirigiendo entonces el Marie Claire //</text:p>
      <text:p text:style-name="P1">after: ANG: &amp;mm //</text:p>
      <text:p text:style-name="P1">before: ANG: &lt; no es un desfase muy fuerte &gt; en / es una profesión no? / en</text:p>
      <text:p text:style-name="P1">donde &amp;eles te has quedado descolgada / después volver a engancharte ...</text:p>
      <text:p text:style-name="P1">MAI: horroroso //</text:p>
      <text:p text:style-name="P1">*32horroroso //</text:p>
      <text:p text:style-name="P1">lo que pasa es que tuve una suerte tremenda / porque allí encontré trabajo</text:p>
      <text:p text:style-name="P1">en el [//] bueno en un [/] un gabinete de comunicación de una asociación de</text:p>
      <text:p text:style-name="P1">empresarios / y además mi cuñado / era entonces novio de mi hermana / que</text:p>
      <text:p text:style-name="P1">estaba aquí / en Cinco Días / me dijo oye no tenemos a nadie en la xxx de</text:p>
      <text:p text:style-name="P1">corresponsal allí / te quieres ocupar ? y entonces le dije / a bueno pues</text:p>
      <text:p text:style-name="P1">sí // y entonces me ocupaba también de eso / que allí / en una mañana</text:p>
      <text:p text:style-name="P1">podías hacer todo // que como son las ciudades pequeñas / llevaba a los</text:p>
      <text:p text:style-name="P1">niños al colegio / me iba / estaba trabajando hasta las dos / y luego me</text:p>
      <text:p text:style-name="P1">iba a mi casa / tranquilamente / te daba tiempo a hacer todo // y luego la</text:p>
      <text:p text:style-name="P1">enorme suerte que tuve es que cuando a Ramón / al cabo de los diez años /</text:p>
      <text:p text:style-name="P1">ya tuvo posibilidad de pedir plaza a Madrid / MAI:/ yo llamé / pues a esta</text:p>
      <text:p text:style-name="P1">amiga que me ha llamado ahora / que era compañera de carrera / que esta</text:p>
      <text:p text:style-name="P1">estaba dirigiendo entonces el Marie Claire //</text:p>
      <text:p text:style-name="P1">after: ANG: &amp;mm //</text:p>
      <text:p text:style-name="P1">before: MAI: horroroso // horroroso // lo que pasa es que tuve una suerte</text:p>
      <text:p text:style-name="P1">tremenda / porque allí encontré trabajo en el [//] bueno en un [/] un</text:p>
      <text:p text:style-name="P1">gabinete de comunicación de una asociación de empresarios / y además mi</text:p>
      <text:p text:style-name="P1">cuñado / era entonces novio de mi hermana / que estaba aquí / en Cinco</text:p>
      <text:p text:style-name="P1">Días / me dijo oye no tenemos a nadie en la xxx de corresponsal allí / te</text:p>
      <text:p text:style-name="P1"><text:soft-page-break/>quieres ocupar ? y entonces le dije / a bueno pues sí // y entonces me</text:p>
      <text:p text:style-name="P1">ocupaba también de eso / que allí / en una mañana podías hacer todo // que</text:p>
      <text:p text:style-name="P1">como son las ciudades pequeñas / llevaba a los niños al colegio / me iba /</text:p>
      <text:p text:style-name="P1">estaba trabajando hasta las dos / y luego me iba a mi casa /</text:p>
      <text:p text:style-name="P1">tranquilamente / te daba tiempo a hacer todo // y luego la enorme suerte</text:p>
      <text:p text:style-name="P1">que tuve es que cuando a Ramón / al cabo de los diez años / ya tuvo</text:p>
      <text:p text:style-name="P1">posibilidad de pedir plaza a Madrid / MAI:/ yo llamé / pues a esta amiga</text:p>
      <text:p text:style-name="P1">que me ha llamado ahora / que era compañera de carrera / que esta estaba</text:p>
      <text:p text:style-name="P1">dirigiendo entonces el Marie Claire //</text:p>
      <text:p text:style-name="P1">*33ANG: &amp;mm //</text:p>
      <text:p text:style-name="P1">after: * MAI:/ yo llamé / pues a esta amiga que me ha llamado ahora / que</text:p>
      <text:p text:style-name="P1">era compañera de carrera / que esta estaba dirigiendo entonces el Marie</text:p>
      <text:p text:style-name="P1">Claire //</text:p>
      <text:p text:style-name="P1">before: * MAI:/ yo llamé / pues a esta amiga que me ha llamado ahora / que</text:p>
      <text:p text:style-name="P1">era compañera de carrera / que esta estaba dirigiendo entonces el Marie</text:p>
      <text:p text:style-name="P1">Claire //</text:p>
      <text:p text:style-name="P1">*35ANG: &amp;mm //</text:p>
      <text:p text:style-name="P1">after: MAI: y le dije oye Ana Rosa que me voy a ir a Madrid / y me dijo</text:p>
      <text:p text:style-name="P1">pues en este momento en &amp;planti [///] yo la llamé un septiembre y nos</text:p>
      <text:p text:style-name="P1">veníamos en junio del año siguiente / cuando los niños acabasen el</text:p>
      <text:p text:style-name="P1">colegio //</text:p>
      <text:p text:style-name="P1">before: MAI: y le dije oye Ana Rosa que me voy a ir a Madrid / y me dijo</text:p>
      <text:p text:style-name="P1">pues en este momento en &amp;planti [///] yo la llamé un septiembre y nos</text:p>
      <text:p text:style-name="P1">veníamos en junio del año siguiente / cuando los niños acabasen el</text:p>
      <text:p text:style-name="P1">colegio //</text:p>
      <text:p text:style-name="P1">*37ANG: &amp;ah</text:p>
      <text:p text:style-name="P1">after: MAI: y me dijo no tengo nadie en plantilla / pero como aquí tenemos</text:p>
      <text:p text:style-name="P1">mucha gente &amp;free &amp;lance sabes que en cuanto llegues / pues puedes empezar</text:p>
      <text:p text:style-name="P1">a hacer cosas con nosotros / y un mes después me llama que se la marchaba</text:p>
      <text:p text:style-name="P1">una de las periodistas al ELLE / me dice si quieres el puesto es tuyo /</text:p>
      <text:p text:style-name="P1">pero te tienes que venir ya //</text:p>
      <text:p text:style-name="P1">before: MAI: y me dijo no tengo nadie en plantilla / pero como aquí tenemos</text:p>
      <text:p text:style-name="P1">mucha gente &amp;free &amp;lance sabes que en cuanto llegues / pues puedes empezar</text:p>
      <text:p text:style-name="P1">a hacer cosas con nosotros / y un mes después me llama que se la marchaba</text:p>
      <text:p text:style-name="P1">una de las periodistas al ELLE / me dice si quieres el puesto es tuyo /</text:p>
      <text:p text:style-name="P1">pero te tienes que venir ya //</text:p>
      <text:p text:style-name="P1">*39ANG: &amp;mm //</text:p>
      <text:p text:style-name="P1">after: MAI: y entonces me vine yo con los dos niños y Ramón se quedó</text:p>
      <text:p text:style-name="P1">allí ...</text:p>
      <text:p text:style-name="P1">before: ANG: &amp;mm //</text:p>
      <text:p text:style-name="P1">*40MAI: y entonces me vine yo con los dos niños y Ramón se quedó allí ...</text:p>
      <text:p text:style-name="P1">after: CAR: unos meses //</text:p>
      <text:p text:style-name="P1">before: MAI: y entonces me vine yo con los dos niños y Ramón se quedó</text:p>
      <text:p text:style-name="P1">allí ...</text:p>
      <text:p text:style-name="P1">*41CAR: unos meses //</text:p>
      <text:p text:style-name="P1">after: ANG: &amp;mm //</text:p>
      <text:p text:style-name="P1">before: CAR: unos meses //</text:p>
      <text:p text:style-name="P1">*42ANG: &amp;mm //</text:p>
      <text:p text:style-name="P1">after: MAI: &amp;ah / o sea que fue la enorme suerte / de poder reenganchar /</text:p>
      <text:p text:style-name="P1">porque si no nadie se acuerda de ti / claro / MAI:/ &lt; diez años después</text:p>
      <text:p text:style-name="P1">&gt; //</text:p>
      <text:p text:style-name="P1">before: * ANG:/ es el ANG:/ &lt; dar el salto / porque &gt; además España en</text:p>
      <text:p text:style-name="P1">aquel momento iba muy de prisa /</text:p>
      <text:p text:style-name="P1"><text:soft-page-break/>*47MAI: &lt; xxx &gt;</text:p>
      <text:p text:style-name="P1">after: * ANG:/ &lt; dar el salto / porque &gt; además España en aquel momento iba</text:p>
      <text:p text:style-name="P1">muy de prisa /</text:p>
      <text:p text:style-name="P1">before: * ANG:/ &lt; dar el salto / porque &gt; además España en aquel momento</text:p>
      <text:p text:style-name="P1">iba muy de prisa /</text:p>
      <text:p text:style-name="P1">*49MAI: sí //</text:p>
      <text:p text:style-name="P1">ANG:/ eso se ve mucho en los medios de comunicación / ANG:/ las cosas iban</text:p>
      <text:p text:style-name="P1">muy muy rápidas / y encontrar el enganche y ...</text:p>
      <text:p text:style-name="P1">after: PIZ: &amp;mm //</text:p>
      <text:p text:style-name="P1">before: MAI: sí // ANG:/ eso se ve mucho en los medios de comunicación /</text:p>
      <text:p text:style-name="P1">ANG:/ las cosas iban muy muy rápidas / y encontrar el enganche y ...</text:p>
      <text:p text:style-name="P1">*50PIZ: &amp;mm //</text:p>
      <text:p text:style-name="P1">after: * ANG:/ eso se ve mucho en los medios de comunicación / ANG:/ las</text:p>
      <text:p text:style-name="P1">cosas iban muy muy rápidas / y encontrar el enganche y ...</text:p>
      <text:p text:style-name="P1">before: * ANG:/ eso se ve mucho en los medios de comunicación / ANG:/ las</text:p>
      <text:p text:style-name="P1">cosas iban muy muy rápidas / y encontrar el enganche y ...</text:p>
      <text:p text:style-name="P1">*52MAI: sí //</text:p>
      <text:p text:style-name="P1">after: * ANG:/ las cosas iban muy muy rápidas / y encontrar el enganche</text:p>
      <text:p text:style-name="P1">y ...</text:p>
      <text:p text:style-name="P1">before: * ANG:/ las cosas iban muy muy rápidas / y encontrar el enganche</text:p>
      <text:p text:style-name="P1">y ...</text:p>
      <text:p text:style-name="P1">*54MAI: sí //</text:p>
      <text:p text:style-name="P1">no es fácil / no yo / en ese sentido tuve muchísima suerte //</text:p>
      <text:p text:style-name="P1">after: CAR: y qué año volviste ? qué año era eso ?</text:p>
      <text:p text:style-name="P1">before: MAI: sí // no es fácil / no yo / en ese sentido tuve muchísima</text:p>
      <text:p text:style-name="P1">suerte //</text:p>
      <text:p text:style-name="P1">*55CAR: y qué año volviste ? qué año era eso ?</text:p>
      <text:p text:style-name="P1">after: MAI: &lt; volvimos &gt; en el noventa //</text:p>
      <text:p text:style-name="P1">before: CAR: y qué año volviste ? qué año era eso ?</text:p>
      <text:p text:style-name="P1">*56MAI: &lt; volvimos &gt; en el noventa //</text:p>
      <text:p text:style-name="P1">after: CAR: en el noventa //</text:p>
      <text:p text:style-name="P1">before: MAI: &lt; volvimos &gt; en el noventa //</text:p>
      <text:p text:style-name="P1">*57CAR: en el noventa //</text:p>
      <text:p text:style-name="P1">after: PIZ: &amp;mm //</text:p>
      <text:p text:style-name="P1">before: CAR: en el noventa //</text:p>
      <text:p text:style-name="P1">*58PIZ: &amp;mm //</text:p>
      <text:p text:style-name="P1">after: CAR: todavía xxx</text:p>
      <text:p text:style-name="P1">before: PIZ: &amp;mm //</text:p>
      <text:p text:style-name="P1">*59CAR: todavía xxx</text:p>
      <text:p text:style-name="P1">after: MAI: sí estuvimos allí nueve / entonces / porque nos fuimos en el</text:p>
      <text:p text:style-name="P1">ochenta y uno / estuvimos allí del ochenta y nueve noventa hhh / &lt; xxx &gt; //</text:p>
      <text:p text:style-name="P1">&lt;text id="conv_03_LO_QUE_NO_QUERIA_Y_EMBARAZADA"&gt;</text:p>
      <text:p text:style-name="P1">before: CAR: qué quieres ser de mayor / no? / qué quieres ser de mayor //</text:p>
      <text:p text:style-name="P1">ANG: sí / no no //</text:p>
      <text:p text:style-name="P1">*1lo de ...</text:p>
      <text:p text:style-name="P1">after: CAR: qué quieres ser de mayor siempre lo decíamos //</text:p>
      <text:p text:style-name="P1">before: ANG: sí / no no // lo de ...</text:p>
      <text:p text:style-name="P1">*2CAR: qué quieres ser de mayor siempre lo decíamos //</text:p>
      <text:p text:style-name="P1">after: ANG: sí / &lt; y lo de la facultad / pues fue entrando así &gt; ANG:/ más</text:p>
      <text:p text:style-name="P1">o menos ... bueno / pero para nosotros ser dueño de nuestro futuro era una</text:p>
      <text:p text:style-name="P1">cosa muy diferente para ellos // &amp;yo ellos han entrado en un futuro que no</text:p>
      <text:p text:style-name="P1">es el nuestro / no es la misma sociedad / ANG:/ es un [/] es un tipo de</text:p>
      <text:p text:style-name="P1">mundo diferente // nosotros era una cosa que tenía más que ver con / con</text:p>
      <text:p text:style-name="P1"><text:soft-page-break/>quién me parto la cara / a este no lo obedezco / a ver cómo me escaqueo de</text:p>
      <text:p text:style-name="P1">aquí yyy / o sea ... bueno / yo lo / exagero / pero &lt; yo lo que recuerdo</text:p>
      <text:p text:style-name="P1">era que &gt; ANG:/ el planteamiento &lt; yyy &gt; //</text:p>
      <text:p text:style-name="P1">before: * ANG:/ más o menos ... bueno / pero para nosotros ser dueño de</text:p>
      <text:p text:style-name="P1">nuestro futuro era una cosa muy diferente para ellos // &amp;yo ellos han</text:p>
      <text:p text:style-name="P1">entrado en un futuro que no es el nuestro / no es la misma sociedad / ANG:/</text:p>
      <text:p text:style-name="P1">es un [/] es un tipo de mundo diferente // nosotros era una cosa que tenía</text:p>
      <text:p text:style-name="P1">más que ver con / con quién me parto la cara / a este no lo obedezco / a</text:p>
      <text:p text:style-name="P1">ver cómo me escaqueo de aquí yyy / o sea ... bueno / yo lo / exagero / pero</text:p>
      <text:p text:style-name="P1">&lt; yo lo que recuerdo era que &gt; ANG:/ el planteamiento &lt; yyy &gt; //</text:p>
      <text:p text:style-name="P1">*6CAR: claro //</text:p>
      <text:p text:style-name="P1">xxx</text:p>
      <text:p text:style-name="P1">after: * ANG:/ es un [/] es un tipo de mundo diferente // nosotros era una</text:p>
      <text:p text:style-name="P1">cosa que tenía más que ver con / con quién me parto la cara / a este no lo</text:p>
      <text:p text:style-name="P1">obedezco / a ver cómo me escaqueo de aquí yyy / o sea ... bueno / yo lo /</text:p>
      <text:p text:style-name="P1">exagero / pero &lt; yo lo que recuerdo era que &gt; ANG:/ el planteamiento &lt; yyy</text:p>
      <text:p text:style-name="P1">&gt; //</text:p>
      <text:p text:style-name="P1">before: * ANG:/ más o menos ... bueno / pero para nosotros ser dueño de</text:p>
      <text:p text:style-name="P1">nuestro futuro era una cosa muy diferente para ellos // &amp;yo ellos han</text:p>
      <text:p text:style-name="P1">entrado en un futuro que no es el nuestro / no es la misma sociedad / ANG:/</text:p>
      <text:p text:style-name="P1">es un [/] es un tipo de mundo diferente // nosotros era una cosa que tenía</text:p>
      <text:p text:style-name="P1">más que ver con / con quién me parto la cara / a este no lo obedezco / a</text:p>
      <text:p text:style-name="P1">ver cómo me escaqueo de aquí yyy / o sea ... bueno / yo lo / exagero / pero</text:p>
      <text:p text:style-name="P1">&lt; yo lo que recuerdo era que &gt; ANG:/ el planteamiento &lt; yyy &gt; //</text:p>
      <text:p text:style-name="P1">CAR: claro //</text:p>
      <text:p text:style-name="P1">*6xxx</text:p>
      <text:p text:style-name="P1">after: * ANG:/ es un [/] es un tipo de mundo diferente // nosotros era una</text:p>
      <text:p text:style-name="P1">cosa que tenía más que ver con / con quién me parto la cara / a este no lo</text:p>
      <text:p text:style-name="P1">obedezco / a ver cómo me escaqueo de aquí yyy / o sea ... bueno / yo lo /</text:p>
      <text:p text:style-name="P1">exagero / pero &lt; yo lo que recuerdo era que &gt; ANG:/ el planteamiento &lt; yyy</text:p>
      <text:p text:style-name="P1">&gt; //</text:p>
      <text:p text:style-name="P1">before: * ANG:/ el planteamiento &lt; yyy &gt; //</text:p>
      <text:p text:style-name="P1">*10TTT: &lt; yyy &gt; //</text:p>
      <text:p text:style-name="P1">after: ANG: &lt; entonces &gt; ANG:/ era más bien / no espera / yo sé lo que mis</text:p>
      <text:p text:style-name="P1">padres &amp;meles gustaría / pero eso / absolutamente / ¡no! //</text:p>
      <text:p text:style-name="P1">before: ANG: &lt; entonces &gt; ANG:/ era más bien / no espera / yo sé lo que mis</text:p>
      <text:p text:style-name="P1">padres &amp;meles gustaría / pero eso / absolutamente / ¡no! //</text:p>
      <text:p text:style-name="P1">*12MAI: &lt; era ese &gt; //</text:p>
      <text:p text:style-name="P1">after: * ANG:/ era más bien / no espera / yo sé lo que mis padres &amp;meles</text:p>
      <text:p text:style-name="P1">gustaría / pero eso / absolutamente / ¡no! //</text:p>
      <text:p text:style-name="P1">before: * ANG:/ era más bien / no espera / yo sé lo que mis padres &amp;meles</text:p>
      <text:p text:style-name="P1">gustaría / pero eso / absolutamente / ¡no! //</text:p>
      <text:p text:style-name="P1">*14TTT: yyy //</text:p>
      <text:p text:style-name="P1">after: ANG: entonces era // sabíamos perfectamente lo que no / queríamos //</text:p>
      <text:p text:style-name="P1">que luego me [///] después con el tiempo / uno se pregunta / era cierto que</text:p>
      <text:p text:style-name="P1">era lo que no / queríamos ? yyy / pero eso ya es otra cosa //</text:p>
      <text:p text:style-name="P1">before: TTT: yyy //</text:p>
      <text:p text:style-name="P1">*15ANG: entonces era //</text:p>
      <text:p text:style-name="P1">sabíamos perfectamente lo que no / queríamos // que luego me [///] después</text:p>
      <text:p text:style-name="P1">con el tiempo / uno se pregunta / era cierto que era lo que no /</text:p>
      <text:p text:style-name="P1">queríamos ? yyy / pero eso ya es otra cosa //</text:p>
      <text:p text:style-name="P1">after: CAR: sí / tampoco todas // algunas más y otras menos yyy // o sea /</text:p>
      <text:p text:style-name="P1">yyy que algunas / eran pues más [///] yo no sé / pero / bueno / no era tan</text:p>
      <text:p text:style-name="P1"><text:soft-page-break/>alejarse del [/] del [/] del &amp;fu [/] del [/] del proyecto de los padres /</text:p>
      <text:p text:style-name="P1">eh? //</text:p>
      <text:p text:style-name="P1">before: ANG: entonces era // sabíamos perfectamente lo que no /</text:p>
      <text:p text:style-name="P1">queríamos // que luego me [///] después con el tiempo / uno se pregunta /</text:p>
      <text:p text:style-name="P1">era cierto que era lo que no / queríamos ? yyy / pero eso ya es otra</text:p>
      <text:p text:style-name="P1">cosa //</text:p>
      <text:p text:style-name="P1">CAR: sí / tampoco todas //</text:p>
      <text:p text:style-name="P1">*16algunas más y otras menos yyy //</text:p>
      <text:p text:style-name="P1">o sea / yyy que algunas / eran pues más [///] yo no sé / pero / bueno / no</text:p>
      <text:p text:style-name="P1">era tan alejarse del [/] del [/] del &amp;fu [/] del [/] del proyecto de los</text:p>
      <text:p text:style-name="P1">padres / eh? //</text:p>
      <text:p text:style-name="P1">after: ANG: sí // no / yo creo que no // &amp;mm //</text:p>
      <text:p text:style-name="P1">before: CAR: sí / tampoco todas // algunas más y otras menos yyy // o sea /</text:p>
      <text:p text:style-name="P1">yyy que algunas / eran pues más [///] yo no sé / pero / bueno / no era tan</text:p>
      <text:p text:style-name="P1">alejarse del [/] del [/] del &amp;fu [/] del [/] del proyecto de los padres /</text:p>
      <text:p text:style-name="P1">eh? //</text:p>
      <text:p text:style-name="P1">*17ANG: sí //</text:p>
      <text:p text:style-name="P1">no / yo creo que no // &amp;mm //</text:p>
      <text:p text:style-name="P1">after: CAR: del proyecto de los padres ?</text:p>
      <text:p text:style-name="P1">before: CAR: sí / tampoco todas // algunas más y otras menos yyy // o sea /</text:p>
      <text:p text:style-name="P1">yyy que algunas / eran pues más [///] yo no sé / pero / bueno / no era tan</text:p>
      <text:p text:style-name="P1">alejarse del [/] del [/] del &amp;fu [/] del [/] del proyecto de los padres /</text:p>
      <text:p text:style-name="P1">eh? //</text:p>
      <text:p text:style-name="P1">ANG: sí // no / yo creo que no //</text:p>
      <text:p text:style-name="P1">*17&amp;mm //</text:p>
      <text:p text:style-name="P1">after: CAR: del proyecto de los padres ?</text:p>
      <text:p text:style-name="P1">before: ANG: sí // no / yo creo que no // &amp;mm //</text:p>
      <text:p text:style-name="P1">*18CAR: del proyecto de los padres ?</text:p>
      <text:p text:style-name="P1">after: ANG: no //</text:p>
      <text:p text:style-name="P1">before: CAR: del proyecto de los padres ?</text:p>
      <text:p text:style-name="P1">*19ANG: no //</text:p>
      <text:p text:style-name="P1">after: CAR: no sé / tú [///] por ejemplo en tus &amp;cas en tu casa tampoco</text:p>
      <text:p text:style-name="P1">[///] ¡jo! en tu casa / cómo no ? si tú te casaste embarazada yyy ...</text:p>
      <text:p text:style-name="P1">before: CAR: claro / es verdad / &lt; eso fue &gt; ...</text:p>
      <text:p text:style-name="P1">*23PIZ: &lt; menudo lío &gt; se armó //</text:p>
      <text:p text:style-name="P1">after: ANG: fíjate //</text:p>
      <text:p text:style-name="P1">before: PIZ: &lt; menudo lío &gt; se armó //</text:p>
      <text:p text:style-name="P1">*24ANG: fíjate //</text:p>
      <text:p text:style-name="P1">after: PIZ: con diecinueve años // yyy //</text:p>
      <text:p text:style-name="P1">before: ANG: fíjate //</text:p>
      <text:p text:style-name="P1">*25PIZ: con diecinueve años //</text:p>
      <text:p text:style-name="P1">yyy //</text:p>
      <text:p text:style-name="P1">after: CAR: claro claro claro / no no // sí / pero sólo hiciste eso /</text:p>
      <text:p text:style-name="P1">digamos // &lt; yyy &gt; //</text:p>
      <text:p text:style-name="P1">before: ANG: fíjate //</text:p>
      <text:p text:style-name="P1">PIZ: con diecinueve años //</text:p>
      <text:p text:style-name="P1">*25yyy //</text:p>
      <text:p text:style-name="P1">after: CAR: claro claro claro / no no // sí / pero sólo hiciste eso /</text:p>
      <text:p text:style-name="P1">digamos // &lt; yyy &gt; //</text:p>
      <text:p text:style-name="P1">before: PIZ: con diecinueve años // yyy //</text:p>
      <text:p text:style-name="P1">CAR: claro claro claro / no no // sí / pero sólo hiciste eso / digamos //</text:p>
      <text:p text:style-name="P1">*26&lt; yyy &gt; //</text:p>
      <text:p text:style-name="P1">after: TTT: &lt; yyy &gt; //</text:p>
      <text:p text:style-name="P1"><text:soft-page-break/>before: CAR: claro claro claro / no no // sí / pero sólo hiciste eso /</text:p>
      <text:p text:style-name="P1">digamos // &lt; yyy &gt; //</text:p>
      <text:p text:style-name="P1">*27TTT: &lt; yyy &gt; //</text:p>
      <text:p text:style-name="P1">after: ANG: &lt; hombre es que ya xxx &gt; +</text:p>
      <text:p text:style-name="P1">before: TTT: &lt; yyy &gt; //</text:p>
      <text:p text:style-name="P1">*28ANG: &lt; hombre es que ya xxx &gt; +</text:p>
      <text:p text:style-name="P1">after: PIZ: &lt; sí / eso fue lo único que me he transgredido en toda mi santa</text:p>
      <text:p text:style-name="P1">vida &gt; yyy // es una pena // yyy bueno / luego he tenido un novio y esas</text:p>
      <text:p text:style-name="P1">cosas pero ...</text:p>
      <text:p text:style-name="P1">before: ANG: &lt; hombre es que ya xxx &gt; +</text:p>
      <text:p text:style-name="P1">PIZ: &lt; sí / eso fue lo único que me he transgredido en toda mi santa vida &gt;</text:p>
      <text:p text:style-name="P1">yyy //</text:p>
      <text:p text:style-name="P1">*29es una pena //</text:p>
      <text:p text:style-name="P1">yyy bueno / luego he tenido un novio y esas cosas pero ...</text:p>
      <text:p text:style-name="P1">after: CAR: sí // y no +</text:p>
      <text:p text:style-name="P1">before: PIZ: &lt; sí / eso fue lo único que me he transgredido en toda mi</text:p>
      <text:p text:style-name="P1">santa vida &gt; yyy // es una pena // yyy bueno / luego he tenido un novio y</text:p>
      <text:p text:style-name="P1">esas cosas pero ...</text:p>
      <text:p text:style-name="P1">*30CAR: sí //</text:p>
      <text:p text:style-name="P1">y no +</text:p>
      <text:p text:style-name="P1">after: PIZ: pero vamos / no / mi madre no se llegó a enterar // se murió</text:p>
      <text:p text:style-name="P1">antes de que ... yyy //</text:p>
      <text:p text:style-name="P1">before: PIZ: &lt; sí / eso fue lo único que me he transgredido en toda mi</text:p>
      <text:p text:style-name="P1">santa vida &gt; yyy // es una pena // yyy bueno / luego he tenido un novio y</text:p>
      <text:p text:style-name="P1">esas cosas pero ...</text:p>
      <text:p text:style-name="P1">CAR: sí //</text:p>
      <text:p text:style-name="P1">*30y no +</text:p>
      <text:p text:style-name="P1">after: PIZ: pero vamos / no / mi madre no se llegó a enterar // se murió</text:p>
      <text:p text:style-name="P1">antes de que ... yyy //</text:p>
      <text:p text:style-name="P1">before: CAR: sí // y no +</text:p>
      <text:p text:style-name="P1">PIZ: pero vamos / no / mi madre no se llegó a enterar //</text:p>
      <text:p text:style-name="P1">*31se murió antes de que ... yyy //</text:p>
      <text:p text:style-name="P1">after: CAR: de &amp;te +</text:p>
      <text:p text:style-name="P1">before: PIZ: pero vamos / no / mi madre no se llegó a enterar // se murió</text:p>
      <text:p text:style-name="P1">antes de que ... yyy //</text:p>
      <text:p text:style-name="P1">*32CAR: de &amp;te +</text:p>
      <text:p text:style-name="P1">after: PIZ: sí / a Miguel no le llegó a &lt; conocer &gt; //</text:p>
      <text:p text:style-name="P1">before: PIZ: sí / a Miguel no le llegó a &lt; conocer &gt; //</text:p>
      <text:p text:style-name="P1">*34CAR: &lt; no le llegó a conocer &gt; //</text:p>
      <text:p text:style-name="P1">after: PIZ: así que ...</text:p>
      <text:p text:style-name="P1">before: CAR: &lt; no le llegó a conocer &gt; //</text:p>
      <text:p text:style-name="P1">*35PIZ: así que ...</text:p>
      <text:p text:style-name="P1">after: CAR: sí pero bueno / por ejemplo la carrera y esas cosas le gustaban</text:p>
      <text:p text:style-name="P1">a tus padres / y todo CAR:/ &lt; no si a lo mejor en cuestión &gt; de trabajo /</text:p>
      <text:p text:style-name="P1">hemos [//] a todas ha sido más fácil / ha sido más / en estas [//] en otras</text:p>
      <text:p text:style-name="P1">cuestiones / el trabajo era un poco &lt; la idea que tenías siempre &gt; //</text:p>
      <text:p text:style-name="P1">before: ANG: &lt; no yo te voy a decir una cosa &gt; / ANG:/ mira / yo te voy a</text:p>
      <text:p text:style-name="P1">decir una cosa / esta es una cosa que la pensaba el otro día // &amp;mm bueno</text:p>
      <text:p text:style-name="P1">yo [/] yo &amp;de [/] yo / &amp;jo / así ahora / cuando intento</text:p>
      <text:p text:style-name="P1">*40PIZ: &lt; xxx &gt;</text:p>
      <text:p text:style-name="P1">after: * ANG:/ mira / yo te voy a decir una cosa / esta es una cosa que la</text:p>
      <text:p text:style-name="P1">pensaba el otro día // &amp;mm bueno yo [/] yo &amp;de [/] yo / &amp;jo / así ahora /</text:p>
      <text:p text:style-name="P1">cuando intento</text:p>
      <text:p text:style-name="P1"><text:soft-page-break/>before: regurgitar / no? / o sea / de buenas / eh porque cuando estoy de</text:p>
      <text:p text:style-name="P1">malas / eso no se cuenta / pero yyy de buenas / dices vamos a ver /</text:p>
      <text:p text:style-name="P1">regurgitemos y tal // y yo digo / yo tenía / el centro decisiones</text:p>
      <text:p text:style-name="P1">completamente desplazado // yo creía que estaba decidiendo para hacer</text:p>
      <text:p text:style-name="P1">esto / y en realidad mis decisiones tenían que ver con una cosa</text:p>
      <text:p text:style-name="P1">completamente diferente //</text:p>
      <text:p text:style-name="P1">*43CAR: &amp;mm //</text:p>
      <text:p text:style-name="P1">after: ANG: y [/] y hay una cosa en la que yo tenía muy claro y es / tenía</text:p>
      <text:p text:style-name="P1">un camino tal tal tal tal / que era / trabajar / y ser independiente</text:p>
      <text:p text:style-name="P1">económicamente / y ser una mujer activa // y lo demás / pensaba que venía</text:p>
      <text:p text:style-name="P1">de por [/] de por sentado no? / que lo que &amp;e iba a acompañar / es como el</text:p>
      <text:p text:style-name="P1">florero / sería algo que / queda bien con el mueble no? / pero ... yyy y</text:p>
      <text:p text:style-name="P1">[/] y le daba / yo / eso te hablo de mi / no? / ANG:/ como desplazado no? /</text:p>
      <text:p text:style-name="P1">y después / pues era todo como estaba muy centrado para mí en mis estudios</text:p>
      <text:p text:style-name="P1">la carrera no sé qué / y sin embargo estabas poniendo mucho más centro de</text:p>
      <text:p text:style-name="P1">interés a lo mejor en [/] en [/] en tu vida &amp;sen afectiva o [/] o</text:p>
      <text:p text:style-name="P1">sentimental / &amp;e le estabas dando muchísimo más centro del que realmente tú</text:p>
      <text:p text:style-name="P1">creías / tu creías que estabas tomando tus decisiones en función de tú</text:p>
      <text:p text:style-name="P1">carrera / de tu tal / cuando en realidad todo lo que estabas haciendo</text:p>
      <text:p text:style-name="P1">estaba más bien aquí al lado no? / y claro por eso era / personalmente / un</text:p>
      <text:p text:style-name="P1">desfase tal //</text:p>
      <text:p text:style-name="P1">before: ANG: y [/] y hay una cosa en la que yo tenía muy claro y es / tenía</text:p>
      <text:p text:style-name="P1">un camino tal tal tal tal / que era / trabajar / y ser independiente</text:p>
      <text:p text:style-name="P1">económicamente / y ser una mujer activa // y lo demás / pensaba que venía</text:p>
      <text:p text:style-name="P1">de por [/] de por sentado no? / que lo que &amp;e iba a acompañar / es como el</text:p>
      <text:p text:style-name="P1">florero / sería algo que / queda bien con el mueble no? / pero ... yyy y</text:p>
      <text:p text:style-name="P1">[/] y le daba / yo / eso te hablo de mi / no? / ANG:/ como desplazado no? /</text:p>
      <text:p text:style-name="P1">y después / pues era todo como estaba muy centrado para mí en mis estudios</text:p>
      <text:p text:style-name="P1">la carrera no sé qué / y sin embargo estabas poniendo mucho más centro de</text:p>
      <text:p text:style-name="P1">interés a lo mejor en [/] en [/] en tu vida &amp;sen afectiva o [/] o</text:p>
      <text:p text:style-name="P1">sentimental / &amp;e le estabas dando muchísimo más centro del que realmente tú</text:p>
      <text:p text:style-name="P1">creías / tu creías que estabas tomando tus decisiones en función de tú</text:p>
      <text:p text:style-name="P1">carrera / de tu tal / cuando en realidad todo lo que estabas haciendo</text:p>
      <text:p text:style-name="P1">estaba más bien aquí al lado no? / y claro por eso era / personalmente / un</text:p>
      <text:p text:style-name="P1">desfase tal //</text:p>
      <text:p text:style-name="P1">*45CAR: &amp;mm //</text:p>
      <text:p text:style-name="P1">after: * ANG:/ como desplazado no? / y después / pues era todo como estaba</text:p>
      <text:p text:style-name="P1">muy centrado para mí en mis estudios la carrera no sé qué / y sin embargo</text:p>
      <text:p text:style-name="P1">estabas poniendo mucho más centro de interés a lo mejor en [/] en [/] en tu</text:p>
      <text:p text:style-name="P1">vida &amp;sen afectiva o [/] o sentimental / &amp;e le estabas dando muchísimo más</text:p>
      <text:p text:style-name="P1">centro del que realmente tú creías / tu creías que estabas tomando tus</text:p>
      <text:p text:style-name="P1">decisiones en función de tú carrera / de tu tal / cuando en realidad todo</text:p>
      <text:p text:style-name="P1">lo que estabas haciendo estaba más bien aquí al lado no? / y claro por eso</text:p>
      <text:p text:style-name="P1">era / personalmente / un desfase tal //</text:p>
      <text:p text:style-name="P1">before: * ANG:/ como desplazado no? / y después / pues era todo como estaba</text:p>
      <text:p text:style-name="P1">muy centrado para mí en mis estudios la carrera no sé qué / y sin embargo</text:p>
      <text:p text:style-name="P1">estabas poniendo mucho más centro de interés a lo mejor en [/] en [/] en tu</text:p>
      <text:p text:style-name="P1">vida &amp;sen afectiva o [/] o sentimental / &amp;e le estabas dando muchísimo más</text:p>
      <text:p text:style-name="P1">centro del que realmente tú creías / tu creías que estabas tomando tus</text:p>
      <text:p text:style-name="P1">decisiones en función de tú carrera / de tu tal / cuando en realidad todo</text:p>
      <text:p text:style-name="P1">lo que estabas haciendo estaba más bien aquí al lado no? / y claro por eso</text:p>
      <text:p text:style-name="P1">era / personalmente / un desfase tal //</text:p>
      <text:p text:style-name="P1">*47CAR: yyy //</text:p>
      <text:p text:style-name="P1"><text:soft-page-break/>after: ANG: hablo por mí // un desfase completo //</text:p>
      <text:p text:style-name="P1">before: CAR: yyy //</text:p>
      <text:p text:style-name="P1">*48ANG: hablo por mí //</text:p>
      <text:p text:style-name="P1">un desfase completo //</text:p>
      <text:p text:style-name="P1">after: MAI: yo en mi caso por &amp;ejem / en cambio yo creo &lt; que sí tenía &gt;</text:p>
      <text:p text:style-name="P1">before: CAR: yyy //</text:p>
      <text:p text:style-name="P1">ANG: hablo por mí //</text:p>
      <text:p text:style-name="P1">*48un desfase completo //</text:p>
      <text:p text:style-name="P1">after: MAI: yo en mi caso por &amp;ejem / en cambio yo creo &lt; que sí tenía &gt;</text:p>
      <text:p text:style-name="P1">before: MAI: yo en mi caso por &amp;ejem / en cambio yo creo &lt; que sí tenía &gt;</text:p>
      <text:p text:style-name="P1">*50ANG: &lt; era una cosa &gt; //</text:p>
      <text:p text:style-name="P1">end of document.</text:p>
      <text:p text:style-name="P1">&lt;text id="conv_03_NO_TENGO_SOLTURA"&gt;</text:p>
      <text:p text:style-name="P1">before: CAR: podíamos hacer un encuentro por ahí por el Rastro / a tomarnos</text:p>
      <text:p text:style-name="P1">una cosa fuera / &lt; vamos &gt; //</text:p>
      <text:p text:style-name="P1">*1PIZ: &lt; ¡ah! pues sí &gt; //</text:p>
      <text:p text:style-name="P1">after: CHA: yo lo que pasa es que tengo un horario asqueroso / que nunca sé</text:p>
      <text:p text:style-name="P1">cuál es // cada día cambia //</text:p>
      <text:p text:style-name="P1">before: PIZ: &lt; ¡ah! pues sí &gt; //</text:p>
      <text:p text:style-name="P1">CHA: yo lo que pasa es que tengo un horario asqueroso / que nunca sé cuál</text:p>
      <text:p text:style-name="P1">es //</text:p>
      <text:p text:style-name="P1">*2cada día cambia //</text:p>
      <text:p text:style-name="P1">after: CAR: cuidado / porque tienes que llegar a la clase / yyy / ay que</text:p>
      <text:p text:style-name="P1">tengo el yyy ( apuntito ) //</text:p>
      <text:p text:style-name="P1">before: CAR: cuidado / porque tienes que llegar a la clase / yyy / ay que</text:p>
      <text:p text:style-name="P1">tengo el yyy ( apuntito ) //</text:p>
      <text:p text:style-name="P1">*4CHA: y me han llamado ahora //</text:p>
      <text:p text:style-name="P1">si es que es así //</text:p>
      <text:p text:style-name="P1">after: CAR: y qué tienes ? &amp;ah &amp;ah // tienes +</text:p>
      <text:p text:style-name="P1">before: CAR: cuidado / porque tienes que llegar a la clase / yyy / ay que</text:p>
      <text:p text:style-name="P1">tengo el yyy ( apuntito ) //</text:p>
      <text:p text:style-name="P1">CHA: y me han llamado ahora //</text:p>
      <text:p text:style-name="P1">*4si es que es así //</text:p>
      <text:p text:style-name="P1">after: CAR: y qué tienes ? &amp;ah &amp;ah // tienes +</text:p>
      <text:p text:style-name="P1">before: CHA: y me han llamado ahora // si es que es así //</text:p>
      <text:p text:style-name="P1">*5CAR: y qué tienes ? &amp;ah &amp;ah //</text:p>
      <text:p text:style-name="P1">tienes +</text:p>
      <text:p text:style-name="P1">after: CHA: esta es una italiana // tengo una chipriota / un escocés ... y</text:p>
      <text:p text:style-name="P1">luego / la torre de Babel / que es el curso este de doce //</text:p>
      <text:p text:style-name="P1">before: CHA: y me han llamado ahora // si es que es así //</text:p>
      <text:p text:style-name="P1">CAR: y qué tienes ? &amp;ah &amp;ah //</text:p>
      <text:p text:style-name="P1">*5tienes +</text:p>
      <text:p text:style-name="P1">after: CHA: esta es una italiana // tengo una chipriota / un escocés ... y</text:p>
      <text:p text:style-name="P1">luego / la torre de Babel / que es el curso este de doce //</text:p>
      <text:p text:style-name="P1">before: CAR: y qué tienes ? &amp;ah &amp;ah // tienes +</text:p>
      <text:p text:style-name="P1">*6CHA: esta es una italiana //</text:p>
      <text:p text:style-name="P1">tengo una chipriota / un escocés ... y luego / la torre de Babel / que es</text:p>
      <text:p text:style-name="P1">el curso este de doce //</text:p>
      <text:p text:style-name="P1">after: PIZ: yyy //</text:p>
      <text:p text:style-name="P1">before: CHA: esta es una italiana // tengo una chipriota / un escocés ... y</text:p>
      <text:p text:style-name="P1">luego / la torre de Babel / que es el curso este de doce //</text:p>
      <text:p text:style-name="P1">*7PIZ: yyy //</text:p>
      <text:p text:style-name="P1">after: CAR: yyy //</text:p>
      <text:p text:style-name="P1"><text:soft-page-break/>before: PIZ: yyy //</text:p>
      <text:p text:style-name="P1">*8CAR: yyy //</text:p>
      <text:p text:style-name="P1">after: CHA: pero bueno //</text:p>
      <text:p text:style-name="P1">before: CAR: yyy //</text:p>
      <text:p text:style-name="P1">*9CHA: pero bueno //</text:p>
      <text:p text:style-name="P1">after: CAR: pero se aprende mucho / sobre la lengua //</text:p>
      <text:p text:style-name="P1">before: CAR: pero se aprende mucho / sobre la lengua //</text:p>
      <text:p text:style-name="P1">*11CHA: mogollón //</text:p>
      <text:p text:style-name="P1">after: CAR: verdad ?</text:p>
      <text:p text:style-name="P1">before: CHA: mogollón //</text:p>
      <text:p text:style-name="P1">*12CAR: verdad ?</text:p>
      <text:p text:style-name="P1">after: CHA: lo malo es que yo creo que se me nota que estoy aprendiendo</text:p>
      <text:p text:style-name="P1">igual / a la vez que ellos //</text:p>
      <text:p text:style-name="P1">before: CHA: lo malo es que yo creo que se me nota que estoy aprendiendo</text:p>
      <text:p text:style-name="P1">igual / a la vez que ellos //</text:p>
      <text:p text:style-name="P1">*14TTT: yyy //</text:p>
      <text:p text:style-name="P1">after: CHA: es como / esto es subjuntivo de tal ? y es ... ayer / que hice</text:p>
      <text:p text:style-name="P1">un texto sobre lo de ser y estar / había veces que / pues la verdad es que</text:p>
      <text:p text:style-name="P1">aquí da igual / creo // yo a veces pienso que me van a echar //</text:p>
      <text:p text:style-name="P1">before: TTT: yyy //</text:p>
      <text:p text:style-name="P1">CHA: es como / esto es subjuntivo de tal ? y es ... ayer / que hice un</text:p>
      <text:p text:style-name="P1">texto sobre lo de ser y estar / había veces que / pues la verdad es que</text:p>
      <text:p text:style-name="P1">aquí da igual / creo //</text:p>
      <text:p text:style-name="P1">*15yo a veces pienso que me van a echar //</text:p>
      <text:p text:style-name="P1">after: CAR: yyy //</text:p>
      <text:p text:style-name="P1">before: CHA: es como / esto es subjuntivo de tal ? y es ... ayer / que hice</text:p>
      <text:p text:style-name="P1">un texto sobre lo de ser y estar / había veces que / pues la verdad es que</text:p>
      <text:p text:style-name="P1">aquí da igual / creo // yo a veces pienso que me van a echar //</text:p>
      <text:p text:style-name="P1">*16CAR: yyy //</text:p>
      <text:p text:style-name="P1">after: CHA: que tanta naturalidad no [/] no es buena / para ellos // o sea</text:p>
      <text:p text:style-name="P1">es que yo de repente / tenía que &amp;habe decir // sí sí / no / hhh</text:p>
      <text:p text:style-name="P1">indudablemente / en este caso / pero es que &lt; no puedo &gt; CHA:/ no lo</text:p>
      <text:p text:style-name="P1">consigo //</text:p>
      <text:p text:style-name="P1">before: CHA: que tanta naturalidad no [/] no es buena / para ellos // o sea</text:p>
      <text:p text:style-name="P1">es que yo de repente / tenía que &amp;habe decir // sí sí / no / hhh</text:p>
      <text:p text:style-name="P1">indudablemente / en este caso / pero es que &lt; no puedo &gt; CHA:/ no lo</text:p>
      <text:p text:style-name="P1">consigo //</text:p>
      <text:p text:style-name="P1">*18PIZ: &lt; verdaderamente &gt; //</text:p>
      <text:p text:style-name="P1">after: * CHA:/ no lo consigo //</text:p>
      <text:p text:style-name="P1">before: CAR: este es un caso / de un nivel superior // yyy / esto son casos</text:p>
      <text:p text:style-name="P1">excepcionales que &amp;a aprenderéis después no? / como el / por y para / uno</text:p>
      <text:p text:style-name="P1">finalidad y el otro causa // luego veréis que no es así / pero / ahora os</text:p>
      <text:p text:style-name="P1">basta //</text:p>
      <text:p text:style-name="P1">*21CHA: claro //</text:p>
      <text:p text:style-name="P1">after: CAR: yyy ahora os basta //</text:p>
      <text:p text:style-name="P1">before: CHA: claro //</text:p>
      <text:p text:style-name="P1">*22CAR: yyy ahora os basta //</text:p>
      <text:p text:style-name="P1">after: CHA: pero yo todavía no tengo así mucha soltura / ves ? yo enseguida</text:p>
      <text:p text:style-name="P1">me ...</text:p>
      <text:p text:style-name="P1">before: CHA: pero yo todavía no tengo así mucha soltura / ves ? yo</text:p>
      <text:p text:style-name="P1">enseguida me ...</text:p>
      <text:p text:style-name="P1">*24CAR: yyy sí //</text:p>
      <text:p text:style-name="P1">after: CHA: puf //</text:p>
      <text:p text:style-name="P1"><text:soft-page-break/>before: CAR: yyy sí //</text:p>
      <text:p text:style-name="P1">*25CHA: puf //</text:p>
      <text:p text:style-name="P1">after: CAR: no / te la conozco / esa cosa yyy / yo no sé / no? // las</text:p>
      <text:p text:style-name="P1">&amp;pregun +</text:p>
      <text:p text:style-name="P1">before: CHA: puf //</text:p>
      <text:p text:style-name="P1">CAR: no / te la conozco / esa cosa yyy / yo no sé / no? //</text:p>
      <text:p text:style-name="P1">*26las &amp;pregun +</text:p>
      <text:p text:style-name="P1">after: CHA: esto bueno / esto para &lt; después sí &gt; //</text:p>
      <text:p text:style-name="P1">before: CHA: esto bueno / esto para &lt; después sí &gt; //</text:p>
      <text:p text:style-name="P1">*28CAR: &lt; esto después &gt; //</text:p>
      <text:p text:style-name="P1">las preguntas / &amp;eh / por escrito y se contestan mañana // decían que decía</text:p>
      <text:p text:style-name="P1">un profesor de la universidad / no? //</text:p>
      <text:p text:style-name="P1">end of document.</text:p>
      <text:p text:style-name="P1">&lt;text id="conv_03_PROFE_DE_HISTORIA"&gt;</text:p>
      <text:p text:style-name="P1">beginning of document</text:p>
      <text:p text:style-name="P1">*0VIR: la Oliveros os acordáis de la Oliveros ?</text:p>
      <text:p text:style-name="P1">after: XYZ: &lt; xxx &gt; //</text:p>
      <text:p text:style-name="P1">before: VIR: la Oliveros os acordáis de la Oliveros ?</text:p>
      <text:p text:style-name="P1">*1XYZ: &lt; xxx &gt; //</text:p>
      <text:p text:style-name="P1">after: MAI: &lt; le estaba contando &gt; que yo me la &amp;encon yo la he visto /</text:p>
      <text:p text:style-name="P1">varias veces /</text:p>
      <text:p text:style-name="P1">before: XYZ: &lt; xxx &gt; MAI:/ no / murió hace un par de años o así //</text:p>
      <text:p text:style-name="P1">*4ISA: &lt; ah sí &gt; ?</text:p>
      <text:p text:style-name="P1">after: * MAI:/ no / murió hace un par de años o así //</text:p>
      <text:p text:style-name="P1">before: Palmas / hará / qué puede hacer ? pues nueve / pues no sé / ocho</text:p>
      <text:p text:style-name="P1">años / siete años // y de pronto se abre la puerta de la consulta / y</text:p>
      <text:p text:style-name="P1">aparece / con la misma falda escocesa xxx MAI:/ el mismo abrigo de</text:p>
      <text:p text:style-name="P1">astracán negro / y el mismo bolso &amp;kelly ese de cocodrilo que llevaba /</text:p>
      <text:p text:style-name="P1">yyy / igual //</text:p>
      <text:p text:style-name="P1">*9TTT: yyy //</text:p>
      <text:p text:style-name="P1">after: * MAI:/ el mismo abrigo de astracán negro / y el mismo bolso &amp;kelly</text:p>
      <text:p text:style-name="P1">ese de cocodrilo que llevaba / yyy / igual //</text:p>
      <text:p text:style-name="P1">before: ANG: igual / &lt; no ha cambiado / igual / tal cual &gt; //</text:p>
      <text:p text:style-name="P1">*12MAI: &lt; igual //</text:p>
      <text:p text:style-name="P1">igual / igual &gt; / igual // &lt; muy simpática / la verdad &gt; //</text:p>
      <text:p text:style-name="P1">after: ANG: &lt; yo me acuerdo lo &gt; [/] lo que yo sufría muchísimo / cuando le</text:p>
      <text:p text:style-name="P1">daban los [//] aquellos ataques de tos / &amp;dice se nos muere aquí // yo &amp;co</text:p>
      <text:p text:style-name="P1">[///] &lt; más de una vez &gt; +</text:p>
      <text:p text:style-name="P1">before: MAI: &lt; igual // igual / igual &gt; / igual // &lt; muy simpática / la</text:p>
      <text:p text:style-name="P1">verdad &gt; //</text:p>
      <text:p text:style-name="P1">ANG: &lt; yo me acuerdo lo &gt; [/] lo que yo sufría muchísimo / cuando le daban</text:p>
      <text:p text:style-name="P1">los [//] aquellos ataques de tos / &amp;dice se nos muere aquí //</text:p>
      <text:p text:style-name="P1">*13yo &amp;co [///] &lt; más de una vez &gt; +</text:p>
      <text:p text:style-name="P1">after: MAI: &lt; y se iba a la ventana &gt; / &lt; te acuerdas &gt; ?</text:p>
      <text:p text:style-name="P1">before: VIR: &lt; tenía un genio / qué &gt; genio tenía //</text:p>
      <text:p text:style-name="P1">*16XYZ: sí //</text:p>
      <text:p text:style-name="P1">after: ANG: y además chillaba todo el día / encima de asmática encima ...</text:p>
      <text:p text:style-name="P1">before: ANG: y además chillaba todo el día / encima de asmática encima ...</text:p>
      <text:p text:style-name="P1">*18PIZ: &lt; era alterada &gt; //</text:p>
      <text:p text:style-name="P1">after: VIR: &lt; xxx cero &gt;</text:p>
      <text:p text:style-name="P1">before: PIZ: &lt; era alterada &gt; //</text:p>
      <text:p text:style-name="P1">*19VIR: &lt; xxx cero &gt;</text:p>
      <text:p text:style-name="P1">end of document.</text:p>
      <text:p text:style-name="P1"><text:soft-page-break/>&lt;text id="conv_03_PROFE_DE_LITERATURA"&gt;</text:p>
      <text:p text:style-name="P1">before: MAI: y hablábamos / xxx de la Villa con sus [/] sus vestiditos /</text:p>
      <text:p text:style-name="P1">con sus chaquetitas / MAI:/ el pelo ese cardado / las pestañas te</text:p>
      <text:p text:style-name="P1">acuerdas ? que las llevaba así / se las rizaba así //</text:p>
      <text:p text:style-name="P1">*1ANG: sí //</text:p>
      <text:p text:style-name="P1">after: * MAI:/ el pelo ese cardado / las pestañas te acuerdas ? que las</text:p>
      <text:p text:style-name="P1">llevaba así / se las rizaba así //</text:p>
      <text:p text:style-name="P1">before: * MAI:/ el pelo ese cardado / las pestañas te acuerdas ? que las</text:p>
      <text:p text:style-name="P1">llevaba así / se las rizaba así //</text:p>
      <text:p text:style-name="P1">*3ANG: y entonces &lt; había días &gt; ANG:/ que iba como si se le hubieran</text:p>
      <text:p text:style-name="P1">quedado pegadas y se [//] como más así //</text:p>
      <text:p text:style-name="P1">after: MAI: &lt; con el rímel &gt; //</text:p>
      <text:p text:style-name="P1">before: ANG: y entonces &lt; había días &gt; ANG:/ que iba como si se le hubieran</text:p>
      <text:p text:style-name="P1">quedado pegadas y se [//] como más así //</text:p>
      <text:p text:style-name="P1">*4MAI: &lt; con el rímel &gt; //</text:p>
      <text:p text:style-name="P1">after: * ANG:/ que iba como si se le hubieran quedado pegadas y se [//]</text:p>
      <text:p text:style-name="P1">como más así //</text:p>
      <text:p text:style-name="P1">before: * ANG:/ que iba como si se le hubieran quedado pegadas y se [//]</text:p>
      <text:p text:style-name="P1">como más así //</text:p>
      <text:p text:style-name="P1">*6MAI: la [/] la piel tersa //</text:p>
      <text:p text:style-name="P1">after: CAR: sí //</text:p>
      <text:p text:style-name="P1">before: MAI: la [/] la piel tersa //</text:p>
      <text:p text:style-name="P1">*7CAR: sí //</text:p>
      <text:p text:style-name="P1">after: MAI: tersa //</text:p>
      <text:p text:style-name="P1">before: CAR: sí //</text:p>
      <text:p text:style-name="P1">*8MAI: tersa //</text:p>
      <text:p text:style-name="P1">after: ANG: con el caramelo &lt; en la boca &gt; //</text:p>
      <text:p text:style-name="P1">before: MAI: tersa //</text:p>
      <text:p text:style-name="P1">*9ANG: con el caramelo &lt; en la boca &gt; //</text:p>
      <text:p text:style-name="P1">after: PIZ: &lt; xxx &gt; detrás de la [/] de la hhh +</text:p>
      <text:p text:style-name="P1">before: ANG: con el caramelo &lt; en la boca &gt; //</text:p>
      <text:p text:style-name="P1">*10PIZ: &lt; xxx &gt; detrás de la [/] de la hhh +</text:p>
      <text:p text:style-name="P1">after: TTT: xxx</text:p>
      <text:p text:style-name="P1">before: PIZ: &lt; xxx &gt; detrás de la [/] de la hhh +</text:p>
      <text:p text:style-name="P1">*11TTT: xxx</text:p>
      <text:p text:style-name="P1">after: MAI: con las piernecitas / tenía unas piernecitas arqueadas / que en</text:p>
      <text:p text:style-name="P1">COU / cuando íbamos en el autobús / en la Pava / se sentaba y / no le</text:p>
      <text:p text:style-name="P1">llegaban al suelo</text:p>
      <text:p text:style-name="P1">before: MAI: con las piernecitas / tenía unas piernecitas arqueadas / que</text:p>
      <text:p text:style-name="P1">en COU / cuando íbamos en el autobús / en la Pava / se sentaba y / no le</text:p>
      <text:p text:style-name="P1">llegaban al suelo</text:p>
      <text:p text:style-name="P1">*13recuerdas ?</text:p>
      <text:p text:style-name="P1">after: ANG: yyy //</text:p>
      <text:p text:style-name="P1">before: recuerdas ?</text:p>
      <text:p text:style-name="P1">*14ANG: yyy //</text:p>
      <text:p text:style-name="P1">after: MAI: con las piernecitas colgando //</text:p>
      <text:p text:style-name="P1">before: ANG: yyy //</text:p>
      <text:p text:style-name="P1">*15MAI: con las piernecitas colgando //</text:p>
      <text:p text:style-name="P1">after: ANG: pero que nos hablaba / muchas veces hhh del Siglo de Oro /</text:p>
      <text:p text:style-name="P1">ANG:/ eso sí que me acuerdo y nos contaba las anécdotas &lt; xxx &gt; //</text:p>
      <text:p text:style-name="P1">before: ANG: pero que nos hablaba / muchas veces hhh del Siglo de Oro /</text:p>
      <text:p text:style-name="P1">ANG:/ eso sí que me acuerdo y nos contaba las anécdotas &lt; xxx &gt; //</text:p>
      <text:p text:style-name="P1">*17MAI: sí sí //</text:p>
      <text:p text:style-name="P1"><text:soft-page-break/>after: * ANG:/ eso sí que me acuerdo y nos contaba las anécdotas &lt; xxx &gt; //</text:p>
      <text:p text:style-name="P1">before: * ANG:/ eso sí que me acuerdo y nos contaba las anécdotas &lt; xxx</text:p>
      <text:p text:style-name="P1">&gt; //</text:p>
      <text:p text:style-name="P1">*19CAR: &lt; por lo menos &gt; contaba las anécdotas //</text:p>
      <text:p text:style-name="P1">after: PIZ: la vida de Lope de Vega le chiflaba contar / y contaba todos</text:p>
      <text:p text:style-name="P1">sus amoríos con las monjas / y xxx //</text:p>
      <text:p text:style-name="P1">before: PIZ: la vida de Lope de Vega le chiflaba contar / y contaba todos</text:p>
      <text:p text:style-name="P1">sus amoríos con las monjas / y xxx //</text:p>
      <text:p text:style-name="P1">*21TTT: yyy //</text:p>
      <text:p text:style-name="P1">after: XYZ: sí sí //</text:p>
      <text:p text:style-name="P1">before: TTT: yyy //</text:p>
      <text:p text:style-name="P1">*22XYZ: sí sí //</text:p>
      <text:p text:style-name="P1">after: CAR: xxx obscena que vimos //</text:p>
      <text:p text:style-name="P1">before: XYZ: sí sí //</text:p>
      <text:p text:style-name="P1">*23CAR: xxx obscena que vimos //</text:p>
      <text:p text:style-name="P1">after: PIZ: era así como muy picantito //</text:p>
      <text:p text:style-name="P1">before: CAR: xxx obscena que vimos //</text:p>
      <text:p text:style-name="P1">*24PIZ: era así como muy picantito //</text:p>
      <text:p text:style-name="P1">after: MAI: sí //</text:p>
      <text:p text:style-name="P1">before: PIZ: era así como muy picantito //</text:p>
      <text:p text:style-name="P1">*25MAI: sí //</text:p>
      <text:p text:style-name="P1">after: ANG: yo / me acuerdo de ella / me acuerdo de ella / de nuestra</text:p>
      <text:p text:style-name="P1">profesora de Filosofía / que yo la quería muchísimo //</text:p>
      <text:p text:style-name="P1">before: ANG: yo / me acuerdo de ella / me acuerdo de ella / de nuestra</text:p>
      <text:p text:style-name="P1">profesora de Filosofía / que yo la quería muchísimo //</text:p>
      <text:p text:style-name="P1">*27PIZ: de Justa //</text:p>
      <text:p text:style-name="P1">after: MAI: de Justa //</text:p>
      <text:p text:style-name="P1">before: PIZ: de Justa //</text:p>
      <text:p text:style-name="P1">*28MAI: de Justa //</text:p>
      <text:p text:style-name="P1">after: ANG: de Justa //</text:p>
      <text:p text:style-name="P1">before: MAI: de Justa //</text:p>
      <text:p text:style-name="P1">*29ANG: de Justa //</text:p>
      <text:p text:style-name="P1">after: MAI: sí //</text:p>
      <text:p text:style-name="P1">before: ANG: de Justa //</text:p>
      <text:p text:style-name="P1">*30MAI: sí //</text:p>
      <text:p text:style-name="P1">after: PIZ: sí //</text:p>
      <text:p text:style-name="P1">before: MAI: sí //</text:p>
      <text:p text:style-name="P1">*31PIZ: sí //</text:p>
      <text:p text:style-name="P1">end of document.</text:p>
      <text:p text:style-name="P1">&lt;text id="conv_03_PROFE_DE_MATE"&gt;</text:p>
      <text:p text:style-name="P1">beginning of document</text:p>
      <text:p text:style-name="P1">*0MAI: era terrorífica //</text:p>
      <text:p text:style-name="P1">Terete me llamaba a mí // ( me acuerdo ) //</text:p>
      <text:p text:style-name="P1">after: PIZ: es verdad / Terete te llamaba //</text:p>
      <text:p text:style-name="P1">beginning of document</text:p>
      <text:p text:style-name="P1">MAI: era terrorífica //</text:p>
      <text:p text:style-name="P1">*0Terete me llamaba a mí //</text:p>
      <text:p text:style-name="P1">( me acuerdo ) //</text:p>
      <text:p text:style-name="P1">after: PIZ: es verdad / Terete te llamaba //</text:p>
      <text:p text:style-name="P1">beginning of document</text:p>
      <text:p text:style-name="P1">MAI: era terrorífica // Terete me llamaba a mí //</text:p>
      <text:p text:style-name="P1">*0( me acuerdo ) //</text:p>
      <text:p text:style-name="P1">after: PIZ: es verdad / Terete te llamaba //</text:p>
      <text:p text:style-name="P1"><text:soft-page-break/>before: PIZ: es verdad / Terete te llamaba //</text:p>
      <text:p text:style-name="P1">*2ANG: Terete //</text:p>
      <text:p text:style-name="P1">after: MAI: esa fue la que me persiguió cuando dije que hacía Letras // &lt;</text:p>
      <text:p text:style-name="P1">recuerdo que &gt; +</text:p>
      <text:p text:style-name="P1">before: ANG: Terete //</text:p>
      <text:p text:style-name="P1">*3MAI: esa fue la que me persiguió cuando dije que hacía Letras //</text:p>
      <text:p text:style-name="P1">&lt; recuerdo que &gt; +</text:p>
      <text:p text:style-name="P1">after: PIZ: &lt; y era como temblona // era un horror &gt; PIZ:/ &lt; de señora /</text:p>
      <text:p text:style-name="P1">os acordáis &gt; ?</text:p>
      <text:p text:style-name="P1">before: ANG: Terete //</text:p>
      <text:p text:style-name="P1">MAI: esa fue la que me persiguió cuando dije que hacía Letras //</text:p>
      <text:p text:style-name="P1">*3&lt; recuerdo que &gt; +</text:p>
      <text:p text:style-name="P1">after: PIZ: &lt; y era como temblona // era un horror &gt; PIZ:/ &lt; de señora /</text:p>
      <text:p text:style-name="P1">os acordáis &gt; ?</text:p>
      <text:p text:style-name="P1">before: MAI: esa fue la que me persiguió cuando dije que hacía Letras // &lt;</text:p>
      <text:p text:style-name="P1">recuerdo que &gt; +</text:p>
      <text:p text:style-name="P1">*4PIZ: &lt; y era como temblona //</text:p>
      <text:p text:style-name="P1">era un horror &gt; PIZ:/ &lt; de señora / os acordáis &gt; ?</text:p>
      <text:p text:style-name="P1">after: MAI: &lt; por los cuartos de baño &gt; //</text:p>
      <text:p text:style-name="P1">before: PIZ: &lt; y era como temblona // era un horror &gt; PIZ:/ &lt; de señora /</text:p>
      <text:p text:style-name="P1">os acordáis &gt; ?</text:p>
      <text:p text:style-name="P1">*5MAI: &lt; por los cuartos de baño &gt; //</text:p>
      <text:p text:style-name="P1">after: * PIZ:/ &lt; de señora / os acordáis &gt; ?</text:p>
      <text:p text:style-name="P1">before: MAI: &lt; pero Terete / por dios &gt; ...</text:p>
      <text:p text:style-name="P1">*8ANG: ay con la tiza así //</text:p>
      <text:p text:style-name="P1">after: MAI: sí //</text:p>
      <text:p text:style-name="P1">before: ANG: ay con la tiza así //</text:p>
      <text:p text:style-name="P1">*9MAI: sí //</text:p>
      <text:p text:style-name="P1">after: PIZ: llena de [//] toda pintada //</text:p>
      <text:p text:style-name="P1">before: MAI: sí //</text:p>
      <text:p text:style-name="P1">*10PIZ: llena de [//] toda pintada //</text:p>
      <text:p text:style-name="P1">after: XYZ: &amp;ah //</text:p>
      <text:p text:style-name="P1">before: PIZ: llena de [//] toda pintada //</text:p>
      <text:p text:style-name="P1">*11XYZ: &amp;ah //</text:p>
      <text:p text:style-name="P1">after: MAI: ¡ay! sí sí sí // era / &lt; era un desastre &gt; //</text:p>
      <text:p text:style-name="P1">before: XYZ: &amp;ah //</text:p>
      <text:p text:style-name="P1">*12MAI: ¡ay! sí sí sí //</text:p>
      <text:p text:style-name="P1">era / &lt; era un desastre &gt; //</text:p>
      <text:p text:style-name="P1">after: PIZ: &lt; qué mala era &gt; enseñando // &lt; qué mala &gt; //</text:p>
      <text:p text:style-name="P1">before: MAI: ¡ay! sí sí sí // era / &lt; era un desastre &gt; //</text:p>
      <text:p text:style-name="P1">*13PIZ: &lt; qué mala era &gt; enseñando //</text:p>
      <text:p text:style-name="P1">&lt; qué mala &gt; //</text:p>
      <text:p text:style-name="P1">after: MAI: &lt; era un desastre &gt; //</text:p>
      <text:p text:style-name="P1">before: MAI: ¡ay! sí sí sí // era / &lt; era un desastre &gt; //</text:p>
      <text:p text:style-name="P1">PIZ: &lt; qué mala era &gt; enseñando //</text:p>
      <text:p text:style-name="P1">*13&lt; qué mala &gt; //</text:p>
      <text:p text:style-name="P1">after: MAI: &lt; era un desastre &gt; //</text:p>
      <text:p text:style-name="P1">before: PIZ: &lt; qué mala era &gt; enseñando // &lt; qué mala &gt; //</text:p>
      <text:p text:style-name="P1">*14MAI: &lt; era un desastre &gt; //</text:p>
      <text:p text:style-name="P1">after: ANG: era terriblemente mala //</text:p>
      <text:p text:style-name="P1">before: MAI: &lt; era un desastre &gt; //</text:p>
      <text:p text:style-name="P1">*15ANG: era terriblemente mala //</text:p>
      <text:p text:style-name="P1">after: PIZ: las &amp;eh / matemáticas las de COU / que son todas facilísimas y</text:p>
      <text:p text:style-name="P1"><text:soft-page-break/>de entender / no conseguimos jamás &lt; enterarnos de nada // yo no entendía</text:p>
      <text:p text:style-name="P1">nada &gt; //</text:p>
      <text:p text:style-name="P1">before: ANG: era terriblemente mala //</text:p>
      <text:p text:style-name="P1">PIZ: las &amp;eh / matemáticas las de COU / que son todas facilísimas y de</text:p>
      <text:p text:style-name="P1">entender / no conseguimos jamás &lt; enterarnos de nada //</text:p>
      <text:p text:style-name="P1">*16yo no entendía nada &gt; //</text:p>
      <text:p text:style-name="P1">after: CAR: &lt; los conjuntos // la [//] el álgebra de Boole &gt; //</text:p>
      <text:p text:style-name="P1">before: PIZ: las &amp;eh / matemáticas las de COU / que son todas facilísimas y</text:p>
      <text:p text:style-name="P1">de entender / no conseguimos jamás &lt; enterarnos de nada // yo no entendía</text:p>
      <text:p text:style-name="P1">nada &gt; //</text:p>
      <text:p text:style-name="P1">*17CAR: &lt; los conjuntos //</text:p>
      <text:p text:style-name="P1">la [//] el álgebra de Boole &gt; //</text:p>
      <text:p text:style-name="P1">after: MAI: conjuntos / sí sí conjuntos //</text:p>
      <text:p text:style-name="P1">before: PIZ: las &amp;eh / matemáticas las de COU / que son todas facilísimas y</text:p>
      <text:p text:style-name="P1">de entender / no conseguimos jamás &lt; enterarnos de nada // yo no entendía</text:p>
      <text:p text:style-name="P1">nada &gt; //</text:p>
      <text:p text:style-name="P1">CAR: &lt; los conjuntos //</text:p>
      <text:p text:style-name="P1">*17la [//] el álgebra de Boole &gt; //</text:p>
      <text:p text:style-name="P1">after: MAI: conjuntos / sí sí conjuntos //</text:p>
      <text:p text:style-name="P1">before: CAR: pues lo que hubiera yo necesitado haberlo aprendido bien / &lt;</text:p>
      <text:p text:style-name="P1">yyy &gt; //</text:p>
      <text:p text:style-name="P1">*20PIZ: &lt; claro &gt; //</text:p>
      <text:p text:style-name="P1">luego te hace falta para muchísimas &lt; cosas &gt; //</text:p>
      <text:p text:style-name="P1">after: ANG: &lt; para &gt; [/] para un montón //</text:p>
      <text:p text:style-name="P1">before: CAR: pues lo que hubiera yo necesitado haberlo aprendido bien / &lt;</text:p>
      <text:p text:style-name="P1">yyy &gt; //</text:p>
      <text:p text:style-name="P1">PIZ: &lt; claro &gt; //</text:p>
      <text:p text:style-name="P1">*20luego te hace falta para muchísimas &lt; cosas &gt; //</text:p>
      <text:p text:style-name="P1">after: ANG: &lt; para &gt; [/] para un montón //</text:p>
      <text:p text:style-name="P1">before: PIZ: &lt; claro &gt; // luego te hace falta para muchísimas &lt; cosas &gt; //</text:p>
      <text:p text:style-name="P1">*21ANG: &lt; para &gt; [/] para un montón //</text:p>
      <text:p text:style-name="P1">after: CAR: yo +</text:p>
      <text:p text:style-name="P1">before: ANG: &lt; para &gt; [/] para un montón //</text:p>
      <text:p text:style-name="P1">*22CAR: yo +</text:p>
      <text:p text:style-name="P1">after: PIZ: aunque sólo sea para [/] para tus hijos / cuando te preguntan</text:p>
      <text:p text:style-name="P1">algo no quedar como si fueras una analfabeta //</text:p>
      <text:p text:style-name="P1">before: PIZ: aunque sólo sea para [/] para tus hijos / cuando te preguntan</text:p>
      <text:p text:style-name="P1">algo no quedar como si fueras una analfabeta //</text:p>
      <text:p text:style-name="P1">*24TTT: &lt; yyy &gt; //</text:p>
      <text:p text:style-name="P1">after: CAR: &lt; analfabeta &gt; // &lt; xxx &gt; CAR:/ bueno yo [///] pero [/] pero</text:p>
      <text:p text:style-name="P1">peor las ecuaciones //</text:p>
      <text:p text:style-name="P1">before: TTT: &lt; yyy &gt; //</text:p>
      <text:p text:style-name="P1">*25CAR: &lt; analfabeta &gt; //</text:p>
      <text:p text:style-name="P1">&lt; xxx &gt; CAR:/ bueno yo [///] pero [/] pero peor las ecuaciones //</text:p>
      <text:p text:style-name="P1">after: PIZ: &lt; total &gt; //</text:p>
      <text:p text:style-name="P1">before: TTT: &lt; yyy &gt; //</text:p>
      <text:p text:style-name="P1">CAR: &lt; analfabeta &gt; //</text:p>
      <text:p text:style-name="P1">*25&lt; xxx &gt; CAR:/ bueno yo [///] pero [/] pero peor las ecuaciones //</text:p>
      <text:p text:style-name="P1">after: PIZ: &lt; total &gt; //</text:p>
      <text:p text:style-name="P1">before: CAR: &lt; analfabeta &gt; // &lt; xxx &gt; CAR:/ bueno yo [///] pero [/] pero</text:p>
      <text:p text:style-name="P1">peor las ecuaciones //</text:p>
      <text:p text:style-name="P1">*26PIZ: &lt; total &gt; //</text:p>
      <text:p text:style-name="P1">after: * CAR:/ bueno yo [///] pero [/] pero peor las ecuaciones //</text:p>
      <text:p text:style-name="P1">&lt;text id="conv_03_PUEDO_FRACASAR"&gt;</text:p>
      <text:p text:style-name="P1">before: CHA: por lo menos en otro país / lo que no me quedo es en Madrid /</text:p>
      <text:p text:style-name="P1">para ser profesora / vamos // me voy a Portugal y soy profesora de</text:p>
      <text:p text:style-name="P1">español / encantada // y de hecho / es lo que voy a intentar //</text:p>
      <text:p text:style-name="P1"><text:soft-page-break/>*1CAR: &lt; Portugal está bien &gt; //</text:p>
      <text:p text:style-name="P1">after: CHA: &lt; ahora estoy ahorrando para irme &gt; // claro / yo en octubre me</text:p>
      <text:p text:style-name="P1">voy a intentarlo / si [/] si &lt; acaso puedo &gt; //</text:p>
      <text:p text:style-name="P1">before: CAR: &lt; Portugal está bien &gt; //</text:p>
      <text:p text:style-name="P1">*2CHA: &lt; ahora estoy ahorrando para irme &gt; //</text:p>
      <text:p text:style-name="P1">claro / yo en octubre me voy a intentarlo / si [/] si &lt; acaso puedo &gt; //</text:p>
      <text:p text:style-name="P1">after: CAR: &lt; es mejor Portugal &gt; / sí claro / que vivir en Madrid // es</text:p>
      <text:p text:style-name="P1">que [/] es que es porque no tienen es que no / no [///] yo te entiendo</text:p>
      <text:p text:style-name="P1">perfectamente // &lt; es casi sórdido &gt; //</text:p>
      <text:p text:style-name="P1">before: CHA: &lt; ahora estoy ahorrando para irme &gt; // claro / yo en octubre</text:p>
      <text:p text:style-name="P1">me voy a intentarlo / si [/] si &lt; acaso puedo &gt; //</text:p>
      <text:p text:style-name="P1">CAR: &lt; es mejor Portugal &gt; / sí claro / que vivir en Madrid // es que [/]</text:p>
      <text:p text:style-name="P1">es que es porque no tienen es que no / no [///] yo te entiendo</text:p>
      <text:p text:style-name="P1">perfectamente //</text:p>
      <text:p text:style-name="P1">*3&lt; es casi sórdido &gt; //</text:p>
      <text:p text:style-name="P1">after: CHA: &lt; en Madrid seguro que no &gt; //</text:p>
      <text:p text:style-name="P1">before: CAR: &lt; es mejor Portugal &gt; / sí claro / que vivir en Madrid // es</text:p>
      <text:p text:style-name="P1">que [/] es que es porque no tienen es que no / no [///] yo te entiendo</text:p>
      <text:p text:style-name="P1">perfectamente // &lt; es casi sórdido &gt; //</text:p>
      <text:p text:style-name="P1">*4CHA: &lt; en Madrid seguro que no &gt; //</text:p>
      <text:p text:style-name="P1">after: CAR: vamos //</text:p>
      <text:p text:style-name="P1">before: CHA: &lt; en Madrid seguro que no &gt; //</text:p>
      <text:p text:style-name="P1">*5CAR: vamos //</text:p>
      <text:p text:style-name="P1">after: CHA: sí //</text:p>
      <text:p text:style-name="P1">before: CAR: vamos //</text:p>
      <text:p text:style-name="P1">*6CHA: sí //</text:p>
      <text:p text:style-name="P1">after: CAR: verdad ?</text:p>
      <text:p text:style-name="P1">before: CHA: sí //</text:p>
      <text:p text:style-name="P1">*7CAR: verdad ?</text:p>
      <text:p text:style-name="P1">after: CHA: si acaso me voy a un [///] yo que sé / a un sitio con mar / en</text:p>
      <text:p text:style-name="P1">España / pero tampoco / yo me quiero ir a Portugal //</text:p>
      <text:p text:style-name="P1">before: CHA: si acaso me voy a un [///] yo que sé / a un sitio con mar / en</text:p>
      <text:p text:style-name="P1">España / pero tampoco / yo me quiero ir a Portugal //</text:p>
      <text:p text:style-name="P1">*9CAR: Portugal te gusta mucho mucho ?</text:p>
      <text:p text:style-name="P1">after: CHA: sí // yo puedo fracasar hasta los treinta / todo el rato //</text:p>
      <text:p text:style-name="P1">before: CAR: Portugal te gusta mucho mucho ?</text:p>
      <text:p text:style-name="P1">*10CHA: sí //</text:p>
      <text:p text:style-name="P1">yo puedo fracasar hasta los treinta / todo el rato //</text:p>
      <text:p text:style-name="P1">after: TTT: yyy //</text:p>
      <text:p text:style-name="P1">before: CHA: sí // yo puedo fracasar hasta los treinta / todo el rato //</text:p>
      <text:p text:style-name="P1">*11TTT: yyy //</text:p>
      <text:p text:style-name="P1">after: CHA: ir y volver / ir y volver // da lo mismo yyy //</text:p>
      <text:p text:style-name="P1">before: TTT: yyy //</text:p>
      <text:p text:style-name="P1">CHA: ir y volver / ir y volver //</text:p>
      <text:p text:style-name="P1">*12da lo mismo yyy //</text:p>
      <text:p text:style-name="P1">after: CAR: madre / di algo // yyy //</text:p>
      <text:p text:style-name="P1">before: CHA: ir y volver / ir y volver // da lo mismo yyy //</text:p>
      <text:p text:style-name="P1">CAR: madre / di algo //</text:p>
      <text:p text:style-name="P1">*13yyy //</text:p>
      <text:p text:style-name="P1"><text:soft-page-break/>after: PIZ: no es fracasar / PIZ:/ es ponerte a &lt; ello &gt; //</text:p>
      <text:p text:style-name="P1">before: PIZ: no es fracasar / PIZ:/ es ponerte a &lt; ello &gt; //</text:p>
      <text:p text:style-name="P1">*15CAR: yyy //</text:p>
      <text:p text:style-name="P1">after: * PIZ:/ es ponerte a &lt; ello &gt; //</text:p>
      <text:p text:style-name="P1">before: CHA: &lt; prefiero &gt; ir y volver / y ver que no / pues entonces me</text:p>
      <text:p text:style-name="P1">puedo ir a / Creta / intentarlo en Grecia / que yo sé / que también hay</text:p>
      <text:p text:style-name="P1">profesores de español // en fin / yyy que el mundo es muy grande / pero</text:p>
      <text:p text:style-name="P1">aquí en Madrid yo veo a mis compañeros // sí yo también pensaba salir /</text:p>
      <text:p text:style-name="P1">pero luego me contrataron // pero hhh te contrataron aquí en xxx / por</text:p>
      <text:p text:style-name="P1">cuánto ? bueno / tengo un mínino de horas hhh // qué basura / hhh es una</text:p>
      <text:p text:style-name="P1">basura / vamos // que yo sé que ahora trabajo más de lo que debo porque</text:p>
      <text:p text:style-name="P1">tengo que preparar las clases / entonces de cada hora que doy / paso dos</text:p>
      <text:p text:style-name="P1">preparando la clase / eso algún día / ya no lo haré / pero ...</text:p>
      <text:p text:style-name="P1">*18CAR: &lt; efectivamente &gt; //</text:p>
      <text:p text:style-name="P1">after: CHA: &lt; o lo haré &gt; menos //</text:p>
      <text:p text:style-name="P1">before: CAR: &lt; efectivamente &gt; //</text:p>
      <text:p text:style-name="P1">*19CHA: &lt; o lo haré &gt; menos //</text:p>
      <text:p text:style-name="P1">after: CAR: sí / muchísimo menos //</text:p>
      <text:p text:style-name="P1">before: CHA: claro / CHA:/ &lt; pero &gt; por ahora / estar haciendo tarjetitas</text:p>
      <text:p text:style-name="P1">y / motivación / y fotocopias de las Meninas ayer / es que ayer di una</text:p>
      <text:p text:style-name="P1">clase de hora y media y y aquello fue un &amp;auten [///] vamos / estuve</text:p>
      <text:p text:style-name="P1">preparándola / tres horas / que además me han dado un grupo de avanzados /</text:p>
      <text:p text:style-name="P1">que son mortales //</text:p>
      <text:p text:style-name="P1">*22CAR: &lt; es que &gt; ...</text:p>
      <text:p text:style-name="P1">after: * CHA:/ &lt; pero &gt; por ahora / estar haciendo tarjetitas y /</text:p>
      <text:p text:style-name="P1">motivación / y fotocopias de las Meninas ayer / es que ayer di una clase de</text:p>
      <text:p text:style-name="P1">hora y media y y aquello fue un &amp;auten [///] vamos / estuve preparándola /</text:p>
      <text:p text:style-name="P1">tres horas / que además me han dado un grupo de avanzados / que son</text:p>
      <text:p text:style-name="P1">mortales //</text:p>
      <text:p text:style-name="P1">before: CAR: y / de qué [/] y de qué lengua son ? de todas //</text:p>
      <text:p text:style-name="P1">CHA: de todas / de todas / y son doce además // y entonces claro la</text:p>
      <text:p text:style-name="P1">rumana / lo sabe todo / y luego hay uno que tiene un cacao que &amp;n que está</text:p>
      <text:p text:style-name="P1">totalmente ya ... que es irrecuperable para la sociedad vamos / CHA:/ ese</text:p>
      <text:p text:style-name="P1">no va a aprender español nunca //</text:p>
      <text:p text:style-name="P1">*25pero claro lo tienes ahí ...</text:p>
      <text:p text:style-name="P1">after: CAR: yyy //</text:p>
      <text:p text:style-name="P1">before: CHA: de todas / de todas / y son doce además // y entonces claro la</text:p>
      <text:p text:style-name="P1">rumana / lo sabe todo / y luego hay uno que tiene un cacao que &amp;n que está</text:p>
      <text:p text:style-name="P1">totalmente ya ... que es irrecuperable para la sociedad vamos / CHA:/ ese</text:p>
      <text:p text:style-name="P1">no va a aprender español nunca // pero claro lo tienes ahí ...</text:p>
      <text:p text:style-name="P1">*26CAR: yyy //</text:p>
      <text:p text:style-name="P1">after: * CHA:/ ese no va a aprender español nunca // pero claro lo tienes</text:p>
      <text:p text:style-name="P1">ahí ...</text:p>
      <text:p text:style-name="P1">&lt;text id="conv_03_SIN_OMBLIGO_Y_EL_CURA"&gt;</text:p>
      <text:p text:style-name="P1">before: MAI: os acordáis ? os acordáis / que no tenía ombligo ?</text:p>
      <text:p text:style-name="P1">*1ANG: &amp;a quién ?</text:p>
      <text:p text:style-name="P1">after: MAI: Carmen Blanco //</text:p>
      <text:p text:style-name="P1">before: ANG: &amp;a quién ?</text:p>
      <text:p text:style-name="P1">*2MAI: Carmen Blanco //</text:p>
      <text:p text:style-name="P1">after: PIZ: yyy qué cosas &amp;te yyy / &lt; sí &gt; ?</text:p>
      <text:p text:style-name="P1">before: PIZ: yyy qué cosas &amp;te yyy / &lt; sí &gt; ?</text:p>
      <text:p text:style-name="P1">*4MAI: &lt; no os acordáis &gt; ?</text:p>
      <text:p text:style-name="P1">after: ANG: yo de eso no me acuerdo //</text:p>
      <text:p text:style-name="P1"><text:soft-page-break/>before: MAI: &lt; no os acordáis &gt; ?</text:p>
      <text:p text:style-name="P1">*5ANG: yo de eso no me acuerdo //</text:p>
      <text:p text:style-name="P1">after: PIZ: &lt; cómo es posible &gt; ?</text:p>
      <text:p text:style-name="P1">before: ANG: yo de eso no me acuerdo //</text:p>
      <text:p text:style-name="P1">*6PIZ: &lt; cómo es posible &gt; ?</text:p>
      <text:p text:style-name="P1">after: MAI: &lt; nos lo enseñó una vez &gt; // pues porque la habían operado de</text:p>
      <text:p text:style-name="P1">una hernia / &lt; o algo de pequeña &gt; //</text:p>
      <text:p text:style-name="P1">before: PIZ: &lt; cómo es posible &gt; ?</text:p>
      <text:p text:style-name="P1">*7MAI: &lt; nos lo enseñó una vez &gt; //</text:p>
      <text:p text:style-name="P1">pues porque la habían operado de una hernia / &lt; o algo de pequeña &gt; //</text:p>
      <text:p text:style-name="P1">after: PIZ: &lt; ¡ah! y le habían dejado xxx &gt; /</text:p>
      <text:p text:style-name="P1">before: MAI: &lt; nos lo enseñó una vez &gt; // pues porque la habían operado de</text:p>
      <text:p text:style-name="P1">una hernia / &lt; o algo de pequeña &gt; //</text:p>
      <text:p text:style-name="P1">*8PIZ: &lt; ¡ah! y le habían dejado xxx &gt; /</text:p>
      <text:p text:style-name="P1">after: VIR: había quedado así //</text:p>
      <text:p text:style-name="P1">before: PIZ: &lt; ¡ah! y le habían dejado xxx &gt; /</text:p>
      <text:p text:style-name="P1">*9VIR: había quedado así //</text:p>
      <text:p text:style-name="P1">after: MAI: y [/] y &lt; alguna vez &gt; MAI:/ nos lo enseñó como cosa ...</text:p>
      <text:p text:style-name="P1">before: VIR: había quedado así //</text:p>
      <text:p text:style-name="P1">*10MAI: y [/] y &lt; alguna vez &gt; MAI:/ nos lo enseñó como cosa ...</text:p>
      <text:p text:style-name="P1">after: PIZ: &lt; pues fíjate ahora &gt; / lo que se lleva +</text:p>
      <text:p text:style-name="P1">before: * MAI:/ nos lo enseñó como cosa ...</text:p>
      <text:p text:style-name="P1">*13ANG: como cosa maravillosa &lt; yyy &gt; //</text:p>
      <text:p text:style-name="P1">after: CAR: &lt; bueno &gt; //</text:p>
      <text:p text:style-name="P1">before: ANG: como cosa maravillosa &lt; yyy &gt; //</text:p>
      <text:p text:style-name="P1">*14CAR: &lt; bueno &gt; //</text:p>
      <text:p text:style-name="P1">after: PIZ: qué graciosa //</text:p>
      <text:p text:style-name="P1">before: CAR: &lt; bueno &gt; //</text:p>
      <text:p text:style-name="P1">*15PIZ: qué graciosa //</text:p>
      <text:p text:style-name="P1">after: MAI: es que dijo / no tengo ombligo / pero cómo que no tienes</text:p>
      <text:p text:style-name="P1">ombligo ? tal / enséñanoslo //</text:p>
      <text:p text:style-name="P1">before: ISA: era la que tenía hemorroides / o no ? que iba con un &lt;</text:p>
      <text:p text:style-name="P1">flotador &gt; //</text:p>
      <text:p text:style-name="P1">*18MAI: &lt; yyy &gt; //</text:p>
      <text:p text:style-name="P1">after: CAR: &lt; yyy &gt; //</text:p>
      <text:p text:style-name="P1">before: MAI: &lt; yyy &gt; //</text:p>
      <text:p text:style-name="P1">*19CAR: &lt; yyy &gt; //</text:p>
      <text:p text:style-name="P1">after: VIR: &lt; recuerdo lo del flotador &gt; //</text:p>
      <text:p text:style-name="P1">before: CAR: &lt; yyy &gt; //</text:p>
      <text:p text:style-name="P1">*20VIR: &lt; recuerdo lo del flotador &gt; //</text:p>
      <text:p text:style-name="P1">after: MAI: el flotador / sí / que llevaba &lt; xxx / pero no era ella // era</text:p>
      <text:p text:style-name="P1">xxx &gt; //</text:p>
      <text:p text:style-name="P1">before: VIR: &lt; recuerdo lo del flotador &gt; //</text:p>
      <text:p text:style-name="P1">MAI: el flotador / sí / que llevaba &lt; xxx / pero no era ella //</text:p>
      <text:p text:style-name="P1">*21era xxx &gt; //</text:p>
      <text:p text:style-name="P1">after: VIR: &lt; ¡ay! sí / yo también recuerdo aquello / que me impresionó //</text:p>
      <text:p text:style-name="P1">xxx es que no me acuerdo yo &gt; quién era / &lt; pero me acuerdo del flotador</text:p>
      <text:p text:style-name="P1">&gt; //</text:p>
      <text:p text:style-name="P1">before: VIR: &lt; ¡ay! sí / yo también recuerdo aquello / que me impresionó //</text:p>
      <text:p text:style-name="P1"><text:soft-page-break/>xxx es que no me acuerdo yo &gt; quién era / &lt; pero me acuerdo del flotador</text:p>
      <text:p text:style-name="P1">&gt; //</text:p>
      <text:p text:style-name="P1">*23ISA: &lt; era Carmen xxx &gt; //</text:p>
      <text:p text:style-name="P1">after: CAR: pues igual &lt; xxx &gt; //</text:p>
      <text:p text:style-name="P1">before: ISA: &lt; era Carmen xxx &gt; //</text:p>
      <text:p text:style-name="P1">*24CAR: pues igual &lt; xxx &gt; //</text:p>
      <text:p text:style-name="P1">after: ANG: &lt; y no Carmen xxx &gt; / era Carmen xxx // te digo yo que / esta</text:p>
      <text:p text:style-name="P1">chica tenía problemas además de salud // ella había tenido / &amp;mm problemas</text:p>
      <text:p text:style-name="P1">de espalda //</text:p>
      <text:p text:style-name="P1">before: entonces la primera cosa que era como muy impresionante / es que la</text:p>
      <text:p text:style-name="P1">[//] &amp;eh / llegó un día diciendo / no es que tengo que hacer unas tablas //</text:p>
      <text:p text:style-name="P1">y qué es / y no / pues hay una tabla así y me tengo que poner todos los</text:p>
      <text:p text:style-name="P1">días / y tengo que hacer una gimnasia / y [/] y &amp;tu tuvo un periodo donde</text:p>
      <text:p text:style-name="P1">además estaba mal de verdad / la chica de [/] de eso / y llevaba / una cosa</text:p>
      <text:p text:style-name="P1">que era [//] &lt; que yo llamaba &gt; ANG:/ el refajo / que era [//] &lt; llevaba &gt;</text:p>
      <text:p text:style-name="P1">*27XYZ: &lt; xxx &gt; //</text:p>
      <text:p text:style-name="P1">after: * ANG:/ el refajo / que era [//] &lt; llevaba &gt;</text:p>
      <text:p text:style-name="P1">before: * ANG:/ el refajo / que era [//] &lt; llevaba &gt;</text:p>
      <text:p text:style-name="P1">*29PIZ: &lt; como un corsé &gt; de esos //</text:p>
      <text:p text:style-name="P1">after: TTT: &lt; xxx &gt; // ANG:/ &lt; llevaba un corsé // durante mucho tiempo le</text:p>
      <text:p text:style-name="P1">hicieron &gt; [//] le pusieron un corsé &amp;ta le [/] le pusieron también un</text:p>
      <text:p text:style-name="P1">collarín // una época que estuvo con collarín / &lt; porque tenían que</text:p>
      <text:p text:style-name="P1">estirarle la columna &gt; ANG:/ y tenía &lt; que hacer eso // eso lo recuerdo así</text:p>
      <text:p text:style-name="P1">&gt; //</text:p>
      <text:p text:style-name="P1">before: PIZ: &lt; como un corsé &gt; de esos //</text:p>
      <text:p text:style-name="P1">*30TTT: &lt; xxx &gt; //</text:p>
      <text:p text:style-name="P1">ANG:/ &lt; llevaba un corsé // durante mucho tiempo le hicieron &gt; [//] le</text:p>
      <text:p text:style-name="P1">pusieron un corsé &amp;ta le [/] le pusieron también un collarín // una época</text:p>
      <text:p text:style-name="P1">que estuvo con collarín / &lt; porque tenían que estirarle la columna &gt; ANG:/</text:p>
      <text:p text:style-name="P1">y tenía &lt; que hacer eso // eso lo recuerdo así &gt; //</text:p>
      <text:p text:style-name="P1">after: ISA: &lt; sí / sí &gt; //</text:p>
      <text:p text:style-name="P1">before: PIZ: &lt; como un corsé &gt; de esos //</text:p>
      <text:p text:style-name="P1">*30ANG:/ &lt; llevaba un corsé //</text:p>
      <text:p text:style-name="P1">ANG:/ &lt; llevaba un corsé // durante mucho tiempo le hicieron &gt; [//] le</text:p>
      <text:p text:style-name="P1">pusieron un corsé &amp;ta le [/] le pusieron también un collarín // una época</text:p>
      <text:p text:style-name="P1">que estuvo con collarín / &lt; porque tenían que estirarle la columna &gt; ANG:/</text:p>
      <text:p text:style-name="P1">y tenía &lt; que hacer eso // eso lo recuerdo así &gt; //</text:p>
      <text:p text:style-name="P1">after: ISA: &lt; sí / sí &gt; //</text:p>
      <text:p text:style-name="P1">before: PIZ: &lt; como un corsé &gt; de esos //</text:p>
      <text:p text:style-name="P1">TTT: &lt; xxx &gt; // ANG:/ &lt; llevaba un corsé //</text:p>
      <text:p text:style-name="P1">*30durante mucho tiempo le hicieron &gt; [//] le pusieron un corsé &amp;ta le [/]</text:p>
      <text:p text:style-name="P1">le pusieron también un collarín //</text:p>
      <text:p text:style-name="P1">una época que estuvo con collarín / &lt; porque tenían que estirarle la</text:p>
      <text:p text:style-name="P1">columna &gt; ANG:/ y tenía &lt; que hacer eso // eso lo recuerdo así &gt; //</text:p>
      <text:p text:style-name="P1">after: ISA: &lt; sí / sí &gt; //</text:p>
      <text:p text:style-name="P1">before: PIZ: &lt; como un corsé &gt; de esos //</text:p>
      <text:p text:style-name="P1">TTT: &lt; xxx &gt; // ANG:/ &lt; llevaba un corsé // durante mucho tiempo le</text:p>
      <text:p text:style-name="P1">hicieron &gt; [//] le pusieron un corsé &amp;ta le [/] le pusieron también un</text:p>
      <text:p text:style-name="P1">collarín // una época que estuvo con collarín / &lt; porque tenían que</text:p>
      <text:p text:style-name="P1">estirarle la columna &gt; ANG:/ y tenía &lt; que hacer eso //</text:p>
      <text:p text:style-name="P1">*30eso lo recuerdo así &gt; //</text:p>
      <text:p text:style-name="P1">after: ISA: &lt; sí / sí &gt; //</text:p>
      <text:p text:style-name="P1">before: * ANG:/ &lt; llevaba un corsé // durante mucho tiempo le hicieron &gt;</text:p>
      <text:p text:style-name="P1">[//] le pusieron un corsé &amp;ta le [/] le pusieron también un collarín // una</text:p>
      <text:p text:style-name="P1">época que estuvo con collarín / &lt; porque tenían que estirarle la columna &gt;</text:p>
      <text:p text:style-name="P1">ANG:/ y tenía &lt; que hacer eso // eso lo recuerdo así &gt; //</text:p>
      <text:p text:style-name="P1">*33XZY: &lt; xxx &gt; //</text:p>
      <text:p text:style-name="P1"><text:soft-page-break/>after: * ANG:/ y tenía &lt; que hacer eso // eso lo recuerdo así &gt; //</text:p>
      <text:p text:style-name="P1">before: * ANG:/ y tenía &lt; que hacer eso // eso lo recuerdo así &gt; //</text:p>
      <text:p text:style-name="P1">PIZ: &lt; no no / xxx / pues hago un viajecito &gt; //</text:p>
      <text:p text:style-name="P1">*35es para traer la hhh &lt; xxx &gt; //</text:p>
      <text:p text:style-name="P1">after: ANG: &lt; hhh &gt; y [/] y lo [/] lo recuerdo de eso // y recuerdo que /</text:p>
      <text:p text:style-name="P1">también después vino toda la historia con [/] con lo del cura //</text:p>
      <text:p text:style-name="P1">before: PIZ: &lt; no no / xxx / pues hago un viajecito &gt; // es para traer la</text:p>
      <text:p text:style-name="P1">hhh &lt; xxx &gt; //</text:p>
      <text:p text:style-name="P1">*36ANG: &lt; hhh &gt; y [/] y lo [/] lo recuerdo de eso //</text:p>
      <text:p text:style-name="P1">y recuerdo que / también después vino toda la historia con [/] con lo del</text:p>
      <text:p text:style-name="P1">cura //</text:p>
      <text:p text:style-name="P1">after: CAR: &amp;mm //</text:p>
      <text:p text:style-name="P1">before: ANG: &lt; hhh &gt; y [/] y lo [/] lo recuerdo de eso // y recuerdo que /</text:p>
      <text:p text:style-name="P1">también después vino toda la historia con [/] con lo del cura //</text:p>
      <text:p text:style-name="P1">*37CAR: &amp;mm //</text:p>
      <text:p text:style-name="P1">after: MAI: fíjate // y no enterarnos de aquello ...</text:p>
      <text:p text:style-name="P1">before: CAR: &amp;mm //</text:p>
      <text:p text:style-name="P1">*38MAI: fíjate //</text:p>
      <text:p text:style-name="P1">y no enterarnos de aquello ...</text:p>
      <text:p text:style-name="P1">end of document.</text:p>
      <text:p text:style-name="P1">before: CAR: &amp;mm //</text:p>
      <text:p text:style-name="P1">MAI: fíjate //</text:p>
      <text:p text:style-name="P1">*38y no enterarnos de aquello ...</text:p>
      <text:p text:style-name="P1">end of document.</text:p>
      <text:p text:style-name="P1">&lt;text id="conv_03_TRABAJO_EN_LA_ADMINISTRACION"&gt;</text:p>
      <text:p text:style-name="P1">beginning of document</text:p>
      <text:p text:style-name="P1">ANG: &amp;eh [/] &amp;eh tengo un trabajo / una parte de trabajo en la</text:p>
      <text:p text:style-name="P1">administración / &amp;per vamos se dio la oportunidad e intenté seguir /</text:p>
      <text:p text:style-name="P1">después varios / ha habido todo tipo devaneos / sigo todavía con un pie en</text:p>
      <text:p text:style-name="P1">la administración / pero cincuenta / cincuenta // y luego / no //</text:p>
      <text:p text:style-name="P1">*0porque a mí el trabajo de administración no me gusta mucho //</text:p>
      <text:p text:style-name="P1">&lt; y &gt; +</text:p>
      <text:p text:style-name="P1">after: CAR: &lt; pero bueno &gt; no es administración exactamente &lt; tampoco / lo</text:p>
      <text:p text:style-name="P1">pones así &gt; //</text:p>
      <text:p text:style-name="P1">beginning of document</text:p>
      <text:p text:style-name="P1">ANG: &amp;eh [/] &amp;eh tengo un trabajo / una parte de trabajo en la</text:p>
      <text:p text:style-name="P1">administración / &amp;per vamos se dio la oportunidad e intenté seguir /</text:p>
      <text:p text:style-name="P1">después varios / ha habido todo tipo devaneos / sigo todavía con un pie en</text:p>
      <text:p text:style-name="P1">la administración / pero cincuenta / cincuenta // y luego / no // porque a</text:p>
      <text:p text:style-name="P1">mí el trabajo de administración no me gusta mucho //</text:p>
      <text:p text:style-name="P1">*0&lt; y &gt; +</text:p>
      <text:p text:style-name="P1">after: CAR: &lt; pero bueno &gt; no es administración exactamente &lt; tampoco / lo</text:p>
      <text:p text:style-name="P1">pones así &gt; //</text:p>
      <text:p text:style-name="P1">before: CAR: &lt; pero bueno &gt; no es administración exactamente &lt; tampoco / lo</text:p>
      <text:p text:style-name="P1">pones así &gt; //</text:p>
      <text:p text:style-name="P1">ANG: &lt; hombre / no hombre administración &gt; ANG:/ no // &lt; cuando / no &gt; [/]</text:p>
      <text:p text:style-name="P1">ANG:/ cuando estás / no //</text:p>
      <text:p text:style-name="P1">*2cuando estás [/] cuando estás de intérprete si pasas a la administración</text:p>
      <text:p text:style-name="P1">te dedicas a hacer que [///] bueno yo no //</text:p>
      <text:p text:style-name="P1">lo que hago ahora yo / es trabajo de &amp;mm la parte de organización de</text:p>
      <text:p text:style-name="P1">terminología / documentación de reunión //</text:p>
      <text:p text:style-name="P1">after: CAR: &lt; es traducción / es &gt; +</text:p>
      <text:p text:style-name="P1">before: * ANG:/ cuando estás / no // cuando estás [/] cuando estás de</text:p>
      <text:p text:style-name="P1"><text:soft-page-break/>intérprete si pasas a la administración te dedicas a hacer que [///] bueno</text:p>
      <text:p text:style-name="P1">yo no // lo que hago ahora yo / es trabajo de &amp;mm la parte de organización</text:p>
      <text:p text:style-name="P1">de terminología / documentación de reunión //</text:p>
      <text:p text:style-name="P1">*7MAI: eso es bonito no? //</text:p>
      <text:p text:style-name="P1">after: ANG: eso es bonito //</text:p>
      <text:p text:style-name="P1">before: MAI: eso es bonito no? //</text:p>
      <text:p text:style-name="P1">*8ANG: eso es bonito //</text:p>
      <text:p text:style-name="P1">after: CAR: eso claro //</text:p>
      <text:p text:style-name="P1">before: ANG: eso es bonito //</text:p>
      <text:p text:style-name="P1">*9CAR: eso claro //</text:p>
      <text:p text:style-name="P1">after: XYZ: muy bonito //</text:p>
      <text:p text:style-name="P1">before: CAR: eso claro //</text:p>
      <text:p text:style-name="P1">*10XYZ: muy bonito //</text:p>
      <text:p text:style-name="P1">after: ANG: mientras dure / pues ahí estoy // llevo ya &lt; bastante tiempo</text:p>
      <text:p text:style-name="P1">&gt; //</text:p>
      <text:p text:style-name="P1">before: XYZ: muy bonito //</text:p>
      <text:p text:style-name="P1">ANG: mientras dure / pues ahí estoy //</text:p>
      <text:p text:style-name="P1">*11llevo ya &lt; bastante tiempo &gt; //</text:p>
      <text:p text:style-name="P1">after: PIZ: &lt; oye que &gt; te he [/] he traído una light pero hay de esas</text:p>
      <text:p text:style-name="P1">también //</text:p>
      <text:p text:style-name="P1">before: ANG: mientras dure / pues ahí estoy // llevo ya &lt; bastante tiempo</text:p>
      <text:p text:style-name="P1">&gt; //</text:p>
      <text:p text:style-name="P1">*12PIZ: &lt; oye que &gt; te he [/] he traído una light pero hay de esas</text:p>
      <text:p text:style-name="P1">también //</text:p>
      <text:p text:style-name="P1">after: ANG: &lt; me es igual &gt; / ANG:/ &lt; yo nada / me es igual &gt; //</text:p>
      <text:p text:style-name="P1">before: ANG: &lt; me es igual &gt; / ANG:/ &lt; yo nada / me es igual &gt; //</text:p>
      <text:p text:style-name="P1">*14PIZ: &lt; era por si queréis &gt; ...</text:p>
      <text:p text:style-name="P1">after: * ANG:/ &lt; yo nada / me es igual &gt; //</text:p>
      <text:p text:style-name="P1">before: * ANG:/ &lt; yo nada / me es igual &gt; //</text:p>
      <text:p text:style-name="P1">*16MAI: &lt; yo había cogido de esta &gt; //</text:p>
      <text:p text:style-name="P1">after: PIZ: hay normal también ¡eh! //</text:p>
      <text:p text:style-name="P1">before: MAI: &lt; yo había cogido de esta &gt; //</text:p>
      <text:p text:style-name="P1">*17PIZ: hay normal también ¡eh! //</text:p>
      <text:p text:style-name="P1">after: ANG: bueno / vosotros que hacéis ? a ver cuenta / Pizca / tú //</text:p>
      <text:p text:style-name="P1">before: ANG: bueno / vosotros que hacéis ? a ver cuenta / Pizca / tú //</text:p>
      <text:p text:style-name="P1">*19MAI: yyy //</text:p>
      <text:p text:style-name="P1">after: PIZ: yo trabajo en Radio Nacional de documentalista // hhh PIZ:/ &lt;</text:p>
      <text:p text:style-name="P1">estoy en música &gt; // sí //</text:p>
      <text:p text:style-name="P1">before: MAI: yyy //</text:p>
      <text:p text:style-name="P1">*20PIZ: yo trabajo en Radio Nacional de documentalista //</text:p>
      <text:p text:style-name="P1">hhh PIZ:/ &lt; estoy en música &gt; // sí //</text:p>
      <text:p text:style-name="P1">after: ANG: de documentalista ? &lt; anda / mira &gt; //</text:p>
      <text:p text:style-name="P1">before: MAI: yyy //</text:p>
      <text:p text:style-name="P1">PIZ: yo trabajo en Radio Nacional de documentalista //</text:p>
      <text:p text:style-name="P1">*20hhh PIZ:/ &lt; estoy en música &gt; //</text:p>
      <text:p text:style-name="P1">sí //</text:p>
      <text:p text:style-name="P1">after: ANG: de documentalista ? &lt; anda / mira &gt; //</text:p>
      <text:p text:style-name="P1">before: MAI: yyy //</text:p>
      <text:p text:style-name="P1">PIZ: yo trabajo en Radio Nacional de documentalista // hhh PIZ:/ &lt; estoy en</text:p>
      <text:p text:style-name="P1">música &gt; //</text:p>
      <text:p text:style-name="P1">*20sí //</text:p>
      <text:p text:style-name="P1">after: ANG: de documentalista ? &lt; anda / mira &gt; //</text:p>
      <text:p text:style-name="P1">before: PIZ: el que / la música ?</text:p>
      <text:p text:style-name="P1"><text:soft-page-break/>*25ANG: no //</text:p>
      <text:p text:style-name="P1">el documentalista //</text:p>
      <text:p text:style-name="P1">after: PIZ: lo de ser documentalista //</text:p>
      <text:p text:style-name="P1">before: PIZ: el que / la música ?</text:p>
      <text:p text:style-name="P1">ANG: no //</text:p>
      <text:p text:style-name="P1">*25el documentalista //</text:p>
      <text:p text:style-name="P1">after: PIZ: lo de ser documentalista //</text:p>
      <text:p text:style-name="P1">before: ANG: no // el documentalista //</text:p>
      <text:p text:style-name="P1">*26PIZ: lo de ser documentalista //</text:p>
      <text:p text:style-name="P1">after: ANG: de documentalista //</text:p>
      <text:p text:style-name="P1">before: PIZ: lo de ser documentalista //</text:p>
      <text:p text:style-name="P1">*27ANG: de documentalista //</text:p>
      <text:p text:style-name="P1">end of document.</text:p>
      <text:p text:style-name="P1">&lt;text id="conv_03_TRABAJO_TODOS_LOS_DIAS"&gt;</text:p>
      <text:p text:style-name="P1">before: CAR: todos / hasta el domingo ?</text:p>
      <text:p text:style-name="P1">CHA: el domingo por la noche trabajo [///] vamos / hoy / mañana y pasado en</text:p>
      <text:p text:style-name="P1">el Pepe Botella / en el café este //</text:p>
      <text:p text:style-name="P1">*3así que si el domingo queréis venir a verme al</text:p>
      <text:p text:style-name="P1">after: Pepe / ahí estoy / &lt; a partir de las nueve &gt; //</text:p>
      <text:p text:style-name="P1">before: Pepe / ahí estoy / &lt; a partir de las nueve &gt; //</text:p>
      <text:p text:style-name="P1">*5PIZ: &lt; xxx &gt; lo que pasa es que ahí &lt; no puedes &gt; +</text:p>
      <text:p text:style-name="P1">after: CHA: &lt; de nueve a dos &gt; //</text:p>
      <text:p text:style-name="P1">before: PIZ: &lt; xxx &gt; lo que pasa es que ahí &lt; no puedes &gt; +</text:p>
      <text:p text:style-name="P1">*6CHA: &lt; de nueve a dos &gt; //</text:p>
      <text:p text:style-name="P1">after: PIZ: ahí +</text:p>
      <text:p text:style-name="P1">before: CHA: &lt; de nueve a dos &gt; //</text:p>
      <text:p text:style-name="P1">*7PIZ: ahí +</text:p>
      <text:p text:style-name="P1">after: CAR: de nueve a dos ? que &amp;pa que [///] dónde está el Pepe</text:p>
      <text:p text:style-name="P1">Botella ? es un &amp;sit +</text:p>
      <text:p text:style-name="P1">before: PIZ: ahí +</text:p>
      <text:p text:style-name="P1">*8CAR: de nueve a dos ? que &amp;pa que [///] dónde está el Pepe Botella ? es</text:p>
      <text:p text:style-name="P1">un &amp;sit +</text:p>
      <text:p text:style-name="P1">after: CHA: en la plaza del Dos de Mayo //</text:p>
      <text:p text:style-name="P1">before: CAR: de nueve a dos ? que &amp;pa que [///] dónde está el Pepe</text:p>
      <text:p text:style-name="P1">Botella ? es un &amp;sit +</text:p>
      <text:p text:style-name="P1">*9CHA: en la plaza del Dos de Mayo //</text:p>
      <text:p text:style-name="P1">after: CAR: ¡ah! //</text:p>
      <text:p text:style-name="P1">before: CHA: en la plaza del Dos de Mayo //</text:p>
      <text:p text:style-name="P1">*10CAR: ¡ah! //</text:p>
      <text:p text:style-name="P1">after: CHA: ahí estoy //</text:p>
      <text:p text:style-name="P1">before: CAR: ¡ah! //</text:p>
      <text:p text:style-name="P1">*11CHA: ahí estoy //</text:p>
      <text:p text:style-name="P1">after: CAR: menudo ambientazo //</text:p>
      <text:p text:style-name="P1">before: CHA: ahí estoy //</text:p>
      <text:p text:style-name="P1">*12CAR: menudo ambientazo //</text:p>
      <text:p text:style-name="P1">after: PIZ: &lt; yyy &gt; //</text:p>
      <text:p text:style-name="P1">before: CAR: menudo ambientazo //</text:p>
      <text:p text:style-name="P1">*13PIZ: &lt; yyy &gt; //</text:p>
      <text:p text:style-name="P1">after: CHA: &lt; sí sí &gt; //</text:p>
      <text:p text:style-name="P1">before: PIZ: &lt; yyy &gt; //</text:p>
      <text:p text:style-name="P1">*14CHA: &lt; sí sí &gt; //</text:p>
      <text:p text:style-name="P1">after: PIZ: bueno / ahora venimos //</text:p>
      <text:p text:style-name="P1">before: PIZ: bueno / ahora venimos //</text:p>
      <text:p text:style-name="P1"><text:soft-page-break/>*16CAR: &amp;vai vamos a &amp;ve a comprar algo //</text:p>
      <text:p text:style-name="P1">after: PIZ: Chavelita / hasta ahora //</text:p>
      <text:p text:style-name="P1">&lt;text id="conv_03_TRANSCRIBIR_8"&gt;</text:p>
      <text:p text:style-name="P1">beginning of document</text:p>
      <text:p text:style-name="P1">CHA: ay ay ... CHA:/ bueno voy a seguir trascribiendo / vosotros os</text:p>
      <text:p text:style-name="P1">entrevistáis / no sé que / y ahora os veo //</text:p>
      <text:p text:style-name="P1">*0cuando ya ...</text:p>
      <text:p text:style-name="P1">after: CAR: o sea que +</text:p>
      <text:p text:style-name="P1">before: CHA: ay ay ... CHA:/ bueno voy a seguir trascribiendo / vosotros os</text:p>
      <text:p text:style-name="P1">entrevistáis / no sé que / y ahora os veo // cuando ya ...</text:p>
      <text:p text:style-name="P1">*1CAR: o sea que +</text:p>
      <text:p text:style-name="P1">after: * CHA:/ bueno voy a seguir trascribiendo / vosotros os</text:p>
      <text:p text:style-name="P1">entrevistáis / no sé que / y ahora os veo // cuando ya ...</text:p>
      <text:p text:style-name="P1">before: CHA: jo pues &amp;car esté donde esté / porque yo en mi casa voy a</text:p>
      <text:p text:style-name="P1">tener internet allí / y es que te la hago en una tarde //</text:p>
      <text:p text:style-name="P1">CAR: yo te [/] te doy [/] te doy [/] te doy las normas de la</text:p>
      <text:p text:style-name="P1">transcripción / te doy las [//] te doy una ya transcrita / te doy un [///]</text:p>
      <text:p text:style-name="P1">bueno / porque son [//] es muy [/] es muy específico / y además ahora las</text:p>
      <text:p text:style-name="P1">estoy [/] las estoy cambiando // CAR:/ las estoy [/] vamos poniéndolas /</text:p>
      <text:p text:style-name="P1">mejorándolas //</text:p>
      <text:p text:style-name="P1">*5o sea que te lo voy a dar para Navidades //</text:p>
      <text:p text:style-name="P1">after: CHA: vale //</text:p>
      <text:p text:style-name="P1">before: CAR: yo te [/] te doy [/] te doy [/] te doy las normas de la</text:p>
      <text:p text:style-name="P1">transcripción / te doy las [//] te doy una ya transcrita / te doy un [///]</text:p>
      <text:p text:style-name="P1">bueno / porque son [//] es muy [/] es muy específico / y además ahora las</text:p>
      <text:p text:style-name="P1">estoy [/] las estoy cambiando // CAR:/ las estoy [/] vamos poniéndolas /</text:p>
      <text:p text:style-name="P1">mejorándolas // o sea que te lo voy a dar para Navidades //</text:p>
      <text:p text:style-name="P1">*6CHA: vale //</text:p>
      <text:p text:style-name="P1">after: * CAR:/ las estoy [/] vamos poniéndolas / mejorándolas // o sea que</text:p>
      <text:p text:style-name="P1">te lo voy a dar para Navidades //</text:p>
      <text:p text:style-name="P1">before: * CAR:/ las estoy [/] vamos poniéndolas / mejorándolas // o sea que</text:p>
      <text:p text:style-name="P1">te lo voy a dar para Navidades //</text:p>
      <text:p text:style-name="P1">*8CHA: perfecto //</text:p>
      <text:p text:style-name="P1">after: CAR: y haremos pues eso / unos trescientos euros // yo veo lo que me</text:p>
      <text:p text:style-name="P1">ha hecho esta mujer y te lo pago lo mismo //</text:p>
      <text:p text:style-name="P1">before: CHA: perfecto //</text:p>
      <text:p text:style-name="P1">CAR: y haremos pues eso / unos trescientos euros //</text:p>
      <text:p text:style-name="P1">*9yo veo lo que me ha hecho esta mujer y te lo pago lo mismo //</text:p>
      <text:p text:style-name="P1">after: CHA: perfectísimo //</text:p>
      <text:p text:style-name="P1">before: CAR: y haremos pues eso / unos trescientos euros // yo veo lo que</text:p>
      <text:p text:style-name="P1">me ha hecho esta mujer y te lo pago lo mismo //</text:p>
      <text:p text:style-name="P1">*10CHA: perfectísimo //</text:p>
      <text:p text:style-name="P1">after: CAR: vale ?</text:p>
      <text:p text:style-name="P1">before: CHA: perfectísimo //</text:p>
      <text:p text:style-name="P1">*11CAR: vale ?</text:p>
      <text:p text:style-name="P1">after: CHA: vamos //</text:p>
      <text:p text:style-name="P1">before: CAR: vale ?</text:p>
      <text:p text:style-name="P1">*12CHA: vamos //</text:p>
      <text:p text:style-name="P1">after: CAR: te lo puedo traer / y [/] y sí [///] no porque tú &amp;eh le he</text:p>
      <text:p text:style-name="P1">encontrado la manera de justificarlo porque como / tiene que ser una</text:p>
      <text:p text:style-name="P1">española la que lo haga / en fin / tengo que hacer un poco de papeleo pero</text:p>
      <text:p text:style-name="P1">[/] pero luego / y pongo eso / o sea ( quien eres ) o sea CAR:/ filóloga /</text:p>
      <text:p text:style-name="P1">CAR:/ qué bien // como me alegro //</text:p>
      <text:p text:style-name="P1"><text:soft-page-break/>before: CHA: vamos //</text:p>
      <text:p text:style-name="P1">CAR: te lo puedo traer / y [/] y sí [///] no porque tú &amp;eh le he encontrado</text:p>
      <text:p text:style-name="P1">la manera de justificarlo porque como / tiene que ser una española la que</text:p>
      <text:p text:style-name="P1">lo haga / en fin / tengo que hacer un poco de papeleo pero [/] pero luego /</text:p>
      <text:p text:style-name="P1">y pongo eso / o sea ( quien eres ) o sea CAR:/ filóloga / CAR:/ qué</text:p>
      <text:p text:style-name="P1">bien //</text:p>
      <text:p text:style-name="P1">*13como me alegro //</text:p>
      <text:p text:style-name="P1">after: CHA: pues yo encantada &amp;eh // CHA:/ encantadísima // eso //</text:p>
      <text:p text:style-name="P1">before: CAR: te lo puedo traer / y [/] y sí [///] no porque tú &amp;eh le he</text:p>
      <text:p text:style-name="P1">encontrado la manera de justificarlo porque como / tiene que ser una</text:p>
      <text:p text:style-name="P1">española la que lo haga / en fin / tengo que hacer un poco de papeleo pero</text:p>
      <text:p text:style-name="P1">[/] pero luego / y pongo eso / o sea ( quien eres ) o sea CAR:/ filóloga /</text:p>
      <text:p text:style-name="P1">CAR:/ qué bien // como me alegro //</text:p>
      <text:p text:style-name="P1">*14CHA: pues yo encantada &amp;eh //</text:p>
      <text:p text:style-name="P1">CHA:/ encantadísima // eso //</text:p>
      <text:p text:style-name="P1">after: * CAR:/ filóloga / CAR:/ qué bien // como me alegro //</text:p>
      <text:p text:style-name="P1">before: CAR: te lo puedo traer / y [/] y sí [///] no porque tú &amp;eh le he</text:p>
      <text:p text:style-name="P1">encontrado la manera de justificarlo porque como / tiene que ser una</text:p>
      <text:p text:style-name="P1">española la que lo haga / en fin / tengo que hacer un poco de papeleo pero</text:p>
      <text:p text:style-name="P1">[/] pero luego / y pongo eso / o sea ( quien eres ) o sea CAR:/ filóloga /</text:p>
      <text:p text:style-name="P1">CAR:/ qué bien // como me alegro //</text:p>
      <text:p text:style-name="P1">*14CHA:/ encantadísima //</text:p>
      <text:p text:style-name="P1">CHA:/ encantadísima // eso //</text:p>
      <text:p text:style-name="P1">after: * CAR:/ filóloga / CAR:/ qué bien // como me alegro //</text:p>
      <text:p text:style-name="P1">before: CAR: te lo puedo traer / y [/] y sí [///] no porque tú &amp;eh le he</text:p>
      <text:p text:style-name="P1">encontrado la manera de justificarlo porque como / tiene que ser una</text:p>
      <text:p text:style-name="P1">española la que lo haga / en fin / tengo que hacer un poco de papeleo pero</text:p>
      <text:p text:style-name="P1">[/] pero luego / y pongo eso / o sea ( quien eres ) o sea CAR:/ filóloga /</text:p>
      <text:p text:style-name="P1">CAR:/ qué bien // como me alegro //</text:p>
      <text:p text:style-name="P1">CHA: pues yo encantada &amp;eh // CHA:/ encantadísima //</text:p>
      <text:p text:style-name="P1">*14eso //</text:p>
      <text:p text:style-name="P1">after: * CAR:/ filóloga / CAR:/ qué bien // como me alegro //</text:p>
      <text:p text:style-name="P1">before: * CAR:/ qué bien // como me alegro //</text:p>
      <text:p text:style-name="P1">*18CHA: y transcriptora con experiencia ya //</text:p>
      <text:p text:style-name="P1">after: CAR: sí // si es que ... puff //</text:p>
      <text:p text:style-name="P1">before: CHA: y transcriptora con experiencia ya //</text:p>
      <text:p text:style-name="P1">*19CAR: sí //</text:p>
      <text:p text:style-name="P1">si es que ... puff //</text:p>
      <text:p text:style-name="P1">after: CHA: es un rollito / pero bueno //</text:p>
      <text:p text:style-name="P1">before: CHA: y transcriptora con experiencia ya //</text:p>
      <text:p text:style-name="P1">CAR: sí //</text:p>
      <text:p text:style-name="P1">*19si es que ... puff //</text:p>
      <text:p text:style-name="P1">after: CHA: es un rollito / pero bueno //</text:p>
      <text:p text:style-name="P1">before: CAR: pero se aprenden muchas cosas de cómo es el mundo / cómo el</text:p>
      <text:p text:style-name="P1">mundo / lo que dice la gente / verdad ? cómo hablamos [/] cómo +</text:p>
      <text:p text:style-name="P1">*22CHA: cómo hablamos de mal //</text:p>
      <text:p text:style-name="P1">after: CAR: verdad ?</text:p>
      <text:p text:style-name="P1">before: CHA: cómo hablamos de mal //</text:p>
      <text:p text:style-name="P1">*23CAR: verdad ?</text:p>
      <text:p text:style-name="P1">after: CHA: hay la gente que sorprendentemente habla muy bien / y yo me</text:p>
      <text:p text:style-name="P1">incluyo entre los que hablan mal eh // pero yo tuve que transcribir a mi</text:p>
      <text:p text:style-name="P1">amiga Enar / y creía que la mataba // o sea veía / y ... estábamos</text:p>
      <text:p text:style-name="P1">tomándonos una caña y / la quería matar //</text:p>
      <text:p text:style-name="P1"><text:soft-page-break/>before: CHA: hay la gente que sorprendentemente habla muy bien / y yo me</text:p>
      <text:p text:style-name="P1">incluyo entre los que hablan mal eh // pero yo tuve que transcribir a mi</text:p>
      <text:p text:style-name="P1">amiga Enar / y creía que la mataba // o sea veía / y ... estábamos</text:p>
      <text:p text:style-name="P1">tomándonos una caña y / la quería matar //</text:p>
      <text:p text:style-name="P1">*25CAR: es que luego además conoces a la gente +</text:p>
      <text:p text:style-name="P1">after: PIZ: con las muletillas //</text:p>
      <text:p text:style-name="P1">before: CAR: es que luego además conoces a la gente +</text:p>
      <text:p text:style-name="P1">*26PIZ: con las muletillas //</text:p>
      <text:p text:style-name="P1">after: CHA: con el no no no no / o sea no / es que no / es que no / es que</text:p>
      <text:p text:style-name="P1">no / es que no / o sea nunca nunca nunca / a mí nunca / pero nunca / vamos</text:p>
      <text:p text:style-name="P1">a ver / o sea que nunca me han +</text:p>
      <text:p text:style-name="P1">before: CHA: con el no no no no / o sea no / es que no / es que no / es que</text:p>
      <text:p text:style-name="P1">no / es que no / o sea nunca nunca nunca / a mí nunca / pero nunca / vamos</text:p>
      <text:p text:style-name="P1">a ver / o sea que nunca me han +</text:p>
      <text:p text:style-name="P1">*28CAR: yyy //</text:p>
      <text:p text:style-name="P1">after: CHA: pero cómo // qué es esto ? o sea +</text:p>
      <text:p text:style-name="P1">before: CAR: yyy //</text:p>
      <text:p text:style-name="P1">*29CHA: pero cómo //</text:p>
      <text:p text:style-name="P1">qué es esto ? o sea +</text:p>
      <text:p text:style-name="P1">after: CAR: yyy //</text:p>
      <text:p text:style-name="P1">before: CAR: yyy //</text:p>
      <text:p text:style-name="P1">CHA: pero cómo //</text:p>
      <text:p text:style-name="P1">*29qué es esto ? o sea +</text:p>
      <text:p text:style-name="P1">after: CAR: yyy //</text:p>
      <text:p text:style-name="P1">before: CHA: pero cómo // qué es esto ? o sea +</text:p>
      <text:p text:style-name="P1">*30CAR: yyy //</text:p>
      <text:p text:style-name="P1">end of document.</text:p>
      <text:p text:style-name="P1">&lt;text id="conv_03_VIGILADA"&gt;</text:p>
      <text:p text:style-name="P1">beginning of document</text:p>
      <text:p text:style-name="P1">*0TTT: yyy //</text:p>
      <text:p text:style-name="P1">after: VIR: &lt; ya estuvo &amp;dido que [/] que además lo recuerdo porque / es</text:p>
      <text:p text:style-name="P1">que fue una de las primas &gt; con las que más contacto yo he mantenido / y</text:p>
      <text:p text:style-name="P1">ella por ejemplo / iba a la playa / y siempre iba alguien detrás</text:p>
      <text:p text:style-name="P1">vigilándola // VIR:/ estuvo durante mucho tiempo / VIR:/ que ella sentía /</text:p>
      <text:p text:style-name="P1">que [/] que cada vez que salía de su casa tenía alguien que estaba</text:p>
      <text:p text:style-name="P1">controlando donde iba / donde &lt; xxx &gt; +</text:p>
      <text:p text:style-name="P1">before: VIR: &lt; ya estuvo &amp;dido que [/] que además lo recuerdo porque / es</text:p>
      <text:p text:style-name="P1">que fue una de las primas &gt; con las que más contacto yo he mantenido / y</text:p>
      <text:p text:style-name="P1">ella por ejemplo / iba a la playa / y siempre iba alguien detrás</text:p>
      <text:p text:style-name="P1">vigilándola // VIR:/ estuvo durante mucho tiempo / VIR:/ que ella sentía /</text:p>
      <text:p text:style-name="P1">que [/] que cada vez que salía de su casa tenía alguien que estaba</text:p>
      <text:p text:style-name="P1">controlando donde iba / donde &lt; xxx &gt; +</text:p>
      <text:p text:style-name="P1">*2XYZ: xxx</text:p>
      <text:p text:style-name="P1">after: * VIR:/ estuvo durante mucho tiempo / VIR:/ que ella sentía / que</text:p>
      <text:p text:style-name="P1">[/] que cada vez que salía de su casa tenía alguien que estaba controlando</text:p>
      <text:p text:style-name="P1">donde iba / donde &lt; xxx &gt; +</text:p>
      <text:p text:style-name="P1">before: * VIR:/ estuvo durante mucho tiempo / VIR:/ que ella sentía / que</text:p>
      <text:p text:style-name="P1">[/] que cada vez que salía de su casa tenía alguien que estaba controlando</text:p>
      <text:p text:style-name="P1">donde iba / donde &lt; xxx &gt; +</text:p>
      <text:p text:style-name="P1">*4XYZ: qué horror //</text:p>
      <text:p text:style-name="P1">after: * VIR:/ que ella sentía / que [/] que cada vez que salía de su casa</text:p>
      <text:p text:style-name="P1">tenía alguien que estaba controlando donde iba / donde &lt; xxx &gt; +</text:p>
      <text:p text:style-name="P1">before: VIR: &lt; había una &gt; chica con ellas que se llamaba Inmaculada / que</text:p>
      <text:p text:style-name="P1"><text:soft-page-break/>también había xxx +</text:p>
      <text:p text:style-name="P1">*10VIR:/ &lt; que ella también estuvo &gt; //</text:p>
      <text:p text:style-name="P1">VIR:/ &lt; que ella también estuvo &gt; // ANG:/ &lt; y entonces / yo lo [/] lo</text:p>
      <text:p text:style-name="P1">recuerdo &gt; / ANG:/ &lt; cuando preguntaba y me decían / el último está fatal</text:p>
      <text:p text:style-name="P1">como veinte años / y yo no me podía ni imaginar &gt; ...</text:p>
      <text:p text:style-name="P1">after: ANG: &lt; sí / sí &gt; / &lt; exactamente / sí &gt; // PIZ:/ ella también</text:p>
      <text:p text:style-name="P1">estuvo / &lt; ella también estuvo xxx &gt; //</text:p>
      <text:p text:style-name="P1">before: * ANG:/ &lt; cuando preguntaba y me decían / el último está fatal como</text:p>
      <text:p text:style-name="P1">veinte años / y yo no me podía ni imaginar &gt; ...</text:p>
      <text:p text:style-name="P1">*17PIZ: &lt; Cielo estaba metida también &gt; //</text:p>
      <text:p text:style-name="P1">after: VIR: &lt; Inmaculada xxx fueron las que estuvieron &gt; // VIR:/ &lt; no /</text:p>
      <text:p text:style-name="P1">&amp;mm / ( Nuria no ) &gt; ANG:/ &lt; me contaban / yo preguntaba / le han caído</text:p>
      <text:p text:style-name="P1">como no sé cuánto &gt; / claro xxx / yo después ya perdí &lt; completamente la &gt;</text:p>
      <text:p text:style-name="P1">+</text:p>
      <text:p text:style-name="P1">before: PIZ: &lt; Cielo estaba metida también &gt; //</text:p>
      <text:p text:style-name="P1">*18VIR: &lt; Inmaculada xxx fueron las que estuvieron &gt; //</text:p>
      <text:p text:style-name="P1">VIR:/ &lt; no / &amp;mm / ( Nuria no ) &gt; ANG:/ &lt; me contaban / yo preguntaba / le</text:p>
      <text:p text:style-name="P1">han caído como no sé cuánto &gt; / claro xxx / yo después ya perdí &lt;</text:p>
      <text:p text:style-name="P1">completamente la &gt; +</text:p>
      <text:p text:style-name="P1">after: CAR: &lt; veinte años &gt; // PIZ:/ &lt; ( y Dolores Martínez ) &gt;</text:p>
      <text:p text:style-name="P1">before: VIR: &lt; Inmaculada xxx fueron las que estuvieron &gt; // VIR:/ &lt; no /</text:p>
      <text:p text:style-name="P1">&amp;mm / ( Nuria no ) &gt; ANG:/ &lt; me contaban / yo preguntaba / le han caído</text:p>
      <text:p text:style-name="P1">como no sé cuánto &gt; / claro xxx / yo después ya perdí &lt; completamente la &gt;</text:p>
      <text:p text:style-name="P1">+</text:p>
      <text:p text:style-name="P1">*19CAR: &lt; veinte años &gt; //</text:p>
      <text:p text:style-name="P1">PIZ:/ &lt; ( y Dolores Martínez ) &gt;</text:p>
      <text:p text:style-name="P1">after: * VIR:/ &lt; no / &amp;mm / ( Nuria no ) &gt; ANG:/ &lt; me contaban / yo</text:p>
      <text:p text:style-name="P1">preguntaba / le han caído como no sé cuánto &gt; / claro xxx / yo después ya</text:p>
      <text:p text:style-name="P1">perdí &lt; completamente la &gt; +</text:p>
      <text:p text:style-name="P1">before: VIR: &lt; Inmaculada xxx fueron las que estuvieron &gt; // VIR:/ &lt; no /</text:p>
      <text:p text:style-name="P1">&amp;mm / ( Nuria no ) &gt; ANG:/ &lt; me contaban / yo preguntaba / le han caído</text:p>
      <text:p text:style-name="P1">como no sé cuánto &gt; / claro xxx / yo después ya perdí &lt; completamente la &gt;</text:p>
      <text:p text:style-name="P1">+</text:p>
      <text:p text:style-name="P1">*19PIZ:/ &lt; ( y Dolores Martínez ) &gt;</text:p>
      <text:p text:style-name="P1">PIZ:/ &lt; ( y Dolores Martínez ) &gt;</text:p>
      <text:p text:style-name="P1">after: * VIR:/ &lt; no / &amp;mm / ( Nuria no ) &gt; ANG:/ &lt; me contaban / yo</text:p>
      <text:p text:style-name="P1">preguntaba / le han caído como no sé cuánto &gt; / claro xxx / yo después ya</text:p>
      <text:p text:style-name="P1">perdí &lt; completamente la &gt; +</text:p>
      <text:p text:style-name="P1">before: VIR: pero fue en época de la facultad ya / &amp;eh //</text:p>
      <text:p text:style-name="P1">*24CAR: &amp;mm //</text:p>
      <text:p text:style-name="P1">after: VIR: sí / por lo menos Nuria luego hemos hablado nosotros fue / ya</text:p>
      <text:p text:style-name="P1">en la facultad como en tercero o en cuarto de carrera / fue cuando entró en</text:p>
      <text:p text:style-name="P1">colisión con xxx +</text:p>
      <text:p text:style-name="P1">before: VIR: no / de Cielo no //</text:p>
      <text:p text:style-name="P1">*28ISA:/ y [/] y siempre me he quedado así con la ganas de saber qué ha</text:p>
      <text:p text:style-name="P1">sido de ella //</text:p>
      <text:p text:style-name="P1">ISA:/ y [/] y siempre me he quedado así con la ganas de saber qué ha sido</text:p>
      <text:p text:style-name="P1">de ella //</text:p>
      <text:p text:style-name="P1">after: CAR: &lt; pero fue en época de la facultad sí &gt; //</text:p>
      <text:p text:style-name="P1">before: PIZ: de quién ? ISA:/ &lt; de Cielo / yo sé que xxx &gt; ISA:/ &lt; la</text:p>
      <text:p text:style-name="P1">quería mucho / me parece que ( persona ) &gt; // ISA:/ y [/] y siempre me he</text:p>
      <text:p text:style-name="P1">quedado así con la ganas de saber qué ha sido de ella //</text:p>
      <text:p text:style-name="P1">*29CAR: &lt; pero fue en época de la facultad sí &gt; //</text:p>
      <text:p text:style-name="P1"><text:soft-page-break/>after: * ISA:/ &lt; de Cielo / yo sé que xxx &gt; ISA:/ &lt; la quería mucho / me</text:p>
      <text:p text:style-name="P1">parece que ( persona ) &gt; // ISA:/ y [/] y siempre me he quedado así con la</text:p>
      <text:p text:style-name="P1">ganas de saber qué ha sido de ella //</text:p>
      <text:p text:style-name="P1">before: * ISA:/ &lt; la quería mucho / me parece que ( persona ) &gt; // ISA:/ y</text:p>
      <text:p text:style-name="P1">[/] y siempre me he quedado así con la ganas de saber qué ha sido de</text:p>
      <text:p text:style-name="P1">ella //</text:p>
      <text:p text:style-name="P1">*33PIZ: &lt; era un encanto de chica sí &gt; //</text:p>
      <text:p text:style-name="P1">after: * ISA:/ y [/] y siempre me he quedado así con la ganas de saber qué</text:p>
      <text:p text:style-name="P1">ha sido de ella //</text:p>
      <text:p text:style-name="P1">before: * ISA:/ y [/] y siempre me he quedado así con la ganas de saber qué</text:p>
      <text:p text:style-name="P1">ha sido de ella //</text:p>
      <text:p text:style-name="P1">VIR: a mí la directora cada vez que me veía &amp;n me preguntaba más / y tu</text:p>
      <text:p text:style-name="P1">prima ? &amp;mm //</text:p>
      <text:p text:style-name="P1">*35me daba como ...</text:p>
      <text:p text:style-name="P1">after: CAR: el morbo //</text:p>
      <text:p text:style-name="P1">before: VIR: a mí la directora cada vez que me veía &amp;n me preguntaba más /</text:p>
      <text:p text:style-name="P1">y tu prima ? &amp;mm // me daba como ...</text:p>
      <text:p text:style-name="P1">*36CAR: el morbo //</text:p>
      <text:p text:style-name="P1">after: ANG: pero que duro / no? / para [/] para [//]</text:p>
      <text:p text:style-name="P1">before: ANG: pero que duro / no? / para [/] para [//]</text:p>
      <text:p text:style-name="P1">*38CAR: &lt; para los padres &gt; //</text:p>
      <text:p text:style-name="P1">ANG:/ en aquel momento / porque si no perteneces a la movida de izquierdas</text:p>
      <text:p text:style-name="P1">que vas y / &lt; sabes al menos dependiente &gt; +</text:p>
      <text:p text:style-name="P1">after: XYZ: &lt; para la familia bestial &gt; //</text:p>
      <text:p text:style-name="P1">before: CAR: &lt; para los padres &gt; // ANG:/ en aquel momento / porque si no</text:p>
      <text:p text:style-name="P1">perteneces a la movida de izquierdas que vas y / &lt; sabes al menos</text:p>
      <text:p text:style-name="P1">dependiente &gt; +</text:p>
      <text:p text:style-name="P1">*39XYZ: &lt; para la familia bestial &gt; //</text:p>
      <text:p text:style-name="P1">after: * ANG:/ en aquel momento / porque si no perteneces a la movida de</text:p>
      <text:p text:style-name="P1">izquierdas que vas y / &lt; sabes al menos dependiente &gt; +</text:p>
      <text:p text:style-name="P1">before: * ANG:/ en aquel momento / porque si no perteneces a la movida de</text:p>
      <text:p text:style-name="P1">izquierdas que vas y / &lt; sabes al menos dependiente &gt; +</text:p>
      <text:p text:style-name="P1">*41VIR: &lt; no no no para sus padres fue tremendo &gt; +</text:p>
      <text:p text:style-name="P1">end of document.</text:p>
      <text:p text:style-name="P1">&lt;text id="conv_03_UNA_CHIQUITA_JAPONESA"&gt;</text:p>
      <text:p text:style-name="P1">before: MAI: y este verano tuvimos en casa a una japonesa / una cría de</text:p>
      <text:p text:style-name="P1">veintiún años / vino a casa [///] había estado tres meses en Sevilla /</text:p>
      <text:p text:style-name="P1">estudiando español // nos aparece / fuimos a buscarla a la estación de [/]</text:p>
      <text:p text:style-name="P1">de autobuses / te aparece una japonesita así jovencísima con un maletón /</text:p>
      <text:p text:style-name="P1">con su ordenador portátil / con el que &amp;mm se comunicaba con su familia</text:p>
      <text:p text:style-name="P1">claro tal // dices pero esta chica / aquí / en España / primero a Sevilla /</text:p>
      <text:p text:style-name="P1">luego se viene a [/] a Madrid / a casa de un amigo / que le decía a Ramón /</text:p>
      <text:p text:style-name="P1">pues porque somos gente decente / pero es que puedes aterrizar &lt; en casa de</text:p>
      <text:p text:style-name="P1">un &gt; ...</text:p>
      <text:p text:style-name="P1">*1PIZ: &lt; yyy claro &gt; //</text:p>
      <text:p text:style-name="P1">MAI:/ se conocían de un foro en el que hay españoles que estudian japonés /</text:p>
      <text:p text:style-name="P1">y japoneses que estudian español / un foro de Internet / MAI:/ sabes ? y</text:p>
      <text:p text:style-name="P1">dices / y de pronto cogen la maleta / y se &lt; colocan en el otro lado del</text:p>
      <text:p text:style-name="P1">mundo &gt; / MAI:/ a casa de uno que se llama Ramón MAI:/ y que lo has</text:p>
      <text:p text:style-name="P1">conocido ... y yo / luego le bromeaba / porque después de casa / se marchó</text:p>
      <text:p text:style-name="P1">a Barcelona a casa de otro del foro / yo le decía de broma / &amp;eh / ha</text:p>
      <text:p text:style-name="P1">llegado ya a casa del violador del Ensanche ? MAI:/ porque es que dices /</text:p>
      <text:p text:style-name="P1">es que a mí me pone los pelos de punta / no? // MAI:/ los padres de esta</text:p>
      <text:p text:style-name="P1">chica se quedan tan contentos / en Japón //</text:p>
      <text:p text:style-name="P1">after: ANG: &lt; en cualquier &amp;sit &gt; //</text:p>
      <text:p text:style-name="P1">before: PIZ: &lt; yyy claro &gt; // MAI:/ se conocían de un foro en el que hay</text:p>
      <text:p text:style-name="P1">españoles que estudian japonés / y japoneses que estudian español / un foro</text:p>
      <text:p text:style-name="P1"><text:soft-page-break/>de Internet / MAI:/ sabes ? y dices / y de pronto cogen la maleta / y se &lt;</text:p>
      <text:p text:style-name="P1">colocan en el otro lado del mundo &gt; / MAI:/ a casa de uno que se llama</text:p>
      <text:p text:style-name="P1">Ramón MAI:/ y que lo has conocido ... y yo / luego le bromeaba / porque</text:p>
      <text:p text:style-name="P1">después de casa / se marchó a Barcelona a casa de otro del foro / yo le</text:p>
      <text:p text:style-name="P1">decía de broma / &amp;eh / ha llegado ya a casa del violador del Ensanche ?</text:p>
      <text:p text:style-name="P1">MAI:/ porque es que dices / es que a mí me pone los pelos de punta / no? //</text:p>
      <text:p text:style-name="P1">MAI:/ los padres de esta chica se quedan tan contentos / en Japón //</text:p>
      <text:p text:style-name="P1">*2ANG: &lt; en cualquier &amp;sit &gt; //</text:p>
      <text:p text:style-name="P1">after: * MAI:/ se conocían de un foro en el que hay españoles que estudian</text:p>
      <text:p text:style-name="P1">japonés / y japoneses que estudian español / un foro de Internet / MAI:/</text:p>
      <text:p text:style-name="P1">sabes ? y dices / y de pronto cogen la maleta / y se &lt; colocan en el otro</text:p>
      <text:p text:style-name="P1">lado del mundo &gt; / MAI:/ a casa de uno que se llama Ramón MAI:/ y que lo</text:p>
      <text:p text:style-name="P1">has conocido ... y yo / luego le bromeaba / porque después de casa / se</text:p>
      <text:p text:style-name="P1">marchó a Barcelona a casa de otro del foro / yo le decía de broma / &amp;eh /</text:p>
      <text:p text:style-name="P1">ha llegado ya a casa del violador del Ensanche ? MAI:/ porque es que</text:p>
      <text:p text:style-name="P1">dices / es que a mí me pone los pelos de punta / no? // MAI:/ los padres de</text:p>
      <text:p text:style-name="P1">esta chica se quedan tan contentos / en Japón //</text:p>
      <text:p text:style-name="P1">before: * MAI:/ se conocían de un foro en el que hay españoles que estudian</text:p>
      <text:p text:style-name="P1">japonés / y japoneses que estudian español / un foro de Internet / MAI:/</text:p>
      <text:p text:style-name="P1">sabes ? y dices / y de pronto cogen la maleta / y se &lt; colocan en el otro</text:p>
      <text:p text:style-name="P1">lado del mundo &gt; / MAI:/ a casa de uno que se llama Ramón MAI:/ y que lo</text:p>
      <text:p text:style-name="P1">has conocido ... y yo / luego le bromeaba / porque después de casa / se</text:p>
      <text:p text:style-name="P1">marchó a Barcelona a casa de otro del foro / yo le decía de broma / &amp;eh /</text:p>
      <text:p text:style-name="P1">ha llegado ya a casa del violador del Ensanche ? MAI:/ porque es que</text:p>
      <text:p text:style-name="P1">dices / es que a mí me pone los pelos de punta / no? // MAI:/ los padres de</text:p>
      <text:p text:style-name="P1">esta chica se quedan tan contentos / en Japón //</text:p>
      <text:p text:style-name="P1">*4PIZ: ya //</text:p>
      <text:p text:style-name="P1">after: * MAI:/ sabes ? y dices / y de pronto cogen la maleta / y se &lt;</text:p>
      <text:p text:style-name="P1">colocan en el otro lado del mundo &gt; / MAI:/ a casa de uno que se llama</text:p>
      <text:p text:style-name="P1">Ramón MAI:/ y que lo has conocido ... y yo / luego le bromeaba / porque</text:p>
      <text:p text:style-name="P1">después de casa / se marchó a Barcelona a casa de otro del foro / yo le</text:p>
      <text:p text:style-name="P1">decía de broma / &amp;eh / ha llegado ya a casa del violador del Ensanche ?</text:p>
      <text:p text:style-name="P1">MAI:/ porque es que dices / es que a mí me pone los pelos de punta / no? //</text:p>
      <text:p text:style-name="P1">MAI:/ los padres de esta chica se quedan tan contentos / en Japón //</text:p>
      <text:p text:style-name="P1">before: * MAI:/ sabes ? y dices / y de pronto cogen la maleta / y se &lt;</text:p>
      <text:p text:style-name="P1">colocan en el otro lado del mundo &gt; / MAI:/ a casa de uno que se llama</text:p>
      <text:p text:style-name="P1">Ramón MAI:/ y que lo has conocido ... y yo / luego le bromeaba / porque</text:p>
      <text:p text:style-name="P1">después de casa / se marchó a Barcelona a casa de otro del foro / yo le</text:p>
      <text:p text:style-name="P1">decía de broma / &amp;eh / ha llegado ya a casa del violador del Ensanche ?</text:p>
      <text:p text:style-name="P1">MAI:/ porque es que dices / es que a mí me pone los pelos de punta / no? //</text:p>
      <text:p text:style-name="P1">MAI:/ los padres de esta chica se quedan tan contentos / en Japón //</text:p>
      <text:p text:style-name="P1">*6PIZ: &lt; del Japón &gt; ...</text:p>
      <text:p text:style-name="P1">after: * MAI:/ a casa de uno que se llama Ramón MAI:/ y que lo has</text:p>
      <text:p text:style-name="P1">conocido ... y yo / luego le bromeaba / porque después de casa / se marchó</text:p>
      <text:p text:style-name="P1">a Barcelona a casa de otro del foro / yo le decía de broma / &amp;eh / ha</text:p>
      <text:p text:style-name="P1">llegado ya a casa del violador del Ensanche ? MAI:/ porque es que dices /</text:p>
      <text:p text:style-name="P1">es que a mí me pone los pelos de punta / no? // MAI:/ los padres de esta</text:p>
      <text:p text:style-name="P1">chica se quedan tan contentos / en Japón //</text:p>
      <text:p text:style-name="P1">before: * MAI:/ a casa de uno que se llama Ramón MAI:/ y que lo has</text:p>
      <text:p text:style-name="P1"><text:soft-page-break/>conocido ... y yo / luego le bromeaba / porque después de casa / se marchó</text:p>
      <text:p text:style-name="P1">a Barcelona a casa de otro del foro / yo le decía de broma / &amp;eh / ha</text:p>
      <text:p text:style-name="P1">llegado ya a casa del violador del Ensanche ? MAI:/ porque es que dices /</text:p>
      <text:p text:style-name="P1">es que a mí me pone los pelos de punta / no? // MAI:/ los padres de esta</text:p>
      <text:p text:style-name="P1">chica se quedan tan contentos / en Japón //</text:p>
      <text:p text:style-name="P1">*8TTT: yyy //</text:p>
      <text:p text:style-name="P1">after: * MAI:/ y que lo has conocido ... y yo / luego le bromeaba / porque</text:p>
      <text:p text:style-name="P1">después de casa / se marchó a Barcelona a casa de otro del foro / yo le</text:p>
      <text:p text:style-name="P1">decía de broma / &amp;eh / ha llegado ya a casa del violador del Ensanche ?</text:p>
      <text:p text:style-name="P1">MAI:/ porque es que dices / es que a mí me pone los pelos de punta / no? //</text:p>
      <text:p text:style-name="P1">MAI:/ los padres de esta chica se quedan tan contentos / en Japón //</text:p>
      <text:p text:style-name="P1">before: * MAI:/ y que lo has conocido ... y yo / luego le bromeaba / porque</text:p>
      <text:p text:style-name="P1">después de casa / se marchó a Barcelona a casa de otro del foro / yo le</text:p>
      <text:p text:style-name="P1">decía de broma / &amp;eh / ha llegado ya a casa del violador del Ensanche ?</text:p>
      <text:p text:style-name="P1">MAI:/ porque es que dices / es que a mí me pone los pelos de punta / no? //</text:p>
      <text:p text:style-name="P1">MAI:/ los padres de esta chica se quedan tan contentos / en Japón //</text:p>
      <text:p text:style-name="P1">*10CAR: yyy //</text:p>
      <text:p text:style-name="P1">after: * MAI:/ porque es que dices / es que a mí me pone los pelos de</text:p>
      <text:p text:style-name="P1">punta / no? // MAI:/ los padres de esta chica se quedan tan contentos / en</text:p>
      <text:p text:style-name="P1">Japón //</text:p>
      <text:p text:style-name="P1">before: * MAI:/ porque es que dices / es que a mí me pone los pelos de</text:p>
      <text:p text:style-name="P1">punta / no? // MAI:/ los padres de esta chica se quedan tan contentos / en</text:p>
      <text:p text:style-name="P1">Japón //</text:p>
      <text:p text:style-name="P1">*12ANG: sí //</text:p>
      <text:p text:style-name="P1">after: * MAI:/ los padres de esta chica se quedan tan contentos / en</text:p>
      <text:p text:style-name="P1">Japón //</text:p>
      <text:p text:style-name="P1">before: ANG: bueno no / tan contentos no / es que veintiún años ya / si no</text:p>
      <text:p text:style-name="P1">están contentos ... &lt; va a ser peor &gt; //</text:p>
      <text:p text:style-name="P1">*15TTT: yyy //</text:p>
      <text:p text:style-name="P1">MAI:/ &lt; y la niña / dando tumbos &gt; ... había estado / en otros viajes en</text:p>
      <text:p text:style-name="P1">Australia / en el norte de Marruecos / en París / en no sé qué / dices /</text:p>
      <text:p text:style-name="P1">realmente es que para estos el mundo es todo // o sea su [/] su ámbito es</text:p>
      <text:p text:style-name="P1">todo // agarran la maleta se suben en un avión y &lt; ¡hala! / por todas</text:p>
      <text:p text:style-name="P1">partes &gt; //</text:p>
      <text:p text:style-name="P1">after: PIZ: &lt; les va a dar igual no? &gt; //</text:p>
      <text:p text:style-name="P1">before: ANG: bueno no / tan contentos no / es que veintiún años ya / si no</text:p>
      <text:p text:style-name="P1">están contentos ... &lt; va a ser peor &gt; //</text:p>
      <text:p text:style-name="P1">TTT: yyy // MAI:/ &lt; y la niña / dando tumbos &gt; ... había estado / en otros</text:p>
      <text:p text:style-name="P1">viajes en Australia / en el norte de Marruecos / en París / en no sé qué /</text:p>
      <text:p text:style-name="P1">dices / realmente es que para estos el mundo es todo //</text:p>
      <text:p text:style-name="P1">*15o sea su [/] su ámbito es todo //</text:p>
      <text:p text:style-name="P1">agarran la maleta se suben en un avión y &lt; ¡hala! / por todas partes &gt; //</text:p>
      <text:p text:style-name="P1">after: PIZ: &lt; les va a dar igual no? &gt; //</text:p>
      <text:p text:style-name="P1">before: TTT: yyy // MAI:/ &lt; y la niña / dando tumbos &gt; ... había estado /</text:p>
      <text:p text:style-name="P1">en otros viajes en Australia / en el norte de Marruecos / en París / en no</text:p>
      <text:p text:style-name="P1">sé qué / dices / realmente es que para estos el mundo es todo // o sea su</text:p>
      <text:p text:style-name="P1">[/] su ámbito es todo // agarran la maleta se suben en un avión y &lt;</text:p>
      <text:p text:style-name="P1">¡hala! / por todas partes &gt; //</text:p>
      <text:p text:style-name="P1">*16PIZ: &lt; les va a dar igual no? &gt; //</text:p>
      <text:p text:style-name="P1">after: * MAI:/ &lt; y la niña / dando tumbos &gt; ... había estado / en otros</text:p>
      <text:p text:style-name="P1">viajes en Australia / en el norte de Marruecos / en París / en no sé qué /</text:p>
      <text:p text:style-name="P1">dices / realmente es que para estos el mundo es todo // o sea su [/] su</text:p>
      <text:p text:style-name="P1">ámbito es todo // agarran la maleta se suben en un avión y &lt; ¡hala! / por</text:p>
      <text:p text:style-name="P1"><text:soft-page-break/>todas partes &gt; //</text:p>
      <text:p text:style-name="P1">before: * MAI:/ &lt; y la niña / dando tumbos &gt; ... había estado / en otros</text:p>
      <text:p text:style-name="P1">viajes en Australia / en el norte de Marruecos / en París / en no sé qué /</text:p>
      <text:p text:style-name="P1">dices / realmente es que para estos el mundo es todo // o sea su [/] su</text:p>
      <text:p text:style-name="P1">ámbito es todo // agarran la maleta se suben en un avión y &lt; ¡hala! / por</text:p>
      <text:p text:style-name="P1">todas partes &gt; //</text:p>
      <text:p text:style-name="P1">*18ANG: &lt; se largan &gt; //</text:p>
      <text:p text:style-name="P1">after: XYZ: xxx</text:p>
      <text:p text:style-name="P1">before: ANG: &lt; se largan &gt; //</text:p>
      <text:p text:style-name="P1">*19XYZ: xxx</text:p>
      <text:p text:style-name="P1">end of document.</text:p>
      <text:p text:style-name="P1">&lt;text id="conv_04_ANARIZADO"&gt;</text:p>
      <text:p text:style-name="P1">beginning of document</text:p>
      <text:p text:style-name="P1">*0LUC: yyy &lt; es que xxx &gt;</text:p>
      <text:p text:style-name="P1">after: LAU: &lt; todos tienen &gt; nariz / por ahora / no hay ninguno anarizado</text:p>
      <text:p text:style-name="P1">anarizado //</text:p>
      <text:p text:style-name="P1">before: LAU: &lt; todos tienen &gt; nariz / por ahora / no hay ninguno anarizado</text:p>
      <text:p text:style-name="P1">anarizado //</text:p>
      <text:p text:style-name="P1">*2CAR: ese [//] esa anda mal de brazos //</text:p>
      <text:p text:style-name="P1">after: LAU: quién ?</text:p>
      <text:p text:style-name="P1">before: CAR: ese [//] esa anda mal de brazos //</text:p>
      <text:p text:style-name="P1">*3LAU: quién ?</text:p>
      <text:p text:style-name="P1">after: CAR: esa //</text:p>
      <text:p text:style-name="P1">before: LAU: quién ?</text:p>
      <text:p text:style-name="P1">*4CAR: esa //</text:p>
      <text:p text:style-name="P1">after: LAU: esta ? ya // es Lucía / anda mal de brazos //</text:p>
      <text:p text:style-name="P1">before: CAR: esa //</text:p>
      <text:p text:style-name="P1">*5LAU: esta ? ya //</text:p>
      <text:p text:style-name="P1">es Lucía / anda mal de brazos //</text:p>
      <text:p text:style-name="P1">after: CAR: porque lo habéis [//] los habéis cortado ?</text:p>
      <text:p text:style-name="P1">before: LAU: esta ? ya // es Lucía / anda mal de brazos //</text:p>
      <text:p text:style-name="P1">*6CAR: porque lo habéis [//] los habéis cortado ?</text:p>
      <text:p text:style-name="P1">after: LAU: no / pero es que no hay más //</text:p>
      <text:p text:style-name="P1">before: LUC: yo estoy muy guapa / y tú no //</text:p>
      <text:p text:style-name="P1">*9CAR: &amp;mm es bonita esa //</text:p>
      <text:p text:style-name="P1">after: LAU: esa se parece a Valeria / de pequeña //</text:p>
      <text:p text:style-name="P1">before: LAU: esa se parece a Valeria / de pequeña //</text:p>
      <text:p text:style-name="P1">*11LUC: mentira //</text:p>
      <text:p text:style-name="P1">after: LAU: &lt; a quién se parece &gt; ?</text:p>
      <text:p text:style-name="P1">before: LUC: mentira //</text:p>
      <text:p text:style-name="P1">*12LAU: &lt; a quién se parece &gt; ?</text:p>
      <text:p text:style-name="P1">after: LUC: &lt; xxx &gt; / yo me hago a mí misma // hhh</text:p>
      <text:p text:style-name="P1">before: LAU: &lt; a quién se parece &gt; ?</text:p>
      <text:p text:style-name="P1">LUC: &lt; xxx &gt; / yo me hago a mí misma //</text:p>
      <text:p text:style-name="P1">*13hhh</text:p>
      <text:p text:style-name="P1">after: LAU: ¡uy! / pues esta parece que eres tú // ¡uh! ya sé //</text:p>
      <text:p text:style-name="P1">before: LUC: &lt; xxx &gt; / yo me hago a mí misma // hhh</text:p>
      <text:p text:style-name="P1">LAU: ¡uy! / pues esta parece que eres tú //</text:p>
      <text:p text:style-name="P1">*14¡uh! ya sé //</text:p>
      <text:p text:style-name="P1">after: LUC: &lt; no &gt; //</text:p>
      <text:p text:style-name="P1">before: LAU: ¡uy! / pues esta parece que eres tú // ¡uh! ya sé //</text:p>
      <text:p text:style-name="P1">*15LUC: &lt; no &gt; //</text:p>
      <text:p text:style-name="P1">after: LAU: &lt; no &gt; está mal de brazos //</text:p>
      <text:p text:style-name="P1"><text:soft-page-break/>before: LUC: &lt; no &gt; //</text:p>
      <text:p text:style-name="P1">*16LAU: &lt; no &gt; está mal de brazos //</text:p>
      <text:p text:style-name="P1">after: CAR: por eso / eso decía yo //</text:p>
      <text:p text:style-name="P1">before: CAR: por eso / eso decía yo //</text:p>
      <text:p text:style-name="P1">*18LAU: pero ya ... LAU:/ &lt; es muy &gt; cortita //</text:p>
      <text:p text:style-name="P1">after: CAR: &lt; ha quedado muy bien &gt; //</text:p>
      <text:p text:style-name="P1">before: LAU: pero ya ... LAU:/ &lt; es muy &gt; cortita //</text:p>
      <text:p text:style-name="P1">*19CAR: &lt; ha quedado muy bien &gt; //</text:p>
      <text:p text:style-name="P1">after: * LAU:/ &lt; es muy &gt; cortita //</text:p>
      <text:p text:style-name="P1">before: * LAU:/ &lt; es muy &gt; cortita //</text:p>
      <text:p text:style-name="P1">*21CAR: bueno //</text:p>
      <text:p text:style-name="P1">after: LUC: no no xxx mamá //</text:p>
      <text:p text:style-name="P1">before: CAR: bueno //</text:p>
      <text:p text:style-name="P1">*22LUC: no no xxx mamá //</text:p>
      <text:p text:style-name="P1">after: LAU: toma xxx // córtate // córtate //</text:p>
      <text:p text:style-name="P1">before: LUC: no no xxx mamá //</text:p>
      <text:p text:style-name="P1">*23LAU: toma xxx //</text:p>
      <text:p text:style-name="P1">córtate // córtate //</text:p>
      <text:p text:style-name="P1">end of document.</text:p>
      <text:p text:style-name="P1">before: LUC: no no xxx mamá //</text:p>
      <text:p text:style-name="P1">LAU: toma xxx //</text:p>
      <text:p text:style-name="P1">*23córtate //</text:p>
      <text:p text:style-name="P1">córtate //</text:p>
      <text:p text:style-name="P1">end of document.</text:p>
      <text:p text:style-name="P1">before: LUC: no no xxx mamá //</text:p>
      <text:p text:style-name="P1">LAU: toma xxx //</text:p>
      <text:p text:style-name="P1">*23córtate //</text:p>
      <text:p text:style-name="P1">end of document.</text:p>
      <text:p text:style-name="P1">&lt;text id="conv_04_COME_CON_LA_BOCA_CERRADA"&gt;</text:p>
      <text:p text:style-name="P1">beginning of document</text:p>
      <text:p text:style-name="P1">CAR: bueno / cómo está quedando ? cada vez más bonito //</text:p>
      <text:p text:style-name="P1">*0pero se han &amp;emp yyy ah bueno ya ese no tiene solución //</text:p>
      <text:p text:style-name="P1">after: LAU: qué ?</text:p>
      <text:p text:style-name="P1">before: CAR: bueno / cómo está quedando ? cada vez más bonito // pero se</text:p>
      <text:p text:style-name="P1">han &amp;emp yyy ah bueno ya ese no tiene solución //</text:p>
      <text:p text:style-name="P1">*1LAU: qué ?</text:p>
      <text:p text:style-name="P1">after: CAR: no tiene solución ese / porque se ha puesto demasiado ...</text:p>
      <text:p text:style-name="P1">before: CAR: no tiene solución ese / porque se ha puesto demasiado ...</text:p>
      <text:p text:style-name="P1">*3LUC: cuál ?</text:p>
      <text:p text:style-name="P1">after: CAR: el pegamento / el que queda [//] quedaba mucho pegamento //</text:p>
      <text:p text:style-name="P1">before: CAR: el pegamento / el que queda [//] quedaba mucho pegamento //</text:p>
      <text:p text:style-name="P1">*5LUC: cuál ?</text:p>
      <text:p text:style-name="P1">after: LAU: mira sí / sí tiene solución // hhh</text:p>
      <text:p text:style-name="P1">before: LUC: cuál ?</text:p>
      <text:p text:style-name="P1">LAU: mira sí / sí tiene solución //</text:p>
      <text:p text:style-name="P1">*6hhh</text:p>
      <text:p text:style-name="P1">after: CAR: no // no no / eso no sale // eso puedes estar segura de que no</text:p>
      <text:p text:style-name="P1">sale // yo decía / esa [///] no / ahí hay que poner un papel blanco //</text:p>
      <text:p text:style-name="P1">before: LAU: mira sí / sí tiene solución // hhh</text:p>
      <text:p text:style-name="P1">*7CAR: no //</text:p>
      <text:p text:style-name="P1">no no / eso no sale // eso puedes estar segura de que no sale // yo decía /</text:p>
      <text:p text:style-name="P1">esa [///] no / ahí hay que poner un papel blanco //</text:p>
      <text:p text:style-name="P1">after: LAU: esto //</text:p>
      <text:p text:style-name="P1"><text:soft-page-break/>before: LAU: mira sí / sí tiene solución // hhh</text:p>
      <text:p text:style-name="P1">CAR: no // no no / eso no sale //</text:p>
      <text:p text:style-name="P1">*7eso puedes estar segura de que no sale //</text:p>
      <text:p text:style-name="P1">yo decía / esa [///] no / ahí hay que poner un papel blanco //</text:p>
      <text:p text:style-name="P1">after: LAU: esto //</text:p>
      <text:p text:style-name="P1">before: CAR: no // no no / eso no sale // eso puedes estar segura de que no</text:p>
      <text:p text:style-name="P1">sale // yo decía / esa [///] no / ahí hay que poner un papel blanco //</text:p>
      <text:p text:style-name="P1">*8LAU: esto //</text:p>
      <text:p text:style-name="P1">after: CAR: pero eso / alrededor de esta / que quién es ? Lucía // pues a</text:p>
      <text:p text:style-name="P1">Lucía la ponemos en otro sitio &lt; y ahí [///] no &gt; +</text:p>
      <text:p text:style-name="P1">before: LAU: esto //</text:p>
      <text:p text:style-name="P1">CAR: pero eso / alrededor de esta / que quién es ? Lucía //</text:p>
      <text:p text:style-name="P1">*9pues a Lucía la ponemos en otro sitio &lt; y ahí [///] no &gt; +</text:p>
      <text:p text:style-name="P1">after: LUC: &lt; no &gt; / que esa no soy yo //</text:p>
      <text:p text:style-name="P1">before: LUC: &lt; no &gt; / que esa no soy yo //</text:p>
      <text:p text:style-name="P1">*11CAR: ese quién es ? yo ?</text:p>
      <text:p text:style-name="P1">after: LUC: no //</text:p>
      <text:p text:style-name="P1">before: CAR: ese quién es ? yo ?</text:p>
      <text:p text:style-name="P1">*12LUC: no //</text:p>
      <text:p text:style-name="P1">after: LAU: Carmen //</text:p>
      <text:p text:style-name="P1">before: LUC: no //</text:p>
      <text:p text:style-name="P1">*13LAU: Carmen //</text:p>
      <text:p text:style-name="P1">after: LUC: es esta //</text:p>
      <text:p text:style-name="P1">before: LAU: Carmen //</text:p>
      <text:p text:style-name="P1">*14LUC: es esta //</text:p>
      <text:p text:style-name="P1">after: CAR: esa es Carmen //</text:p>
      <text:p text:style-name="P1">before: LUC: es esta //</text:p>
      <text:p text:style-name="P1">*15CAR: esa es Carmen //</text:p>
      <text:p text:style-name="P1">after: LUC: esa es Carmen mi cuidadora //</text:p>
      <text:p text:style-name="P1">before: CAR: esa es Carmen //</text:p>
      <text:p text:style-name="P1">*16LUC: esa es Carmen mi cuidadora //</text:p>
      <text:p text:style-name="P1">after: LAU: yo la voy a dibujar a Lucía //</text:p>
      <text:p text:style-name="P1">before: LUC: esa es Carmen mi cuidadora //</text:p>
      <text:p text:style-name="P1">*17LAU: yo la voy a dibujar a Lucía //</text:p>
      <text:p text:style-name="P1">after: CAR: oye me traéis algo / una cosita para ponerme por &amp;s la</text:p>
      <text:p text:style-name="P1">espalda ? CAR:/ mi jersey incluso // &lt; lo pongo &gt; ...</text:p>
      <text:p text:style-name="P1">before: LAU: yo la voy a dibujar a Lucía //</text:p>
      <text:p text:style-name="P1">CAR: oye me traéis algo / una cosita para ponerme por &amp;s la espalda ? CAR:/</text:p>
      <text:p text:style-name="P1">mi jersey incluso //</text:p>
      <text:p text:style-name="P1">*18&lt; lo pongo &gt; ...</text:p>
      <text:p text:style-name="P1">after: LUC: no //</text:p>
      <text:p text:style-name="P1">before: CAR: oye me traéis algo / una cosita para ponerme por &amp;s la</text:p>
      <text:p text:style-name="P1">espalda ? CAR:/ mi jersey incluso // &lt; lo pongo &gt; ...</text:p>
      <text:p text:style-name="P1">*19LUC: no //</text:p>
      <text:p text:style-name="P1">after: * CAR:/ mi jersey incluso // &lt; lo pongo &gt; ...</text:p>
      <text:p text:style-name="P1">before: LUC: &lt; no / te voy a traer &gt; una manta muy LUC:/ agustita //</text:p>
      <text:p text:style-name="P1">*22CAR: &amp;mm //</text:p>
      <text:p text:style-name="P1">after: * LUC:/ agustita //</text:p>
      <text:p text:style-name="P1">before: * LUC:/ agustita //</text:p>
      <text:p text:style-name="P1">*24CAR: muy ? agustita ?</text:p>
      <text:p text:style-name="P1">after: LUC: &amp;mm a ver que te la pongo yo / como yo estoy a gusto a veces //</text:p>
      <text:p text:style-name="P1">before: LUC: &amp;mm a ver que te la pongo yo / como yo estoy a gusto a</text:p>
      <text:p text:style-name="P1">veces //</text:p>
      <text:p text:style-name="P1"><text:soft-page-break/>*26CAR: a ver //</text:p>
      <text:p text:style-name="P1">una manta agustita // qué gusto //</text:p>
      <text:p text:style-name="P1">after: LUC: sí claro que / ella tiene que estar ...</text:p>
      <text:p text:style-name="P1">before: LUC: &amp;mm a ver que te la pongo yo / como yo estoy a gusto a</text:p>
      <text:p text:style-name="P1">veces //</text:p>
      <text:p text:style-name="P1">CAR: a ver //</text:p>
      <text:p text:style-name="P1">*26una manta agustita //</text:p>
      <text:p text:style-name="P1">qué gusto //</text:p>
      <text:p text:style-name="P1">after: LUC: sí claro que / ella tiene que estar ...</text:p>
      <text:p text:style-name="P1">before: LUC: &amp;mm a ver que te la pongo yo / como yo estoy a gusto a</text:p>
      <text:p text:style-name="P1">veces //</text:p>
      <text:p text:style-name="P1">CAR: a ver // una manta agustita //</text:p>
      <text:p text:style-name="P1">*26qué gusto //</text:p>
      <text:p text:style-name="P1">after: LUC: sí claro que / ella tiene que estar ...</text:p>
      <text:p text:style-name="P1">before: LUC: sí claro que / ella tiene que estar ...</text:p>
      <text:p text:style-name="P1">CAR: &amp;mm como si fuese un ... ¡ay! qué bien / tengo frío [//] tenía frío //</text:p>
      <text:p text:style-name="P1">*28muchas gracias hija //</text:p>
      <text:p text:style-name="P1">pues ya comiendo y con una mantita / es otra cosa verdad? //</text:p>
      <text:p text:style-name="P1">after: LUC: espera / te la voy a poner mejor //</text:p>
      <text:p text:style-name="P1">before: LUC: espera / te la voy a poner mejor //</text:p>
      <text:p text:style-name="P1">*30CAR: bonita //</text:p>
      <text:p text:style-name="P1">bonita // muchas gracias // # come con la boca cerrada tú / que se te ve lo</text:p>
      <text:p text:style-name="P1">que tienes dentro //</text:p>
      <text:p text:style-name="P1">after: LAU: está comiendo ?</text:p>
      <text:p text:style-name="P1">before: LUC: espera / te la voy a poner mejor //</text:p>
      <text:p text:style-name="P1">CAR: bonita //</text:p>
      <text:p text:style-name="P1">*30bonita //</text:p>
      <text:p text:style-name="P1">muchas gracias // # come con la boca cerrada tú / que se te ve lo que</text:p>
      <text:p text:style-name="P1">tienes dentro //</text:p>
      <text:p text:style-name="P1">after: LAU: está comiendo ?</text:p>
      <text:p text:style-name="P1">before: LUC: espera / te la voy a poner mejor //</text:p>
      <text:p text:style-name="P1">CAR: bonita // bonita //</text:p>
      <text:p text:style-name="P1">*30muchas gracias //</text:p>
      <text:p text:style-name="P1"># come con la boca cerrada tú / que se te ve lo que tienes dentro //</text:p>
      <text:p text:style-name="P1">after: LAU: está comiendo ?</text:p>
      <text:p text:style-name="P1">before: CAR: bonita // bonita // muchas gracias // # come con la boca</text:p>
      <text:p text:style-name="P1">cerrada tú / que se te ve lo que tienes dentro //</text:p>
      <text:p text:style-name="P1">*31LAU: está comiendo ?</text:p>
      <text:p text:style-name="P1">after: LUC: sí //</text:p>
      <text:p text:style-name="P1">before: LAU: está comiendo ?</text:p>
      <text:p text:style-name="P1">*32LUC: sí //</text:p>
      <text:p text:style-name="P1">after: CAR: sí // me ha [/] me ha birlado / una galleta // bueno</text:p>
      <text:p text:style-name="P1">galleta ...</text:p>
      <text:p text:style-name="P1">before: LUC: sí //</text:p>
      <text:p text:style-name="P1">*33CAR: sí //</text:p>
      <text:p text:style-name="P1">me ha [/] me ha birlado / una galleta // bueno galleta ...</text:p>
      <text:p text:style-name="P1">after: LUC: un pan //</text:p>
      <text:p text:style-name="P1">before: LUC: sí //</text:p>
      <text:p text:style-name="P1">CAR: sí // me ha [/] me ha birlado / una galleta //</text:p>
      <text:p text:style-name="P1">*33bueno galleta ...</text:p>
      <text:p text:style-name="P1">after: LUC: un pan //</text:p>
      <text:p text:style-name="P1">before: CAR: sí // me ha [/] me ha birlado / una galleta // bueno</text:p>
      <text:p text:style-name="P1">galleta ...</text:p>
      <text:p text:style-name="P1"><text:soft-page-break/>*34LUC: un pan //</text:p>
      <text:p text:style-name="P1">after: LAU: un panecillo //</text:p>
      <text:p text:style-name="P1">before: LUC: un pan //</text:p>
      <text:p text:style-name="P1">*35LAU: un panecillo //</text:p>
      <text:p text:style-name="P3"><text:span text:style-name="T2">after: CAR: llamémoslo pan / un pan seco 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8:43:51</meta:creation-date>
    <meta:document-statistic meta:table-count="0" meta:image-count="0" meta:object-count="0" meta:page-count="156" meta:paragraph-count="8213" meta:word-count="87021" meta:character-count="396653"/>
    <dc:date>2016-05-30T18:46:06</dc:date>
    <meta:editing-duration>PT2M16S</meta:editing-duration>
    <meta:editing-cycles>1</meta:editing-cycles>
    <meta:generator>OpenOffice.org/3.4$Unix OpenOffice.org_project/340m1$Build-9590</meta:generator>
  </office:meta>
</office:document-meta>
</file>